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1_20__28_Leyenda_29_">
      <style:text-properties fo:language="es" fo:country="PY" officeooo:paragraph-rsid="00cc40c9"/>
    </style:style>
    <style:style style:name="P8" style:family="paragraph" style:parent-style-name="_34_._20_Contenido_20_">
      <style:text-properties fo:language="es" fo:country="PY" officeooo:paragraph-rsid="00cc40c9"/>
    </style:style>
    <style:style style:name="P9" style:family="paragraph" style:parent-style-name="_36_._20_Tabla_20_Titulo_20_2_20__28_Fuente_29_">
      <style:text-properties fo:language="es" fo:country="PY" officeooo:paragraph-rsid="00cb0f28"/>
    </style:style>
    <style:style style:name="P10" style:family="paragraph" style:parent-style-name="_36_._20_Tabla_20_Titulo_20_1_20__28_Leyenda_29_">
      <style:text-properties fo:language="es" fo:country="PY" officeooo:paragraph-rsid="00cb0f28"/>
    </style:style>
    <style:style style:name="P11" style:family="paragraph" style:parent-style-name="_36_._20_Tabla_20_Contenido_20_3">
      <style:text-properties fo:language="es" fo:country="PY" officeooo:paragraph-rsid="00cb0f28"/>
    </style:style>
    <style:style style:name="P12" style:family="paragraph" style:parent-style-name="_36_._20_Tabla_20_Contenido_20_2">
      <style:text-properties fo:language="es" fo:country="PY" officeooo:paragraph-rsid="00cb0f28"/>
    </style:style>
    <style:style style:name="P13" style:family="paragraph" style:parent-style-name="_36_._20_Tabla_20_Contenido_20_1_20__28_Encabezado_29_">
      <style:text-properties fo:language="es" fo:country="PY" officeooo:paragraph-rsid="00cb0f28"/>
    </style:style>
    <style:style style:name="P14" style:family="paragraph" style:parent-style-name="_36_._20_Tabla_20_Titulo_20_1_20__28_Leyenda_29_">
      <style:text-properties fo:language="es" fo:country="PY" officeooo:paragraph-rsid="0216e46c"/>
    </style:style>
    <style:style style:name="P15" style:family="paragraph" style:parent-style-name="Standard">
      <style:text-properties fo:language="es" fo:country="PY" officeooo:paragraph-rsid="0216e46c"/>
    </style:style>
    <style:style style:name="P16" style:family="paragraph" style:parent-style-name="_34_._20_Contenido_20_">
      <style:text-properties fo:language="es" fo:country="PY"/>
    </style:style>
    <style:style style:name="P17" style:family="paragraph" style:parent-style-name="_34_._20_Contenido_20_">
      <style:text-properties fo:language="es" fo:country="PY" officeooo:paragraph-rsid="00b88346"/>
    </style:style>
    <style:style style:name="P18" style:family="paragraph" style:parent-style-name="_34_._20_Contenido_20_">
      <style:text-properties fo:language="es" fo:country="PY" officeooo:paragraph-rsid="00a821b3"/>
    </style:style>
    <style:style style:name="P19" style:family="paragraph" style:parent-style-name="_34_._20_Contenido_20_">
      <style:text-properties fo:language="es" fo:country="PY" officeooo:paragraph-rsid="008a0bb7"/>
    </style:style>
    <style:style style:name="P20" style:family="paragraph" style:parent-style-name="_34_._20_Contenido_20_">
      <style:text-properties fo:language="es" fo:country="PY" officeooo:paragraph-rsid="010e95bc"/>
    </style:style>
    <style:style style:name="P21" style:family="paragraph" style:parent-style-name="_34_._20_Contenido_20_">
      <style:text-properties fo:language="es" fo:country="PY" officeooo:rsid="00d42b8b" officeooo:paragraph-rsid="00d42b8b"/>
    </style:style>
    <style:style style:name="P22" style:family="paragraph" style:parent-style-name="_34_._20_Contenido_20_">
      <style:text-properties fo:language="es" fo:country="PY" officeooo:paragraph-rsid="00e52955"/>
    </style:style>
    <style:style style:name="P23" style:family="paragraph" style:parent-style-name="_34_._20_Contenido_20_">
      <style:text-properties fo:language="es" fo:country="PY" officeooo:paragraph-rsid="00948d63"/>
    </style:style>
    <style:style style:name="P24" style:family="paragraph" style:parent-style-name="_34_._20_Contenido_20_">
      <style:text-properties fo:language="es" fo:country="PY" officeooo:paragraph-rsid="00ec6596"/>
    </style:style>
    <style:style style:name="P25" style:family="paragraph" style:parent-style-name="_34_._20_Contenido_20_">
      <style:text-properties fo:language="es" fo:country="PY" officeooo:paragraph-rsid="0148f483"/>
    </style:style>
    <style:style style:name="P26" style:family="paragraph" style:parent-style-name="_34_._20_Contenido_20_Cita">
      <style:paragraph-properties fo:margin-left="0cm" fo:margin-right="0cm" fo:text-indent="0cm" style:auto-text-indent="false"/>
      <style:text-properties fo:language="es" fo:country="PY" officeooo:paragraph-rsid="0148f483"/>
    </style:style>
    <style:style style:name="P27" style:family="paragraph" style:parent-style-name="_34_._20_Contenido_20_Cita">
      <style:text-properties fo:language="es" fo:country="PY" officeooo:paragraph-rsid="0148f483"/>
    </style:style>
    <style:style style:name="P28" style:family="paragraph" style:parent-style-name="_34_._20_Contenido_20_">
      <style:text-properties fo:language="es" fo:country="PY" officeooo:paragraph-rsid="0148c802"/>
    </style:style>
    <style:style style:name="P29" style:family="paragraph" style:parent-style-name="_34_._20_Contenido_20_">
      <style:paragraph-properties fo:line-height="150%"/>
      <style:text-properties fo:language="es" fo:country="PY" officeooo:paragraph-rsid="0148c802"/>
    </style:style>
    <style:style style:name="P30" style:family="paragraph" style:parent-style-name="_34_._20_Contenido_20_">
      <style:paragraph-properties fo:line-height="150%"/>
      <style:text-properties fo:language="es" fo:country="PY" officeooo:paragraph-rsid="00be04b0"/>
    </style:style>
    <style:style style:name="P31" style:family="paragraph" style:parent-style-name="_34_._20_Contenido_20_">
      <style:paragraph-properties fo:line-height="150%"/>
      <style:text-properties fo:language="es" fo:country="PY" officeooo:paragraph-rsid="00c97edf"/>
    </style:style>
    <style:style style:name="P32" style:family="paragraph" style:parent-style-name="_34_._20_Contenido_20_">
      <style:paragraph-properties fo:line-height="150%"/>
      <style:text-properties fo:language="es" fo:country="PY" officeooo:paragraph-rsid="0222fb1f"/>
    </style:style>
    <style:style style:name="P33" style:family="paragraph" style:parent-style-name="_34_._20_Contenido_20_">
      <style:paragraph-properties fo:line-height="150%"/>
      <style:text-properties fo:language="es" fo:country="PY" officeooo:paragraph-rsid="0223cec1"/>
    </style:style>
    <style:style style:name="P34" style:family="paragraph" style:parent-style-name="_30_._20_Caratula_20_Titulo_20_7_20__28_Evaluación_29_">
      <style:paragraph-properties fo:line-height="150%"/>
      <style:text-properties fo:language="es" fo:country="PY"/>
    </style:style>
    <style:style style:name="P35"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36" style:family="paragraph" style:parent-style-name="_34_._20_Contenido_20_">
      <style:text-properties fo:language="es" fo:country="PY" officeooo:paragraph-rsid="0088f710"/>
    </style:style>
    <style:style style:name="P37" style:family="paragraph" style:parent-style-name="_34_._20_Contenido_20_">
      <style:text-properties fo:language="es" fo:country="PY" officeooo:paragraph-rsid="01150637"/>
    </style:style>
    <style:style style:name="P38" style:family="paragraph" style:parent-style-name="_34_._20_Contenido_20_">
      <style:text-properties fo:language="es" fo:country="PY" officeooo:paragraph-rsid="00ab92e7"/>
    </style:style>
    <style:style style:name="P39" style:family="paragraph" style:parent-style-name="_34_._20_Contenido_20_">
      <style:text-properties fo:language="es" fo:country="PY" officeooo:rsid="01298e77" officeooo:paragraph-rsid="01298e77"/>
    </style:style>
    <style:style style:name="P40" style:family="paragraph" style:parent-style-name="_34_._20_Contenido_20_">
      <style:text-properties fo:language="es" fo:country="PY" officeooo:paragraph-rsid="012b098c"/>
    </style:style>
    <style:style style:name="P41" style:family="paragraph" style:parent-style-name="_34_._20_Contenido_20_">
      <style:text-properties fo:language="es" fo:country="PY" officeooo:paragraph-rsid="0135fa93"/>
    </style:style>
    <style:style style:name="P42" style:family="paragraph" style:parent-style-name="_34_._20_Contenido_20_Cita">
      <style:text-properties fo:language="es" fo:country="PY" officeooo:paragraph-rsid="0135fa93"/>
    </style:style>
    <style:style style:name="P43" style:family="paragraph" style:parent-style-name="_34_._20_Contenido_20_">
      <style:text-properties fo:language="es" fo:country="PY" officeooo:paragraph-rsid="0137f031"/>
    </style:style>
    <style:style style:name="P44" style:family="paragraph" style:parent-style-name="_34_._20_Contenido_20_Cita">
      <style:text-properties fo:language="es" fo:country="PY" officeooo:paragraph-rsid="0137f031"/>
    </style:style>
    <style:style style:name="P45" style:family="paragraph" style:parent-style-name="_34_._20_Contenido_20_">
      <style:text-properties fo:language="es" fo:country="PY" officeooo:paragraph-rsid="013a4ab8"/>
    </style:style>
    <style:style style:name="P46" style:family="paragraph" style:parent-style-name="_34_._20_Contenido_20_">
      <style:text-properties fo:language="es" fo:country="PY" officeooo:paragraph-rsid="01095265"/>
    </style:style>
    <style:style style:name="P47" style:family="paragraph" style:parent-style-name="_34_._20_Contenido_20_">
      <style:text-properties fo:language="es" fo:country="PY" officeooo:paragraph-rsid="01fb0b7a"/>
    </style:style>
    <style:style style:name="P48" style:family="paragraph" style:parent-style-name="_34_._20_Contenido">
      <style:text-properties fo:language="es" fo:country="PY" officeooo:paragraph-rsid="01fb0b7a"/>
    </style:style>
    <style:style style:name="P49" style:family="paragraph" style:parent-style-name="_34_._20_Contenido_20_">
      <style:text-properties fo:language="es" fo:country="PY" officeooo:paragraph-rsid="02098a46"/>
    </style:style>
    <style:style style:name="P50" style:family="paragraph" style:parent-style-name="_36_._20_Tabla_20_Contenido_20_3">
      <style:paragraph-properties fo:text-align="center" style:justify-single-word="false"/>
      <style:text-properties fo:language="es" fo:country="PY" officeooo:rsid="00cc40c9" officeooo:paragraph-rsid="0213e533"/>
    </style:style>
    <style:style style:name="P51" style:family="paragraph" style:parent-style-name="_36_._20_Tabla_20_Contenido_20_2">
      <style:paragraph-properties fo:text-align="start" style:justify-single-word="false"/>
      <style:text-properties fo:language="es" fo:country="PY" officeooo:rsid="00cc40c9" officeooo:paragraph-rsid="0213e533"/>
    </style:style>
    <style:style style:name="P52"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53" style:family="paragraph" style:parent-style-name="_36_._20_Tabla_20_Contenido_20_3">
      <style:text-properties fo:language="es" fo:country="PY" officeooo:rsid="01a97f49" officeooo:paragraph-rsid="01a97f49"/>
    </style:style>
    <style:style style:name="P54" style:family="paragraph" style:parent-style-name="_36_._20_Tabla_20_Contenido_20_1_20__28_Encabezado_29_">
      <style:text-properties fo:language="es" fo:country="PY" officeooo:rsid="01a97f49" officeooo:paragraph-rsid="01a97f49"/>
    </style:style>
    <style:style style:name="P55" style:family="paragraph" style:parent-style-name="_36_._20_Tabla_20_Contenido_20_3">
      <style:paragraph-properties fo:text-align="center" style:justify-single-word="false"/>
      <style:text-properties fo:language="es" fo:country="PY" officeooo:paragraph-rsid="0216e46c"/>
    </style:style>
    <style:style style:name="P56"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7"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8" style:family="paragraph" style:parent-style-name="_36_._20_Tabla_20_Contenido_20_3">
      <style:paragraph-properties fo:text-align="center" style:justify-single-word="false"/>
      <style:text-properties fo:language="es" fo:country="PY" officeooo:rsid="0213e533" officeooo:paragraph-rsid="0213e533"/>
    </style:style>
    <style:style style:name="P59"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6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61" style:family="paragraph" style:parent-style-name="_36_._20_Tabla_20_Contenido_20_3">
      <style:paragraph-properties fo:text-align="center" style:justify-single-word="false"/>
      <style:text-properties fo:language="es" fo:country="PY" officeooo:rsid="0215eba2" officeooo:paragraph-rsid="0216e46c"/>
    </style:style>
    <style:style style:name="P62" style:family="paragraph" style:parent-style-name="_36_._20_Tabla_20_Contenido_20_1_20__28_Encabezado_29_">
      <style:paragraph-properties fo:text-align="center" style:justify-single-word="false"/>
      <style:text-properties fo:language="es" fo:country="PY" officeooo:rsid="0215eba2" officeooo:paragraph-rsid="0216e46c"/>
    </style:style>
    <style:style style:name="P63" style:family="paragraph" style:parent-style-name="_36_._20_Tabla_20_Contenido_20_3">
      <style:paragraph-properties fo:text-align="center" style:justify-single-word="false"/>
      <style:text-properties fo:language="es" fo:country="PY" officeooo:rsid="02160baa" officeooo:paragraph-rsid="0216e46c"/>
    </style:style>
    <style:style style:name="P64" style:family="paragraph" style:parent-style-name="_36_._20_Tabla_20_Contenido_20_2">
      <style:paragraph-properties fo:text-align="center" style:justify-single-word="false"/>
      <style:text-properties fo:language="es" fo:country="PY" fo:font-weight="normal" officeooo:paragraph-rsid="0216e46c" style:font-weight-asian="normal" style:font-weight-complex="normal"/>
    </style:style>
    <style:style style:name="P65" style:family="paragraph" style:parent-style-name="_36_._20_Tabla_20_Contenido_20_2">
      <style:paragraph-properties fo:text-align="center" style:justify-single-word="false"/>
      <style:text-properties fo:language="es" fo:country="PY" fo:font-weight="normal" officeooo:rsid="0215eba2" officeooo:paragraph-rsid="0216e46c" style:font-weight-asian="normal" style:font-weight-complex="normal"/>
    </style:style>
    <style:style style:name="P66" style:family="paragraph" style:parent-style-name="_36_._20_Tabla_20_Contenido_20_1_20__28_Encabezado_29_">
      <style:text-properties fo:language="es" fo:country="PY"/>
    </style:style>
    <style:style style:name="P67" style:family="paragraph" style:parent-style-name="_34_._20_Contenido_20_Cita">
      <style:text-properties fo:language="es" fo:country="PY"/>
    </style:style>
    <style:style style:name="P68" style:family="paragraph" style:parent-style-name="_34_._20_Contenido_20_Cita">
      <style:text-properties fo:language="es" fo:country="PY" officeooo:paragraph-rsid="0118a133"/>
    </style:style>
    <style:style style:name="P69" style:family="paragraph" style:parent-style-name="_34_._20_Contenido_20_Cita">
      <style:text-properties fo:language="es" fo:country="PY" officeooo:paragraph-rsid="012e96e0"/>
    </style:style>
    <style:style style:name="P70" style:family="paragraph" style:parent-style-name="_30_._20_Caratula_20_Titulo_20_7_20__28_Evaluación_29_">
      <style:text-properties fo:language="es" fo:country="PY"/>
    </style:style>
    <style:style style:name="P71" style:family="paragraph" style:parent-style-name="_34_._20_Contenido">
      <style:text-properties fo:language="es" fo:country="PY"/>
    </style:style>
    <style:style style:name="P72" style:family="paragraph" style:parent-style-name="_34_._20_Contenido">
      <style:text-properties fo:language="es" fo:country="PY" officeooo:paragraph-rsid="00f87f90"/>
    </style:style>
    <style:style style:name="P73" style:family="paragraph" style:parent-style-name="_34_._20_Contenido">
      <style:text-properties fo:language="es" fo:country="PY" officeooo:paragraph-rsid="00f9dbbe"/>
    </style:style>
    <style:style style:name="P74" style:family="paragraph" style:parent-style-name="Standard">
      <style:text-properties fo:language="es" fo:country="PY" officeooo:paragraph-rsid="00f9dbbe"/>
    </style:style>
    <style:style style:name="P75" style:family="paragraph" style:parent-style-name="_30_._20_Caratula_20_Titulo_20_1_20__28_Universidad_29_">
      <style:text-properties fo:language="es" fo:country="PY"/>
    </style:style>
    <style:style style:name="P76" style:family="paragraph" style:parent-style-name="_30_._20_Caratula_20_Titulo_20_2_20__28_Facultad_29_">
      <style:text-properties fo:language="es" fo:country="PY"/>
    </style:style>
    <style:style style:name="P77" style:family="paragraph" style:parent-style-name="_30_._20_Caratula_20_Titulo_20_2_20__28_Facultad_29_">
      <style:text-properties fo:language="es" fo:country="PY" officeooo:paragraph-rsid="0063e6d3"/>
    </style:style>
    <style:style style:name="P78" style:family="paragraph" style:parent-style-name="_30_._20_Caratula_20_Titulo_20_3_20__28_Tema_29_">
      <style:text-properties fo:language="es" fo:country="PY"/>
    </style:style>
    <style:style style:name="P79" style:family="paragraph" style:parent-style-name="_30_._20_Caratula_20_Titulo_20_4_20__28_Lugar_20_-_20_Año_29_">
      <style:text-properties fo:language="es" fo:country="PY"/>
    </style:style>
    <style:style style:name="P80" style:family="paragraph" style:parent-style-name="_30_._20_Caratula_20_Titulo_20_5_20__28_Autores_20_-_20_Tutor_29_">
      <style:text-properties fo:language="es" fo:country="PY"/>
    </style:style>
    <style:style style:name="P81" style:family="paragraph" style:parent-style-name="_30_._20_Caratula_20_Titulo_20_6_20__28_Resolución_29_">
      <style:text-properties fo:language="es" fo:country="PY"/>
    </style:style>
    <style:style style:name="P82" style:family="paragraph" style:parent-style-name="_30_._20_Caratula_20_Titulo_20_7_20__28_Firmas_29_">
      <style:text-properties fo:language="es" fo:country="PY"/>
    </style:style>
    <style:style style:name="P83" style:family="paragraph" style:parent-style-name="_30_._20_Caratula_20_Titulo_20_7_20__28_Firmas_29_">
      <style:paragraph-properties fo:line-height="100%"/>
      <style:text-properties fo:language="es" fo:country="PY"/>
    </style:style>
    <style:style style:name="P84" style:family="paragraph" style:parent-style-name="_30_._20_Caratula_20_Titulo_20_8_20__28_Autores_29_">
      <style:text-properties fo:language="es" fo:country="PY"/>
    </style:style>
    <style:style style:name="P85" style:family="paragraph" style:parent-style-name="_30_._20_Caratula_20_Titulo_20_8_20__28_Dedicatoria_29_">
      <style:text-properties fo:language="es" fo:country="PY"/>
    </style:style>
    <style:style style:name="P86" style:family="paragraph" style:parent-style-name="_31_._20_Caratula_20_Titulo_20_1_20__28_Agr_20_-_20_Indice_20_-_20_Anexo_29_">
      <style:text-properties fo:language="es" fo:country="PY"/>
    </style:style>
    <style:style style:name="P87"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8" style:family="paragraph" style:parent-style-name="_33_._20_Contenido_20_Titulo_20_4">
      <style:text-properties fo:language="es" fo:country="PY"/>
    </style:style>
    <style:style style:name="P89" style:family="paragraph" style:parent-style-name="_33_._20_Contenido_20_Titulo_20_4">
      <style:text-properties fo:language="es" fo:country="PY" officeooo:paragraph-rsid="0071562f"/>
    </style:style>
    <style:style style:name="P90" style:family="paragraph" style:parent-style-name="Standard">
      <style:text-properties fo:language="es" fo:country="PY"/>
    </style:style>
    <style:style style:name="P91" style:family="paragraph" style:parent-style-name="Standard">
      <style:text-properties fo:language="es" fo:country="PY" officeooo:paragraph-rsid="002eb761"/>
    </style:style>
    <style:style style:name="P9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93" style:family="paragraph" style:parent-style-name="Standard">
      <style:text-properties fo:language="es" fo:country="PY" officeooo:paragraph-rsid="00335137"/>
    </style:style>
    <style:style style:name="P94" style:family="paragraph" style:parent-style-name="Standard">
      <style:text-properties fo:language="es" fo:country="PY" officeooo:paragraph-rsid="003054db"/>
    </style:style>
    <style:style style:name="P95" style:family="paragraph" style:parent-style-name="Standard">
      <style:text-properties fo:language="es" fo:country="PY" officeooo:rsid="007b996a" officeooo:paragraph-rsid="007b996a"/>
    </style:style>
    <style:style style:name="P96" style:family="paragraph" style:parent-style-name="_34_._20_Contenido_20_despues_20_de_20_tabla">
      <style:text-properties fo:language="es" fo:country="PY"/>
    </style:style>
    <style:style style:name="P97"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8" style:family="paragraph" style:parent-style-name="_36_._20_Tabla_20_Titulo_20_2_20__28_Fuente_29_">
      <style:text-properties fo:color="#00000a" loext:opacity="100%" style:font-name="Times New Roman2" fo:font-size="12pt" fo:language="es" fo:country="PY" fo:font-weight="normal" officeooo:rsid="01b5edf4" officeooo:paragraph-rsid="0216e46c" style:font-name-asian="Times New Roman3" style:font-size-asian="12pt" style:font-weight-asian="normal" style:font-name-complex="Times New Roman3" style:font-size-complex="12pt" style:font-weight-complex="normal"/>
    </style:style>
    <style:style style:name="P99" style:family="paragraph" style:parent-style-name="_36_._20_Tabla_20_Titulo_20_1_20__28_Leyenda_29_">
      <style:text-properties officeooo:paragraph-rsid="0216e46c"/>
    </style:style>
    <style:style style:name="P100" style:family="paragraph" style:parent-style-name="_34_._20_Contenido_20_">
      <style:text-properties officeooo:paragraph-rsid="01b31c62"/>
    </style:style>
    <style:style style:name="P101" style:family="paragraph" style:parent-style-name="_34_._20_Contenido_20_Codigo">
      <style:text-properties officeooo:paragraph-rsid="01b31c62"/>
    </style:style>
    <style:style style:name="P102"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103"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104"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5"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06"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07"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8"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9"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10"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11"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12"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13"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14"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15"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16"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17"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8" style:family="paragraph" style:parent-style-name="_34_._20_Contenido_20_">
      <style:text-properties style:text-position="0% 100%" style:font-name="Times New Roman2" fo:language="es" fo:country="PY" officeooo:rsid="00ee53d3" officeooo:paragraph-rsid="00ee53d3"/>
    </style:style>
    <style:style style:name="P119" style:family="paragraph" style:parent-style-name="_34_._20_Contenido_20_">
      <style:text-properties officeooo:paragraph-rsid="01150637"/>
    </style:style>
    <style:style style:name="P120"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21"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22" style:family="paragraph" style:parent-style-name="_34_._20_Contenido_20_">
      <style:text-properties style:font-name="Times New Roman7" officeooo:rsid="0157aafb" officeooo:paragraph-rsid="0157aafb"/>
    </style:style>
    <style:style style:name="P123" style:family="paragraph" style:parent-style-name="_34_._20_Contenido_20_">
      <style:text-properties style:font-name="Times New Roman7" officeooo:rsid="015996ec" officeooo:paragraph-rsid="015996ec"/>
    </style:style>
    <style:style style:name="P124" style:family="paragraph" style:parent-style-name="_34_._20_Contenido_20_">
      <style:text-properties style:font-name="Times New Roman7" officeooo:rsid="01560d1c" officeooo:paragraph-rsid="015aad32"/>
    </style:style>
    <style:style style:name="P125" style:family="paragraph" style:parent-style-name="_34_._20_Contenido_20_">
      <style:text-properties style:font-name="Times New Roman7" officeooo:rsid="01717c1a" officeooo:paragraph-rsid="01717c1a"/>
    </style:style>
    <style:style style:name="P126" style:family="paragraph" style:parent-style-name="_34_._20_Contenido_20_">
      <style:text-properties style:font-name="Times New Roman7" fo:font-weight="normal" officeooo:rsid="01717c1a" officeooo:paragraph-rsid="0171a6e1" style:font-weight-asian="normal" style:font-weight-complex="normal"/>
    </style:style>
    <style:style style:name="P127" style:family="paragraph" style:parent-style-name="_34_._20_Contenido_20_">
      <style:text-properties officeooo:rsid="0157aafb" officeooo:paragraph-rsid="0157aafb"/>
    </style:style>
    <style:style style:name="P128" style:family="paragraph" style:parent-style-name="_34_._20_Contenido_20_">
      <style:text-properties officeooo:rsid="015bb909" officeooo:paragraph-rsid="015bb909"/>
    </style:style>
    <style:style style:name="P129" style:family="paragraph" style:parent-style-name="_34_._20_Contenido_20_">
      <style:text-properties officeooo:paragraph-rsid="015d7711"/>
    </style:style>
    <style:style style:name="P130" style:family="paragraph" style:parent-style-name="_34_._20_Contenido_20_">
      <style:text-properties officeooo:rsid="015e374d" officeooo:paragraph-rsid="015e374d"/>
    </style:style>
    <style:style style:name="P131" style:family="paragraph" style:parent-style-name="_34_._20_Contenido_20_">
      <style:text-properties officeooo:paragraph-rsid="015f4b74"/>
    </style:style>
    <style:style style:name="P132" style:family="paragraph" style:parent-style-name="_34_._20_Contenido_20_">
      <style:text-properties fo:font-weight="bold" officeooo:rsid="0165a9c6" officeooo:paragraph-rsid="0165a9c6" style:font-weight-asian="bold" style:font-weight-complex="bold"/>
    </style:style>
    <style:style style:name="P133" style:family="paragraph" style:parent-style-name="_34_._20_Contenido_20_">
      <style:text-properties fo:font-weight="bold" officeooo:rsid="018ffde3" officeooo:paragraph-rsid="018ffde3" style:font-weight-asian="bold" style:font-weight-complex="bold"/>
    </style:style>
    <style:style style:name="P134" style:family="paragraph" style:parent-style-name="_34_._20_Contenido_20_">
      <style:text-properties fo:font-weight="bold" officeooo:rsid="01b084c3" officeooo:paragraph-rsid="01b084c3" style:font-weight-asian="bold" style:font-weight-complex="bold"/>
    </style:style>
    <style:style style:name="P135" style:family="paragraph" style:parent-style-name="_34_._20_Contenido_20_">
      <style:text-properties officeooo:paragraph-rsid="016c893d"/>
    </style:style>
    <style:style style:name="P136" style:family="paragraph" style:parent-style-name="_34_._20_Contenido_20_">
      <style:text-properties officeooo:paragraph-rsid="016dbffa"/>
    </style:style>
    <style:style style:name="P137" style:family="paragraph" style:parent-style-name="_34_._20_Contenido_20_">
      <style:text-properties style:font-name="Times New Roman2" fo:font-weight="bold" officeooo:rsid="01715769" officeooo:paragraph-rsid="01715769" style:font-weight-asian="bold" style:font-weight-complex="bold"/>
    </style:style>
    <style:style style:name="P138" style:family="paragraph" style:parent-style-name="_34_._20_Contenido_20_">
      <style:text-properties style:font-name="Times New Roman2" fo:font-weight="bold" officeooo:rsid="01c0dcc0" officeooo:paragraph-rsid="01c0dcc0" style:font-weight-asian="bold" style:font-weight-complex="bold"/>
    </style:style>
    <style:style style:name="P139" style:family="paragraph" style:parent-style-name="_34_._20_Contenido_20_">
      <style:text-properties style:font-name="Times New Roman2" officeooo:rsid="01ba9143" officeooo:paragraph-rsid="01bc60eb"/>
    </style:style>
    <style:style style:name="P140"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41"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42" style:family="paragraph" style:parent-style-name="Standard">
      <style:text-properties style:font-name="Times New Roman2" fo:font-size="12pt"/>
    </style:style>
    <style:style style:name="P14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4" style:family="paragraph" style:parent-style-name="_34_._20_Contenido_20_">
      <style:text-properties fo:font-weight="normal" officeooo:rsid="01715769" officeooo:paragraph-rsid="01715769" style:font-weight-asian="normal" style:font-weight-complex="normal"/>
    </style:style>
    <style:style style:name="P145" style:family="paragraph" style:parent-style-name="_34_._20_Contenido_20_">
      <style:text-properties officeooo:paragraph-rsid="01883fd3"/>
    </style:style>
    <style:style style:name="P146" style:family="paragraph" style:parent-style-name="_34_._20_Contenido_20_">
      <style:text-properties officeooo:paragraph-rsid="018ffde3"/>
    </style:style>
    <style:style style:name="P147" style:family="paragraph" style:parent-style-name="_34_._20_Contenido_20_">
      <style:text-properties officeooo:paragraph-rsid="0189bc22"/>
    </style:style>
    <style:style style:name="P148" style:family="paragraph" style:parent-style-name="_34_._20_Contenido_20_">
      <style:text-properties officeooo:rsid="01927bca" officeooo:paragraph-rsid="01927bca"/>
    </style:style>
    <style:style style:name="P149" style:family="paragraph" style:parent-style-name="_34_._20_Contenido_20_">
      <style:text-properties officeooo:rsid="0193e0d2" officeooo:paragraph-rsid="0193e0d2"/>
    </style:style>
    <style:style style:name="P150" style:family="paragraph" style:parent-style-name="_34_._20_Contenido_20_">
      <style:text-properties officeooo:rsid="01b084c3" officeooo:paragraph-rsid="01b084c3"/>
    </style:style>
    <style:style style:name="P151" style:family="paragraph" style:parent-style-name="_34_._20_Contenido_20_">
      <style:text-properties officeooo:paragraph-rsid="01b05d4f"/>
    </style:style>
    <style:style style:name="P152" style:family="paragraph" style:parent-style-name="_34_._20_Contenido_20_">
      <style:text-properties officeooo:rsid="01b7e870" officeooo:paragraph-rsid="01ba9143"/>
    </style:style>
    <style:style style:name="P153" style:family="paragraph" style:parent-style-name="_34_._20_Contenido_20_">
      <style:text-properties officeooo:rsid="01ba9143" officeooo:paragraph-rsid="01bc60eb"/>
    </style:style>
    <style:style style:name="P154" style:family="paragraph" style:parent-style-name="_34_._20_Contenido_20_">
      <style:text-properties officeooo:paragraph-rsid="01ba9143"/>
    </style:style>
    <style:style style:name="P155" style:family="paragraph" style:parent-style-name="_34_._20_Contenido_20_">
      <style:text-properties officeooo:paragraph-rsid="01c0dcc0"/>
    </style:style>
    <style:style style:name="P156" style:family="paragraph" style:parent-style-name="_34_._20_Contenido_20_">
      <style:text-properties officeooo:paragraph-rsid="01c174d1"/>
    </style:style>
    <style:style style:name="P157" style:family="paragraph" style:parent-style-name="_34_._20_Contenido_20_">
      <style:text-properties officeooo:paragraph-rsid="01c27721"/>
    </style:style>
    <style:style style:name="P158" style:family="paragraph" style:parent-style-name="_34_._20_Contenido_20_">
      <style:text-properties officeooo:paragraph-rsid="01c789a3"/>
    </style:style>
    <style:style style:name="P159" style:family="paragraph" style:parent-style-name="_34_._20_Contenido_20_">
      <style:text-properties officeooo:paragraph-rsid="01c8af7d"/>
    </style:style>
    <style:style style:name="P160" style:family="paragraph" style:parent-style-name="_34_._20_Contenido_20_">
      <style:text-properties officeooo:paragraph-rsid="007d0db5"/>
    </style:style>
    <style:style style:name="P161" style:family="paragraph" style:parent-style-name="_34_._20_Contenido_20_">
      <style:text-properties officeooo:paragraph-rsid="0200c476"/>
    </style:style>
    <style:style style:name="P162" style:family="paragraph" style:parent-style-name="_34_._20_Contenido_20_">
      <style:text-properties officeooo:rsid="01d0abed" officeooo:paragraph-rsid="0200c476"/>
    </style:style>
    <style:style style:name="P163" style:family="paragraph" style:parent-style-name="_34_._20_Contenido_20_">
      <style:text-properties officeooo:paragraph-rsid="01560d1c"/>
    </style:style>
    <style:style style:name="P164" style:family="paragraph" style:parent-style-name="_34_._20_Contenido_20_">
      <style:text-properties officeooo:rsid="0200c476" officeooo:paragraph-rsid="0200c476"/>
    </style:style>
    <style:style style:name="P165" style:family="paragraph" style:parent-style-name="_34_._20_Contenido_20_">
      <style:text-properties officeooo:rsid="01cd70e5" officeooo:paragraph-rsid="0200c476"/>
    </style:style>
    <style:style style:name="P166" style:family="paragraph" style:parent-style-name="_34_._20_Contenido_20_">
      <style:text-properties officeooo:paragraph-rsid="02022b09"/>
    </style:style>
    <style:style style:name="P167" style:family="paragraph" style:parent-style-name="_34_._20_Contenido_20_">
      <style:paragraph-properties fo:text-align="start" style:justify-single-word="false"/>
      <style:text-properties officeooo:rsid="02040a96" officeooo:paragraph-rsid="0205d03a"/>
    </style:style>
    <style:style style:name="P168" style:family="paragraph" style:parent-style-name="_35_._20_Figura_20_Titulo_20_2_20__28_Fuente_29_">
      <style:text-properties officeooo:rsid="02040a96" officeooo:paragraph-rsid="02040a96"/>
    </style:style>
    <style:style style:name="P169" style:family="paragraph" style:parent-style-name="_34_._20_Contenido_20_">
      <style:text-properties officeooo:paragraph-rsid="021c219b"/>
    </style:style>
    <style:style style:name="P170" style:family="paragraph" style:parent-style-name="_36_._20_Tabla_20_Contenido_20_3">
      <style:text-properties style:font-name="Times New Roman6" fo:font-size="11pt" fo:language="es" fo:country="PY" officeooo:rsid="01a97f49" officeooo:paragraph-rsid="01a97f49"/>
    </style:style>
    <style:style style:name="P171" style:family="paragraph" style:parent-style-name="_36_._20_Tabla_20_Contenido_20_3">
      <style:text-properties style:font-name="Times New Roman6" fo:font-size="11pt" officeooo:rsid="01a97f49" officeooo:paragraph-rsid="01a97f49"/>
    </style:style>
    <style:style style:name="P172" style:family="paragraph" style:parent-style-name="_36_._20_Tabla_20_Contenido_20_3">
      <style:text-properties officeooo:rsid="01a97f49" officeooo:paragraph-rsid="01a97f49"/>
    </style:style>
    <style:style style:name="P173"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74" style:family="paragraph" style:parent-style-name="_34_._20_Contenido">
      <style:text-properties officeooo:paragraph-rsid="0165a9c6"/>
    </style:style>
    <style:style style:name="P175" style:family="paragraph" style:parent-style-name="_34_._20_Contenido">
      <style:paragraph-properties fo:line-height="150%"/>
      <style:text-properties officeooo:paragraph-rsid="01cfbb14"/>
    </style:style>
    <style:style style:name="P176" style:family="paragraph" style:parent-style-name="_34_._20_Contenido">
      <style:paragraph-properties fo:line-height="150%" fo:text-align="justify" style:justify-single-word="false"/>
      <style:text-properties officeooo:paragraph-rsid="01fc07b2"/>
    </style:style>
    <style:style style:name="P177" style:family="paragraph" style:parent-style-name="_34_._20_Contenido">
      <style:text-properties officeooo:paragraph-rsid="01ced7c6"/>
    </style:style>
    <style:style style:name="P178" style:family="paragraph" style:parent-style-name="_34_._20_Contenido">
      <style:paragraph-properties fo:line-height="150%" fo:text-align="justify" style:justify-single-word="false"/>
      <style:text-properties officeooo:rsid="01cfbb14" officeooo:paragraph-rsid="01cfbb14"/>
    </style:style>
    <style:style style:name="P179" style:family="paragraph" style:parent-style-name="Heading_20_3">
      <style:paragraph-properties fo:line-height="150%"/>
      <style:text-properties officeooo:rsid="01cfbb14" officeooo:paragraph-rsid="01cfbb14"/>
    </style:style>
    <style:style style:name="P180"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81" style:family="paragraph" style:parent-style-name="Standard">
      <style:text-properties officeooo:paragraph-rsid="01bc60eb"/>
    </style:style>
    <style:style style:name="P182" style:family="paragraph" style:parent-style-name="_34_._20_Contenido_20_Codigo">
      <style:text-properties officeooo:paragraph-rsid="01b4e865"/>
    </style:style>
    <style:style style:name="P183" style:family="paragraph" style:parent-style-name="_34_._20_Contenido_20_Codigo">
      <style:paragraph-properties style:line-height-at-least="0.499cm"/>
      <style:text-properties officeooo:paragraph-rsid="016dbffa"/>
    </style:style>
    <style:style style:name="P184" style:family="paragraph" style:parent-style-name="_34_._20_Contenido_20_Codigo">
      <style:paragraph-properties style:line-height-at-least="0.499cm"/>
      <style:text-properties officeooo:paragraph-rsid="01702878"/>
    </style:style>
    <style:style style:name="P185" style:family="paragraph" style:parent-style-name="_34_._20_Contenido_20_Codigo">
      <style:paragraph-properties style:line-height-at-least="0.499cm"/>
      <style:text-properties officeooo:paragraph-rsid="01715769"/>
    </style:style>
    <style:style style:name="P186" style:family="paragraph" style:parent-style-name="_34_._20_Contenido_20_Codigo">
      <style:paragraph-properties style:line-height-at-least="0.499cm"/>
      <style:text-properties officeooo:paragraph-rsid="018ffde3"/>
    </style:style>
    <style:style style:name="P187" style:family="paragraph" style:parent-style-name="_34_._20_Contenido_20_Codigo">
      <style:text-properties officeooo:paragraph-rsid="01702878"/>
    </style:style>
    <style:style style:name="P188" style:family="paragraph" style:parent-style-name="_34_._20_Contenido_20_Codigo">
      <style:text-properties officeooo:paragraph-rsid="01717c1a"/>
    </style:style>
    <style:style style:name="P189" style:family="paragraph" style:parent-style-name="_34_._20_Contenido_20_Codigo">
      <style:text-properties officeooo:paragraph-rsid="018bcfa0"/>
    </style:style>
    <style:style style:name="P190" style:family="paragraph" style:parent-style-name="_34_._20_Contenido_20_Codigo">
      <style:text-properties officeooo:paragraph-rsid="01855608"/>
    </style:style>
    <style:style style:name="P191" style:family="paragraph" style:parent-style-name="_34_._20_Contenido_20_Codigo">
      <style:text-properties officeooo:paragraph-rsid="01927bca"/>
    </style:style>
    <style:style style:name="P192" style:family="paragraph" style:parent-style-name="_34_._20_Contenido_20_Codigo">
      <style:text-properties officeooo:paragraph-rsid="0193e0d2"/>
    </style:style>
    <style:style style:name="P193" style:family="paragraph" style:parent-style-name="_35_._20_Figura_20_Titulo_20_1_20__28_Leyenda_29_">
      <style:text-properties officeooo:paragraph-rsid="010fdf16" text:display="none"/>
    </style:style>
    <style:style style:name="P194" style:family="paragraph" style:parent-style-name="_35_._20_Figura_20_Titulo_20_1_20__28_Leyenda_29_">
      <style:text-properties officeooo:paragraph-rsid="0104a59e"/>
    </style:style>
    <style:style style:name="P195" style:family="paragraph" style:parent-style-name="_35_._20_Figura_20_Titulo_20_1_20__28_Leyenda_29_">
      <style:text-properties officeooo:paragraph-rsid="01095265"/>
    </style:style>
    <style:style style:name="P196" style:family="paragraph" style:parent-style-name="_35_._20_Figura_20_Titulo_20_1_20__28_Leyenda_29_">
      <style:text-properties officeooo:paragraph-rsid="010fdf16"/>
    </style:style>
    <style:style style:name="P197" style:family="paragraph" style:parent-style-name="_35_._20_Figura_20_Titulo_20_1_20__28_Leyenda_29_">
      <style:text-properties officeooo:paragraph-rsid="01341751"/>
    </style:style>
    <style:style style:name="P198" style:family="paragraph" style:parent-style-name="_35_._20_Figura_20_Titulo_20_1_20__28_Leyenda_29_">
      <style:text-properties fo:font-style="italic" officeooo:paragraph-rsid="01ddb9ea" style:font-style-asian="italic" style:font-style-complex="italic"/>
    </style:style>
    <style:style style:name="P199" style:family="paragraph" style:parent-style-name="_35_._20_Figura_20_Titulo_20_1_20__28_Leyenda_29_">
      <style:text-properties fo:font-style="italic" officeooo:paragraph-rsid="01dfa15c" style:font-style-asian="italic" style:font-style-complex="italic"/>
    </style:style>
    <style:style style:name="P200" style:family="paragraph" style:parent-style-name="_35_._20_Figura_20_Titulo_20_1_20__28_Leyenda_29_">
      <style:text-properties officeooo:paragraph-rsid="01ddb9ea"/>
    </style:style>
    <style:style style:name="P201" style:family="paragraph" style:parent-style-name="_35_._20_Figura_20_Titulo_20_1_20__28_Leyenda_29_">
      <style:text-properties officeooo:paragraph-rsid="01dfa15c"/>
    </style:style>
    <style:style style:name="P20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9" style:family="paragraph" style:parent-style-name="_32_._20_Caratula_20_Indice_20_1">
      <style:paragraph-properties>
        <style:tab-stops>
          <style:tab-stop style:position="16cm" style:type="right" style:leader-style="dotted" style:leader-text="."/>
        </style:tab-stops>
      </style:paragraph-properties>
    </style:style>
    <style:style style:name="P210" style:family="paragraph" style:parent-style-name="_32_._20_Caratula_20_Indice_20_2">
      <style:paragraph-properties>
        <style:tab-stops>
          <style:tab-stop style:position="16cm" style:type="right" style:leader-style="dotted" style:leader-text="."/>
        </style:tab-stops>
      </style:paragraph-properties>
    </style:style>
    <style:style style:name="P211" style:family="paragraph" style:parent-style-name="_32_._20_Caratula_20_Indice_20_3">
      <style:paragraph-properties>
        <style:tab-stops>
          <style:tab-stop style:position="16cm" style:type="right" style:leader-style="dotted" style:leader-text="."/>
        </style:tab-stops>
      </style:paragraph-properties>
    </style:style>
    <style:style style:name="P212" style:family="paragraph" style:parent-style-name="_35_._20_Figura_20_Indice_20_1">
      <style:paragraph-properties>
        <style:tab-stops>
          <style:tab-stop style:position="16cm" style:type="right" style:leader-style="dotted" style:leader-text="."/>
        </style:tab-stops>
      </style:paragraph-properties>
    </style:style>
    <style:style style:name="P213" style:family="paragraph" style:parent-style-name="_36_._20_Tabla_20_Indice_20_1">
      <style:paragraph-properties>
        <style:tab-stops>
          <style:tab-stop style:position="16cm" style:type="right" style:leader-style="dotted" style:leader-text="."/>
        </style:tab-stops>
      </style:paragraph-properties>
    </style:style>
    <style:style style:name="P214" style:family="paragraph" style:parent-style-name="_34_._20_Contenido_20_Figura">
      <style:paragraph-properties fo:text-align="start" style:justify-single-word="false"/>
    </style:style>
    <style:style style:name="P215" style:family="paragraph" style:parent-style-name="_34_._20_Contenido_20_Resumen">
      <style:text-properties officeooo:rsid="0219ab97" officeooo:paragraph-rsid="0219ab97"/>
    </style:style>
    <style:style style:name="P216" style:family="paragraph" style:parent-style-name="_33_._20_Contenido_20_Titulo_20_4" style:list-style-name="Numeración"/>
    <style:style style:name="P217" style:family="paragraph" style:parent-style-name="_30_._20_Caratula_20_Titulo_20_4_20__28_Lugar_20_-_20_Año_29_" style:master-page-name="Primera_20_Pagina">
      <style:paragraph-properties style:page-number="auto"/>
      <style:text-properties fo:language="es" fo:country="PY"/>
    </style:style>
    <style:style style:name="P218" style:family="paragraph" style:parent-style-name="_30_._20_Caratula_20_Titulo_20_1_20__28_Universidad_29_" style:master-page-name="Primera_20_Pagina">
      <style:paragraph-properties style:page-number="auto"/>
      <style:text-properties fo:language="es" fo:country="PY"/>
    </style:style>
    <style:style style:name="P21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20" style:family="paragraph" style:parent-style-name="_30_._20_Caratula_20_Titulo_20_7_20__28_Evaluación_29_" style:list-style-name="Viñeta">
      <style:text-properties fo:language="es" fo:country="PY"/>
    </style:style>
    <style:style style:name="P221" style:family="paragraph" style:parent-style-name="_31_._20_Caratula_20_Titulo_20_1_20__28_Agr_20_-_20_Indice_20_-_20_Anexo_29_" style:master-page-name="Primera_20_Pagina">
      <style:paragraph-properties style:page-number="auto"/>
      <style:text-properties fo:language="es" fo:country="PY"/>
    </style:style>
    <style:style style:name="P22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4" style:family="paragraph" style:parent-style-name="_31_._20_Caratula_20_Titulo_20_1_20__28_Agr_20_-_20_Indice_20_-_20_Anexo_29_" style:master-page-name="Primera_20_Pagina">
      <style:paragraph-properties style:page-number="auto"/>
    </style:style>
    <style:style style:name="P225" style:family="paragraph" style:parent-style-name="_31_._20_Caratula_20_Titulo_20_2_20__28_Anexo_29_" style:list-style-name="Numeración"/>
    <style:style style:name="P226" style:family="paragraph" style:parent-style-name="_31_._20_Caratula_20_Titulo_20_2_20__28_Anexo_29_">
      <style:text-properties fo:font-weight="bold" officeooo:rsid="01715769" officeooo:paragraph-rsid="01b4e865" style:font-weight-asian="bold" style:font-weight-complex="bold"/>
    </style:style>
    <style:style style:name="P22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28" style:family="paragraph" style:parent-style-name="_32_._20_Caratula_20_Indice_20_1">
      <style:paragraph-properties>
        <style:tab-stops>
          <style:tab-stop style:position="16cm" style:type="right" style:leader-style="dotted" style:leader-text="."/>
        </style:tab-stops>
      </style:paragraph-properties>
    </style:style>
    <style:style style:name="P229" style:family="paragraph" style:parent-style-name="_32_._20_Caratula_20_Indice_20_2">
      <style:paragraph-properties>
        <style:tab-stops>
          <style:tab-stop style:position="16cm" style:type="right" style:leader-style="dotted" style:leader-text="."/>
        </style:tab-stops>
      </style:paragraph-properties>
    </style:style>
    <style:style style:name="P230" style:family="paragraph" style:parent-style-name="_32_._20_Caratula_20_Indice_20_3">
      <style:paragraph-properties>
        <style:tab-stops>
          <style:tab-stop style:position="16cm" style:type="right" style:leader-style="dotted" style:leader-text="."/>
        </style:tab-stops>
      </style:paragraph-properties>
    </style:style>
    <style:style style:name="P231" style:family="paragraph" style:parent-style-name="_33_._20_Contenido_20_Titulo_20_1" style:list-style-name="Numeración">
      <style:paragraph-properties fo:break-before="page"/>
      <style:text-properties officeooo:paragraph-rsid="0152e7ab"/>
    </style:style>
    <style:style style:name="P232" style:family="paragraph" style:parent-style-name="_33_._20_Contenido_20_Titulo_20_1" style:list-style-name="Numeración">
      <style:paragraph-properties fo:break-before="page"/>
      <style:text-properties fo:language="es" fo:country="PY"/>
    </style:style>
    <style:style style:name="P23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4" style:family="paragraph" style:parent-style-name="_33_._20_Contenido_20_Titulo_20_2" style:list-style-name="Numeración">
      <style:text-properties officeooo:paragraph-rsid="01ad718f"/>
    </style:style>
    <style:style style:name="P235" style:family="paragraph" style:parent-style-name="_33_._20_Contenido_20_Titulo_20_2" style:list-style-name="Numeración">
      <style:text-properties fo:language="es" fo:country="PY"/>
    </style:style>
    <style:style style:name="P236" style:family="paragraph" style:parent-style-name="_33_._20_Contenido_20_Titulo_20_2" style:list-style-name="Numeración">
      <style:paragraph-properties fo:break-before="page"/>
      <style:text-properties fo:language="es" fo:country="PY"/>
    </style:style>
    <style:style style:name="P237" style:family="paragraph" style:parent-style-name="_33_._20_Contenido_20_Titulo_20_2" style:list-style-name="Numeración">
      <style:text-properties fo:language="es" fo:country="PY" officeooo:rsid="017599c0" officeooo:paragraph-rsid="01cd6840"/>
    </style:style>
    <style:style style:name="P238" style:family="paragraph" style:parent-style-name="_33_._20_Contenido_20_Titulo_20_2" style:list-style-name="Numeración">
      <style:text-properties fo:language="es" fo:country="PY" officeooo:rsid="0071562f" officeooo:paragraph-rsid="0071562f"/>
    </style:style>
    <style:style style:name="P239" style:family="paragraph" style:parent-style-name="_33_._20_Contenido_20_Titulo_20_2" style:list-style-name="Numeración">
      <style:text-properties fo:language="es" fo:country="PY" officeooo:rsid="0071562f" officeooo:paragraph-rsid="00724dc6"/>
    </style:style>
    <style:style style:name="P240" style:family="paragraph" style:parent-style-name="_33_._20_Contenido_20_Titulo_20_2" style:list-style-name="Numeración">
      <style:text-properties fo:language="es" fo:country="PY" officeooo:rsid="008ad500" officeooo:paragraph-rsid="0148c802"/>
    </style:style>
    <style:style style:name="P241" style:family="paragraph" style:parent-style-name="_33_._20_Contenido_20_Titulo_20_2" style:list-style-name="Numeración">
      <style:text-properties fo:language="es" fo:country="PY" officeooo:rsid="008d3643" officeooo:paragraph-rsid="008d3643"/>
    </style:style>
    <style:style style:name="P242"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43"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44"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45" style:family="paragraph" style:parent-style-name="_33_._20_Contenido_20_Titulo_20_3" style:list-style-name="Numeración">
      <style:text-properties fo:language="es" fo:country="PY"/>
    </style:style>
    <style:style style:name="P246" style:family="paragraph" style:parent-style-name="_33_._20_Contenido_20_Titulo_20_3" style:list-style-name="Numeración">
      <style:text-properties fo:language="es" fo:country="PY" officeooo:paragraph-rsid="008e0d29"/>
    </style:style>
    <style:style style:name="P247" style:family="paragraph" style:parent-style-name="_33_._20_Contenido_20_Titulo_20_3" style:list-style-name="Numeración">
      <style:text-properties fo:language="es" fo:country="PY" officeooo:paragraph-rsid="008ece67"/>
    </style:style>
    <style:style style:name="P248" style:family="paragraph" style:parent-style-name="_33_._20_Contenido_20_Titulo_20_3" style:list-style-name="Numeración">
      <style:text-properties fo:language="es" fo:country="PY" officeooo:paragraph-rsid="0090152f"/>
    </style:style>
    <style:style style:name="P249" style:family="paragraph" style:parent-style-name="_33_._20_Contenido_20_Titulo_20_3" style:list-style-name="Numeración">
      <style:text-properties fo:language="es" fo:country="PY" officeooo:rsid="017a5f4b" officeooo:paragraph-rsid="01cd6840"/>
    </style:style>
    <style:style style:name="P250" style:family="paragraph" style:parent-style-name="_33_._20_Contenido_20_Titulo_20_3" style:list-style-name="Numeración">
      <style:text-properties fo:language="es" fo:country="PY" officeooo:rsid="017a5f4b" officeooo:paragraph-rsid="01ce4396"/>
    </style:style>
    <style:style style:name="P251" style:family="paragraph" style:parent-style-name="_33_._20_Contenido_20_Titulo_20_3" style:list-style-name="Numeración">
      <style:text-properties fo:language="es" fo:country="PY" officeooo:rsid="0071562f" officeooo:paragraph-rsid="0071562f"/>
    </style:style>
    <style:style style:name="P252" style:family="paragraph" style:parent-style-name="_33_._20_Contenido_20_Titulo_20_3" style:list-style-name="Numeración">
      <style:text-properties fo:language="es" fo:country="PY" officeooo:rsid="0071d905" officeooo:paragraph-rsid="0148f483"/>
    </style:style>
    <style:style style:name="P253" style:family="paragraph" style:parent-style-name="_33_._20_Contenido_20_Titulo_20_3" style:list-style-name="Numeración">
      <style:text-properties fo:language="es" fo:country="PY" officeooo:rsid="00724dc6" officeooo:paragraph-rsid="0148c802"/>
    </style:style>
    <style:style style:name="P254" style:family="paragraph" style:parent-style-name="_33_._20_Contenido_20_Titulo_20_3" style:list-style-name="Numeración">
      <style:text-properties fo:language="es" fo:country="PY" officeooo:rsid="00724dc6" officeooo:paragraph-rsid="00724dc6"/>
    </style:style>
    <style:style style:name="P25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6" style:family="paragraph" style:parent-style-name="_33_._20_Contenido_20_Titulo_20_3" style:list-style-name="Numeración">
      <style:text-properties fo:language="es" fo:country="PY" officeooo:rsid="008d3643" officeooo:paragraph-rsid="008d3643"/>
    </style:style>
    <style:style style:name="P25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8" style:family="paragraph" style:parent-style-name="_33_._20_Contenido_20_Titulo_20_3" style:list-style-name="Numeración">
      <style:text-properties fo:language="es" fo:country="PY" officeooo:rsid="0091e137" officeooo:paragraph-rsid="0091e137"/>
    </style:style>
    <style:style style:name="P25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60"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61"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62"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63"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8"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69" style:family="paragraph" style:parent-style-name="_33_._20_Contenido_20_Titulo_20_3" style:list-style-name="Numeración">
      <style:paragraph-properties fo:text-align="start" style:justify-single-word="false"/>
      <style:text-properties officeooo:paragraph-rsid="01560d1c"/>
    </style:style>
    <style:style style:name="P270" style:family="paragraph" style:parent-style-name="_33_._20_Contenido_20_Titulo_20_3" style:list-style-name="Numeración">
      <style:paragraph-properties fo:text-align="start" style:justify-single-word="false"/>
      <style:text-properties officeooo:paragraph-rsid="015aad32"/>
    </style:style>
    <style:style style:name="P271" style:family="paragraph" style:parent-style-name="_33_._20_Contenido_20_Titulo_20_3" style:list-style-name="Numeración">
      <style:paragraph-properties fo:text-align="start" style:justify-single-word="false"/>
      <style:text-properties officeooo:paragraph-rsid="015f4b74"/>
    </style:style>
    <style:style style:name="P272" style:family="paragraph" style:parent-style-name="_34_._20_Contenido" style:list-style-name="Numeración">
      <style:text-properties officeooo:paragraph-rsid="01cd6840"/>
    </style:style>
    <style:style style:name="P273" style:family="paragraph" style:parent-style-name="_34_._20_Contenido" style:list-style-name="Numeración">
      <style:text-properties officeooo:paragraph-rsid="01fc07b2"/>
    </style:style>
    <style:style style:name="P274" style:family="paragraph" style:parent-style-name="_34_._20_Contenido" style:list-style-name="Numeración">
      <style:text-properties officeooo:paragraph-rsid="01ced7c6"/>
    </style:style>
    <style:style style:name="P275" style:family="paragraph" style:parent-style-name="_34_._20_Contenido" style:list-style-name="Numeración">
      <style:text-properties officeooo:paragraph-rsid="01cfbb14"/>
    </style:style>
    <style:style style:name="P276" style:family="paragraph" style:parent-style-name="_34_._20_Contenido" style:list-style-name="Numeración">
      <style:paragraph-properties fo:line-height="150%"/>
      <style:text-properties officeooo:paragraph-rsid="01ced7c6"/>
    </style:style>
    <style:style style:name="P277" style:family="paragraph" style:parent-style-name="_34_._20_Contenido" style:list-style-name="Numeración">
      <style:paragraph-properties fo:line-height="150%"/>
      <style:text-properties officeooo:paragraph-rsid="01cd6840"/>
    </style:style>
    <style:style style:name="P278" style:family="paragraph" style:parent-style-name="_34_._20_Contenido" style:list-style-name="Numeración">
      <style:paragraph-properties fo:line-height="150%"/>
      <style:text-properties officeooo:paragraph-rsid="01cfbb14"/>
    </style:style>
    <style:style style:name="P279" style:family="paragraph" style:parent-style-name="_34_._20_Contenido" style:list-style-name="L3">
      <style:paragraph-properties fo:line-height="150%" fo:text-align="justify" style:justify-single-word="false"/>
      <style:text-properties officeooo:paragraph-rsid="01cfbb14"/>
    </style:style>
    <style:style style:name="P280" style:family="paragraph" style:parent-style-name="_34_._20_Contenido" style:list-style-name="L4">
      <style:paragraph-properties fo:line-height="150%"/>
      <style:text-properties officeooo:paragraph-rsid="01cfbb14"/>
    </style:style>
    <style:style style:name="P281" style:family="paragraph" style:parent-style-name="_34_._20_Contenido" style:list-style-name="L2">
      <style:text-properties officeooo:paragraph-rsid="01ced7c6"/>
    </style:style>
    <style:style style:name="P282" style:family="paragraph" style:parent-style-name="_34_._20_Contenido" style:list-style-name="L2">
      <style:text-properties style:text-position="0% 100%" officeooo:rsid="017e341e" officeooo:paragraph-rsid="01ced7c6"/>
    </style:style>
    <style:style style:name="P283" style:family="paragraph" style:parent-style-name="_34_._20_Contenido" style:list-style-name="Numeración">
      <style:text-properties officeooo:rsid="018032da" officeooo:paragraph-rsid="01cd6840"/>
    </style:style>
    <style:style style:name="P284" style:family="paragraph" style:parent-style-name="_34_._20_Contenido" style:list-style-name="Numeración">
      <style:text-properties officeooo:rsid="0182f8e5" officeooo:paragraph-rsid="01ce4396"/>
    </style:style>
    <style:style style:name="P285" style:family="paragraph" style:parent-style-name="_34_._20_Contenido" style:list-style-name="L5">
      <style:text-properties officeooo:paragraph-rsid="01ce4396"/>
    </style:style>
    <style:style style:name="P286" style:family="paragraph" style:parent-style-name="_34_._20_Contenido" style:list-style-name="Numeración">
      <style:text-properties fo:language="es" fo:country="PY" officeooo:rsid="0071562f" officeooo:paragraph-rsid="01cd6840"/>
    </style:style>
    <style:style style:name="P287" style:family="paragraph" style:parent-style-name="_34_._20_Contenido" style:list-style-name="Viñeta_20_Cita_20_con_20_margen">
      <style:text-properties fo:language="es" fo:country="PY"/>
    </style:style>
    <style:style style:name="P288" style:family="paragraph" style:parent-style-name="_34_._20_Contenido" style:list-style-name="Viñeta_20_Cita_20_con_20_margen">
      <style:text-properties fo:language="es" fo:country="PY" officeooo:paragraph-rsid="00f542ce"/>
    </style:style>
    <style:style style:name="P289" style:family="paragraph" style:parent-style-name="_34_._20_Contenido" style:list-style-name="Viñeta_20_Cita_20_con_20_margen">
      <style:text-properties fo:language="es" fo:country="PY" officeooo:paragraph-rsid="0148f483"/>
    </style:style>
    <style:style style:name="P290" style:family="paragraph" style:parent-style-name="_34_._20_Contenido_20_" style:list-style-name="L1"/>
    <style:style style:name="P291" style:family="paragraph" style:parent-style-name="_34_._20_Contenido_20_" style:list-style-name="L1">
      <style:paragraph-properties fo:line-height="150%"/>
      <style:text-properties officeooo:paragraph-rsid="02214dac"/>
    </style:style>
    <style:style style:name="P292" style:family="paragraph" style:parent-style-name="_34_._20_Contenido_20_" style:list-style-name="Viñeta"/>
    <style:style style:name="P293" style:family="paragraph" style:parent-style-name="_34_._20_Contenido_20_" style:list-style-name="Viñeta">
      <style:text-properties officeooo:paragraph-rsid="0148c802"/>
    </style:style>
    <style:style style:name="P294" style:family="paragraph" style:parent-style-name="_34_._20_Contenido_20_" style:list-style-name="Viñeta">
      <style:text-properties officeooo:paragraph-rsid="015996ec"/>
    </style:style>
    <style:style style:name="P295" style:family="paragraph" style:parent-style-name="_34_._20_Contenido_20_" style:list-style-name="Viñeta">
      <style:text-properties officeooo:paragraph-rsid="0171a6e1"/>
    </style:style>
    <style:style style:name="P296" style:family="paragraph" style:parent-style-name="_34_._20_Contenido_20_" style:list-style-name="Viñeta">
      <style:text-properties officeooo:paragraph-rsid="017736aa"/>
    </style:style>
    <style:style style:name="P297" style:family="paragraph" style:parent-style-name="_34_._20_Contenido_20_" style:list-style-name="Viñeta">
      <style:text-properties officeooo:paragraph-rsid="017b0b82"/>
    </style:style>
    <style:style style:name="P298" style:family="paragraph" style:parent-style-name="_34_._20_Contenido_20_" style:list-style-name="Viñeta">
      <style:text-properties officeooo:paragraph-rsid="017ae977"/>
    </style:style>
    <style:style style:name="P299" style:family="paragraph" style:parent-style-name="_34_._20_Contenido_20_" style:list-style-name="Viñeta">
      <style:text-properties officeooo:paragraph-rsid="017e9f52"/>
    </style:style>
    <style:style style:name="P300" style:family="paragraph" style:parent-style-name="_34_._20_Contenido_20_" style:list-style-name="Viñeta">
      <style:text-properties officeooo:paragraph-rsid="01806eab"/>
    </style:style>
    <style:style style:name="P301" style:family="paragraph" style:parent-style-name="_34_._20_Contenido_20_" style:list-style-name="Viñeta">
      <style:text-properties officeooo:paragraph-rsid="01883fd3"/>
    </style:style>
    <style:style style:name="P302" style:family="paragraph" style:parent-style-name="_34_._20_Contenido_20_" style:list-style-name="Viñeta">
      <style:text-properties officeooo:paragraph-rsid="01835046"/>
    </style:style>
    <style:style style:name="P303" style:family="paragraph" style:parent-style-name="_34_._20_Contenido_20_" style:list-style-name="Viñeta">
      <style:text-properties officeooo:paragraph-rsid="01bf0a14"/>
    </style:style>
    <style:style style:name="P304" style:family="paragraph" style:parent-style-name="_34_._20_Contenido_20_" style:list-style-name="Viñeta">
      <style:text-properties fo:language="es" fo:country="PY"/>
    </style:style>
    <style:style style:name="P305" style:family="paragraph" style:parent-style-name="_34_._20_Contenido_20_" style:list-style-name="Viñeta">
      <style:text-properties fo:language="es" fo:country="PY" officeooo:paragraph-rsid="01fb0b7a"/>
    </style:style>
    <style:style style:name="P306" style:family="paragraph" style:parent-style-name="_34_._20_Contenido_20_" style:list-style-name="Numeración">
      <style:text-properties fo:language="es" fo:country="PY" officeooo:paragraph-rsid="0148c802"/>
    </style:style>
    <style:style style:name="P307" style:family="paragraph" style:parent-style-name="_34_._20_Contenido_20_" style:list-style-name="Numeración">
      <style:text-properties fo:language="es" fo:country="PY" officeooo:rsid="00a130b8" officeooo:paragraph-rsid="00a2746c"/>
    </style:style>
    <style:style style:name="P308" style:family="paragraph" style:parent-style-name="_34_._20_Contenido_20_" style:list-style-name="Viñeta_20_Cita_20_con_20_margen">
      <style:text-properties fo:language="es" fo:country="PY" officeooo:paragraph-rsid="0150c2f2"/>
    </style:style>
    <style:style style:name="P309" style:family="paragraph" style:parent-style-name="_34_._20_Contenido_20_" style:list-style-name="Viñeta_20_Cita_20_con_20_margen">
      <style:text-properties fo:language="es" fo:country="PY"/>
    </style:style>
    <style:style style:name="P310" style:family="paragraph" style:parent-style-name="_34_._20_Contenido_20_">
      <style:paragraph-properties fo:line-height="150%"/>
      <style:text-properties fo:language="es" fo:country="PY" officeooo:paragraph-rsid="02271b3a"/>
    </style:style>
    <style:style style:name="P311" style:family="paragraph" style:parent-style-name="_34_._20_Contenido_20_">
      <style:paragraph-properties fo:line-height="150%"/>
      <style:text-properties fo:language="es" fo:country="PY" officeooo:paragraph-rsid="0223cec1"/>
    </style:style>
    <style:style style:name="P312" style:family="paragraph" style:parent-style-name="_34_._20_Contenido_20_" style:list-style-name="Numeración">
      <style:text-properties officeooo:paragraph-rsid="0200c476"/>
    </style:style>
    <style:style style:name="P313" style:family="paragraph" style:parent-style-name="_34_._20_Contenido_20_" style:list-style-name="Numeración">
      <style:text-properties officeooo:paragraph-rsid="01ad718f"/>
    </style:style>
    <style:style style:name="P314" style:family="paragraph" style:parent-style-name="_34_._20_Contenido_20_" style:list-style-name="Numeración">
      <style:paragraph-properties fo:text-align="start" style:justify-single-word="false"/>
      <style:text-properties officeooo:rsid="01ad718f" officeooo:paragraph-rsid="0200c476"/>
    </style:style>
    <style:style style:name="P315" style:family="paragraph" style:parent-style-name="_34_._20_Contenido_20_" style:list-style-name="Numeración">
      <style:text-properties officeooo:rsid="01ad718f" officeooo:paragraph-rsid="01ad718f"/>
    </style:style>
    <style:style style:name="P316" style:family="paragraph" style:parent-style-name="_34_._20_Contenido_20_" style:list-style-name="Viñeta">
      <style:text-properties officeooo:rsid="015996ec" officeooo:paragraph-rsid="015996ec"/>
    </style:style>
    <style:style style:name="P317" style:family="paragraph" style:parent-style-name="_34_._20_Contenido_20_" style:list-style-name="Viñeta">
      <style:text-properties officeooo:rsid="015aad32" officeooo:paragraph-rsid="015aad32"/>
    </style:style>
    <style:style style:name="P318" style:family="paragraph" style:parent-style-name="_34_._20_Contenido_20_" style:list-style-name="Viñeta">
      <style:text-properties style:font-name="Times New Roman7" officeooo:rsid="01cd70e5" officeooo:paragraph-rsid="0200c476"/>
    </style:style>
    <style:style style:name="P319"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20"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21"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22" style:family="paragraph" style:parent-style-name="_34_._20_Contenido_20_" style:list-style-name="Viñeta">
      <style:text-properties officeooo:rsid="017736aa" officeooo:paragraph-rsid="017736aa"/>
    </style:style>
    <style:style style:name="P323"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24" style:family="paragraph" style:parent-style-name="_34_._20_Contenido_20_Cita" style:list-style-name="Viñeta_20_Cita_20_con_20_margen">
      <style:text-properties fo:language="es" fo:country="PY"/>
    </style:style>
    <style:style style:name="P325" style:family="paragraph" style:parent-style-name="_34_._20_Contenido_20_Cita" style:list-style-name="Viñeta_20_Cita_20_con_20_margen">
      <style:text-properties fo:language="es" fo:country="PY" officeooo:paragraph-rsid="0148f483"/>
    </style:style>
    <style:style style:name="P326" style:family="paragraph" style:parent-style-name="_34_._20_Contenido_20_Cita" style:list-style-name="Viñeta_20_Cita_20_con_20_margen">
      <style:paragraph-properties fo:line-height="150%"/>
      <style:text-properties fo:language="es" fo:country="PY"/>
    </style:style>
    <style:style style:name="P327" style:family="paragraph" style:parent-style-name="_34_._20_Contenido_20_Cita" style:list-style-name="Viñeta_20_Cita_20_sin_20_margen">
      <style:text-properties fo:language="es" fo:country="PY"/>
    </style:style>
    <style:style style:name="P328"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29"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30" style:family="paragraph" style:parent-style-name="_35_._20_Figura_20_Indice_20_1">
      <style:paragraph-properties>
        <style:tab-stops>
          <style:tab-stop style:position="16cm" style:type="right" style:leader-style="dotted" style:leader-text="."/>
        </style:tab-stops>
      </style:paragraph-properties>
    </style:style>
    <style:style style:name="P331" style:family="paragraph" style:parent-style-name="_36_._20_Tabla_20_Indice_20_1">
      <style:paragraph-properties>
        <style:tab-stops>
          <style:tab-stop style:position="16cm" style:type="right" style:leader-style="dotted" style:leader-text="."/>
        </style:tab-stops>
      </style:paragraph-properties>
    </style:style>
    <style:style style:name="P332" style:family="paragraph" style:parent-style-name="Heading_20_3" style:list-style-name="Numeración">
      <style:paragraph-properties fo:line-height="150%"/>
      <style:text-properties officeooo:paragraph-rsid="01ced7c6"/>
    </style:style>
    <style:style style:name="P333" style:family="paragraph" style:parent-style-name="Heading_20_3" style:list-style-name="Numeración">
      <style:paragraph-properties fo:line-height="150%"/>
    </style:style>
    <style:style style:name="P334" style:family="paragraph" style:parent-style-name="Heading_20_3" style:list-style-name="Numeración">
      <style:paragraph-properties fo:line-height="150%"/>
      <style:text-properties officeooo:paragraph-rsid="01cfbb14"/>
    </style:style>
    <style:style style:name="P335" style:family="paragraph" style:parent-style-name="Heading_20_3" style:list-style-name="Numeración">
      <style:paragraph-properties fo:line-height="150%"/>
      <style:text-properties officeooo:rsid="01cfbb14" officeooo:paragraph-rsid="01cfbb14"/>
    </style:style>
    <style:style style:name="P3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writing-mode="lr-tb"/>
    </style:style>
    <style:style style:name="P3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199cm" fo:margin-bottom="0cm" fo:line-height="100%" fo:text-align="center" fo:text-indent="0cm" style:writing-mode="lr-tb"/>
    </style:style>
    <style:style style:name="P34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199cm" fo:line-height="100%" fo:text-align="center" fo:text-indent="0cm" style:writing-mode="lr-tb"/>
    </style:style>
    <style:style style:name="P34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center" fo:text-indent="0cm"/>
    </style:style>
    <style:style style:name="P3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start" fo:text-indent="0cm" style:writing-mode="lr-tb"/>
    </style:style>
    <style:style style:name="P35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6" style:family="paragraph">
      <loext:graphic-properties draw:fill="none"/>
    </style:style>
    <style:style style:name="P35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start" fo:text-indent="0cm"/>
    </style:style>
    <style:style style:name="P36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officeooo:rsid="0152e7ab"/>
    </style:style>
    <style:style style:name="T8" style:family="text">
      <style:text-properties officeooo:rsid="0022dd75"/>
    </style:style>
    <style:style style:name="T9" style:family="text">
      <style:text-properties officeooo:rsid="002c62f3"/>
    </style:style>
    <style:style style:name="T10" style:family="text">
      <style:text-properties officeooo:rsid="003054db"/>
    </style:style>
    <style:style style:name="T11" style:family="text">
      <style:text-properties officeooo:rsid="0032c4cf"/>
    </style:style>
    <style:style style:name="T12" style:family="text">
      <style:text-properties officeooo:rsid="003b67d8"/>
    </style:style>
    <style:style style:name="T13" style:family="text">
      <style:text-properties officeooo:rsid="003b8a54"/>
    </style:style>
    <style:style style:name="T14" style:family="text">
      <style:text-properties officeooo:rsid="003bf584"/>
    </style:style>
    <style:style style:name="T15" style:family="text">
      <style:text-properties officeooo:rsid="003d83c7"/>
    </style:style>
    <style:style style:name="T16"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7"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8" style:family="text">
      <style:text-properties fo:text-transform="uppercase" style:font-name="Times New Roman4" fo:font-size="18pt" fo:language="es" fo:country="PY" fo:font-weight="bold" officeooo:rsid="0152e7ab"/>
    </style:style>
    <style:style style:name="T19" style:family="text">
      <style:text-properties fo:text-transform="uppercase" style:font-name="Times New Roman5" fo:font-size="16pt" fo:language="es" fo:country="PY" fo:font-style="normal" fo:font-weight="bold" officeooo:rsid="01b084c3"/>
    </style:style>
    <style:style style:name="T20" style:family="text">
      <style:text-properties fo:text-transform="uppercase" style:font-name="Times New Roman5" fo:font-size="16pt" fo:language="es" fo:country="PY" fo:font-style="normal" fo:font-weight="bold" officeooo:rsid="01ad718f"/>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3"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31"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32"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33"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4"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6"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7"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8"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6"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7"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8"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9"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5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51"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52"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53"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4"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6"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7"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8"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9"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60"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61"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5"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6"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7"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8" style:family="text">
      <style:text-properties fo:font-variant="normal" fo:text-transform="none" style:font-name="Times New Roman5" fo:font-size="14pt" fo:font-style="normal" fo:font-weight="bold" officeooo:rsid="0216e46c"/>
    </style:style>
    <style:style style:name="T69" style:family="text">
      <style:text-properties officeooo:rsid="003dd1df"/>
    </style:style>
    <style:style style:name="T70" style:family="text">
      <style:text-properties fo:font-weight="bold" style:font-weight-asian="bold" style:font-weight-complex="bold"/>
    </style:style>
    <style:style style:name="T71" style:family="text">
      <style:text-properties fo:font-weight="bold" officeooo:rsid="00aabba0" style:font-weight-asian="bold" style:font-weight-complex="bold"/>
    </style:style>
    <style:style style:name="T72" style:family="text">
      <style:text-properties fo:font-weight="bold" officeooo:rsid="00f542ce" style:font-weight-asian="bold" style:font-weight-complex="bold"/>
    </style:style>
    <style:style style:name="T73" style:family="text">
      <style:text-properties fo:font-weight="bold" officeooo:rsid="0139007f" style:font-weight-asian="bold" style:font-weight-complex="bold"/>
    </style:style>
    <style:style style:name="T74" style:family="text">
      <style:text-properties fo:font-weight="bold" officeooo:rsid="0165a9c6" style:font-weight-asian="bold" style:font-weight-complex="bold"/>
    </style:style>
    <style:style style:name="T75" style:family="text">
      <style:text-properties fo:font-weight="bold" officeooo:rsid="01b084c3" style:font-weight-asian="bold" style:font-weight-complex="bold"/>
    </style:style>
    <style:style style:name="T76" style:family="text">
      <style:text-properties fo:color="#00000a" loext:opacity="100%" style:font-name="Times New Roman2" fo:font-size="12pt"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9"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81"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82"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83"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4"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5"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86" style:family="text">
      <style:text-properties fo:color="#00000a" loext:opacity="100%" style:font-name="Times New Roman2" style:font-name-asian="Times New Roman3" style:font-name-complex="Times New Roman3"/>
    </style:style>
    <style:style style:name="T87" style:family="text">
      <style:text-properties fo:color="#00000a" loext:opacity="100%" style:font-name="Times New Roman2" fo:background-color="#ffffff" loext:char-shading-value="0" style:font-name-asian="Times New Roman3" style:font-name-complex="Times New Roman3"/>
    </style:style>
    <style:style style:name="T88"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9"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90"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91" style:family="text">
      <style:text-properties fo:color="#00000a" loext:opacity="100%" officeooo:rsid="00c379e5"/>
    </style:style>
    <style:style style:name="T92" style:family="text">
      <style:text-properties style:text-position="0% 100%"/>
    </style:style>
    <style:style style:name="T93" style:family="text">
      <style:text-properties style:text-position="0% 100%" style:font-name="Liberation Serif" fo:font-size="12pt" style:font-size-asian="12pt" style:font-size-complex="12pt"/>
    </style:style>
    <style:style style:name="T94" style:family="text">
      <style:text-properties style:text-position="0% 100%" style:font-name="Times New Roman2" fo:font-size="12pt" style:font-name-asian="Times New Roman3" style:font-size-asian="12pt" style:font-name-complex="Times New Roman3" style:font-size-complex="12pt"/>
    </style:style>
    <style:style style:name="T95"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6"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7" style:family="text">
      <style:text-properties style:text-position="0% 100%" style:font-name="Times New Roman2" fo:font-size="12pt" style:font-size-asian="12pt" style:font-size-complex="12pt"/>
    </style:style>
    <style:style style:name="T98" style:family="text">
      <style:text-properties style:text-position="0% 100%" style:font-name="Times New Roman2" fo:font-size="12pt" officeooo:rsid="0038a3cb" style:font-size-asian="12pt" style:font-size-complex="12pt"/>
    </style:style>
    <style:style style:name="T99" style:family="text">
      <style:text-properties style:text-position="0% 100%" style:font-name="Times New Roman2" fo:font-size="12pt" officeooo:rsid="0039aa40" style:font-size-asian="12pt" style:font-size-complex="12pt"/>
    </style:style>
    <style:style style:name="T100" style:family="text">
      <style:text-properties style:text-position="0% 100%" style:font-name="Times New Roman2" officeooo:rsid="00ce89cc"/>
    </style:style>
    <style:style style:name="T101" style:family="text">
      <style:text-properties style:text-position="0% 100%" style:font-name="Times New Roman2" officeooo:rsid="012b098c"/>
    </style:style>
    <style:style style:name="T102" style:family="text">
      <style:text-properties style:text-position="0% 100%" style:font-name="Times New Roman2" officeooo:rsid="016a7b48" style:font-name-asian="Times New Roman3"/>
    </style:style>
    <style:style style:name="T103" style:family="text">
      <style:text-properties style:text-position="0% 100%" style:font-name="Times New Roman2" fo:font-weight="normal" officeooo:rsid="01905af1" style:font-weight-asian="normal" style:font-weight-complex="normal"/>
    </style:style>
    <style:style style:name="T104" style:family="text">
      <style:text-properties style:text-position="0% 100%" fo:font-size="12pt" officeooo:rsid="00216647" style:font-size-asian="12pt" style:font-size-complex="12pt"/>
    </style:style>
    <style:style style:name="T105" style:family="text">
      <style:text-properties style:text-position="0% 100%" style:text-underline-style="none" officeooo:rsid="00ada0d4"/>
    </style:style>
    <style:style style:name="T106" style:family="text">
      <style:text-properties style:text-position="0% 100%" officeooo:rsid="00d42b8b"/>
    </style:style>
    <style:style style:name="T107" style:family="text">
      <style:text-properties style:text-position="0% 100%" officeooo:rsid="00ddf5b8"/>
    </style:style>
    <style:style style:name="T108" style:family="text">
      <style:text-properties style:text-position="0% 100%" style:font-name="Times New Roman7"/>
    </style:style>
    <style:style style:name="T109" style:family="text">
      <style:text-properties style:text-position="0% 100%" style:font-name="Times New Roman7" officeooo:rsid="015d7711"/>
    </style:style>
    <style:style style:name="T110" style:family="text">
      <style:text-properties style:text-position="0% 100%" style:font-name="Times New Roman7" fo:font-weight="normal" style:font-weight-asian="normal" style:font-weight-complex="normal"/>
    </style:style>
    <style:style style:name="T111" style:family="text">
      <style:text-properties style:text-position="0% 100%" style:font-name="Times New Roman7" fo:font-weight="normal" officeooo:rsid="01717c1a" style:font-weight-asian="normal" style:font-weight-complex="normal"/>
    </style:style>
    <style:style style:name="T112" style:family="text">
      <style:text-properties style:text-position="0% 100%" style:font-name="Times New Roman7" fo:font-weight="normal" officeooo:rsid="0171a6e1" style:font-weight-asian="normal" style:font-weight-complex="normal"/>
    </style:style>
    <style:style style:name="T113" style:family="text">
      <style:text-properties style:text-position="0% 100%" style:font-name="Times New Roman7" fo:font-weight="normal" officeooo:rsid="01736632" style:font-weight-asian="normal" style:font-weight-complex="normal"/>
    </style:style>
    <style:style style:name="T114" style:family="text">
      <style:text-properties style:text-position="0% 100%" style:font-name="Times New Roman7" fo:font-weight="normal" officeooo:rsid="017539eb" style:font-weight-asian="normal" style:font-weight-complex="normal"/>
    </style:style>
    <style:style style:name="T115" style:family="text">
      <style:text-properties style:text-position="0% 100%" style:font-name="Times New Roman7" fo:font-weight="normal" officeooo:rsid="0178fc11" style:font-weight-asian="normal" style:font-weight-complex="normal"/>
    </style:style>
    <style:style style:name="T116" style:family="text">
      <style:text-properties style:text-position="0% 100%" style:font-name="Times New Roman7" fo:font-weight="normal" officeooo:rsid="017ae977" style:font-weight-asian="normal" style:font-weight-complex="normal"/>
    </style:style>
    <style:style style:name="T117" style:family="text">
      <style:text-properties style:text-position="0% 100%" style:font-name="Times New Roman7" fo:font-weight="normal" officeooo:rsid="017c1659" style:font-weight-asian="normal" style:font-weight-complex="normal"/>
    </style:style>
    <style:style style:name="T118" style:family="text">
      <style:text-properties style:text-position="0% 100%" style:font-name="Times New Roman7" fo:font-weight="normal" officeooo:rsid="017e9f52" style:font-weight-asian="normal" style:font-weight-complex="normal"/>
    </style:style>
    <style:style style:name="T119" style:family="text">
      <style:text-properties style:text-position="0% 100%" style:font-name="Times New Roman7" fo:font-weight="normal" officeooo:rsid="01806eab" style:font-weight-asian="normal" style:font-weight-complex="normal"/>
    </style:style>
    <style:style style:name="T120" style:family="text">
      <style:text-properties style:text-position="0% 100%" style:font-name="Times New Roman7" fo:font-weight="normal" officeooo:rsid="01835046" style:font-weight-asian="normal" style:font-weight-complex="normal"/>
    </style:style>
    <style:style style:name="T121" style:family="text">
      <style:text-properties style:text-position="0% 100%" style:font-name="Times New Roman7" fo:font-weight="normal" officeooo:rsid="0184b487" style:font-weight-asian="normal" style:font-weight-complex="normal"/>
    </style:style>
    <style:style style:name="T122" style:family="text">
      <style:text-properties style:text-position="0% 100%" style:font-name="Times New Roman7" fo:font-weight="normal" officeooo:rsid="01855608" style:font-weight-asian="normal" style:font-weight-complex="normal"/>
    </style:style>
    <style:style style:name="T123" style:family="text">
      <style:text-properties style:text-position="0% 100%" style:font-name="Times New Roman7" fo:font-weight="normal" officeooo:rsid="01883fd3" style:font-weight-asian="normal" style:font-weight-complex="normal"/>
    </style:style>
    <style:style style:name="T124" style:family="text">
      <style:text-properties style:text-position="0% 100%" style:font-name="Times New Roman7" fo:font-weight="normal" officeooo:rsid="0189bc22" style:font-weight-asian="normal" style:font-weight-complex="normal"/>
    </style:style>
    <style:style style:name="T125" style:family="text">
      <style:text-properties style:text-position="0% 100%" style:font-name="Times New Roman7" fo:font-weight="normal" officeooo:rsid="018bcfa0" style:font-weight-asian="normal" style:font-weight-complex="normal"/>
    </style:style>
    <style:style style:name="T126" style:family="text">
      <style:text-properties style:text-position="0% 100%" style:font-name="Times New Roman7" fo:font-weight="normal" officeooo:rsid="0191fb81" style:font-weight-asian="normal" style:font-weight-complex="normal"/>
    </style:style>
    <style:style style:name="T127" style:family="text">
      <style:text-properties style:text-position="0% 100%" style:font-name="Times New Roman7" fo:font-weight="normal" officeooo:rsid="01927bca" style:font-weight-asian="normal" style:font-weight-complex="normal"/>
    </style:style>
    <style:style style:name="T128" style:family="text">
      <style:text-properties style:text-position="0% 100%" style:font-name="Times New Roman7" fo:font-weight="normal" officeooo:rsid="0196f329" style:font-weight-asian="normal" style:font-weight-complex="normal"/>
    </style:style>
    <style:style style:name="T129" style:family="text">
      <style:text-properties style:text-position="0% 100%" style:font-name="Times New Roman7" fo:font-weight="normal" officeooo:rsid="01983b1e" style:font-weight-asian="normal" style:font-weight-complex="normal"/>
    </style:style>
    <style:style style:name="T130" style:family="text">
      <style:text-properties style:text-position="0% 100%" style:font-name="Times New Roman7" fo:font-weight="normal" officeooo:rsid="019c1d61" style:font-weight-asian="normal" style:font-weight-complex="normal"/>
    </style:style>
    <style:style style:name="T131" style:family="text">
      <style:text-properties style:text-position="0% 100%" style:font-name="Times New Roman7" fo:font-weight="normal" officeooo:rsid="019d97fb" style:font-weight-asian="normal" style:font-weight-complex="normal"/>
    </style:style>
    <style:style style:name="T132" style:family="text">
      <style:text-properties style:text-position="0% 100%" style:font-name="Times New Roman7" fo:font-weight="normal" officeooo:rsid="019e61d1" style:font-weight-asian="normal" style:font-weight-complex="normal"/>
    </style:style>
    <style:style style:name="T133" style:family="text">
      <style:text-properties style:text-position="0% 100%" style:font-name="Times New Roman7" fo:font-weight="normal" officeooo:rsid="01a7430c" style:font-weight-asian="normal" style:font-weight-complex="normal"/>
    </style:style>
    <style:style style:name="T134" style:family="text">
      <style:text-properties style:text-position="0% 100%" style:font-name="Times New Roman7" fo:font-weight="normal" officeooo:rsid="01a7989c" style:font-weight-asian="normal" style:font-weight-complex="normal"/>
    </style:style>
    <style:style style:name="T135" style:family="text">
      <style:text-properties style:text-position="0% 100%" style:font-name="Times New Roman7" fo:font-weight="normal" officeooo:rsid="01a824e6" style:font-weight-asian="normal" style:font-weight-complex="normal"/>
    </style:style>
    <style:style style:name="T136" style:family="text">
      <style:text-properties style:text-position="0% 100%" style:font-name="Times New Roman7" fo:font-weight="normal" officeooo:rsid="01a871f4" style:font-weight-asian="normal" style:font-weight-complex="normal"/>
    </style:style>
    <style:style style:name="T137" style:family="text">
      <style:text-properties style:text-position="0% 100%" style:font-name="Times New Roman7" fo:font-weight="normal" officeooo:rsid="01a8a61b" style:font-weight-asian="normal" style:font-weight-complex="normal"/>
    </style:style>
    <style:style style:name="T138" style:family="text">
      <style:text-properties style:text-position="0% 100%" style:font-name="Times New Roman7" fo:font-weight="normal" officeooo:rsid="01acd6d8" style:font-weight-asian="normal" style:font-weight-complex="normal"/>
    </style:style>
    <style:style style:name="T139" style:family="text">
      <style:text-properties style:text-position="0% 100%" style:font-name="Times New Roman7" fo:font-weight="normal" officeooo:rsid="01ad718f" style:font-weight-asian="normal" style:font-weight-complex="normal"/>
    </style:style>
    <style:style style:name="T140" style:family="text">
      <style:text-properties style:text-position="0% 100%" style:font-name="Times New Roman7" fo:font-weight="normal" officeooo:rsid="01b05d4f" style:font-weight-asian="normal" style:font-weight-complex="normal"/>
    </style:style>
    <style:style style:name="T141" style:family="text">
      <style:text-properties style:text-position="0% 100%" style:font-name="Times New Roman7" fo:font-weight="normal" officeooo:rsid="01b084c3" style:font-weight-asian="normal" style:font-weight-complex="normal"/>
    </style:style>
    <style:style style:name="T142" style:family="text">
      <style:text-properties style:text-position="0% 100%" style:font-name="Times New Roman7" fo:font-weight="normal" officeooo:rsid="01b1f3a7" style:font-weight-asian="normal" style:font-weight-complex="normal"/>
    </style:style>
    <style:style style:name="T143" style:family="text">
      <style:text-properties style:text-position="0% 100%" style:font-name="Times New Roman7" fo:font-weight="normal" officeooo:rsid="01b31c62" style:font-weight-asian="normal" style:font-weight-complex="normal"/>
    </style:style>
    <style:style style:name="T144" style:family="text">
      <style:text-properties style:text-position="0% 100%" style:font-name="Times New Roman7" fo:font-weight="normal" officeooo:rsid="0200c476" style:font-weight-asian="normal" style:font-weight-complex="normal"/>
    </style:style>
    <style:style style:name="T145" style:family="text">
      <style:text-properties style:text-position="0% 100%" style:font-name="Times New Roman7" fo:font-weight="bold" officeooo:rsid="01883fd3" style:font-weight-asian="bold" style:font-weight-complex="bold"/>
    </style:style>
    <style:style style:name="T146" style:family="text">
      <style:text-properties style:text-position="0% 100%" style:font-name="Times New Roman7" fo:font-weight="bold" officeooo:rsid="01855608" style:font-weight-asian="bold" style:font-weight-complex="bold"/>
    </style:style>
    <style:style style:name="T147" style:family="text">
      <style:text-properties style:text-position="0% 100%" officeooo:rsid="0118a133"/>
    </style:style>
    <style:style style:name="T148" style:family="text">
      <style:text-properties style:text-position="0% 100%" officeooo:rsid="0125a4a1"/>
    </style:style>
    <style:style style:name="T149" style:family="text">
      <style:text-properties style:text-position="0% 100%" officeooo:rsid="015996ec"/>
    </style:style>
    <style:style style:name="T150" style:family="text">
      <style:text-properties style:text-position="0% 100%" officeooo:rsid="0165a9c6"/>
    </style:style>
    <style:style style:name="T151" style:family="text">
      <style:text-properties style:text-position="0% 100%" officeooo:rsid="0171a6e1"/>
    </style:style>
    <style:style style:name="T152" style:family="text">
      <style:text-properties style:text-position="0% 100%" officeooo:rsid="01560d1c"/>
    </style:style>
    <style:style style:name="T153" style:family="text">
      <style:text-properties style:text-position="0% 100%" officeooo:rsid="017599c0"/>
    </style:style>
    <style:style style:name="T154" style:family="text">
      <style:text-properties style:text-position="0% 100%" officeooo:rsid="0178d5d0"/>
    </style:style>
    <style:style style:name="T155" style:family="text">
      <style:text-properties style:text-position="0% 100%" officeooo:rsid="017e341e"/>
    </style:style>
    <style:style style:name="T156" style:family="text">
      <style:text-properties style:text-position="0% 100%" officeooo:rsid="01816e27"/>
    </style:style>
    <style:style style:name="T157" style:family="text">
      <style:text-properties style:text-position="0% 100%" officeooo:rsid="021ce0b7"/>
    </style:style>
    <style:style style:name="T158" style:family="text">
      <style:text-properties style:text-position="0% 100%" officeooo:rsid="02202a2d"/>
    </style:style>
    <style:style style:name="T159" style:family="text">
      <style:text-properties officeooo:rsid="00411452"/>
    </style:style>
    <style:style style:name="T160"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61" style:family="text">
      <style:text-properties fo:text-transform="capitalize" style:font-name="Times New Roman2" fo:font-size="15pt" fo:font-weight="bold" officeooo:rsid="00f87f90" style:font-name-asian="Times New Roman3" style:font-name-complex="Times New Roman3"/>
    </style:style>
    <style:style style:name="T162" style:family="text">
      <style:text-properties fo:text-transform="capitalize" style:font-name="Times New Roman2" fo:font-size="15pt" fo:language="es" fo:country="PY" fo:font-weight="bold" officeooo:rsid="01560d1c" style:font-name-asian="Times New Roman3" style:font-name-complex="Times New Roman3"/>
    </style:style>
    <style:style style:name="T163" style:family="text">
      <style:text-properties fo:text-transform="capitalize" style:font-name="Times New Roman2" fo:font-size="15pt" fo:language="es" fo:country="PY" fo:font-weight="bold" officeooo:rsid="0157aafb" style:font-name-asian="Times New Roman3" style:font-name-complex="Times New Roman3"/>
    </style:style>
    <style:style style:name="T164" style:family="text">
      <style:text-properties fo:text-transform="capitalize" style:font-name="Times New Roman2" fo:font-size="15pt" fo:language="es" fo:country="PY" fo:font-weight="bold" officeooo:rsid="015aad32" style:font-name-asian="Times New Roman3" style:font-name-complex="Times New Roman3"/>
    </style:style>
    <style:style style:name="T165" style:family="text">
      <style:text-properties fo:text-transform="capitalize" style:font-name="Times New Roman2" fo:font-size="15pt" fo:language="es" fo:country="PY" fo:font-weight="bold" officeooo:rsid="015f4b74" style:font-name-asian="Times New Roman3" style:font-name-complex="Times New Roman3"/>
    </style:style>
    <style:style style:name="T166" style:family="text">
      <style:text-properties fo:text-transform="capitalize" style:font-name="Times New Roman4" fo:font-size="15pt" fo:font-weight="bold"/>
    </style:style>
    <style:style style:name="T167" style:family="text">
      <style:text-properties fo:text-transform="capitalize" style:font-name="Times New Roman4" fo:font-size="15pt" fo:font-weight="bold" officeooo:rsid="002c4033"/>
    </style:style>
    <style:style style:name="T168" style:family="text">
      <style:text-properties fo:text-transform="capitalize" style:font-name="Times New Roman4" fo:font-size="15pt" fo:font-weight="bold" officeooo:rsid="008d3643"/>
    </style:style>
    <style:style style:name="T169" style:family="text">
      <style:text-properties fo:text-transform="capitalize" style:font-name="Times New Roman4" fo:font-size="15pt" fo:font-weight="bold" officeooo:rsid="00f250e1"/>
    </style:style>
    <style:style style:name="T170" style:family="text">
      <style:text-properties style:font-name="Times new roman" fo:font-size="12pt" style:font-size-asian="12pt" style:font-size-complex="12pt"/>
    </style:style>
    <style:style style:name="T171" style:family="text">
      <style:text-properties style:font-name="Times new roman" fo:font-size="12pt" officeooo:rsid="00e1578d" style:font-size-asian="12pt" style:font-size-complex="12pt"/>
    </style:style>
    <style:style style:name="T172" style:family="text">
      <style:text-properties style:font-name="Liberation Serif" fo:font-size="12pt" style:font-size-asian="12pt" style:font-size-complex="12pt"/>
    </style:style>
    <style:style style:name="T173" style:family="text">
      <style:text-properties style:font-name="Liberation Serif" fo:font-size="12pt" officeooo:rsid="00294326" style:font-size-asian="12pt" style:font-size-complex="12pt"/>
    </style:style>
    <style:style style:name="T174" style:family="text">
      <style:text-properties style:font-name="Liberation Serif" fo:font-size="12pt" officeooo:rsid="00e1578d" style:font-size-asian="12pt" style:font-size-complex="12pt"/>
    </style:style>
    <style:style style:name="T175" style:family="text">
      <style:text-properties style:font-name="Liberation Serif" fo:font-size="12pt" officeooo:rsid="00e52955" style:font-size-asian="12pt" style:font-size-complex="12pt"/>
    </style:style>
    <style:style style:name="T176" style:family="text">
      <style:text-properties fo:font-style="normal"/>
    </style:style>
    <style:style style:name="T177" style:family="text">
      <style:text-properties fo:font-style="normal" officeooo:rsid="004ea75c" style:font-style-asian="normal" style:font-style-complex="normal"/>
    </style:style>
    <style:style style:name="T178" style:family="text">
      <style:text-properties fo:font-style="normal" officeooo:rsid="00e2d665" style:font-style-asian="normal" style:font-style-complex="normal"/>
    </style:style>
    <style:style style:name="T179" style:family="text">
      <style:text-properties fo:font-style="normal" officeooo:rsid="013be97a" style:font-style-asian="normal" style:font-style-complex="normal"/>
    </style:style>
    <style:style style:name="T180" style:family="text">
      <style:text-properties fo:font-style="normal" officeooo:rsid="013dd790" style:font-style-asian="normal" style:font-style-complex="normal"/>
    </style:style>
    <style:style style:name="T181" style:family="text">
      <style:text-properties fo:font-style="normal" officeooo:rsid="01f3d3bc" style:font-style-asian="normal" style:font-style-complex="normal"/>
    </style:style>
    <style:style style:name="T182" style:family="text">
      <style:text-properties fo:font-style="normal" fo:font-weight="normal" officeooo:rsid="004ea75c" style:font-style-asian="normal" style:font-weight-asian="normal" style:font-style-complex="normal" style:font-weight-complex="normal"/>
    </style:style>
    <style:style style:name="T183" style:family="text">
      <style:text-properties fo:font-style="normal" fo:font-weight="normal" officeooo:rsid="00e981d0" style:font-style-asian="normal" style:font-weight-asian="normal" style:font-style-complex="normal" style:font-weight-complex="normal"/>
    </style:style>
    <style:style style:name="T184" style:family="text">
      <style:text-properties fo:font-style="normal" fo:font-weight="normal" officeooo:rsid="00e2d665" style:font-style-asian="normal" style:font-weight-asian="normal" style:font-style-complex="normal" style:font-weight-complex="normal"/>
    </style:style>
    <style:style style:name="T185" style:family="text">
      <style:text-properties fo:font-style="normal" fo:font-weight="normal" officeooo:rsid="00ed332e" style:font-style-asian="normal" style:font-weight-asian="normal" style:font-style-complex="normal" style:font-weight-complex="normal"/>
    </style:style>
    <style:style style:name="T186" style:family="text">
      <style:text-properties fo:font-style="normal" fo:font-weight="normal" officeooo:rsid="01e9094c" style:font-style-asian="normal" style:font-weight-asian="normal" style:font-style-complex="normal" style:font-weight-complex="normal"/>
    </style:style>
    <style:style style:name="T187" style:family="text">
      <style:text-properties fo:font-style="normal" officeooo:rsid="0152e7ab"/>
    </style:style>
    <style:style style:name="T188" style:family="text">
      <style:text-properties fo:font-style="italic" style:font-style-asian="italic"/>
    </style:style>
    <style:style style:name="T189" style:family="text">
      <style:text-properties fo:font-style="italic" officeooo:rsid="004ea75c" style:font-style-asian="italic"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083fe6a" style:font-style-asian="italic" style:font-weight-asian="normal" style:font-style-complex="italic" style:font-weight-complex="normal"/>
    </style:style>
    <style:style style:name="T192" style:family="text">
      <style:text-properties fo:font-style="italic" fo:font-weight="normal" officeooo:rsid="01e9094c" style:font-style-asian="italic" style:font-weight-asian="normal" style:font-style-complex="italic" style:font-weight-complex="normal"/>
    </style:style>
    <style:style style:name="T193" style:family="text">
      <style:text-properties fo:font-style="italic" fo:font-weight="normal" officeooo:rsid="01d0abed" style:font-style-asian="italic" style:font-weight-asian="normal" style:font-style-complex="italic" style:font-weight-complex="normal"/>
    </style:style>
    <style:style style:name="T194" style:family="text">
      <style:text-properties fo:font-style="italic" fo:font-weight="normal" officeooo:rsid="02040a96" style:font-style-asian="italic" style:font-weight-asian="normal" style:font-style-complex="italic" style:font-weight-complex="normal"/>
    </style:style>
    <style:style style:name="T195" style:family="text">
      <style:text-properties fo:font-style="italic" fo:font-weight="normal" officeooo:rsid="02175265" style:font-style-asian="italic" style:font-weight-asian="normal" style:font-style-complex="italic" style:font-weight-complex="normal"/>
    </style:style>
    <style:style style:name="T196" style:family="text">
      <style:text-properties officeooo:rsid="0063e6d3"/>
    </style:style>
    <style:style style:name="T197" style:family="text">
      <style:text-properties officeooo:rsid="006cba8b"/>
    </style:style>
    <style:style style:name="T198" style:family="text">
      <style:text-properties style:font-name="Times New Roman2"/>
    </style:style>
    <style:style style:name="T199" style:family="text">
      <style:text-properties style:font-name="Times New Roman2" fo:font-size="12pt" style:font-name-asian="Times New Roman3" style:font-size-asian="12pt" style:font-name-complex="Times New Roman3" style:font-size-complex="12pt"/>
    </style:style>
    <style:style style:name="T200" style:family="text">
      <style:text-properties style:font-name="Times New Roman2" fo:font-size="12pt" officeooo:rsid="00186b71" style:font-name-asian="Times New Roman3" style:font-size-asian="12pt" style:font-name-complex="Times New Roman3" style:font-size-complex="12pt"/>
    </style:style>
    <style:style style:name="T201" style:family="text">
      <style:text-properties style:font-name="Times New Roman2" fo:font-size="12pt" officeooo:rsid="001a7ab9" style:font-name-asian="Times New Roman3" style:font-size-asian="12pt" style:font-name-complex="Times New Roman3" style:font-size-complex="12pt"/>
    </style:style>
    <style:style style:name="T202" style:family="text">
      <style:text-properties style:font-name="Times New Roman2" fo:font-size="12pt" officeooo:rsid="009806b0" style:font-name-asian="Times New Roman3" style:font-size-asian="12pt" style:font-name-complex="Times New Roman3" style:font-size-complex="12pt"/>
    </style:style>
    <style:style style:name="T203"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04"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205"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06"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207"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8"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9"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10" style:family="text">
      <style:text-properties style:font-name="Times New Roman2" style:font-name-asian="Times New Roman3"/>
    </style:style>
    <style:style style:name="T211" style:family="text">
      <style:text-properties style:font-name="Times New Roman2" style:font-name-asian="Times New Roman3" style:font-name-complex="Times New Roman3"/>
    </style:style>
    <style:style style:name="T212" style:family="text">
      <style:text-properties style:font-name="Times New Roman2" officeooo:rsid="008ece67" style:font-name-asian="Times New Roman3" style:font-name-complex="Times New Roman3"/>
    </style:style>
    <style:style style:name="T213" style:family="text">
      <style:text-properties style:font-name="Times New Roman2" officeooo:rsid="0090152f" style:font-name-asian="Times New Roman3" style:font-name-complex="Times New Roman3"/>
    </style:style>
    <style:style style:name="T214" style:family="text">
      <style:text-properties style:font-name="Times New Roman2" officeooo:rsid="00f87f90" style:font-name-asian="Times New Roman3" style:font-name-complex="Times New Roman3"/>
    </style:style>
    <style:style style:name="T215" style:family="text">
      <style:text-properties style:font-name="Times New Roman2" officeooo:rsid="0091e137" style:font-name-asian="Times New Roman3" style:font-name-complex="Times New Roman3"/>
    </style:style>
    <style:style style:name="T216" style:family="text">
      <style:text-properties style:font-name="Times New Roman2" officeooo:rsid="00f87f90" style:font-name-asian="Times New Roman3"/>
    </style:style>
    <style:style style:name="T217" style:family="text">
      <style:text-properties style:font-name="Times New Roman2" officeooo:rsid="0165a9c6" style:font-name-asian="Times New Roman3"/>
    </style:style>
    <style:style style:name="T218" style:family="text">
      <style:text-properties style:font-name="Times New Roman2" officeooo:rsid="016a7b48" style:font-name-asian="Times New Roman3"/>
    </style:style>
    <style:style style:name="T219" style:family="text">
      <style:text-properties style:font-name="Times New Roman2" officeooo:rsid="0217b179" style:font-name-asian="Times New Roman3"/>
    </style:style>
    <style:style style:name="T220" style:family="text">
      <style:text-properties style:font-name="Times New Roman2" officeooo:rsid="0219ab97" style:font-name-asian="Times New Roman3"/>
    </style:style>
    <style:style style:name="T221" style:family="text">
      <style:text-properties style:font-name="Times New Roman2" officeooo:rsid="021b1e7b" style:font-name-asian="Times New Roman3"/>
    </style:style>
    <style:style style:name="T222" style:family="text">
      <style:text-properties style:font-name="Times New Roman2" officeooo:rsid="00a86e7d"/>
    </style:style>
    <style:style style:name="T223" style:family="text">
      <style:text-properties style:font-name="Times New Roman2" officeooo:rsid="00cb0f28"/>
    </style:style>
    <style:style style:name="T224" style:family="text">
      <style:text-properties style:font-name="Times New Roman2" officeooo:rsid="00cd3051"/>
    </style:style>
    <style:style style:name="T225" style:family="text">
      <style:text-properties style:font-name="Times New Roman2" officeooo:rsid="00ce89cc"/>
    </style:style>
    <style:style style:name="T226" style:family="text">
      <style:text-properties style:font-name="Times New Roman2" officeooo:rsid="00d0042a"/>
    </style:style>
    <style:style style:name="T227" style:family="text">
      <style:text-properties style:font-name="Times New Roman2" officeooo:rsid="00d589c3"/>
    </style:style>
    <style:style style:name="T228" style:family="text">
      <style:text-properties style:font-name="Times New Roman2" officeooo:rsid="0135fa93"/>
    </style:style>
    <style:style style:name="T229" style:family="text">
      <style:text-properties style:font-name="Times New Roman2" officeooo:rsid="0139007f"/>
    </style:style>
    <style:style style:name="T230" style:family="text">
      <style:text-properties style:font-name="Times New Roman2" fo:font-weight="bold" officeooo:rsid="0139007f" style:font-weight-asian="bold" style:font-weight-complex="bold"/>
    </style:style>
    <style:style style:name="T231" style:family="text">
      <style:text-properties style:font-name="Times New Roman2" fo:font-weight="bold" officeooo:rsid="016c893d" style:font-weight-asian="bold" style:font-weight-complex="bold"/>
    </style:style>
    <style:style style:name="T232" style:family="text">
      <style:text-properties style:font-name="Times New Roman2" fo:font-weight="bold" officeooo:rsid="016dbffa" style:font-weight-asian="bold" style:font-weight-complex="bold"/>
    </style:style>
    <style:style style:name="T233" style:family="text">
      <style:text-properties style:font-name="Times New Roman2" fo:font-weight="bold" officeooo:rsid="018f46ad" style:font-weight-asian="bold" style:font-weight-complex="bold"/>
    </style:style>
    <style:style style:name="T234" style:family="text">
      <style:text-properties style:font-name="Times New Roman2" fo:font-weight="bold" officeooo:rsid="018ffde3" style:font-weight-asian="bold" style:font-weight-complex="bold"/>
    </style:style>
    <style:style style:name="T235" style:family="text">
      <style:text-properties style:font-name="Times New Roman2" fo:font-weight="bold" officeooo:rsid="01b31c62" style:font-weight-asian="bold" style:font-weight-complex="bold"/>
    </style:style>
    <style:style style:name="T236" style:family="text">
      <style:text-properties style:font-name="Times New Roman2" officeooo:rsid="017736aa"/>
    </style:style>
    <style:style style:name="T237" style:family="text">
      <style:text-properties style:font-name="Times New Roman2" officeooo:rsid="017b0b82"/>
    </style:style>
    <style:style style:name="T238" style:family="text">
      <style:text-properties style:font-name="Times New Roman2" fo:font-weight="normal" style:font-weight-asian="normal" style:font-weight-complex="normal"/>
    </style:style>
    <style:style style:name="T239" style:family="text">
      <style:text-properties style:font-name="Times New Roman2" fo:font-weight="normal" officeooo:rsid="018f46ad" style:font-weight-asian="normal" style:font-weight-complex="normal"/>
    </style:style>
    <style:style style:name="T240" style:family="text">
      <style:text-properties style:font-name="Times New Roman2" fo:font-weight="normal" officeooo:rsid="018ffde3" style:font-weight-asian="normal" style:font-weight-complex="normal"/>
    </style:style>
    <style:style style:name="T241" style:family="text">
      <style:text-properties style:font-name="Times New Roman2" fo:font-weight="normal" officeooo:rsid="01905af1" style:font-weight-asian="normal" style:font-weight-complex="normal"/>
    </style:style>
    <style:style style:name="T242" style:family="text">
      <style:text-properties style:font-name="Times New Roman2" fo:font-weight="normal" officeooo:rsid="01b5edf4" style:font-weight-asian="normal" style:font-weight-complex="normal"/>
    </style:style>
    <style:style style:name="T243" style:family="text">
      <style:text-properties style:font-name="Times New Roman2" fo:font-weight="normal" officeooo:rsid="01b7e870" style:font-weight-asian="normal" style:font-weight-complex="normal"/>
    </style:style>
    <style:style style:name="T244" style:family="text">
      <style:text-properties style:font-name="Times New Roman2" fo:font-weight="normal" officeooo:rsid="01c174d1" style:font-weight-asian="normal" style:font-weight-complex="normal"/>
    </style:style>
    <style:style style:name="T245" style:family="text">
      <style:text-properties style:font-name="Times New Roman2" fo:font-weight="normal" officeooo:rsid="01b084c3" style:font-weight-asian="normal" style:font-weight-complex="normal"/>
    </style:style>
    <style:style style:name="T246" style:family="text">
      <style:text-properties style:font-name="Times New Roman2" fo:font-weight="normal" style:font-name-asian="Noto Sans Mono CJK SC" style:font-weight-asian="normal" style:font-name-complex="Liberation Mono" style:font-weight-complex="normal"/>
    </style:style>
    <style:style style:name="T247" style:family="text">
      <style:text-properties style:font-name="Times New Roman2" fo:font-weight="normal" officeooo:rsid="01c0dcc0" style:font-name-asian="Noto Sans Mono CJK SC" style:font-weight-asian="normal" style:font-name-complex="Liberation Mono" style:font-weight-complex="normal"/>
    </style:style>
    <style:style style:name="T248" style:family="text">
      <style:text-properties style:font-name="Times New Roman2" fo:font-weight="normal" officeooo:rsid="01c174d1" style:font-name-asian="Noto Sans Mono CJK SC" style:font-weight-asian="normal" style:font-name-complex="Liberation Mono" style:font-weight-complex="normal"/>
    </style:style>
    <style:style style:name="T249" style:family="text">
      <style:text-properties style:font-name="Times New Roman2" fo:font-weight="normal" officeooo:rsid="01c27721" style:font-name-asian="Noto Sans Mono CJK SC" style:font-weight-asian="normal" style:font-name-complex="Liberation Mono" style:font-weight-complex="normal"/>
    </style:style>
    <style:style style:name="T250" style:family="text">
      <style:text-properties style:font-name="Times New Roman2" fo:font-weight="normal" officeooo:rsid="01c41b4e" style:font-name-asian="Noto Sans Mono CJK SC" style:font-weight-asian="normal" style:font-name-complex="Liberation Mono" style:font-weight-complex="normal"/>
    </style:style>
    <style:style style:name="T251" style:family="text">
      <style:text-properties style:font-name="Times New Roman2" fo:font-weight="normal" officeooo:rsid="01c54390" style:font-name-asian="Noto Sans Mono CJK SC" style:font-weight-asian="normal" style:font-name-complex="Liberation Mono" style:font-weight-complex="normal"/>
    </style:style>
    <style:style style:name="T252" style:family="text">
      <style:text-properties style:font-name="Times New Roman2" fo:font-weight="normal" officeooo:rsid="01c6c3f3" style:font-name-asian="Noto Sans Mono CJK SC" style:font-weight-asian="normal" style:font-name-complex="Liberation Mono" style:font-weight-complex="normal"/>
    </style:style>
    <style:style style:name="T253" style:family="text">
      <style:text-properties style:font-name="Times New Roman2" fo:font-weight="normal" officeooo:rsid="01c789a3" style:font-name-asian="Noto Sans Mono CJK SC" style:font-weight-asian="normal" style:font-name-complex="Liberation Mono" style:font-weight-complex="normal"/>
    </style:style>
    <style:style style:name="T254" style:family="text">
      <style:text-properties style:font-name="Times New Roman2" fo:font-weight="normal" officeooo:rsid="01c8af7d" style:font-name-asian="Noto Sans Mono CJK SC" style:font-weight-asian="normal" style:font-name-complex="Liberation Mono" style:font-weight-complex="normal"/>
    </style:style>
    <style:style style:name="T255" style:family="text">
      <style:text-properties style:font-name="Times New Roman2" fo:font-weight="normal" officeooo:rsid="0200c476" style:font-name-asian="Noto Sans Mono CJK SC" style:font-weight-asian="normal" style:font-name-complex="Liberation Mono" style:font-weight-complex="normal"/>
    </style:style>
    <style:style style:name="T256" style:family="text">
      <style:text-properties style:font-name="Times New Roman2" fo:font-weight="normal" officeooo:rsid="02022b09" style:font-name-asian="Noto Sans Mono CJK SC" style:font-weight-asian="normal" style:font-name-complex="Liberation Mono" style:font-weight-complex="normal"/>
    </style:style>
    <style:style style:name="T257" style:family="text">
      <style:text-properties style:font-name="Times New Roman2" fo:font-style="italic" fo:font-weight="normal" officeooo:rsid="018f46ad" style:font-style-asian="italic" style:font-weight-asian="normal" style:font-style-complex="italic" style:font-weight-complex="normal"/>
    </style:style>
    <style:style style:name="T258" style:family="text">
      <style:text-properties style:font-name="Times New Roman2" officeooo:rsid="01c174d1"/>
    </style:style>
    <style:style style:name="T259" style:family="text">
      <style:text-properties style:font-name="Times New Roman2" officeooo:rsid="01bf0a14"/>
    </style:style>
    <style:style style:name="T260" style:family="text">
      <style:text-properties style:font-name="Times New Roman2" officeooo:rsid="01bf0a14" style:font-name-asian="Noto Sans Mono CJK SC" style:font-name-complex="Liberation Mono"/>
    </style:style>
    <style:style style:name="T261" style:family="text">
      <style:text-properties style:font-name="Times New Roman2" officeooo:rsid="01c0dcc0" style:font-name-asian="Noto Sans Mono CJK SC" style:font-name-complex="Liberation Mono"/>
    </style:style>
    <style:style style:name="T262" style:family="text">
      <style:text-properties style:font-name="Times New Roman2" officeooo:rsid="01c174d1" style:font-name-asian="Noto Sans Mono CJK SC" style:font-name-complex="Liberation Mono"/>
    </style:style>
    <style:style style:name="T263" style:family="text">
      <style:text-properties style:font-name="Times New Roman2" officeooo:rsid="01c0dcc0"/>
    </style:style>
    <style:style style:name="T264" style:family="text">
      <style:text-properties style:font-name="Times New Roman2" officeooo:rsid="01c789a3"/>
    </style:style>
    <style:style style:name="T265" style:family="text">
      <style:text-properties style:font-name="Times New Roman2" officeooo:rsid="01cd2529"/>
    </style:style>
    <style:style style:name="T266" style:family="text">
      <style:text-properties style:font-name="Times New Roman2" officeooo:rsid="01ce061c"/>
    </style:style>
    <style:style style:name="T267" style:family="text">
      <style:text-properties style:font-name="Times New Roman2" officeooo:rsid="0200c476"/>
    </style:style>
    <style:style style:name="T268" style:family="text">
      <style:text-properties style:font-name="Times New Roman2" officeooo:rsid="0208fb63"/>
    </style:style>
    <style:style style:name="T269" style:family="text">
      <style:text-properties style:font-name="Times New Roman2" officeooo:rsid="02098a46"/>
    </style:style>
    <style:style style:name="T270" style:family="text">
      <style:text-properties style:font-name="Times New Roman2" officeooo:rsid="0219ab97"/>
    </style:style>
    <style:style style:name="T271" style:family="text">
      <style:text-properties officeooo:rsid="0071562f"/>
    </style:style>
    <style:style style:name="T272" style:family="text">
      <style:text-properties fo:font-size="12pt" officeooo:rsid="00216647" style:font-size-asian="12pt" style:font-size-complex="12pt"/>
    </style:style>
    <style:style style:name="T273" style:family="text">
      <style:text-properties fo:font-size="12pt" style:font-name-asian="Times New Roman3" style:font-size-asian="12pt" style:font-name-complex="Times New Roman3" style:font-size-complex="12pt"/>
    </style:style>
    <style:style style:name="T274" style:family="text">
      <style:text-properties fo:font-size="12pt" fo:font-weight="normal" officeooo:rsid="00aabba0" style:font-size-asian="12pt" style:font-weight-asian="normal" style:font-size-complex="12pt" style:font-weight-complex="normal"/>
    </style:style>
    <style:style style:name="T275" style:family="text">
      <style:text-properties officeooo:rsid="00724dc6"/>
    </style:style>
    <style:style style:name="T276" style:family="text">
      <style:text-properties officeooo:rsid="007537e0"/>
    </style:style>
    <style:style style:name="T277" style:family="text">
      <style:text-properties text:display="none"/>
    </style:style>
    <style:style style:name="T278"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79"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80"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81"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82" style:family="text">
      <style:text-properties officeooo:rsid="008ece67"/>
    </style:style>
    <style:style style:name="T283" style:family="text">
      <style:text-properties officeooo:rsid="0090152f"/>
    </style:style>
    <style:style style:name="T284" style:family="text">
      <style:text-properties officeooo:rsid="0091e137"/>
    </style:style>
    <style:style style:name="T285" style:family="text">
      <style:text-properties officeooo:rsid="00646cc3" style:font-name-asian="Times New Roman3" style:font-name-complex="Times New Roman3"/>
    </style:style>
    <style:style style:name="T286" style:family="text">
      <style:text-properties officeooo:rsid="00962f6d"/>
    </style:style>
    <style:style style:name="T287"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88"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89"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90"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91"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92"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93"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94"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95"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96" style:family="text">
      <style:text-properties style:font-name="Times New Roman4" fo:font-size="11pt" fo:font-weight="bold"/>
    </style:style>
    <style:style style:name="T297" style:family="text">
      <style:text-properties style:font-name="Times New Roman4" fo:font-size="13pt" fo:font-weight="bold" officeooo:rsid="00e1578d"/>
    </style:style>
    <style:style style:name="T298" style:family="text">
      <style:text-properties officeooo:rsid="009920d5"/>
    </style:style>
    <style:style style:name="T299" style:family="text">
      <style:text-properties officeooo:rsid="009fb376"/>
    </style:style>
    <style:style style:name="T300" style:family="text">
      <style:text-properties officeooo:rsid="00a86e7d"/>
    </style:style>
    <style:style style:name="T301" style:family="text">
      <style:text-properties style:text-underline-style="none"/>
    </style:style>
    <style:style style:name="T302" style:family="text">
      <style:text-properties style:text-underline-style="none" officeooo:rsid="00ada0d4"/>
    </style:style>
    <style:style style:name="T303"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304"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305" style:family="text">
      <style:text-properties officeooo:rsid="00aabba0"/>
    </style:style>
    <style:style style:name="T306" style:family="text">
      <style:text-properties style:text-position="super 58%"/>
    </style:style>
    <style:style style:name="T307" style:family="text">
      <style:text-properties officeooo:rsid="00c379e5"/>
    </style:style>
    <style:style style:name="T308" style:family="text">
      <style:text-properties officeooo:rsid="00cb0f28"/>
    </style:style>
    <style:style style:name="T309" style:family="text">
      <style:text-properties style:font-name="Times New Roman6" fo:font-size="11pt"/>
    </style:style>
    <style:style style:name="T310"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11"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12"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13"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14"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15"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16"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17"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18"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19"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20"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21"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22"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23"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24"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25"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26"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27"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28" style:family="text">
      <style:text-properties style:font-name="Times New Roman6" fo:font-size="11pt" fo:font-weight="normal" officeooo:rsid="00e1578d" style:font-size-asian="12pt" style:font-name-complex="Noto Sans Devanagari" style:font-size-complex="12pt"/>
    </style:style>
    <style:style style:name="T329" style:family="text">
      <style:text-properties style:font-name="Times New Roman6" fo:font-size="11pt" fo:font-weight="normal" officeooo:rsid="00e2d665" style:font-size-asian="12pt" style:font-name-complex="Noto Sans Devanagari" style:font-size-complex="12pt"/>
    </style:style>
    <style:style style:name="T330" style:family="text">
      <style:text-properties officeooo:rsid="00d2aa19"/>
    </style:style>
    <style:style style:name="T331" style:family="text">
      <style:text-properties officeooo:rsid="00d42b8b"/>
    </style:style>
    <style:style style:name="T332" style:family="text">
      <style:text-properties officeooo:rsid="00d589c3"/>
    </style:style>
    <style:style style:name="T333" style:family="text">
      <style:text-properties officeooo:rsid="00ddf5b8"/>
    </style:style>
    <style:style style:name="T334" style:family="text">
      <style:text-properties officeooo:rsid="004ea75c"/>
    </style:style>
    <style:style style:name="T335" style:family="text">
      <style:text-properties officeooo:rsid="00e69421"/>
    </style:style>
    <style:style style:name="T336"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37" style:family="text">
      <style:text-properties style:use-window-font-color="true" loext:opacity="0%" style:font-name="Times New Roman2" style:text-underline-style="none" officeooo:rsid="017b0b82"/>
    </style:style>
    <style:style style:name="T338" style:family="text">
      <style:text-properties officeooo:rsid="00ee53d3"/>
    </style:style>
    <style:style style:name="T339" style:family="text">
      <style:text-properties officeooo:rsid="00f1137d"/>
    </style:style>
    <style:style style:name="T340" style:family="text">
      <style:text-properties fo:font-weight="normal" style:font-weight-asian="normal" style:font-weight-complex="normal"/>
    </style:style>
    <style:style style:name="T341" style:family="text">
      <style:text-properties fo:font-weight="normal" officeooo:rsid="01b084c3" style:font-weight-asian="normal" style:font-weight-complex="normal"/>
    </style:style>
    <style:style style:name="T342" style:family="text">
      <style:text-properties fo:font-weight="normal" officeooo:rsid="01b31c62" style:font-weight-asian="normal" style:font-weight-complex="normal"/>
    </style:style>
    <style:style style:name="T343" style:family="text">
      <style:text-properties fo:font-weight="normal" officeooo:rsid="004ea75c" style:font-weight-asian="normal" style:font-weight-complex="normal"/>
    </style:style>
    <style:style style:name="T344" style:family="text">
      <style:text-properties style:font-name="Times New Roman7"/>
    </style:style>
    <style:style style:name="T345" style:family="text">
      <style:text-properties style:font-name="Times New Roman7" officeooo:rsid="00f36193"/>
    </style:style>
    <style:style style:name="T346" style:family="text">
      <style:text-properties style:font-name="Times New Roman7" officeooo:rsid="014fdaf4"/>
    </style:style>
    <style:style style:name="T347" style:family="text">
      <style:text-properties style:font-name="Times New Roman7" fo:language="es" fo:country="PY" officeooo:rsid="0154b6af"/>
    </style:style>
    <style:style style:name="T348" style:family="text">
      <style:text-properties style:font-name="Times New Roman7" officeooo:rsid="01560d1c"/>
    </style:style>
    <style:style style:name="T349" style:family="text">
      <style:text-properties style:font-name="Times New Roman7" officeooo:rsid="015996ec"/>
    </style:style>
    <style:style style:name="T350" style:family="text">
      <style:text-properties style:font-name="Times New Roman7" fo:font-weight="bold" style:font-weight-asian="bold" style:font-weight-complex="bold"/>
    </style:style>
    <style:style style:name="T351" style:family="text">
      <style:text-properties style:font-name="Times New Roman7" fo:font-weight="bold" officeooo:rsid="015996ec" style:font-weight-asian="bold" style:font-weight-complex="bold"/>
    </style:style>
    <style:style style:name="T352" style:family="text">
      <style:text-properties style:font-name="Times New Roman7" fo:font-weight="bold" officeooo:rsid="015f4b74" style:font-weight-asian="bold" style:font-weight-complex="bold"/>
    </style:style>
    <style:style style:name="T353" style:family="text">
      <style:text-properties style:font-name="Times New Roman7" fo:font-weight="normal" style:font-weight-asian="normal" style:font-weight-complex="normal"/>
    </style:style>
    <style:style style:name="T354" style:family="text">
      <style:text-properties style:font-name="Times New Roman7" fo:font-weight="normal" officeooo:rsid="015996ec" style:font-weight-asian="normal" style:font-weight-complex="normal"/>
    </style:style>
    <style:style style:name="T355" style:family="text">
      <style:text-properties style:font-name="Times New Roman7" fo:font-weight="normal" officeooo:rsid="015aad32" style:font-weight-asian="normal" style:font-weight-complex="normal"/>
    </style:style>
    <style:style style:name="T356" style:family="text">
      <style:text-properties style:font-name="Times New Roman7" officeooo:rsid="015d7711"/>
    </style:style>
    <style:style style:name="T357" style:family="text">
      <style:text-properties style:font-name="Times New Roman7" officeooo:rsid="015e374d"/>
    </style:style>
    <style:style style:name="T358" style:family="text">
      <style:text-properties style:font-name="Times New Roman7" officeooo:rsid="015f4b74"/>
    </style:style>
    <style:style style:name="T359" style:family="text">
      <style:text-properties style:font-name="Times New Roman7" officeooo:rsid="016036fc"/>
    </style:style>
    <style:style style:name="T360" style:family="text">
      <style:text-properties style:font-name="Times New Roman7" officeooo:rsid="0161c25b"/>
    </style:style>
    <style:style style:name="T361" style:family="text">
      <style:text-properties style:font-name="Times New Roman7" officeooo:rsid="0162fa39"/>
    </style:style>
    <style:style style:name="T362" style:family="text">
      <style:text-properties style:font-name="Times New Roman7" officeooo:rsid="01d4ab29"/>
    </style:style>
    <style:style style:name="T363" style:family="text">
      <style:text-properties style:font-name="Times New Roman7" officeooo:rsid="01d54b75"/>
    </style:style>
    <style:style style:name="T364" style:family="text">
      <style:text-properties style:font-name="Times New Roman7" officeooo:rsid="01d73564"/>
    </style:style>
    <style:style style:name="T365" style:family="text">
      <style:text-properties style:font-name="Times New Roman7" officeooo:rsid="01d68048"/>
    </style:style>
    <style:style style:name="T366" style:family="text">
      <style:text-properties style:font-name="Times New Roman7" officeooo:rsid="0205d03a"/>
    </style:style>
    <style:style style:name="T367" style:family="text">
      <style:text-properties officeooo:rsid="00f3af13"/>
    </style:style>
    <style:style style:name="T368" style:family="text">
      <style:text-properties officeooo:rsid="0118a133"/>
    </style:style>
    <style:style style:name="T369" style:family="text">
      <style:text-properties officeooo:rsid="0125a4a1"/>
    </style:style>
    <style:style style:name="T370" style:family="text">
      <style:text-properties officeooo:rsid="01298e77"/>
    </style:style>
    <style:style style:name="T371" style:family="text">
      <style:text-properties officeooo:rsid="012e96e0"/>
    </style:style>
    <style:style style:name="T372" style:family="text">
      <style:text-properties officeooo:rsid="01341751"/>
    </style:style>
    <style:style style:name="T373" style:family="text">
      <style:text-properties officeooo:rsid="0135fa93"/>
    </style:style>
    <style:style style:name="T374" style:family="text">
      <style:text-properties officeooo:rsid="0137f031"/>
    </style:style>
    <style:style style:name="T375" style:family="text">
      <style:text-properties officeooo:rsid="0139007f"/>
    </style:style>
    <style:style style:name="T376" style:family="text">
      <style:text-properties officeooo:rsid="014fdaf4"/>
    </style:style>
    <style:style style:name="T377" style:family="text">
      <style:text-properties officeooo:rsid="0150c2f2"/>
    </style:style>
    <style:style style:name="T378" style:family="text">
      <style:text-properties officeooo:rsid="01513ee8"/>
    </style:style>
    <style:style style:name="T379" style:family="text">
      <style:text-properties officeooo:rsid="01560d1c"/>
    </style:style>
    <style:style style:name="T380" style:family="text">
      <style:text-properties style:font-name="Times New Roman1"/>
    </style:style>
    <style:style style:name="T381" style:family="text">
      <style:text-properties style:font-name="Times New Roman1" officeooo:rsid="01bc60eb"/>
    </style:style>
    <style:style style:name="T382" style:family="text">
      <style:text-properties style:font-name="Times New Roman1" officeooo:rsid="01bc60eb" style:font-name-asian="Noto Sans Mono CJK SC" style:font-name-complex="Liberation Mono"/>
    </style:style>
    <style:style style:name="T383" style:family="text">
      <style:text-properties officeooo:rsid="015996ec"/>
    </style:style>
    <style:style style:name="T384" style:family="text">
      <style:text-properties officeooo:rsid="0162fa39"/>
    </style:style>
    <style:style style:name="T385" style:family="text">
      <style:text-properties officeooo:rsid="0165a9c6"/>
    </style:style>
    <style:style style:name="T386" style:family="text">
      <style:text-properties fo:color="#5a8647" loext:opacity="100%" fo:font-weight="bold" style:font-weight-asian="bold" style:font-weight-complex="bold"/>
    </style:style>
    <style:style style:name="T387" style:family="text">
      <style:text-properties fo:color="#5a8647" loext:opacity="100%" fo:font-weight="bold" officeooo:rsid="01b084c3" style:font-weight-asian="bold" style:font-weight-complex="bold"/>
    </style:style>
    <style:style style:name="T388" style:family="text">
      <style:text-properties fo:color="#5a8647" loext:opacity="100%" style:text-position="0% 100%" style:font-name="Times New Roman7" fo:font-weight="bold" officeooo:rsid="01883fd3" style:font-weight-asian="bold" style:font-weight-complex="bold"/>
    </style:style>
    <style:style style:name="T389" style:family="text">
      <style:text-properties fo:color="#5a8647" loext:opacity="100%" style:text-position="0% 100%" style:font-name="Times New Roman7" fo:font-weight="bold" officeooo:rsid="01927bca" style:font-weight-asian="bold" style:font-weight-complex="bold"/>
    </style:style>
    <style:style style:name="T390" style:family="text">
      <style:text-properties fo:color="#6189c6" loext:opacity="100%" fo:font-weight="bold" style:font-weight-asian="bold" style:font-weight-complex="bold"/>
    </style:style>
    <style:style style:name="T391" style:family="text">
      <style:text-properties fo:color="#6189c6" loext:opacity="100%" fo:font-weight="bold" officeooo:rsid="018bcfa0" style:font-weight-asian="bold" style:font-weight-complex="bold"/>
    </style:style>
    <style:style style:name="T392" style:family="text">
      <style:text-properties fo:color="#6189c6" loext:opacity="100%" fo:font-weight="bold" officeooo:rsid="01b084c3" style:font-weight-asian="bold" style:font-weight-complex="bold"/>
    </style:style>
    <style:style style:name="T393" style:family="text">
      <style:text-properties fo:color="#6189c6" loext:opacity="100%" style:text-position="0% 100%" style:font-name="Times New Roman7" fo:font-weight="bold" officeooo:rsid="01883fd3" style:font-weight-asian="bold" style:font-weight-complex="bold"/>
    </style:style>
    <style:style style:name="T394" style:family="text">
      <style:text-properties fo:color="#6189c6" loext:opacity="100%" style:text-position="0% 100%" style:font-name="Times New Roman7" fo:font-weight="bold" officeooo:rsid="018bcfa0" style:font-weight-asian="bold" style:font-weight-complex="bold"/>
    </style:style>
    <style:style style:name="T395" style:family="text">
      <style:text-properties fo:color="#6189c6" loext:opacity="100%" style:text-position="0% 100%" style:font-name="Times New Roman7" fo:font-weight="bold" officeooo:rsid="01927bca" style:font-weight-asian="bold" style:font-weight-complex="bold"/>
    </style:style>
    <style:style style:name="T396" style:family="text">
      <style:text-properties fo:color="#6189c6" loext:opacity="100%" style:font-name="Ubuntu Mono" fo:font-size="10.5pt" fo:font-weight="bold" officeooo:rsid="01c0dcc0" style:font-weight-asian="bold" style:font-weight-complex="bold"/>
    </style:style>
    <style:style style:name="T397" style:family="text">
      <style:text-properties officeooo:rsid="016dbffa"/>
    </style:style>
    <style:style style:name="T398" style:family="text">
      <style:text-properties officeooo:rsid="017736aa"/>
    </style:style>
    <style:style style:name="T399" style:family="text">
      <style:text-properties officeooo:rsid="0178fc11"/>
    </style:style>
    <style:style style:name="T400" style:family="text">
      <style:text-properties officeooo:rsid="017ae977"/>
    </style:style>
    <style:style style:name="T401" style:family="text">
      <style:text-properties officeooo:rsid="01883fd3"/>
    </style:style>
    <style:style style:name="T402" style:family="text">
      <style:text-properties officeooo:rsid="018bcfa0"/>
    </style:style>
    <style:style style:name="T403" style:family="text">
      <style:text-properties officeooo:rsid="01905af1"/>
    </style:style>
    <style:style style:name="T404" style:family="text">
      <style:text-properties style:font-name="Ubuntu Mono" fo:font-size="10.5pt" officeooo:rsid="01927bca"/>
    </style:style>
    <style:style style:name="T405" style:family="text">
      <style:text-properties officeooo:rsid="01a824e6"/>
    </style:style>
    <style:style style:name="T406" style:family="text">
      <style:text-properties officeooo:rsid="0148f483"/>
    </style:style>
    <style:style style:name="T407" style:family="text">
      <style:text-properties officeooo:rsid="01ad718f"/>
    </style:style>
    <style:style style:name="T408" style:family="text">
      <style:text-properties officeooo:rsid="01ad8e58"/>
    </style:style>
    <style:style style:name="T409" style:family="text">
      <style:text-properties officeooo:rsid="01b084c3"/>
    </style:style>
    <style:style style:name="T410" style:family="text">
      <style:text-properties officeooo:rsid="01b4e865"/>
    </style:style>
    <style:style style:name="T411" style:family="text">
      <style:text-properties officeooo:rsid="01b7e870"/>
    </style:style>
    <style:style style:name="T412" style:family="text">
      <style:text-properties officeooo:rsid="01b90cde"/>
    </style:style>
    <style:style style:name="T413" style:family="text">
      <style:text-properties officeooo:rsid="01ba9143"/>
    </style:style>
    <style:style style:name="T414" style:family="text">
      <style:text-properties officeooo:rsid="017599c0"/>
    </style:style>
    <style:style style:name="T415" style:family="text">
      <style:text-properties officeooo:rsid="0178d5d0"/>
    </style:style>
    <style:style style:name="T416" style:family="text">
      <style:text-properties officeooo:rsid="017a5f4b"/>
    </style:style>
    <style:style style:name="T417" style:family="text">
      <style:text-properties officeooo:rsid="017e341e"/>
    </style:style>
    <style:style style:name="T418" style:family="text">
      <style:text-properties officeooo:rsid="017f0327"/>
    </style:style>
    <style:style style:name="T419" style:family="text">
      <style:text-properties officeooo:rsid="017fd76e"/>
    </style:style>
    <style:style style:name="T420" style:family="text">
      <style:text-properties officeooo:rsid="018032da"/>
    </style:style>
    <style:style style:name="T421" style:family="text">
      <style:text-properties officeooo:rsid="01803ac0"/>
    </style:style>
    <style:style style:name="T422" style:family="text">
      <style:text-properties officeooo:rsid="01840ea1"/>
    </style:style>
    <style:style style:name="T423" style:family="text">
      <style:text-properties officeooo:rsid="01f92a5b"/>
    </style:style>
    <style:style style:name="T424" style:family="text">
      <style:text-properties officeooo:rsid="01fb0b7a"/>
    </style:style>
    <style:style style:name="T425" style:family="text">
      <style:text-properties officeooo:rsid="01d1cdc8"/>
    </style:style>
    <style:style style:name="T426" style:family="text">
      <style:text-properties officeooo:rsid="0200c476"/>
    </style:style>
    <style:style style:name="T427" style:family="text">
      <style:text-properties officeooo:rsid="02022b09"/>
    </style:style>
    <style:style style:name="T428" style:family="text">
      <style:text-properties officeooo:rsid="0205d03a"/>
    </style:style>
    <style:style style:name="T429" style:family="text">
      <style:text-properties officeooo:rsid="0208fb63"/>
    </style:style>
    <style:style style:name="T430" style:family="text">
      <style:text-properties officeooo:rsid="02098a46"/>
    </style:style>
    <style:style style:name="T431" style:family="text">
      <style:text-properties officeooo:rsid="020b5027"/>
    </style:style>
    <style:style style:name="T432" style:family="text">
      <style:text-properties officeooo:rsid="0213e533"/>
    </style:style>
    <style:style style:name="T433" style:family="text">
      <style:text-properties officeooo:rsid="021409f6"/>
    </style:style>
    <style:style style:name="T434" style:family="text">
      <style:text-properties officeooo:rsid="0215eba2"/>
    </style:style>
    <style:style style:name="T435" style:family="text">
      <style:text-properties officeooo:rsid="0219ab97"/>
    </style:style>
    <style:style style:name="T436" style:family="text">
      <style:text-properties officeooo:rsid="021c87c6"/>
    </style:style>
    <style:style style:name="T437" style:family="text">
      <style:text-properties officeooo:rsid="021ce0b7"/>
    </style:style>
    <style:style style:name="T438" style:family="text">
      <style:text-properties officeooo:rsid="021e3b5c"/>
    </style:style>
    <style:style style:name="T439" style:family="text">
      <style:text-properties officeooo:rsid="02202a2d"/>
    </style:style>
    <style:style style:name="T440" style:family="text">
      <style:text-properties officeooo:rsid="02214dac"/>
    </style:style>
    <style:style style:name="T44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46"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47"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4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1cm" draw:visible-area-height="5.11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36"><text:span text:style-name="T44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5">FACULTAD DE INGENIERÍA</text:p>
      <text:p text:style-name="P76">Ingeniería en Informática</text:p>
      <text:p text:style-name="P91"/>
      <text:p text:style-name="P91"/>
      <text:p text:style-name="P91"/>
      <text:p text:style-name="P76"><office:annotation office:name="__Annotation__4941_36408990431" loext:resolved="false"><dc:creator>Rodrigo Fernández</dc:creator><dc:date>2022-03-13T00:45:20.815250592</dc:date><meta:creator-initials>R</meta:creator-initials><text:p text:style-name="P336"><text:span text:style-name="T441">En la guía no se tiene este título</text:span></text:p></office:annotation>Trabajo Final de Grado<office:annotation-end office:name="__Annotation__4941_36408990431"/></text:p>
      <text:p text:style-name="P91"/>
      <text:p text:style-name="P91"/>
      <text:p text:style-name="P91"/>
      <text:p text:style-name="P78">Desarrollo de un Sistema para la ejecución distribuida de pruebas unitarias de aplicaciones Ruby on Rails utilizando la librería Rspec</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0">Rodrigo Jacinto Fernández Ojeda - Leslie Fabiana López Figueredo</text:p>
      <text:p text:style-name="P91"/>
      <text:p text:style-name="P91"/>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9">Encarnación - Paraguay </text:p>
      <text:p text:style-name="P79">202<text:span text:style-name="T9">2</text:span></text:p>
      <text:p text:style-name="P21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5">FACULTAD DE INGENIERÍA</text:p>
      <text:p text:style-name="P76">Ingeniería en Informática</text:p>
      <text:p text:style-name="P93"/>
      <text:p text:style-name="P94"/>
      <text:p text:style-name="P94"/>
      <text:p text:style-name="P94"/>
      <text:p text:style-name="P94"/>
      <text:p text:style-name="P94"/>
      <text:p text:style-name="P94"/>
      <text:p text:style-name="P94"/>
      <text:p text:style-name="P78">Desarrollo de un Sistema para la ejecución distribuida de pruebas unitarias de aplicaciones Ruby on Rails utilizando la librería Rspec</text:p>
      <text:p text:style-name="P94"/>
      <text:p text:style-name="P94"/>
      <text:p text:style-name="P94"/>
      <text:p text:style-name="P94"/>
      <text:p text:style-name="P94"/>
      <text:p text:style-name="P94"/>
      <text:p text:style-name="P94"/>
      <text:p text:style-name="P80">Rodrigo Jacinto Fernández Ojeda - Leslie Fabiana López Figueredo</text:p>
      <text:p text:style-name="P94"/>
      <text:p text:style-name="P94"/>
      <text:p text:style-name="P94"/>
      <text:p text:style-name="P81">Trabajo Final de Grado presentado a la Facultad de Ingeniería de la Universidad Nacional de Itapúa, cuyo tema fue aprobado por Res. Dec. 049/2019.</text:p>
      <text:p text:style-name="P94"/>
      <text:p text:style-name="P94"/>
      <text:p text:style-name="P94"/>
      <text:p text:style-name="P80">Tutor: Prof. Ing: Aldo <text:span text:style-name="T10">Miguel Medina Venialgo</text:span></text:p>
      <text:p text:style-name="P94"/>
      <text:p text:style-name="P95"/>
      <text:p text:style-name="P95"/>
      <text:p text:style-name="P95"/>
      <text:p text:style-name="P95"/>
      <text:p text:style-name="P94"/>
      <text:p text:style-name="P79">Encarnación - Paraguay </text:p>
      <text:p text:style-name="P79">202<text:span text:style-name="T9">2</text:span></text:p>
      <text:p text:style-name="P21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5">FACULTAD DE INGENIERÍA</text:p>
      <text:p text:style-name="P76">Ingeniería en Informática</text:p>
      <text:p text:style-name="P34"/>
      <text:p text:style-name="P34"/>
      <text:p text:style-name="P34"/>
      <text:p text:style-name="P34"/>
      <text:p text:style-name="P34">HOJA DE EVALUACIÓN DE TFG</text:p>
      <text:p text:style-name="P34">INTEGRANTES <text:span text:style-name="T11">DE LA MESA</text:span> EXAMINADORA</text:p>
      <text:list xml:id="list3633394450" text:style-name="Viñeta">
        <text:list-item>
          <text:p text:style-name="P220">________________________________________________________</text:p>
        </text:list-item>
        <text:list-item>
          <text:p text:style-name="P220">________________________________________________________</text:p>
        </text:list-item>
        <text:list-item>
          <text:p text:style-name="P220">________________________________________________________</text:p>
        </text:list-item>
        <text:list-item>
          <text:p text:style-name="P220">________________________________________________________</text:p>
        </text:list-item>
        <text:list-item>
          <text:p text:style-name="P220">________________________________________________________</text:p>
        </text:list-item>
      </text:list>
      <text:p text:style-name="P34"/>
      <text:p text:style-name="P34"/>
      <text:p text:style-name="P34">CALIFICACIÓN FINAL: ___ (_______)</text:p>
      <text:p text:style-name="P34">ACTA Nº:__________________________</text:p>
      <text:p text:style-name="P34">FECHA: ___________________________</text:p>
      <text:p text:style-name="P70"/>
      <text:p text:style-name="P70"/>
      <text:p text:style-name="P70"/>
      <text:p text:style-name="P70"/>
      <text:p text:style-name="P70"/>
      <text:p text:style-name="P70"/>
      <text:p text:style-name="P70"/>
      <text:p text:style-name="P70"/>
      <text:p text:style-name="P82">______________________________ <text:s text:c="29"/>______________________________</text:p>
      <text:p text:style-name="P83"><text:s text:c="14"/>Secretaria General <text:s text:c="66"/>Decano</text:p>
      <text:p text:style-name="P83"/>
      <text:p text:style-name="P83"/>
      <text:p text:style-name="P83"/>
      <text:p text:style-name="P83"/>
      <text:p text:style-name="P79">Encarnación - Paraguay </text:p>
      <text:p text:style-name="P79">202<text:span text:style-name="T9">2</text:span></text:p>
      <text:p text:style-name="P217"/>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Dedico este trabajo a mi familia y a mi esposo por estar siempre a mi lado, por la confianza y el apoyo incondicional que me brindaron, sin ellos no hubiera sido posible cumplir esta meta.</text:p>
      <text:p text:style-name="P84">Leslie López</text:p>
      <text:p text:style-name="P143"/>
      <text:p text:style-name="P85">Dedico este trabajo a mi<text:span text:style-name="T12">s</text:span> <text:span text:style-name="T12">padres Silvino y Juana por haberme apoyado durante toda la carrera</text:span>, <text:span text:style-name="T13">y vaya que me tomé mi tiempo,</text:span> <text:span text:style-name="T12">y a mi esposa Maga por estar más emocionada que yo por la culminación de este trabajo.</text:span></text:p>
      <text:p text:style-name="P84">Rodrigo Fernández</text:p>
      <text:p text:style-name="P221">AGRADECIMIENTO<text:span text:style-name="T14">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4">Índice</text:p>
          </text:index-title>
          <text:p text:style-name="P209"><text:a xlink:type="simple" xlink:href="#__RefHeading___Toc378_132173762" text:style-name="Index_20_Link" text:visited-style-name="Index_20_Link">1 <text:s/>INTRODUCCIÓN<text:tab/>14</text:a></text:p>
          <text:p text:style-name="P210"><text:a xlink:type="simple" xlink:href="#__RefHeading___Toc380_132173762" text:style-name="Index_20_Link" text:visited-style-name="Index_20_Link">1.1 <text:s/>PROBLEMÁTICA<text:tab/>14</text:a></text:p>
          <text:p text:style-name="P210"><text:a xlink:type="simple" xlink:href="#__RefHeading___Toc382_132173762" text:style-name="Index_20_Link" text:visited-style-name="Index_20_Link">1.2 <text:s/>OBJETIVOS<text:tab/>19</text:a></text:p>
          <text:p text:style-name="P211"><text:a xlink:type="simple" xlink:href="#__RefHeading___Toc384_132173762" text:style-name="Index_20_Link" text:visited-style-name="Index_20_Link">1.2.1 <text:s/>General<text:tab/>19</text:a></text:p>
          <text:p text:style-name="P211"><text:a xlink:type="simple" xlink:href="#__RefHeading___Toc384_1321737621" text:style-name="Index_20_Link" text:visited-style-name="Index_20_Link">1.2.2 <text:s/>Específicos<text:tab/>19</text:a></text:p>
          <text:p text:style-name="P210"><text:a xlink:type="simple" xlink:href="#__RefHeading___Toc380_1321737623" text:style-name="Index_20_Link" text:visited-style-name="Index_20_Link">1.3 <text:s/>Alcance del Proyecto<text:tab/>20</text:a></text:p>
          <text:p text:style-name="P210"><text:a xlink:type="simple" xlink:href="#__RefHeading___Toc380_13217376231" text:style-name="Index_20_Link" text:visited-style-name="Index_20_Link">1.4 <text:s/>Justificación<text:tab/>22</text:a></text:p>
          <text:p text:style-name="P209"><text:a xlink:type="simple" xlink:href="#__RefHeading___Toc386_132173762" text:style-name="Index_20_Link" text:visited-style-name="Index_20_Link">2 <text:s/>MARCO TEÓRICO<text:tab/>24</text:a></text:p>
          <text:p text:style-name="P210"><text:a xlink:type="simple" xlink:href="#__RefHeading___Toc388_132173762" text:style-name="Index_20_Link" text:visited-style-name="Index_20_Link">2.1 <text:s/>CICLO DE VIDA DEL DESARROLLO DEL SOFTWARE<text:tab/>24</text:a></text:p>
          <text:p text:style-name="P211"><text:a xlink:type="simple" xlink:href="#__RefHeading___Toc390_132173762" text:style-name="Index_20_Link" text:visited-style-name="Index_20_Link">2.1.1 <text:s/>Modelos de proceso de software prescriptivo o tradicionales<text:tab/>24</text:a></text:p>
          <text:p text:style-name="P210"><text:a xlink:type="simple" xlink:href="#__RefHeading___Toc12390_2286369349" text:style-name="Index_20_Link" text:visited-style-name="Index_20_Link">2.2 <text:s/>SCRUM<text:tab/>27</text:a></text:p>
          <text:p text:style-name="P211"><text:a xlink:type="simple" xlink:href="#__RefHeading___Toc12392_2286369349" text:style-name="Index_20_Link" text:visited-style-name="Index_20_Link">2.2.1 <text:s/>Scrum team<text:tab/>28</text:a></text:p>
          <text:p text:style-name="P211"><text:a xlink:type="simple" xlink:href="#__RefHeading___Toc12394_2286369349" text:style-name="Index_20_Link" text:visited-style-name="Index_20_Link">2.2.2 <text:s/>Eventos de Scrum<text:tab/>30</text:a></text:p>
          <text:p text:style-name="P211"><text:a xlink:type="simple" xlink:href="#__RefHeading___Toc12396_2286369349" text:style-name="Index_20_Link" text:visited-style-name="Index_20_Link">2.2.3 <text:s/>Artefactos de scrum<text:tab/>31</text:a></text:p>
          <text:p text:style-name="P210"><text:a xlink:type="simple" xlink:href="#__RefHeading___Toc388_1321737621" text:style-name="Index_20_Link" text:visited-style-name="Index_20_Link">2.3 <text:s/>Pruebas<text:tab/>32</text:a></text:p>
          <text:p text:style-name="P211"><text:a xlink:type="simple" xlink:href="#__RefHeading___Toc390_1321737621" text:style-name="Index_20_Link" text:visited-style-name="Index_20_Link">2.3.1 <text:s/>Pruebas de Software<text:tab/>32</text:a></text:p>
          <text:p text:style-name="P211"><text:a xlink:type="simple" xlink:href="#__RefHeading___Toc29729_1259762573" text:style-name="Index_20_Link" text:visited-style-name="Index_20_Link">2.3.2 <text:s/>Métodos de Testeo<text:tab/>34</text:a></text:p>
          <text:p text:style-name="P211"><text:a xlink:type="simple" xlink:href="#__RefHeading___Toc8197_2758175839" text:style-name="Index_20_Link" text:visited-style-name="Index_20_Link">2.3.3 <text:s/>Niveles de Pruebas<text:tab/>35</text:a></text:p>
          <text:p text:style-name="P210"><text:a xlink:type="simple" xlink:href="#__RefHeading___Toc3366_3631554615" text:style-name="Index_20_Link" text:visited-style-name="Index_20_Link">2.4 <text:s/>Desarrollo dirigido<text:tab/>36</text:a></text:p>
          <text:p text:style-name="P211"><text:a xlink:type="simple" xlink:href="#__RefHeading___Toc3212_21706708331" text:style-name="Index_20_Link" text:visited-style-name="Index_20_Link">2.4.1 <text:s/>Desarrollo dirigido por pruebas de aceptación (ATDD)<text:tab/>36</text:a></text:p>
          <text:p text:style-name="P211"><text:a xlink:type="simple" xlink:href="#__RefHeading___Toc3214_21706708331" text:style-name="Index_20_Link" text:visited-style-name="Index_20_Link">2.4.2 <text:s/>Desarrollo dirigido por comportamiento (BDD)<text:tab/>37</text:a></text:p>
          <text:p text:style-name="P211"><text:a xlink:type="simple" xlink:href="#__RefHeading___Toc3216_21706708331" text:style-name="Index_20_Link" text:visited-style-name="Index_20_Link">2.4.3 <text:s/>Desarrollo dirigido por pruebas (TDD)<text:tab/>38</text:a></text:p>
          <text:p text:style-name="P210"><text:a xlink:type="simple" xlink:href="#__RefHeading___Toc388_13217376211" text:style-name="Index_20_Link" text:visited-style-name="Index_20_Link">2.5 <text:s/>Pruebas Unitarias<text:tab/>39</text:a></text:p>
          <text:p text:style-name="P211"><text:a xlink:type="simple" xlink:href="#__RefHeading___Toc390_132173762111" text:style-name="Index_20_Link" text:visited-style-name="Index_20_Link">2.5.1 <text:s/>Librerías para Testeo Unitario en Diferentes Lenguajes<text:tab/>39</text:a></text:p>
          <text:p text:style-name="P211"><text:a xlink:type="simple" xlink:href="#__RefHeading___Toc3981_2392111844" text:style-name="Index_20_Link" text:visited-style-name="Index_20_Link">2.5.2 <text:s/>Frameworks de pruebas unitarias en ruby<text:tab/>40</text:a></text:p>
          <text:p text:style-name="P211"><text:a xlink:type="simple" xlink:href="#__RefHeading___Toc25151_872665549" text:style-name="Index_20_Link" text:visited-style-name="Index_20_Link">2.5.3 <text:s/>Comparativa entre Rspec y Minitest<text:tab/>40</text:a></text:p>
          <text:p text:style-name="P210"><text:a xlink:type="simple" xlink:href="#__RefHeading___Toc3220_2170670833" text:style-name="Index_20_Link" text:visited-style-name="Index_20_Link">2.6 <text:s/>Protocolos<text:tab/>41</text:a></text:p>
          <text:p text:style-name="P211"><text:a xlink:type="simple" xlink:href="#__RefHeading___Toc3222_2170670833" text:style-name="Index_20_Link" text:visited-style-name="Index_20_Link">2.6.1 <text:s/>Función de la capa de transporte<text:tab/>41</text:a></text:p>
          <text:p text:style-name="P211"><text:a xlink:type="simple" xlink:href="#__RefHeading___Toc3224_2170670833" text:style-name="Index_20_Link" text:visited-style-name="Index_20_Link">2.6.2 <text:s/>Protocolo de control de transmisión (TCP)<text:tab/>42</text:a></text:p>
          <text:p text:style-name="P211"><text:a xlink:type="simple" xlink:href="#__RefHeading___Toc3226_2170670833" text:style-name="Index_20_Link" text:visited-style-name="Index_20_Link">2.6.3 <text:s/>Protocolo de datagramas de usuario (UDP)<text:tab/>44</text:a></text:p>
          <text:p text:style-name="P211"><text:a xlink:type="simple" xlink:href="#__RefHeading___Toc3228_2170670833" text:style-name="Index_20_Link" text:visited-style-name="Index_20_Link">2.6.4 <text:s/>Protocolo de copia segura (SCP)<text:tab/>45</text:a></text:p>
          <text:p text:style-name="P210"><text:a xlink:type="simple" xlink:href="#__RefHeading___Toc3230_2170670833" text:style-name="Index_20_Link" text:visited-style-name="Index_20_Link">2.7 <text:s/>SOCkets<text:tab/>45</text:a></text:p>
          <text:p text:style-name="P211"><text:a xlink:type="simple" xlink:href="#__RefHeading___Toc3232_2170670833" text:style-name="Index_20_Link" text:visited-style-name="Index_20_Link">2.7.1 <text:s/>Sockets según su orientación<text:tab/>46</text:a></text:p>
          <text:p text:style-name="P211"><text:a xlink:type="simple" xlink:href="#__RefHeading___Toc3234_2170670833" text:style-name="Index_20_Link" text:visited-style-name="Index_20_Link">2.7.2 <text:s/>Arquitectura cliente - servidor<text:tab/>46</text:a></text:p>
          <text:p text:style-name="P210"><text:a xlink:type="simple" xlink:href="#__RefHeading___Toc3236_2170670833" text:style-name="Index_20_Link" text:visited-style-name="Index_20_Link">2.8 <text:s/>DIFUSIÓN DE DATOS<text:tab/>47</text:a></text:p>
          <text:p text:style-name="P211"><text:a xlink:type="simple" xlink:href="#__RefHeading___Toc3238_2170670833" text:style-name="Index_20_Link" text:visited-style-name="Index_20_Link">2.8.1 <text:s/>Unidifusión (Unicast)<text:tab/>47</text:a></text:p>
          <text:p text:style-name="P211"><text:a xlink:type="simple" xlink:href="#__RefHeading___Toc3240_2170670833" text:style-name="Index_20_Link" text:visited-style-name="Index_20_Link">2.8.2 <text:s/>Multidifusión (Multicast)<text:tab/>47</text:a></text:p>
          <text:p text:style-name="P211"><text:a xlink:type="simple" xlink:href="#__RefHeading___Toc2849_1483933243" text:style-name="Index_20_Link" text:visited-style-name="Index_20_Link">2.8.3 <text:s/>Difusión (Broadcast)<text:tab/>48</text:a></text:p>
          <text:p text:style-name="P209"><text:a xlink:type="simple" xlink:href="#__RefHeading___Toc8199_2758175839" text:style-name="Index_20_Link" text:visited-style-name="Index_20_Link">3 <text:s/>MARCO Metodológico<text:tab/>49</text:a></text:p>
          <text:p text:style-name="P210"><text:a xlink:type="simple" xlink:href="#__RefHeading___Toc388_13217376221" text:style-name="Index_20_Link" text:visited-style-name="Index_20_Link">3.1 <text:s/>Arquitectura del Sistema<text:tab/>49</text:a></text:p>
          <text:p text:style-name="P211"><text:a xlink:type="simple" xlink:href="#__RefHeading___Toc76130_2898270441" text:style-name="Index_20_Link" text:visited-style-name="Index_20_Link">3.1.1 <text:s/>Aplicación Coordinadora<text:tab/>49</text:a></text:p>
          <text:p text:style-name="P210"><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76">G</text:span></text:a><text:a xlink:type="simple" xlink:href="#__RefHeading___Toc388_1321737622" text:style-name="Index_20_Link" text:visited-style-name="Index_20_Link"><text:span text:style-name="T176">ema</text:span></text:a><text:a xlink:type="simple" xlink:href="#__RefHeading___Toc388_1321737622" text:style-name="Index_20_Link" text:visited-style-name="Index_20_Link"><text:tab/>50</text:a></text:p>
          <text:p text:style-name="P211"><text:a xlink:type="simple" xlink:href="#__RefHeading___Toc8201_2758175839" text:style-name="Index_20_Link" text:visited-style-name="Index_20_Link">3.2.1 <text:s/>Concepto de Gema<text:tab/>50</text:a></text:p>
          <text:p text:style-name="P211"><text:a xlink:type="simple" xlink:href="#__RefHeading___Toc8203_2758175839" text:style-name="Index_20_Link" text:visited-style-name="Index_20_Link">3.2.2 <text:s/>Estructura de Una Gema<text:tab/>51</text:a></text:p>
          <text:p text:style-name="P211"><text:a xlink:type="simple" xlink:href="#__RefHeading___Toc8205_2758175839" text:style-name="Index_20_Link" text:visited-style-name="Index_20_Link">3.2.3 <text:s/>Creación de Una Gema<text:tab/>52</text:a></text:p>
          <text:p text:style-name="P211"><text:a xlink:type="simple" xlink:href="#__RefHeading___Toc8207_2758175839" text:style-name="Index_20_Link" text:visited-style-name="Index_20_Link">3.2.4 <text:s/>Creación de la Gema Liri usando Bundler<text:tab/>53</text:a></text:p>
          <text:p text:style-name="P210"><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76">Funcionamiento</text:span></text:a><text:a xlink:type="simple" xlink:href="#__RefHeading___Toc76128_289827044" text:style-name="Index_20_Link" text:visited-style-name="Index_20_Link"><text:span text:style-name="T176"> del Sistema</text:span></text:a><text:a xlink:type="simple" xlink:href="#__RefHeading___Toc76128_289827044" text:style-name="Index_20_Link" text:visited-style-name="Index_20_Link"><text:tab/>58</text:a></text:p>
          <text:p text:style-name="P211"><text:a xlink:type="simple" xlink:href="#__RefHeading___Toc76130_289827044" text:style-name="Index_20_Link" text:visited-style-name="Index_20_Link">3.3.1 <text:s/>Aplicación Coordinadora<text:tab/>59</text:a></text:p>
          <text:p text:style-name="P211"><text:soft-page-break/><text:a xlink:type="simple" xlink:href="#__RefHeading___Toc76132_289827044" text:style-name="Index_20_Link" text:visited-style-name="Index_20_Link">3.3.2 <text:s/>Aplicación Asistente<text:tab/>61</text:a></text:p>
          <text:p text:style-name="P211"><text:a xlink:type="simple" xlink:href="#__RefHeading___Toc76134_289827044" text:style-name="Index_20_Link" text:visited-style-name="Index_20_Link">3.3.3 <text:s/>Conexión Aplicación Coordinadora – Aplicación Asistente<text:tab/>61</text:a></text:p>
          <text:p text:style-name="P209"><text:a xlink:type="simple" xlink:href="#__RefHeading___Toc386_1321737621" text:style-name="Index_20_Link" text:visited-style-name="Index_20_Link">4 <text:s/>Conclusión<text:tab/>63</text:a></text:p>
        </text:index-body>
      </text:table-of-content>
      <text:p text:style-name="P7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4">Tabla de Figuras</text:p>
          </text:index-title>
          <text:p text:style-name="P212"><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1</text:a></text:p>
          <text:p text:style-name="P212"><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5</text:a></text:p>
          <text:p text:style-name="P212"><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6</text:a></text:p>
          <text:p text:style-name="P212"><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7</text:a></text:p>
          <text:p text:style-name="P212"><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8</text:a></text:p>
          <text:p text:style-name="P212"><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0</text:a></text:p>
          <text:p text:style-name="P212"><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3</text:a></text:p>
          <text:p text:style-name="P212"><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4</text:a></text:p>
          <text:p text:style-name="P212"><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5</text:a></text:p>
          <text:p text:style-name="P212"><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6</text:a></text:p>
          <text:p text:style-name="P212"><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7</text:a></text:p>
          <text:p text:style-name="P212"><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8</text:a></text:p>
          <text:p text:style-name="P212"><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9</text:a></text:p>
          <text:p text:style-name="P212"><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50</text:a></text:p>
        </text:index-body>
      </text:illustration-index>
      <text:p text:style-name="P56"/>
      <text:p text:style-name="P5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4">Lista de Tablas</text:p>
          </text:index-title>
          <text:p text:style-name="P213">Tabla 1: Librerías de testeo unitario existentes para ciertos lenguajes.<text:tab/>16</text:p>
          <text:p text:style-name="P213">Tabla 2: Comparativa de herramientas que soportan la ejecución distribuida de pruebas unitarias.<text:tab/>17</text:p>
          <text:p text:style-name="P213">Tabla 3: Niveles de prueba y sus métodos de testeo.<text:tab/>36</text:p>
        </text:index-body>
      </text:table-index>
      <text:p text:style-name="P7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4">Índice de Anexos</text:p>
          </text:index-title>
          <text:p text:style-name="P208">Anexo A - Instalación de RVM, Ruby y Bundler<text:tab/>69</text:p>
        </text:index-body>
      </text:user-index>
      <text:p text:style-name="P86"/>
      <text:p text:style-name="P221">Lista de <text:span text:style-name="T15">Abreviaturas</text:span></text:p>
      <text:p text:style-name="P16">ATDD<text:tab/><text:span text:style-name="T69">Desarrollo Orientado a Pruebas de Aceptación (Acceptance Test Driven Development)</text:span></text:p>
      <text:p text:style-name="P16">BDD<text:tab/><text:span text:style-name="T69">Desarrollo Guiado por el Comportamiento (Behavior Driven Development)</text:span></text:p>
      <text:p text:style-name="P16">PU<text:tab/>Pruebas <text:span text:style-name="T423">U</text:span>nitarias</text:p>
      <text:p text:style-name="P16">PC<text:tab/>Computadora <text:span text:style-name="T423">P</text:span>ersonal (Personal <text:span text:style-name="T423">C</text:span>omputer)</text:p>
      <text:p text:style-name="P16">TCP<text:tab/>Protocolo de Control de Transmisión (Transmission Control Protocol)</text:p>
      <text:p text:style-name="P16">TDD<text:tab/><text:span text:style-name="T69">Desarrollo Guiado por Pruebas (Test Driven Development)</text:span></text:p>
      <text:p text:style-name="P16">UDP<text:tab/>Protocolo de <text:span text:style-name="T423">D</text:span>atagramas de <text:span text:style-name="T423">U</text:span>suario (User Datagram Protocol)</text:p>
      <text:p text:style-name="P16">SCP<text:tab/>Protocolo de <text:span text:style-name="T423">C</text:span>opia <text:span text:style-name="T423">S</text:span>egura (Secure Copy Protocol)</text:p>
      <text:p text:style-name="P16">TFG<text:tab/>Trabajo Final de Grado</text:p>
      <text:p text:style-name="P22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0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4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4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4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0">Durante su ejecución, la Aplicación Agente inicia un servidor UDP que se mantiene en espera, mientras que, la Aplicación Coordinadora inicia un cliente UDP y un servidor TCP. El cliente UDP de la Aplicación Coordinador</text:span><text:span text:style-name="T219">a</text:span><text:span text:style-name="T210"> emite peticiones de difusión (Broadcast) </text:span><text:span text:style-name="T219">a la red, estas peticiones son procesadas por </text:span><text:span text:style-name="T221">el servidor UDP de </text:span><text:span text:style-name="T219">las Aplicaciones Agente que se encuentren en ejecución. Cuando una Aplicación Agente recibe la petición UDP, procede a realizar dos operaciones </text:span><text:span text:style-name="T221">principales</text:span><text:span text:style-name="T21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0">a</text:span><text:span text:style-name="T219"> conexión se procede a coordinar la ejecución del conjunto de pruebas unitarias. </text:span></text:p>
      <text:p text:style-name="P215"><text:span text:style-name="T219">A </text:span><text:span text:style-name="T210">partir de las pruebas llevadas a cabo </text:span><text:span text:style-name="T221">sobre el</text:span><text:span text:style-name="T21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0">Palabras claves:</text:span> Pruebas <text:span text:style-name="T435">U</text:span>nitarias, R<text:span text:style-name="T378">S</text:span>pec, <text:span text:style-name="T435">A</text:span>rquitectura <text:span text:style-name="T435">D</text:span>istribuida, <text:span text:style-name="T435">Aplicaci</text:span><text:span text:style-name="T270">ón Coordinadora, Aplicación Agente.</text:span></text:p>
      <text:p text:style-name="P22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0">Keywords: </text:span>Unit tests, Rspec, distributed architecture, agents, master.</text:p>
      <text:list xml:id="list3131512099" text:style-name="Numeración">
        <text:list-item>
          <text:h text:style-name="P232" text:outline-level="1"><text:bookmark-start text:name="__RefHeading___Toc378_132173762"/>INTRODUCCIÓN<text:bookmark-end text:name="__RefHeading___Toc378_132173762"/></text:h>
          <text:list>
            <text:list-item>
              <text:h text:style-name="P235" text:outline-level="2"><text:bookmark-start text:name="__RefHeading___Toc380_132173762"/>PROBLEMÁTICA<text:bookmark-end text:name="__RefHeading___Toc380_132173762"/></text:h>
            </text:list-item>
          </text:list>
        </text:list-item>
      </text:list>
      <text:p text:style-name="P169">El software se ha convertido en un elemento ubicuo en el actual mundo digital. Esto quiere decir que está presente en todos los aspectos de la vida humana<text:span text:style-name="T92">. </text:span>Desde el punto de vista de la sociedad, el software provee flexibilidad, inteligencia y seguridad a todos los sistemas complejos y equipos que soportan y controlan las diferentes infraestructuras claves de nuestra sociedad <text:span text:style-name="T436">como son los:</text:span> transporte<text:span text:style-name="T436">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span text:style-name="T9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p>
      <text:p text:style-name="_34_._20_Contenido_20_">Para desarrollar <text:span text:style-name="T438">un</text:span> software, el proceso de desarrollo en la industria del software debe ser más dinámico y adaptable para hacer frente a las complejidades <text:span text:style-name="T438">de la actualidad. Es por eso que d</text:span>esde los años 60 se han propuesto y aplicado varios modelos <text:span text:style-name="T4">Ciclo de Vida de Desarrollo de Software </text:span><text:bookmark text:name="docs-internal-guid-e4c019dd-7fff-213f-19f5-04c124dc2f24"/><text:span text:style-name="T28">(SDLC, del ingles Software Development Life Cycle) </text:span>para lograr una mejor situación de desarrollo y éxito económico <text:span text:style-name="T438">de las mismas</text:span>. SDLC representa toda la vida del proceso en función de la especificación, el diseño, la validación y la evolución <text:span text:style-name="T437">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1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85">⁠</text:span></text:p>
      <text:p text:style-name="_34_._20_Contenido_20_"><text:span text:style-name="T43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15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439">⁠ Existen varios modelos de</text:span> SDLC <text:span text:style-name="T438">y</text:span> <text:span text:style-name="T440">un </text:span><office:annotation office:name="__Annotation__28997_1782177057" loext:resolved="false"><dc:creator>Rodrigo Fernández</dc:creator><dc:date>2022-03-20T00:45:05.950537259</dc:date><meta:creator-initials>RF</meta:creator-initials><text:p text:style-name="P336"><text:span text:style-name="T441">“</text:span><text:span text:style-name="T44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85">modelo t</text:span><text:span text:style-name="T1">ípico de proceso de desarrollo de software tiene generalmente varias etapas </text:span><text:span text:style-name="T6">como lo son </text:span><text:span text:style-name="T1">: </text:span></text:p>
      <text:list xml:id="list3207208963" text:style-name="L1">
        <text:list-item>
          <text:p text:style-name="P290"><text:span text:style-name="T6">P</text:span><text:span text:style-name="T1">lanificación y recopilación de información; </text:span></text:p>
        </text:list-item>
        <text:list-item>
          <text:p text:style-name="P291"><text:span text:style-name="T6">A</text:span><text:span text:style-name="T1">nálisis y definición de requisitos;</text:span></text:p>
        </text:list-item>
        <text:list-item>
          <text:p text:style-name="P291"><text:span text:style-name="T6">D</text:span><text:span text:style-name="T1">iseño y definición de la arquitectura;</text:span></text:p>
        </text:list-item>
        <text:list-item>
          <text:p text:style-name="P291"><text:span text:style-name="T6">D</text:span><text:span text:style-name="T1">esarrollo</text:span><text:span text:style-name="T6">;</text:span></text:p>
        </text:list-item>
        <text:list-item>
          <text:p text:style-name="P291"><text:span text:style-name="T6">P</text:span><text:span text:style-name="T1">ruebas según los requisitos y la perspectiva técn</text:span><text:span text:style-name="T5">ic</text:span><text:span text:style-name="T1">a;</text:span></text:p>
        </text:list-item>
        <text:list-item>
          <text:p text:style-name="P291"><text:span text:style-name="T6">D</text:span><text:span text:style-name="T1">espliegue y mantenimiento</text:span><office:annotation-end office:name="__Annotation__28997_1782177057"/><text:span text:style-name="T1"> </text:span><text:span text:style-name="T1"><office:annotation loext:resolved="false"><dc:creator>Rodrigo Fernández</dc:creator><dc:date>2022-03-20T00:00:24.175931305</dc:date><meta:creator-initials>RF</meta:creator-initials><text:p text:style-name="P336"><text:span text:style-name="T441">Se ha podido evidenciar esa circunstancia en varios experimentos (Reimers, Mckemmish, McKenzie y Mark, 2009). (...) sin embargo no se plantean otros caminos posibles (Reimers et al., 2009).</text:span></text:p></office:annotation></text:span></text:p>
        </text:list-item>
      </text:list>
      <text:p text:style-name="P17"><text:soft-page-break/><text:span text:style-name="T83">Durante el proceso de desarrollo de software, continuamente se realizan pruebas con el objetivo de verificar el correcto funcionamiento de</text:span><text:span text:style-name="T84">l software</text:span><text:span text:style-name="T83">. Según </text:span><text:span text:style-name="T83"><office:annotation loext:resolved="false"><dc:creator>Rodrigo Fernández</dc:creator><dc:date>2022-03-20T00:13:22.877758686</dc:date><meta:creator-initials>RF</meta:creator-initials><text:p text:style-name="P336"><text:span text:style-name="T441">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9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83">⁠ </text:span><office:annotation office:name="__Annotation__28998_1782177057" loext:resolved="false"><dc:creator>Rodrigo Fernández</dc:creator><dc:date>2022-03-20T00:47:48.025410735</dc:date><meta:creator-initials>RF</meta:creator-initials><text:p text:style-name="P336"><text:span text:style-name="T441">“</text:span><text:span text:style-name="T44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3">.</text:span></text:p>
      <text:p text:style-name="P30"><office:annotation office:name="__Annotation__29127_1782177057" loext:resolved="false"><dc:creator>Rodrigo Fernández</dc:creator><dc:date>2022-03-20T00:57:56.405829859</dc:date><meta:creator-initials>RF</meta:creator-initials><text:p text:style-name="P336"><text:span text:style-name="T441">“</text:span><text:span text:style-name="T441">Los principales tipos de pruebas que se pueden realizar</text:span></text:p><text:p text:style-name="P336"><text:span text:style-name="T441">a cualquier tipo de software son:...”</text:span></text:p></office:annotation><text:span text:style-name="T76">Los principales tipos de pruebas que se pueden efectuar </text:span><text:span text:style-name="T81">en</text:span><text:span text:style-name="T76"> cualquier tipo de software son: pruebas unitarias, prueba de integración, pruebas de regresión, pruebas de humo y pruebas de</text:span><text:span text:style-name="T78">l</text:span><text:span text:style-name="T76"> sistem</text:span><text:span text:style-name="T77">a</text:span><office:annotation-end office:name="__Annotation__29127_1782177057"/><text:span text:style-name="T77"><office:annotation loext:resolved="false"><dc:creator>Rodrigo Fernández</dc:creator><dc:date>2022-03-20T01:02:11.759476038</dc:date><meta:creator-initials>RF</meta:creator-initials><text:p text:style-name="P336"><text:span text:style-name="T441">(...) es necesario hacer esas consideraciones (Rosembum y Kuttner, 2010).</text:span></text:p></office:annotation></text:span><text:span text:style-name="T7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8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77">⁠.</text:span></text:p>
      <text:p text:style-name="P32"><office:annotation office:name="__Annotation__36015_1782177057" loext:resolved="false"><dc:creator>Rodrigo Fernández</dc:creator><dc:date>2022-03-20T01:07:15.363657924</dc:date><meta:creator-initials>RF</meta:creator-initials><text:p text:style-name="P336"><text:span text:style-name="T441"/></text:p><text:p text:style-name="P336"><text:span text:style-name="T441">“</text:span><text:span text:style-name="T441">La prueba de unidad enfoca los esfuerzos de verificación en la unidad más pequeña del diseño</text:span></text:p><text:p text:style-name="P336"><text:span text:style-name="T441">de software: el componente o módulo de software.”</text:span></text:p></office:annotation><text:span text:style-name="T76">La prueba unitaria enfoca los esfuerzos de verificación en la unidad más pequeña del diseño de software: el componente o módulo de software</text:span><office:annotation-end office:name="__Annotation__36015_1782177057"/><text:span text:style-name="T76"><office:annotation loext:resolved="false"><dc:creator>Rodrigo Fernández</dc:creator><dc:date>2022-03-20T01:10:58.125034771</dc:date><meta:creator-initials>RF</meta:creator-initials><text:p text:style-name="P336"><text:span text:style-name="T441">Así, (...) sus confines lejanos (Kaku, 2009).</text:span></text:p></office:annotation></text:span><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76">⁠. </text:span></text:p>
      <text:p text:style-name="P32"><office:annotation office:name="__Annotation__38316_1782177057" loext:resolved="false"><dc:creator>Rodrigo Fernández</dc:creator><dc:date>2022-03-20T01:14:23.032400166</dc:date><meta:creator-initials>RF</meta:creator-initials><text:p text:style-name="P336"><text:span text:style-name="T441">“</text:span><text:span text:style-name="T441">Pruebas de integración Comprueba si los programas básicos funcionan correcta-</text:span></text:p><text:p text:style-name="P336"><text:span text:style-name="T441">mente luego de integrarlos”</text:span></text:p></office:annotation><text:span text:style-name="T76">Las pruebas de integración comprueban que los componentes individuales funcionen correctamente luego de integrarlos</text:span><office:annotation-end office:name="__Annotation__38316_1782177057"/><text:span text:style-name="T76">. </text:span></text:p>
      <text:p text:style-name="P32"><office:annotation office:name="__Annotation__38317_1782177057" loext:resolved="false"><dc:creator>Rodrigo Fernández</dc:creator><dc:date>2022-03-20T01:15:08.687398722</dc:date><meta:creator-initials>RF</meta:creator-initials><text:p text:style-name="P336"><text:span text:style-name="T441">“</text:span><text:span text:style-name="T441">Pruebas de regresión Comprueba si los cambios efectuados en una parte del programa afectan a otras partes de la aplicación.”</text:span></text:p></office:annotation><text:span text:style-name="T76">Las pruebas de regresión comprueban </text:span><text:span text:style-name="T79">que los cambios efectuados en una parte no afecten a otras partes del software</text:span><office:annotation-end office:name="__Annotation__38317_1782177057"/><text:span text:style-name="T76">. </text:span></text:p>
      <text:p text:style-name="P33"><office:annotation office:name="__Annotation__38464_1782177057" loext:resolved="false"><dc:creator>Rodrigo Fernández</dc:creator><dc:date>2022-03-20T01:18:11.085685131</dc:date><meta:creator-initials>RF</meta:creator-initials><text:p text:style-name="P336"><text:span text:style-name="T441"/></text:p><text:p text:style-name="P336"><text:span text:style-name="T441">“</text:span><text:span text:style-name="T441">Pruebas de humo (Smoke Testing o Ad Hoc)</text:span></text:p><text:p text:style-name="P336"><text:span text:style-name="T441">Comprueba los errores tempranamente revisando el sis-tema constantemente, lo cual permite disminuir la dificultad</text:span></text:p><text:p text:style-name="P336"><text:span text:style-name="T441">en el momento de la integración reduciendo los riesgos.”</text:span></text:p></office:annotation><text:span text:style-name="T76">Las pruebas de humo revisan el </text:span><text:span text:style-name="T80">software</text:span><text:span text:style-name="T76"> constantemente con el objetivo de reducir los riesgos de errores al momento de la integración</text:span><office:annotation-end office:name="__Annotation__38464_1782177057"/><text:span text:style-name="T76">.</text:span></text:p>
      <text:p text:style-name="P33"><office:annotation office:name="__Annotation__38465_1782177057" loext:resolved="false"><dc:creator>Rodrigo Fernández</dc:creator><dc:date>2022-03-20T01:19:56.340927941</dc:date><meta:creator-initials>RF</meta:creator-initials><text:p text:style-name="P336"><text:span text:style-name="T441"/></text:p><text:p text:style-name="P336"><text:span text:style-name="T441">“</text:span><text:span text:style-name="T441">Pruebas del sistema</text:span></text:p><text:p text:style-name="P336"><text:span text:style-name="T441">Están enfocadas directamente a los requisitos tomados</text:span></text:p><text:p text:style-name="P336"><text:span text:style-name="T441">de los casos de uso según el giro del negocio, verificando</text:span></text:p><text:p text:style-name="P336"><text:span text:style-name="T441">el ingreso, procesamiento, recuperación de los datos y la</text:span></text:p><text:p text:style-name="P336"><text:span text:style-name="T441">implementación propiamente dicha.”</text:span></text:p></office:annotation><text:span text:style-name="T76">Las pruebas del sistema están enfocadas directamente en los requisitos de negocio, comprobando el ingreso, procesamiento, recuperación de los datos y la implementación propiamente dicha</text:span><office:annotation-end office:name="__Annotation__38465_1782177057"/><text:span text:style-name="T7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span text:style-name="T8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p>
      <text:p text:style-name="P31"><office:annotation office:name="__Annotation__40510_1782177057" loext:resolved="false"><dc:creator>Rodrigo Fernández</dc:creator><dc:date>2022-03-20T01:26:02.357706550</dc:date><meta:creator-initials>RF</meta:creator-initials><text:p text:style-name="P336"><text:span text:style-name="T441">“</text:span><text:span text:style-name="T441">Unit testing is often the first level of testing of a software system.”</text:span></text:p></office:annotation><text:span text:style-name="T76">Las pruebas unitarias normalmente son el primer nivel de prueba de un sistema de software</text:span><office:annotation-end office:name="__Annotation__40510_1782177057"/><text:span text:style-name="T76"> y </text:span><office:annotation office:name="__Annotation__40511_1782177057" loext:resolved="false"><dc:creator>Rodrigo Fernández</dc:creator><dc:date>2022-03-20T01:28:01.879684740</dc:date><meta:creator-initials>RF</meta:creator-initials><text:p text:style-name="P336"><text:span text:style-name="T441">“</text:span><text:span text:style-name="T44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6">están motivadas por el hecho de que el costo de encontrar y corregir errores en el momento de la prueba de la unidad, es menor que encontrar y corregir errores que se encuentran durante l</text:span><text:span text:style-name="T82">os otros tipos de pruebas mencionados anteriormente</text:span><text:span text:style-name="T76"> o después del despliegue</text:span><office:annotation-end office:name="__Annotation__40511_1782177057"/><text:span text:style-name="T76">, </text:span><office:annotation office:name="__Annotation__40670_1782177057" loext:resolved="false"><dc:creator>Rodrigo Fernández</dc:creator><dc:date>2022-03-20T01:29:22.619687138</dc:date><meta:creator-initials>RF</meta:creator-initials><text:p text:style-name="P336"><text:span text:style-name="T441">“</text:span><text:span text:style-name="T441">In addition, unit tests facilitate regression testing whenever software changes because unit tests allow developers to check that they did not break existing functionality.”</text:span></text:p></office:annotation><text:span text:style-name="T76">las pruebas unitarias facilitan las pruebas de regresión cuando el software cambia porque permiten a los desarrolladores verificar que no hayan dañado la funcionalidad existente</text:span><office:annotation-end office:name="__Annotation__40670_1782177057"/><text:span text:style-name="T76"> <text:s text:c="5"/></text:span><text:span text:style-name="T76"><office:annotation loext:resolved="false"><dc:creator>Rodrigo Fernández</dc:creator><dc:date>2022-03-20T01:31:14.237172953</dc:date><meta:creator-initials>RF</meta:creator-initials><text:p text:style-name="P336"><text:span text:style-name="T44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8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76">⁠. </text:span><office:annotation office:name="__Annotation__15570_872665549" loext:resolved="false"><dc:creator>Rodrigo Fernández</dc:creator><dc:date>2022-03-21T23:11:35.248297234</dc:date><meta:creator-initials>RF</meta:creator-initials><text:p text:style-name="P336"><text:span text:style-name="T441">“</text:span><text:span text:style-name="T441">In the form of unit testing, its popular-ity has been increasing as more programming languages</text:span></text:p><text:p text:style-name="P336"><text:span text:style-name="T441">are supported by unit testing frameworks (e.g., JUnit,</text:span></text:p><text:p text:style-name="P336"><text:span text:style-name="T441">NUnit, etc.).”</text:span></text:p></office:annotation><text:span text:style-name="T76">La popularidad de las pruebas unitarias ha ido aumentando a medida que fueron surgiendo más librerías de testeo, para los distintos lenguajes de programa</text:span><text:soft-page-break/><text:span text:style-name="T76">ción existentes</text:span><office:annotation-end office:name="__Annotation__15570_872665549"/><text:span text:style-name="T7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8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76">⁠.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98718021616">
          <table:table-cell table:style-name="Table2.A1" office:value-type="string">
            <text:p text:style-name="P13"/>
          </table:table-cell>
          <table:table-cell table:style-name="Table2.A1" office:value-type="string">
            <text:p text:style-name="P13">Librerías de Testeo</text:p>
          </table:table-cell>
        </table:table-row>
        <table:table-row table:style-name="TableLine93898718869776">
          <table:table-cell table:style-name="Table2.A2" office:value-type="string">
            <text:p text:style-name="P12">Java</text:p>
          </table:table-cell>
          <table:table-cell table:style-name="Table2.A2" office:value-type="string">
            <text:p text:style-name="P11">Junit5, TestNG </text:p>
          </table:table-cell>
        </table:table-row>
        <table:table-row table:style-name="TableLine93898718871248">
          <table:table-cell table:style-name="Table2.A2" office:value-type="string">
            <text:p text:style-name="P12">.<text:span text:style-name="T276">Net</text:span></text:p>
          </table:table-cell>
          <table:table-cell table:style-name="Table2.A2" office:value-type="string">
            <text:p text:style-name="P11">NUnit</text:p>
          </table:table-cell>
        </table:table-row>
        <table:table-row table:style-name="TableLine93898718871872">
          <table:table-cell table:style-name="Table2.A2" office:value-type="string">
            <text:p text:style-name="P12">Ruby</text:p>
          </table:table-cell>
          <table:table-cell table:style-name="Table2.A2" office:value-type="string">
            <text:p text:style-name="P11">UnitTest, Rspec, RubyUnit, MiniTest</text:p>
          </table:table-cell>
        </table:table-row>
        <table:table-row table:style-name="TableLine93898718872656">
          <table:table-cell table:style-name="Table2.A2" office:value-type="string">
            <text:p text:style-name="P12">Phyton</text:p>
          </table:table-cell>
          <table:table-cell table:style-name="Table2.A2" office:value-type="string">
            <text:p text:style-name="P11">Unitest, PyUnit, doctest</text:p>
          </table:table-cell>
        </table:table-row>
        <table:table-row table:style-name="TableLine93898718873440">
          <table:table-cell table:style-name="Table2.A2" office:value-type="string">
            <text:p text:style-name="P12">PHP</text:p>
          </table:table-cell>
          <table:table-cell table:style-name="Table2.A2" office:value-type="string">
            <text:p text:style-name="P11">SimpleTest, PHPUnit</text:p>
          </table:table-cell>
        </table:table-row>
        <table:table-row table:style-name="TableLine93898718874224">
          <table:table-cell table:style-name="Table2.A7" office:value-type="string">
            <text:p text:style-name="P12">Javascript</text:p>
          </table:table-cell>
          <table:table-cell table:style-name="Table2.A7" office:value-type="string">
            <text:p text:style-name="P11">Qunit, Mocha, Jasmine, Chai</text:p>
          </table:table-cell>
        </table:table-row>
      </table:table>
      <text:p text:style-name="P10">Tabla <text:sequence text:ref-name="refTable0" text:name="Table" text:formula="ooow:Table+1" style:num-format="1">1</text:sequence>: <text:span text:style-name="T190">Librerías de testeo unitario existentes para ciertos lenguajes.</text:span></text:p>
      <text:p text:style-name="P9">Elaboración propia.</text:p>
      <text:p text:style-name="P97"/>
      <text:p text:style-name="P8"><text:span text:style-name="T307"><office:annotation loext:resolved="false"><dc:creator>Rodrigo Fernández</dc:creator><dc:date>2022-03-21T23:12:00.988457658</dc:date><meta:creator-initials>RF</meta:creator-initials><text:p text:style-name="P336"><text:span text:style-name="T441">En el anteproyecto se hace referencia a programas de integración continua y como estos programas no ejecutan código del desarrollador</text:span></text:p></office:annotation></text:span><text:span text:style-name="T9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6"><office:annotation office:name="__Annotation__43710_1782177057" loext:resolved="false"><dc:creator>Rodrigo Fernández</dc:creator><dc:date>2022-03-20T02:09:35.129212161</dc:date><meta:creator-initials>RF</meta:creator-initials><text:p text:style-name="P336"><text:span text:style-name="T441">Continuous Integration (CI) is a widely established</text:span></text:p><text:p text:style-name="P336"><text:span text:style-name="T44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 <office:annotation office:name="__Annotation__43711_1782177057" loext:resolved="false"><dc:creator>Rodrigo Fernández</dc:creator><dc:date>2022-03-20T02:09:58.070088011</dc:date><meta:creator-initials>RF</meta:creator-initials><text:p text:style-name="P336"><text:span text:style-name="T441">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text:p>
      <text:p text:style-name="P16">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898718882096">
          <table:table-cell table:style-name="Tabla1.A1" office:value-type="string">
            <text:p text:style-name="P66"/>
          </table:table-cell>
          <table:table-cell table:style-name="Tabla1.B1" office:value-type="string">
            <text:p text:style-name="P59">Interfaz</text:p>
          </table:table-cell>
          <table:table-cell table:style-name="Tabla1.B1" office:value-type="string">
            <text:p text:style-name="P60">Lenguajes </text:p>
            <text:p text:style-name="P60">Soportados</text:p>
          </table:table-cell>
          <table:table-cell table:style-name="Tabla1.B1" office:value-type="string">
            <text:p text:style-name="P59">Instalaci<text:span text:style-name="T296">ón</text:span></text:p>
          </table:table-cell>
          <table:table-cell table:style-name="Tabla1.B1" office:value-type="string">
            <text:p text:style-name="P59">Licencia</text:p>
          </table:table-cell>
        </table:table-row>
        <table:table-row table:style-name="TableLine93898718980240">
          <table:table-cell table:style-name="Tabla1.A6" office:value-type="string">
            <text:p text:style-name="P52">Jenkins</text:p>
          </table:table-cell>
          <table:table-cell table:style-name="Tabla1.B6" office:value-type="string">
            <text:p text:style-name="P50">Web</text:p>
          </table:table-cell>
          <table:table-cell table:style-name="Tabla1.C6" office:value-type="string">
            <text:p text:style-name="P50">Varios</text:p>
          </table:table-cell>
          <table:table-cell table:style-name="Tabla1.D2" office:value-type="string">
            <text:p text:style-name="P50"><text:span text:style-name="T309">Linux</text:span>, Windows, OS X</text:p>
          </table:table-cell>
          <table:table-cell table:style-name="Tabla1.E2" office:value-type="string">
            <text:p text:style-name="P50">MIT, Código <text:span text:style-name="T433">A</text:span>bierto</text:p>
          </table:table-cell>
        </table:table-row>
        <table:table-row table:style-name="TableLine93898718983840">
          <table:table-cell table:style-name="Tabla1.A6" office:value-type="string">
            <text:p text:style-name="P51">TeamCity</text:p>
          </table:table-cell>
          <table:table-cell table:style-name="Tabla1.B6" office:value-type="string">
            <text:p text:style-name="P50">Web</text:p>
          </table:table-cell>
          <table:table-cell table:style-name="Tabla1.C6" office:value-type="string">
            <text:p text:style-name="P50">Varios</text:p>
          </table:table-cell>
          <table:table-cell table:style-name="Tabla1.D3" office:value-type="string">
            <text:p text:style-name="P50"><text:span text:style-name="T309">Linux</text:span>, Windows, OS X</text:p>
          </table:table-cell>
          <table:table-cell table:style-name="Tabla1.E3" office:value-type="string">
            <text:p text:style-name="P50">Comercial, <text:span text:style-name="T433">g</text:span>ratis bajo ciertas condiciones</text:p>
          </table:table-cell>
        </table:table-row>
        <table:table-row table:style-name="TableLine93898718986016">
          <table:table-cell table:style-name="Tabla1.A6" office:value-type="string">
            <text:p text:style-name="P52">Travis CI</text:p>
          </table:table-cell>
          <table:table-cell table:style-name="Tabla1.B6" office:value-type="string">
            <text:p text:style-name="P50">Web</text:p>
          </table:table-cell>
          <table:table-cell table:style-name="Tabla1.C6" office:value-type="string">
            <text:p text:style-name="P50">Varios</text:p>
          </table:table-cell>
          <table:table-cell table:style-name="Tabla1.D4" office:value-type="string">
            <text:p text:style-name="P58">Servicio en la nube</text:p>
          </table:table-cell>
          <table:table-cell table:style-name="Tabla1.E4" office:value-type="string">
            <text:p text:style-name="P50">Comercial, <text:span text:style-name="T433">g</text:span>ratis bajo ciertas condiciones</text:p>
          </table:table-cell>
        </table:table-row>
        <table:table-row table:style-name="TableLine93898718988320">
          <table:table-cell table:style-name="Tabla1.A6" office:value-type="string">
            <text:p text:style-name="P52">Circle CI</text:p>
          </table:table-cell>
          <table:table-cell table:style-name="Tabla1.B6" office:value-type="string">
            <text:p text:style-name="P50">Web</text:p>
          </table:table-cell>
          <table:table-cell table:style-name="Tabla1.C6" office:value-type="string">
            <text:p text:style-name="P50">Varios</text:p>
          </table:table-cell>
          <table:table-cell table:style-name="Tabla1.D5" office:value-type="string">
            <text:p text:style-name="P50">Servicio en la nube y servidor privado en <text:span text:style-name="T309">Linux</text:span> <text:span text:style-name="T432">u</text:span> OS X</text:p>
          </table:table-cell>
          <table:table-cell table:style-name="Tabla1.E5" office:value-type="string">
            <text:p text:style-name="P50">Comercial</text:p>
          </table:table-cell>
        </table:table-row>
        <table:table-row table:style-name="TableLine93898718990544">
          <table:table-cell table:style-name="Tabla1.A6" office:value-type="string">
            <text:p text:style-name="P52">Codeship</text:p>
          </table:table-cell>
          <table:table-cell table:style-name="Tabla1.B6" office:value-type="string">
            <text:p text:style-name="P50">Web</text:p>
          </table:table-cell>
          <table:table-cell table:style-name="Tabla1.C6" office:value-type="string">
            <text:p text:style-name="P50">Varios</text:p>
          </table:table-cell>
          <table:table-cell table:style-name="Tabla1.D6" office:value-type="string">
            <text:p text:style-name="P50">Servicio en la nube</text:p>
          </table:table-cell>
          <table:table-cell table:style-name="Tabla1.E6" office:value-type="string">
            <text:p text:style-name="P50">Comercial</text:p>
          </table:table-cell>
        </table:table-row>
        <table:table-row table:style-name="Tabla1.7">
          <table:table-cell table:style-name="Tabla1.A7" office:value-type="string">
            <text:p text:style-name="P52">Dist Test</text:p>
          </table:table-cell>
          <table:table-cell table:style-name="Tabla1.B7" office:value-type="string">
            <text:p text:style-name="P50">Web</text:p>
          </table:table-cell>
          <table:table-cell table:style-name="Tabla1.C7" office:value-type="string">
            <text:p text:style-name="P58">Java</text:p>
          </table:table-cell>
          <table:table-cell table:style-name="Tabla1.D7" office:value-type="string">
            <text:p text:style-name="P58">Linux</text:p>
          </table:table-cell>
          <table:table-cell table:style-name="Tabla1.E7" office:value-type="string">
            <text:p text:style-name="P50">Apache License 2.0</text:p>
          </table:table-cell>
        </table:table-row>
      </table:table>
      <text:p text:style-name="P7">Tabla <text:sequence text:ref-name="refTable1" text:name="Table" text:formula="ooow:Table+1" style:num-format="1">2</text:sequence>: <text:span text:style-name="T287">Comparativa de herramientas que soportan la ejecución distribuida de pruebas unitarias</text:span><text:span text:style-name="T190">.</text:span></text:p>
      <text:p text:style-name="P6">Elaboración propia.</text:p>
      <text:p text:style-name="P6"/>
      <text:p text:style-name="P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 cuando la ejecución de las pruebas unitarias toma <text:span text:style-name="T424">mucho</text:span> tiempo se generan los siguientes problemas:</text:p>
      <text:list xml:id="list2772555115" text:style-name="Viñeta_20_Cita_20_con_20_margen">
        <text:list-item>
          <text:p text:style-name="P324">La productividad del desarrollador se ve afectada porque tiene que esperar la ejecución de todas las pruebas antes de continuar su trabajo.</text:p>
        </text:list-item>
        <text:list-item>
          <text:p text:style-name="P324">El desarrollador se vuelve reacio a agregar más pruebas porque incrementa el tiempo de espera para la ejecución de todas las pruebas.</text:p>
        </text:list-item>
        <text:list-item>
          <text:p text:style-name="P324">La calidad del software baja porque se dejan de escribir pruebas.</text:p>
        </text:list-item>
        <text:list-item>
          <text:p text:style-name="P324">El desarrollador pierde tiempo actualizando las pruebas tratando de disminuir su tiempo de ejecución.</text:p>
        </text:list-item>
        <text:list-item>
          <text:p text:style-name="P324">El desarrollador termina considerando a las pruebas más como una carga que una ventaja adicional para mejorar la calidad.</text:p>
        </text:list-item>
      </text:list>
      <text:p text:style-name="P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 </text:p>
      <text:p text:style-name="_34_._20_Contenido_20_"><text:soft-page-break/><text:span text:style-name="T4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4529908560832" text:continue-list="list3131512099" text:style-name="Numeración">
        <text:list-item>
          <text:list>
            <text:list-item>
              <text:h text:style-name="P236" text:outline-level="2"><text:bookmark-start text:name="__RefHeading___Toc382_132173762"/>OBJETIVOS<text:bookmark-end text:name="__RefHeading___Toc382_132173762"/></text:h>
              <text:list>
                <text:list-item>
                  <text:h text:style-name="P245" text:outline-level="3"><text:bookmark-start text:name="__RefHeading___Toc384_132173762"/>General<text:bookmark-end text:name="__RefHeading___Toc384_132173762"/></text:h>
                </text:list-item>
              </text:list>
            </text:list-item>
          </text:list>
        </text:list-item>
      </text:list>
      <text:p text:style-name="P16">Desarrollar un Sistema que permita reducir el tiempo de ejecución de pruebas unitarias de aplicaciones Ruby on Rails utilizando la librería RSpec.</text:p>
      <text:list xml:id="list104530952233346" text:continue-numbering="true" text:style-name="Numeración">
        <text:list-item>
          <text:list>
            <text:list-item>
              <text:list>
                <text:list-item>
                  <text:h text:style-name="P245" text:outline-level="3"><text:bookmark-start text:name="__RefHeading___Toc384_1321737621"/><text:span text:style-name="T159">Espec</text:span><text:span text:style-name="T160">íficos</text:span><text:bookmark-end text:name="__RefHeading___Toc384_1321737621"/></text:h>
                </text:list-item>
              </text:list>
            </text:list-item>
          </text:list>
        </text:list-item>
      </text:list>
      <text:list xml:id="list104530649450331" text:continue-list="list3633394450" text:style-name="Viñeta">
        <text:list-item>
          <text:p text:style-name="P304">Analizar y definir los requerimientos del Sistema.</text:p>
        </text:list-item>
        <text:list-item>
          <text:p text:style-name="P304">Implementar el algoritmo de distribución de pruebas unitarias.</text:p>
        </text:list-item>
        <text:list-item>
          <text:p text:style-name="P304">Implementar el algoritmo de distribución de código fuente.</text:p>
        </text:list-item>
        <text:list-item>
          <text:p text:style-name="P304">Configurar el entorno de prueba para el Sistema.</text:p>
        </text:list-item>
        <text:list-item>
          <text:p text:style-name="P304">Implementar las pruebas unitarias que se usarán para evaluar el Sistema.</text:p>
        </text:list-item>
        <text:list-item>
          <text:p text:style-name="P304">Evaluar los resultados obtenidos de la ejecución del Sistema.</text:p>
        </text:list-item>
      </text:list>
      <text:list xml:id="list104529884319142" text:continue-list="list104530952233346" text:style-name="Numeración">
        <text:list-item>
          <text:list>
            <text:list-item>
              <text:h text:style-name="P236" text:outline-level="2"><text:bookmark-start text:name="__RefHeading___Toc380_1321737623"/>Alcance del Proyecto<text:bookmark-end text:name="__RefHeading___Toc380_1321737623"/></text:h>
            </text:list-item>
          </text:list>
        </text:list-item>
      </text:list>
      <text:p text:style-name="P19">Se <text:span text:style-name="T429">desarroll</text:span><text:span text:style-name="T268">ó</text:span> un <text:span text:style-name="T429">s</text:span>istema, que permit<text:span text:style-name="T4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0">El <text:span text:style-name="T429">s</text:span>istema <text:span text:style-name="T4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6">El <text:span text:style-name="T429">s</text:span>istema <text:span text:style-name="T429">puede</text:span> obtener el código fuente sobre el cual se ejecutarán las pruebas unitarias desde dos ubicaciones posibles, una de ellas es la computadora del desarrollador y la otra será desde un repositorio Git.</text:p>
      <text:p text:style-name="P16">El sistema <text:span text:style-name="T429">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49">El <text:span text:style-name="T430">s</text:span>istema <text:span text:style-name="T430">est</text:span><text:span text:style-name="T269">á</text:span> compuesto por dos aplicaciones, la primera aplicación a la que <text:span text:style-name="T430">denominamos </text:span>Aplicación Coordinadora, se encarga de coordinar el proceso de ejecución de las pruebas, y mostrar los resultados, la segunda aplicación a la que <text:span text:style-name="T430">denominamos</text:span> Aplicación A<text:span text:style-name="T430">gente</text:span>, <text:span text:style-name="T430">es</text:span> un servicio en segundo plano que se encarga de la ejecución de las pruebas bajo las órdenes de la Aplicación Coordinadora. Para que un desarrollador pueda iniciar la ejecución de sus pruebas, <text:span text:style-name="T430">debe</text:span> tener instalado la Aplicación Coordinadora. </text:p>
      <text:p text:style-name="P49">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5"/><text:p text:style-name="P195"><draw:g text:anchor-type="as-char" draw:z-index="17" draw:name="Objeto de grupo 4" draw:style-name="gr1"><draw:line draw:style-name="gr23" draw:text-style-name="P343" svg:x1="0cm" svg:y1="3.201cm" svg:x2="3.611cm" svg:y2="3.175cm"><text:p/></draw:line><draw:custom-shape draw:style-name="gr65" draw:text-style-name="P359"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7" xml:id="id74" draw:id="id74" svg:x1="5.516cm" svg:y1="3.175cm" svg:x2="5.834cm" svg:y2="3.175cm"><text:p/></draw:line><draw:line draw:style-name="gr67" draw:text-style-name="P357" xml:id="id78" draw:id="id78" svg:x1="5.517cm" svg:y1="3.493cm" svg:x2="5.835cm" svg:y2="3.493cm"><text:p/></draw:line><draw:line draw:style-name="gr66" draw:text-style-name="P357" xml:id="id76" draw:id="id76" svg:x1="5.517cm" svg:y1="3.81cm" svg:x2="5.835cm" svg:y2="3.81cm"><text:p/></draw:line><draw:connector draw:style-name="gr68" draw:text-style-name="P339" draw:line-skew="2.191cm" svg:x1="5.833cm" svg:y1="3.175cm" svg:x2="11.656cm" svg:y2="1.588cm" draw:start-shape="id74" draw:start-glue-point="1" draw:end-shape="id75" draw:end-glue-point="3" svg:d="M5833-794h5103v-1587h720" svg:viewBox="0 0 5824 1589"><text:p/></draw:connector><draw:connector draw:style-name="gr68" draw:text-style-name="P339" draw:line-skew="2.207cm" svg:x1="5.835cm" svg:y1="3.81cm" svg:x2="11.656cm" svg:y2="5.398cm" draw:start-shape="id76" draw:start-glue-point="1" draw:end-shape="id77" draw:end-glue-point="3" svg:d="M5835-159h5119v1588h702" svg:viewBox="0 0 5823 1589"><text:p/></draw:connector><draw:line draw:style-name="gr69" draw:text-style-name="P339" svg:x1="11.655cm" svg:y1="3.175cm" svg:x2="11.973cm" svg:y2="3.175cm"><text:p/></draw:line><draw:line draw:style-name="gr69" draw:text-style-name="P339" xml:id="id79" draw:id="id79" svg:x1="11.656cm" svg:y1="3.493cm" svg:x2="11.974cm" svg:y2="3.493cm"><text:p/></draw:line><draw:line draw:style-name="gr69" draw:text-style-name="P339" svg:x1="11.656cm" svg:y1="3.81cm" svg:x2="11.974cm" svg:y2="3.81cm"><text:p/></draw:line><draw:line draw:style-name="gr23" draw:text-style-name="P343" svg:x1="3.611cm" svg:y1="3.809cm" svg:x2="0cm" svg:y2="3.805cm"><text:p/></draw:line><draw:line draw:style-name="gr23" draw:text-style-name="P343" svg:x1="3.611cm" svg:y1="0.318cm" svg:x2="10.596cm" svg:y2="0.318cm"><text:p/></draw:line><draw:line draw:style-name="gr23" draw:text-style-name="P343" svg:x1="10.596cm" svg:y1="2.223cm" svg:x2="3.611cm" svg:y2="2.223cm"><text:p/></draw:line><draw:line draw:style-name="gr59" draw:text-style-name="P343" svg:x1="1.388cm" svg:y1="2.858cm" svg:x2="1.705cm" svg:y2="2.858cm"><text:p text:style-name="P349"><text:span text:style-name="T446">1. Se inicia ejecución <text:s text:c="2"/></text:span></text:p><text:p text:style-name="P360"><text:span text:style-name="T446">de pruebas</text:span></text:p></draw:line><draw:line draw:style-name="gr59" draw:text-style-name="P343" svg:x1="1.706cm" svg:y1="3.493cm" svg:x2="2.023cm" svg:y2="3.493cm"><text:p text:style-name="P349"><text:span text:style-name="T446">2. Se Obtiene código fuente</text:span></text:p></draw:line><draw:line draw:style-name="gr59" draw:text-style-name="P343" svg:x1="7.104cm" svg:y1="1.905cm" svg:x2="7.421cm" svg:y2="1.905cm"><text:p text:style-name="P349"><text:span text:style-name="T446">6. Se confirma la recepción del código fuente <text:s text:c="15"/></text:span></text:p></draw:line><draw:line draw:style-name="gr59" draw:text-style-name="P343" svg:x1="7.104cm" svg:y1="1.27cm" svg:x2="7.421cm" svg:y2="1.27cm"><text:p text:style-name="P349"><text:span text:style-name="T446">5. Se envía el código fuente <text:s text:c="43"/></text:span></text:p></draw:line><draw:line draw:style-name="gr23" draw:text-style-name="P343" svg:x1="10.596cm" svg:y1="0.953cm" svg:x2="3.611cm" svg:y2="0.953cm"><text:p/></draw:line><draw:line draw:style-name="gr59" draw:text-style-name="P343" svg:x1="7.104cm" svg:y1="0.635cm" svg:x2="7.421cm" svg:y2="0.635cm"><text:p text:style-name="P349"><text:span text:style-name="T446">4. Las computadoras disponibles responden <text:s text:c="18"/></text:span></text:p></draw:line><draw:line draw:style-name="gr59" draw:text-style-name="P343" svg:x1="7.104cm" svg:y1="0cm" svg:x2="7.421cm" svg:y2="0cm"><text:p text:style-name="P349"><text:span text:style-name="T446">3. Se consulta disponibilidad de computadoras en la red</text:span></text:p></draw:line><draw:line draw:style-name="gr23" draw:text-style-name="P343" svg:x1="3.611cm" svg:y1="1.588cm" svg:x2="10.596cm" svg:y2="1.588cm"><text:p/></draw:line><draw:line draw:style-name="gr66" draw:text-style-name="P357" svg:x1="3.927cm" svg:y1="7.62cm" svg:x2="4.245cm" svg:y2="7.62cm"><text:p/></draw:line><draw:line draw:style-name="gr23" draw:text-style-name="P343" svg:x1="3.611cm" svg:y1="5.715cm" svg:x2="10.596cm" svg:y2="5.715cm"><text:p/></draw:line><draw:line draw:style-name="gr59" draw:text-style-name="P343" svg:x1="7.104cm" svg:y1="6.667cm" svg:x2="7.421cm" svg:y2="6.667cm"><text:p text:style-name="P349"><text:span text:style-name="T446">9. Se guarda resultado de la ejecución <text:s text:c="27"/></text:span></text:p></draw:line><draw:line draw:style-name="gr23" draw:text-style-name="P343" svg:x1="10.596cm" svg:y1="6.35cm" svg:x2="3.611cm" svg:y2="6.35cm"><text:p/></draw:line><draw:line draw:style-name="gr59" draw:text-style-name="P343" svg:x1="7.104cm" svg:y1="6.032cm" svg:x2="7.421cm" svg:y2="6.032cm"><text:p text:style-name="P349"><text:span text:style-name="T446">8. Se responde con el resultado de la ejecución <text:s text:c="13"/></text:span></text:p></draw:line><draw:line draw:style-name="gr70" draw:text-style-name="P343" svg:x1="7.104cm" svg:y1="5.397cm" svg:x2="7.421cm" svg:y2="5.397cm"><text:p text:style-name="P349"><text:span text:style-name="T446">7. Se ordena la ejecución de una prueba pendiente <text:s text:c="8"/></text:span></text:p></draw:line><draw:line draw:style-name="gr71" draw:text-style-name="P343" svg:x1="3.611cm" svg:y1="6.985cm" svg:x2="10.596cm" svg:y2="6.985cm"><text:p/></draw:line><draw:line draw:style-name="gr23" draw:text-style-name="P343" svg:x1="3.611cm" svg:y1="7.938cm" svg:x2="10.596cm" svg:y2="7.938cm"><text:p/></draw:line><draw:line draw:style-name="gr59" draw:text-style-name="P343" svg:x1="7.421cm" svg:y1="7.62cm" svg:x2="7.738cm" svg:y2="7.62cm"><text:p text:style-name="P349"><text:span text:style-name="T446">10. Se informa de la finalización del proceso de ejecución <text:s text:c="4"/></text:span></text:p><text:p text:style-name="P360"><text:span text:style-name="T446">de pruebas <text:s text:c="10"/></text:span></text:p></draw:line><draw:g draw:name="2-circle-arrow 2" draw:style-name="gr29"><draw:custom-shape draw:name="Pfeil: gebogen 19_ 1" draw:style-name="gr72" draw:text-style-name="P36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6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9" svg:x1="5.835cm" svg:y1="3.493cm" svg:x2="11.656cm" svg:y2="3.493cm" draw:start-shape="id78" draw:start-glue-point="1" draw:end-shape="id79" draw:end-glue-point="3" svg:d="M5835-476h5821" svg:viewBox="0 0 5823 2"><text:p/></draw:connector><draw:line draw:style-name="gr69" draw:text-style-name="P339" svg:x1="11.655cm" svg:y1="5.08cm" svg:x2="11.973cm" svg:y2="5.08cm"><text:p/></draw:line><draw:line draw:style-name="gr69" draw:text-style-name="P339" xml:id="id77" draw:id="id77" svg:x1="11.656cm" svg:y1="5.398cm" svg:x2="11.974cm" svg:y2="5.398cm"><text:p/></draw:line><draw:line draw:style-name="gr69" draw:text-style-name="P339" svg:x1="11.656cm" svg:y1="5.715cm" svg:x2="11.974cm" svg:y2="5.715cm"><text:p/></draw:line><draw:g draw:style-name="gr29"><draw:g draw:style-name="gr29"><draw:custom-shape draw:style-name="gr73" draw:text-style-name="P337" svg:width="1.273cm" svg:height="0.32cm" svg:x="11.548cm" svg:y="0.938cm"><text:p text:style-name="P338"><text:span text:style-name="T445">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1.374cm"><text:p/></draw:rect><draw:line draw:style-name="gr74" draw:text-style-name="P362" svg:x1="13.043cm" svg:y1="1.957cm" svg:x2="13.503cm" svg:y2="1.957cm"><text:p/></draw:line><draw:line draw:style-name="gr74" draw:text-style-name="P362" svg:x1="13.1cm" svg:y1="2.364cm" svg:x2="13.445cm" svg:y2="2.364cm"><text:p/></draw:line><draw:line draw:style-name="gr74" draw:text-style-name="P362" svg:x1="13.1cm" svg:y1="2.307cm" svg:x2="13.445cm" svg:y2="2.307cm"><text:p/></draw:line><draw:line draw:style-name="gr74" draw:text-style-name="P362" svg:x1="13.043cm" svg:y1="1.489cm" svg:x2="13.043cm" svg:y2="1.431cm"><text:p/></draw:line><draw:line draw:style-name="gr74" draw:text-style-name="P362" svg:x1="13.043cm" svg:y1="1.607cm" svg:x2="13.043cm" svg:y2="1.549cm"><text:p/></draw:line><draw:line draw:style-name="gr74" draw:text-style-name="P362" svg:x1="13.1cm" svg:y1="1.489cm" svg:x2="13.1cm" svg:y2="1.431cm"><text:p/></draw:line><draw:line draw:style-name="gr74" draw:text-style-name="P362" svg:x1="13.1cm" svg:y1="1.607cm" svg:x2="13.1cm" svg:y2="1.549cm"><text:p/></draw:line><draw:line draw:style-name="gr74" draw:text-style-name="P362" svg:x1="13.215cm" svg:y1="1.489cm" svg:x2="13.215cm" svg:y2="1.431cm"><text:p/></draw:line><draw:line draw:style-name="gr74" draw:text-style-name="P362" svg:x1="13.215cm" svg:y1="1.607cm" svg:x2="13.215cm" svg:y2="1.549cm"><text:p/></draw:line><draw:line draw:style-name="gr74" draw:text-style-name="P362" svg:x1="13.273cm" svg:y1="1.489cm" svg:x2="13.273cm" svg:y2="1.431cm"><text:p/></draw:line><draw:line draw:style-name="gr74" draw:text-style-name="P362" svg:x1="13.273cm" svg:y1="1.607cm" svg:x2="13.273cm" svg:y2="1.549cm"><text:p/></draw:line><draw:line draw:style-name="gr74" draw:text-style-name="P362" svg:x1="13.388cm" svg:y1="1.489cm" svg:x2="13.388cm" svg:y2="1.431cm"><text:p/></draw:line><draw:line draw:style-name="gr74" draw:text-style-name="P362" svg:x1="13.388cm" svg:y1="1.607cm" svg:x2="13.388cm" svg:y2="1.549cm"><text:p/></draw:line><draw:line draw:style-name="gr74" draw:text-style-name="P362" svg:x1="13.445cm" svg:y1="1.489cm" svg:x2="13.445cm" svg:y2="1.431cm"><text:p/></draw:line><draw:line draw:style-name="gr74" draw:text-style-name="P362" svg:x1="13.445cm" svg:y1="1.607cm" svg:x2="13.445cm" svg:y2="1.549cm"><text:p/></draw:line></draw:g><draw:g draw:style-name="gr29"><draw:custom-shape draw:style-name="gr75" draw:text-style-name="P363"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1.374cm"><text:p/></draw:rect><draw:custom-shape draw:style-name="gr77" draw:text-style-name="P365"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5" svg:width="1.38cm" svg:height="0.352cm" svg:x="11.548cm" svg:y="2.13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3cm" svg:x="12.123cm" svg:y="2.3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1.27cm" svg:x2="11.973cm" svg:y2="1.27cm"><text:p/></draw:line><draw:line draw:style-name="gr69" draw:text-style-name="P339" xml:id="id75" draw:id="id75" svg:x1="11.656cm" svg:y1="1.588cm" svg:x2="11.974cm" svg:y2="1.588cm"><text:p/></draw:line><draw:line draw:style-name="gr69" draw:text-style-name="P339" svg:x1="11.656cm" svg:y1="1.905cm" svg:x2="11.974cm" svg:y2="1.905cm"><text:p/></draw:line></draw:g><draw:g draw:style-name="gr29"><draw:g draw:style-name="gr29"><draw:custom-shape draw:style-name="gr81" draw:text-style-name="P337" svg:width="1.273cm" svg:height="0.318cm" svg:x="11.548cm" svg:y="2.843cm"><text:p text:style-name="P338"><text:span text:style-name="T445">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3.277cm"><text:p/></draw:rect><draw:line draw:style-name="gr74" draw:text-style-name="P362" svg:x1="13.043cm" svg:y1="3.861cm" svg:x2="13.503cm" svg:y2="3.861cm"><text:p/></draw:line><draw:line draw:style-name="gr74" draw:text-style-name="P362" svg:x1="13.1cm" svg:y1="4.269cm" svg:x2="13.445cm" svg:y2="4.269cm"><text:p/></draw:line><draw:line draw:style-name="gr74" draw:text-style-name="P362" svg:x1="13.1cm" svg:y1="4.209cm" svg:x2="13.445cm" svg:y2="4.209cm"><text:p/></draw:line><draw:line draw:style-name="gr74" draw:text-style-name="P362" svg:x1="13.043cm" svg:y1="3.394cm" svg:x2="13.043cm" svg:y2="3.336cm"><text:p/></draw:line><draw:line draw:style-name="gr74" draw:text-style-name="P362" svg:x1="13.043cm" svg:y1="3.511cm" svg:x2="13.043cm" svg:y2="3.453cm"><text:p/></draw:line><draw:line draw:style-name="gr74" draw:text-style-name="P362" svg:x1="13.1cm" svg:y1="3.394cm" svg:x2="13.1cm" svg:y2="3.336cm"><text:p/></draw:line><draw:line draw:style-name="gr74" draw:text-style-name="P362" svg:x1="13.1cm" svg:y1="3.511cm" svg:x2="13.1cm" svg:y2="3.453cm"><text:p/></draw:line><draw:line draw:style-name="gr74" draw:text-style-name="P362" svg:x1="13.215cm" svg:y1="3.394cm" svg:x2="13.215cm" svg:y2="3.336cm"><text:p/></draw:line><draw:line draw:style-name="gr74" draw:text-style-name="P362" svg:x1="13.215cm" svg:y1="3.511cm" svg:x2="13.215cm" svg:y2="3.453cm"><text:p/></draw:line><draw:line draw:style-name="gr74" draw:text-style-name="P362" svg:x1="13.273cm" svg:y1="3.394cm" svg:x2="13.273cm" svg:y2="3.336cm"><text:p/></draw:line><draw:line draw:style-name="gr74" draw:text-style-name="P362" svg:x1="13.273cm" svg:y1="3.511cm" svg:x2="13.273cm" svg:y2="3.453cm"><text:p/></draw:line><draw:line draw:style-name="gr74" draw:text-style-name="P362" svg:x1="13.388cm" svg:y1="3.394cm" svg:x2="13.388cm" svg:y2="3.336cm"><text:p/></draw:line><draw:line draw:style-name="gr74" draw:text-style-name="P362" svg:x1="13.388cm" svg:y1="3.511cm" svg:x2="13.388cm" svg:y2="3.453cm"><text:p/></draw:line><draw:line draw:style-name="gr74" draw:text-style-name="P362" svg:x1="13.445cm" svg:y1="3.394cm" svg:x2="13.445cm" svg:y2="3.336cm"><text:p/></draw:line><draw:line draw:style-name="gr74" draw:text-style-name="P362" svg:x1="13.445cm" svg:y1="3.511cm" svg:x2="13.445cm" svg:y2="3.453cm"><text:p/></draw:line></draw:g><draw:g draw:style-name="gr29"><draw:custom-shape draw:style-name="gr75" draw:text-style-name="P363"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3.277cm"><text:p/></draw:rect><draw:custom-shape draw:style-name="gr77" draw:text-style-name="P365"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4.0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3.174cm" svg:x2="11.973cm" svg:y2="3.174cm"><text:p/></draw:line><draw:line draw:style-name="gr69" draw:text-style-name="P339" svg:x1="11.656cm" svg:y1="3.492cm" svg:x2="11.974cm" svg:y2="3.492cm"><text:p/></draw:line><draw:line draw:style-name="gr69" draw:text-style-name="P339" svg:x1="11.656cm" svg:y1="3.809cm" svg:x2="11.974cm" svg:y2="3.809cm"><text:p/></draw:line></draw:g><draw:g draw:style-name="gr29"><draw:g draw:style-name="gr29"><draw:custom-shape draw:style-name="gr81" draw:text-style-name="P337" svg:width="1.273cm" svg:height="0.318cm" svg:x="11.548cm" svg:y="4.748cm"><text:p text:style-name="P338"><text:span text:style-name="T445">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5.182cm"><text:p/></draw:rect><draw:line draw:style-name="gr74" draw:text-style-name="P362" svg:x1="13.043cm" svg:y1="5.766cm" svg:x2="13.503cm" svg:y2="5.766cm"><text:p/></draw:line><draw:line draw:style-name="gr74" draw:text-style-name="P362" svg:x1="13.1cm" svg:y1="6.174cm" svg:x2="13.445cm" svg:y2="6.174cm"><text:p/></draw:line><draw:line draw:style-name="gr74" draw:text-style-name="P362" svg:x1="13.1cm" svg:y1="6.114cm" svg:x2="13.445cm" svg:y2="6.114cm"><text:p/></draw:line><draw:line draw:style-name="gr74" draw:text-style-name="P362" svg:x1="13.043cm" svg:y1="5.299cm" svg:x2="13.043cm" svg:y2="5.241cm"><text:p/></draw:line><draw:line draw:style-name="gr74" draw:text-style-name="P362" svg:x1="13.043cm" svg:y1="5.416cm" svg:x2="13.043cm" svg:y2="5.358cm"><text:p/></draw:line><draw:line draw:style-name="gr74" draw:text-style-name="P362" svg:x1="13.1cm" svg:y1="5.299cm" svg:x2="13.1cm" svg:y2="5.241cm"><text:p/></draw:line><draw:line draw:style-name="gr74" draw:text-style-name="P362" svg:x1="13.1cm" svg:y1="5.416cm" svg:x2="13.1cm" svg:y2="5.358cm"><text:p/></draw:line><draw:line draw:style-name="gr74" draw:text-style-name="P362" svg:x1="13.215cm" svg:y1="5.299cm" svg:x2="13.215cm" svg:y2="5.241cm"><text:p/></draw:line><draw:line draw:style-name="gr74" draw:text-style-name="P362" svg:x1="13.215cm" svg:y1="5.416cm" svg:x2="13.215cm" svg:y2="5.358cm"><text:p/></draw:line><draw:line draw:style-name="gr74" draw:text-style-name="P362" svg:x1="13.273cm" svg:y1="5.299cm" svg:x2="13.273cm" svg:y2="5.241cm"><text:p/></draw:line><draw:line draw:style-name="gr74" draw:text-style-name="P362" svg:x1="13.273cm" svg:y1="5.416cm" svg:x2="13.273cm" svg:y2="5.358cm"><text:p/></draw:line><draw:line draw:style-name="gr74" draw:text-style-name="P362" svg:x1="13.388cm" svg:y1="5.299cm" svg:x2="13.388cm" svg:y2="5.241cm"><text:p/></draw:line><draw:line draw:style-name="gr74" draw:text-style-name="P362" svg:x1="13.388cm" svg:y1="5.416cm" svg:x2="13.388cm" svg:y2="5.358cm"><text:p/></draw:line><draw:line draw:style-name="gr74" draw:text-style-name="P362" svg:x1="13.445cm" svg:y1="5.299cm" svg:x2="13.445cm" svg:y2="5.241cm"><text:p/></draw:line><draw:line draw:style-name="gr74" draw:text-style-name="P362" svg:x1="13.445cm" svg:y1="5.416cm" svg:x2="13.445cm" svg:y2="5.358cm"><text:p/></draw:line></draw:g><draw:g draw:style-name="gr29"><draw:custom-shape draw:style-name="gr75" draw:text-style-name="P363"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5.182cm"><text:p/></draw:rect><draw:custom-shape draw:style-name="gr77" draw:text-style-name="P365"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6.00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5.079cm" svg:x2="11.973cm" svg:y2="5.079cm"><text:p/></draw:line><draw:line draw:style-name="gr69" draw:text-style-name="P339" svg:x1="11.656cm" svg:y1="5.397cm" svg:x2="11.974cm" svg:y2="5.397cm"><text:p/></draw:line><draw:line draw:style-name="gr69" draw:text-style-name="P339" svg:x1="11.656cm" svg:y1="5.714cm" svg:x2="11.974cm" svg:y2="5.714cm"><text:p/></draw:line></draw:g><draw:g draw:style-name="gr29"><draw:g draw:style-name="gr29"><draw:custom-shape draw:style-name="gr82" draw:text-style-name="P337" svg:width="1.271cm" svg:height="0.318cm" svg:x="4.036cm" svg:y="2.526cm"><text:p text:style-name="P338"><text:span text:style-name="T445">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7cm" svg:x="5.472cm" svg:y="2.962cm"><text:p/></draw:rect><draw:line draw:style-name="gr74" draw:text-style-name="P362" svg:x1="5.53cm" svg:y1="3.544cm" svg:x2="5.99cm" svg:y2="3.544cm"><text:p/></draw:line><draw:line draw:style-name="gr74" draw:text-style-name="P362" svg:x1="5.587cm" svg:y1="3.953cm" svg:x2="5.932cm" svg:y2="3.953cm"><text:p/></draw:line><draw:line draw:style-name="gr74" draw:text-style-name="P362" svg:x1="5.587cm" svg:y1="3.894cm" svg:x2="5.932cm" svg:y2="3.894cm"><text:p/></draw:line><draw:line draw:style-name="gr74" draw:text-style-name="P362" svg:x1="5.53cm" svg:y1="3.077cm" svg:x2="5.53cm" svg:y2="3.019cm"><text:p/></draw:line><draw:line draw:style-name="gr74" draw:text-style-name="P362" svg:x1="5.53cm" svg:y1="3.194cm" svg:x2="5.53cm" svg:y2="3.136cm"><text:p/></draw:line><draw:line draw:style-name="gr74" draw:text-style-name="P362" svg:x1="5.587cm" svg:y1="3.077cm" svg:x2="5.587cm" svg:y2="3.019cm"><text:p/></draw:line><draw:line draw:style-name="gr74" draw:text-style-name="P362" svg:x1="5.587cm" svg:y1="3.194cm" svg:x2="5.587cm" svg:y2="3.136cm"><text:p/></draw:line><draw:line draw:style-name="gr74" draw:text-style-name="P362" svg:x1="5.702cm" svg:y1="3.077cm" svg:x2="5.702cm" svg:y2="3.019cm"><text:p/></draw:line><draw:line draw:style-name="gr74" draw:text-style-name="P362" svg:x1="5.702cm" svg:y1="3.194cm" svg:x2="5.702cm" svg:y2="3.136cm"><text:p/></draw:line><draw:line draw:style-name="gr74" draw:text-style-name="P362" svg:x1="5.76cm" svg:y1="3.077cm" svg:x2="5.76cm" svg:y2="3.019cm"><text:p/></draw:line><draw:line draw:style-name="gr74" draw:text-style-name="P362" svg:x1="5.76cm" svg:y1="3.194cm" svg:x2="5.76cm" svg:y2="3.136cm"><text:p/></draw:line><draw:line draw:style-name="gr74" draw:text-style-name="P362" svg:x1="5.875cm" svg:y1="3.077cm" svg:x2="5.875cm" svg:y2="3.019cm"><text:p/></draw:line><draw:line draw:style-name="gr74" draw:text-style-name="P362" svg:x1="5.875cm" svg:y1="3.194cm" svg:x2="5.875cm" svg:y2="3.136cm"><text:p/></draw:line><draw:line draw:style-name="gr74" draw:text-style-name="P362" svg:x1="5.932cm" svg:y1="3.077cm" svg:x2="5.932cm" svg:y2="3.019cm"><text:p/></draw:line><draw:line draw:style-name="gr74" draw:text-style-name="P362" svg:x1="5.932cm" svg:y1="3.194cm" svg:x2="5.932cm" svg:y2="3.136cm"><text:p/></draw:line></draw:g><draw:g draw:style-name="gr29"><draw:custom-shape draw:style-name="gr83" draw:text-style-name="P363"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4" svg:width="0.922cm" svg:height="0.583cm" svg:x="4.265cm" svg:y="2.962cm"><text:p/></draw:rect><draw:custom-shape draw:style-name="gr77" draw:text-style-name="P365"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4.142cm" svg:y1="2.857cm" svg:x2="4.46cm" svg:y2="2.857cm"><text:p/></draw:line><draw:line draw:style-name="gr69" draw:text-style-name="P339" svg:x1="4.143cm" svg:y1="3.175cm" svg:x2="4.461cm" svg:y2="3.175cm"><text:p/></draw:line><draw:line draw:style-name="gr69" draw:text-style-name="P339" svg:x1="4.143cm" svg:y1="3.492cm" svg:x2="4.461cm" svg:y2="3.492cm"><text:p/></draw:line></draw:g></draw:g></text:p><text:p text:style-name="P195"/><text:p text:style-name="P195">Figura <text:sequence text:ref-name="refFigure0" text:name="Figure" text:formula="ooow:Figure+1" style:num-format="1">1</text:sequence>: <text:span text:style-name="T190">Prototipo de la </text:span><text:span text:style-name="T192">A</text:span><text:span text:style-name="T190">rquitectura del </text:span><text:span text:style-name="T192">S</text:span><text:span text:style-name="T190">istema </text:span><text:span text:style-name="T192">I</text:span><text:span text:style-name="T190">mplementado.</text:span></text:p><text:p text:style-name="_35_._20_Figura_20_Titulo_20_2_20__28_Fuente_29_">Elaboración propia.</text:p></draw:text-box></draw:frame><text:s/></text:p>
      <text:p text:style-name="P160"/>
      <text:list xml:id="list104529685254068" text:continue-numbering="true" text:style-name="Numeración">
        <text:list-item>
          <text:list>
            <text:list-item>
              <text:h text:style-name="P236" text:outline-level="2"><text:bookmark-start text:name="__RefHeading___Toc380_13217376231"/>Justificaci<text:span text:style-name="T17">ón</text:span><text:bookmark-end text:name="__RefHeading___Toc380_13217376231"/></text:h>
            </text:list-item>
          </text:list>
        </text:list-item>
      </text:list>
      <text:p text:style-name="P16"><office:annotation office:name="__Annotation__17635_872665549" loext:resolved="false"><dc:creator>Rodrigo Fernández</dc:creator><dc:date>2022-03-21T23:43:06.806668270</dc:date><meta:creator-initials>RF</meta:creator-initials><text:p text:style-name="P336"><text:span text:style-name="T441">“</text:span><text:span text:style-name="T441">In large industrial projects, executing all tests after each</text:span></text:p><text:p text:style-name="P336"><text:span text:style-name="T44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 </text:p>
      <text:p text:style-name="P16"><text:span text:style-name="T224">S</text:span><text:span text:style-name="T22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225">⁠, </text:span><office:annotation office:name="__Annotation__22341_872665549" loext:resolved="false"><dc:creator>Rodrigo Fernández</dc:creator><dc:date>2022-03-21T23:53:46.762036874</dc:date><meta:creator-initials>RF</meta:creator-initials><text:p text:style-name="P336"><text:span text:style-name="T441">“</text:span><text:span text:style-name="T44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25">en</text:span><text:span text:style-name="T198"> una importante empresa de TI, </text:span><text:span text:style-name="T225">se encontraron </text:span><text:span text:style-name="T198">proyectos con un entorno tan complejo y con tantas pruebas que se necesita</text:span><text:span text:style-name="T225">ban</text:span><text:span text:style-name="T198"> horas para ejecutarl</text:span><text:span text:style-name="T226">a</text:span><text:span text:style-name="T198">s tod</text:span><text:span text:style-name="T226">a</text:span><text:span text:style-name="T198">s, </text:span><text:span text:style-name="T225">por este motivo </text:span><text:span text:style-name="T226">lo</text:span><text:span text:style-name="T198">s desarrolladores </text:span><text:span text:style-name="T226">no se animaban a realizar</text:span><text:span text:style-name="T198"> pruebas periódicas de cada modificación si esto </text:span><text:span text:style-name="T226">implicaba</text:span><text:span text:style-name="T198"> obtener la respuesta horas después.</text:span><office:annotation-end office:name="__Annotation__22341_872665549"/></text:p>
      <text:p text:style-name="P16"><office:annotation office:name="__Annotation__24797_872665549" loext:resolved="false"><dc:creator>Rodrigo Fernández</dc:creator><dc:date>2022-03-22T00:04:42.323857410</dc:date><meta:creator-initials>RF</meta:creator-initials><text:p text:style-name="P336"><text:span text:style-name="T441">“</text:span><text:span text:style-name="T44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p>
      <text:p text:style-name="P48"><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4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7">Con el objetivo de reducir el tiempo de ejecución de pruebas unitarias de código, el Sistema <text:span text:style-name="T430">desarrollado</text:span> en el marco de este TFG tendrá las siguientes ventajas:</text:p>
      <text:list xml:id="list104530404294467" text:continue-list="list104530649450331" text:style-name="Viñeta">
        <text:list-item>
          <text:p text:style-name="P30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5">Permitirá la ejecución de pruebas unitarias sobre el código fuente descargado del repositorio, así también sobre el código del desarrollador utilizando la misma arquitectura distribuida mencionada en el punto anterior.</text:p>
        </text:list-item>
        <text:list-item>
          <text:p text:style-name="P30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7" text:outline-level="1"/>
      <text:list xml:id="list104531047428389" text:continue-list="list104529685254068" text:style-name="Numeración">
        <text:list-item>
          <text:h text:style-name="P232" text:outline-level="1"><text:bookmark-start text:name="__RefHeading___Toc386_132173762"/>MARCO TEÓRICO<text:bookmark-end text:name="__RefHeading___Toc386_132173762"/></text:h>
          <text:list>
            <text:list-item>
              <text:h text:style-name="P235" text:outline-level="2"><text:bookmark-start text:name="__RefHeading___Toc388_132173762"/>CICLO <text:span text:style-name="T330">DE VIDA </text:span>DEL DESARROLLO DEL SOFTWARE<text:bookmark-end text:name="__RefHeading___Toc388_132173762"/></text:h>
            </text:list-item>
          </text:list>
        </text:list-item>
      </text:list>
      <text:p text:style-name="P21"><office:annotation office:name="__Annotation__25499_872665549" loext:resolved="false"><dc:creator>Rodrigo Fernández</dc:creator><dc:date>2022-03-22T00:25:25.764497338</dc:date><meta:creator-initials>RF</meta:creator-initials><text:p text:style-name="P336"><text:span text:style-name="T441"/></text:p><text:p text:style-name="P336"><text:span text:style-name="T441">“</text:span><text:span text:style-name="T44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span text:style-name="T9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p>
      <text:p text:style-name="P47"><office:annotation office:name="__Annotation__30781_872665549" loext:resolved="false"><dc:creator>Rodrigo Fernández</dc:creator><dc:date>2022-03-22T00:35:41.297709126</dc:date><meta:creator-initials>RF</meta:creator-initials><text:p text:style-name="P336"><text:span text:style-name="T44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3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27">de </text:span><text:span text:style-name="T332">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3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1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331">⁠. </text:span></text:p>
      <text:list xml:id="list104531689746683" text:continue-numbering="true" text:style-name="Numeración">
        <text:list-item>
          <text:list>
            <text:list-item>
              <text:list>
                <text:list-item>
                  <text:h text:style-name="P245" text:outline-level="3"><text:bookmark-start text:name="__RefHeading___Toc390_132173762"/>Modelos <text:span text:style-name="T196">d</text:span>e <text:span text:style-name="T169">proceso de software prescriptivo o tradicionales</text:span><text:bookmark-end text:name="__RefHeading___Toc390_132173762"/></text:h>
                </text:list-item>
              </text:list>
            </text:list-item>
          </text:list>
        </text:list-item>
      </text:list>
      <text:p text:style-name="_34_._20_Contenido_20_"><text:span text:style-name="T344"><office:annotation loext:resolved="false"><dc:creator>Rodrigo Fernández</dc:creator><dc:date>2022-04-11T06:35:08.362077044</dc:date><meta:creator-initials>RF</meta:creator-initials><text:p text:style-name="P336"><text:span text:style-name="T442">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36"><text:span text:style-name="T441">“</text:spa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4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10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344">⁠</text:span></text:p>
      <text:p text:style-name="P16"><office:annotation office:name="__Annotation__8602_2405593698" loext:resolved="false"><dc:creator>Rodrigo Fernández</dc:creator><dc:date>2022-03-25T16:37:17.235686554</dc:date><meta:creator-initials>RF</meta:creator-initials><text:p text:style-name="P336"><text:span text:style-name="T441">“</text:span><text:span text:style-name="T441">El autor los llama “prescriptivos” porque prescriben un conjunto de elementos del proceso: actividades estructurales, acciones de ingeniería de software, tareas, productos del trabajo, aseguramiento de</text:span></text:p><text:p text:style-name="P336"><text:span text:style-name="T44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4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text:span text:style-name="T108">. </text:span></text:p>
      <text:p text:style-name="P35"><office:annotation office:name="__Annotation__11505_2405593698" loext:resolved="false"><dc:creator>Rodrigo Fernández</dc:creator><dc:date>2022-03-25T16:41:07.505763671</dc:date><meta:creator-initials>RF</meta:creator-initials><text:p text:style-name="P336"><text:span text:style-name="T441">“</text:span><text:span text:style-name="T44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44">El proceso que se ad</text:span><text:span text:style-name="T346">apta</text:span><text:span text:style-name="T344"> mejor al proyecto en </text:span><text:span text:style-name="T346">el</text:span><text:span text:style-name="T344"> que se está trabajando depende del software que se está elaborando. Un proceso puede ser apropiado para crear software destinado a un sistema de control electrónico de un aeroplano, mientras que para la creación de un sitio </text:span><text:span text:style-name="T345">web, el proceso seleccionado</text:span><text:span text:style-name="T344"> </text:span><text:span text:style-name="T345">podría ser distinto</text:span><office:annotation-end office:name="__Annotation__11505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1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344">⁠.</text:span></text:p>
      <text:p text:style-name="P121"><text:soft-page-break/>A continuación se seleccionaron algunos modelos para ver cómo se componen y funcionan sus diferentes flujos de trabajo, con esto se pretende indicar que las pruebas son parte de prácticamente todos los modelos existentes.</text:p>
      <text:p text:style-name="P88">Modelo <text:span text:style-name="T297">en</text:span> <text:span text:style-name="T197">C</text:span>ascada</text:p>
      <text:p text:style-name="P22"><office:annotation office:name="__Annotation__2735_917394844" loext:resolved="false"><dc:creator>Rodrigo Fernández</dc:creator><dc:date>2022-03-23T20:54:23.848792683</dc:date><meta:creator-initials>RF</meta:creator-initials><text:p text:style-name="P336"><text:span text:style-name="T441">“</text:span><text:span text:style-name="T441">El modelo de la cascada, a veces llamado ciclo de vida clásico, sugiere un enfoque sistemático y secuencial</text:span></text:p><text:p text:style-name="P336"><text:span text:style-name="T441">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0">El modelo </text:span><text:span text:style-name="T171">en</text:span><text:span text:style-name="T170"> cascada, </text:span><text:span text:style-name="T171">también denominado</text:span><text:span text:style-name="T170"> ciclo de vida clásico, </text:span><text:span text:style-name="T171">sigue</text:span><text:span text:style-name="T170"> un enfoque sistemático y secuencial para el desarrollo del software, que comienza con la especificación de los requerimientos por parte del cliente y avanza a través de planeación, modelado, co</text:span><text:span text:style-name="T172">nstrucción y despliegue, </text:span><text:span text:style-name="T174">para concluir brindando soporte al software terminado</text:span><office:annotation-end office:name="__Annotation__2735_917394844"/><text:span text:style-name="T1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172">⁠. </text:span><text:span text:style-name="T175">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_34_._20_Contenido_20_Figura"><draw:frame draw:style-name="fr5" draw:name="Marco13" text:anchor-type="as-char" svg:width="13.977cm" draw:z-index="9"><draw:text-box fo:min-height="6.909cm"><text:p text:style-name="P200"/><text:p text:style-name="P200"><draw:g text:anchor-type="as-char" draw:z-index="30" draw:name="Objeto de grupo 2" draw:style-name="gr1"><draw:custom-shape draw:style-name="gr18" draw:text-style-name="P345" xml:id="id15" draw:id="id15" svg:width="2.541cm" svg:height="0.636cm" svg:x="0cm" svg:y="0cm"><text:p text:style-name="P338"><text:span text:style-name="T447">Comunicación</text:span></text:p><draw:enhanced-geometry svg:viewBox="0 0 21600 21600" draw:type="rectangle" draw:enhanced-path="M 0 0 L 21600 0 21600 21600 0 21600 0 0 Z N"/></draw:custom-shape><draw:custom-shape draw:style-name="gr18" draw:text-style-name="P345" xml:id="id16" draw:id="id16" svg:width="2.541cm" svg:height="0.636cm" svg:x="1.905cm" svg:y="0.949cm"><text:p text:style-name="P338"><text:span text:style-name="T447">Planeación</text:span></text:p><draw:enhanced-geometry svg:viewBox="0 0 21600 21600" draw:type="rectangle" draw:enhanced-path="M 0 0 L 21600 0 21600 21600 0 21600 0 0 Z N"/></draw:custom-shape><draw:custom-shape draw:style-name="gr18" draw:text-style-name="P345" xml:id="id17" draw:id="id17" svg:width="2.541cm" svg:height="0.636cm" svg:x="3.81cm" svg:y="1.905cm"><text:p text:style-name="P338"><text:span text:style-name="T447">Modelado</text:span></text:p><draw:enhanced-geometry svg:viewBox="0 0 21600 21600" draw:type="rectangle" draw:enhanced-path="M 0 0 L 21600 0 21600 21600 0 21600 0 0 Z N"/></draw:custom-shape><draw:custom-shape draw:style-name="gr18" draw:text-style-name="P345" xml:id="id18" draw:id="id18" svg:width="2.541cm" svg:height="0.636cm" svg:x="5.715cm" svg:y="2.854cm"><text:p text:style-name="P338"><text:span text:style-name="T447">Construcción</text:span></text:p><draw:enhanced-geometry svg:viewBox="0 0 21600 21600" draw:type="rectangle" draw:enhanced-path="M 0 0 L 21600 0 21600 21600 0 21600 0 0 Z N"/></draw:custom-shape><draw:custom-shape draw:style-name="gr18" draw:text-style-name="P345" xml:id="id19" draw:id="id19" svg:width="2.541cm" svg:height="0.636cm" svg:x="7.62cm" svg:y="3.806cm"><text:p text:style-name="P338"><text:span text:style-name="T447">Despliegue</text:span></text:p><draw:enhanced-geometry svg:viewBox="0 0 21600 21600" draw:type="rectangle" draw:enhanced-path="M 0 0 L 21600 0 21600 21600 0 21600 0 0 Z N"/></draw:custom-shape><draw:connector draw:style-name="gr19" draw:text-style-name="P346" svg:x1="2.54cm" svg:y1="0.318cm" svg:x2="3.175cm" svg:y2="0.949cm" draw:start-shape="id15" draw:start-glue-point="1" draw:end-shape="id16" draw:end-glue-point="0" svg:d="M2540-1903h635v631" svg:viewBox="0 0 637 633"><text:p/></draw:connector><draw:connector draw:style-name="gr19" draw:text-style-name="P339" svg:x1="4.445cm" svg:y1="1.266cm" svg:x2="5.08cm" svg:y2="1.904cm" draw:start-shape="id16" draw:start-glue-point="1" draw:end-shape="id17" draw:end-glue-point="0" svg:d="M4445-955h635v638" svg:viewBox="0 0 637 640"><text:p/></draw:connector><draw:connector draw:style-name="gr19" draw:text-style-name="P339" svg:x1="6.35cm" svg:y1="2.223cm" svg:x2="6.985cm" svg:y2="2.854cm" draw:start-shape="id17" draw:start-glue-point="1" draw:end-shape="id18" draw:end-glue-point="0" svg:d="M6350 2h635v631" svg:viewBox="0 0 637 633"><text:p/></draw:connector><draw:connector draw:style-name="gr19" draw:text-style-name="P339" svg:x1="8.255cm" svg:y1="3.171cm" svg:x2="8.89cm" svg:y2="3.806cm" draw:start-shape="id18" draw:start-glue-point="1" draw:end-shape="id19" svg:d="M8255 950h635v635" svg:viewBox="0 0 637 637"><text:p/></draw:connector></draw:g></text:p><text:p text:style-name="P200"/><text:p text:style-name="P200">Figura <text:sequence text:ref-name="refFigure1" text:name="Figure" text:formula="ooow:Figure+1" style:num-format="1">2</text:sequence>: <text:span text:style-name="T191">Modelo en </text:span><text:span text:style-name="T192">C</text:span><text:span text:style-name="T191">ascada</text:span><text:span text:style-name="T190">.</text:span></text:p><text:p text:style-name="_35_._20_Figura_20_Titulo_20_2_20__28_Fuente_29_"><text:span text:style-name="T334">Adaptado de </text:span><text:span text:style-name="T328">Modelo de la cascada </text:span><text:span text:style-name="T334">(p. </text:span><text:span text:style-name="T329">34</text:span><text:span text:style-name="T334">), por </text:span><text:span text:style-name="T329">Roger S. Pressman</text:span><text:span text:style-name="T334">, 2010, McGraw-Hill Interamericana.</text:span></text:p></draw:text-box></draw:frame></text:p>
      <text:p text:style-name="P1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10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333">⁠ menciona las siguientes</text:span> características de<text:span text:style-name="T333">l modelo en cascada:</text:span></text:p>
      <text:list xml:id="list104531012610988" text:continue-list="list2772555115" text:style-name="Viñeta_20_Cita_20_con_20_margen">
        <text:list-item>
          <text:p text:style-name="P326">Cada fase empieza cuando se ha terminado la anterior. </text:p>
        </text:list-item>
        <text:list-item>
          <text:p text:style-name="P326">Para pasar a la fase <text:span text:style-name="T333">siguiente </text:span>es necesario haber logrado los objetivos de l<text:span text:style-name="T333">a fase previa</text:span>. </text:p>
        </text:list-item>
        <text:list-item>
          <text:p text:style-name="P326"><text:s/>Es útil <text:span text:style-name="T333">para un</text:span> control de fechas de entregas. </text:p>
        </text:list-item>
        <text:list-item>
          <text:p text:style-name="P326">Al final de cada fase <text:span text:style-name="T333">las personas involucradas (como los usuarios y encargados técnicos)</text:span> <text:span text:style-name="T333">tienen </text:span>la oportunidad de revisar el progreso del proyecto. <text:span text:style-name="T335">(p. 187)</text:span></text:p>
        </text:list-item>
      </text:list>
      <text:p text:style-name="P88">Modelo <text:span text:style-name="T197">Incremental</text:span></text:p>
      <text:p text:style-name="P23"><text:soft-page-break/><text:span text:style-name="T20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200">⁠, </text:span><office:annotation office:name="__Annotation__11346_917394844" loext:resolved="false"><dc:creator>Rodrigo Fernández</dc:creator><dc:date>2022-03-23T22:57:39.657812976</dc:date><meta:creator-initials>RF</meta:creator-initials><text:p text:style-name="P336"><text:span text:style-name="T441">“</text:span><text:span text:style-name="T441">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36"><text:span text:style-name="T441"/></text:p><text:p text:style-name="P336"><text:span text:style-name="T441">Nuestra versión del texto no dice lo mismo, además el texto original es una cita de otra fuente.</text:span></text:p><text:p text:style-name="P336"><text:span text:style-name="T441"/></text:p><text:p text:style-name="P336"><text:span text:style-name="T441">Detectado por: https://smallseotools.com/es/plagiarism-checker/</text:span></text:p></office:annotation><text:span text:style-name="T200">el </text:span><text:span text:style-name="T199">modelo incremental combina la forma secuencial e iterativa a través de prototipos funcionales, es decir, cada evolución del proyecto se considera un incremento</text:span><office:annotation-end office:name="__Annotation__11346_917394844"/><text:span text:style-name="T199"> </text:span><text:span text:style-name="T201">(</text:span><text:span text:style-name="T202">V</text:span><text:span text:style-name="T201">er </text:span><text:span text:style-name="T201"><text:sequence-ref text:reference-format="category-and-value" text:ref-name="refFigure2">Figura 3</text:sequence-ref></text:span><text:span text:style-name="T201">)</text:span><text:span text:style-name="T199">.</text:span></text:p>
      <text:p text:style-name="_34_._20_Contenido_20_Figura"><draw:frame draw:style-name="fr5" draw:name="Marco1" text:anchor-type="as-char" svg:width="14.76cm" draw:z-index="10"><draw:text-box fo:min-height="7.602cm"><text:p text:style-name="P200"><draw:g text:anchor-type="as-char" draw:z-index="11" draw:name="Objeto de grupo 3" draw:style-name="gr1"><draw:custom-shape draw:style-name="gr94" draw:text-style-name="P337" svg:width="2.223cm" svg:height="0.953cm" svg:x="0cm" svg:y="0cm"><text:p text:style-name="P338"><text:span text:style-name="T445">Incremento 1</text:span></text:p><draw:enhanced-geometry svg:viewBox="0 0 21600 21600" draw:mirror-horizontal="false" draw:mirror-vertical="false" draw:type="rectangle" draw:enhanced-path="M 0 0 L 21600 0 21600 21600 0 21600 0 0 Z N"/></draw:custom-shape><draw:custom-shape draw:style-name="gr95" draw:text-style-name="P337" svg:width="2.541cm" svg:height="0.952cm" svg:x="10.16cm" svg:y="0cm"><text:p text:style-name="P338"><text:span text:style-name="T445">Entrega del </text:span></text:p><text:p text:style-name="P338"><text:span text:style-name="T445">1º incremento</text:span></text:p><draw:enhanced-geometry svg:viewBox="0 0 21600 21600" draw:mirror-horizontal="false" draw:mirror-vertical="false" draw:type="rectangle" draw:enhanced-path="M 0 0 L 21600 0 21600 21600 0 21600 0 0 Z N"/></draw:custom-shape><draw:custom-shape draw:style-name="gr96" draw:text-style-name="P348" xml:id="id88" draw:id="id88" svg:width="1.553cm" svg:height="0.953cm" svg:x="2.154cm" svg:y="0cm"><text:p text:style-name="P347"><text:span text:style-name="T447">Análisis</text:span></text:p><draw:enhanced-geometry svg:viewBox="0 0 21600 21600" draw:mirror-horizontal="false" draw:mirror-vertical="false" draw:type="rectangle" draw:enhanced-path="M 0 0 L 21600 0 21600 21600 0 21600 0 0 Z N"/></draw:custom-shape><draw:custom-shape draw:style-name="gr96" draw:text-style-name="P337" xml:id="id89" draw:id="id89" svg:width="1.553cm" svg:height="0.953cm" svg:x="4.327cm" svg:y="0cm"><text:p text:style-name="P338"><text:span text:style-name="T445">Diseño</text:span></text:p><draw:enhanced-geometry svg:viewBox="0 0 21600 21600" draw:mirror-horizontal="false" draw:mirror-vertical="false" draw:type="rectangle" draw:enhanced-path="M 0 0 L 21600 0 21600 21600 0 21600 0 0 Z N"/></draw:custom-shape><draw:custom-shape draw:style-name="gr96" draw:text-style-name="P337" xml:id="id90" draw:id="id90" svg:width="1.553cm" svg:height="0.953cm" svg:x="6.5cm" svg:y="0cm"><text:p text:style-name="P338"><text:span text:style-name="T445">Código</text:span></text:p><draw:enhanced-geometry svg:viewBox="0 0 21600 21600" draw:mirror-horizontal="false" draw:mirror-vertical="false" draw:type="rectangle" draw:enhanced-path="M 0 0 L 21600 0 21600 21600 0 21600 0 0 Z N"/></draw:custom-shape><draw:custom-shape draw:style-name="gr96" draw:text-style-name="P337" xml:id="id91" draw:id="id91" svg:width="1.553cm" svg:height="0.953cm" svg:x="8.673cm" svg:y="0cm"><text:p text:style-name="P338"><text:span text:style-name="T445">Prueba</text:span></text:p><draw:enhanced-geometry svg:viewBox="0 0 21600 21600" draw:mirror-horizontal="false" draw:mirror-vertical="false" draw:type="rectangle" draw:enhanced-path="M 0 0 L 21600 0 21600 21600 0 21600 0 0 Z N"/></draw:custom-shape><draw:connector draw:style-name="gr97" draw:text-style-name="P367" draw:type="line" svg:x1="3.706cm" svg:y1="0.476cm" svg:x2="4.327cm" svg:y2="0.476cm" draw:start-shape="id88" draw:start-glue-point="1" draw:end-shape="id89" draw:end-glue-point="3" svg:d="M3706-2380h621" svg:viewBox="0 0 623 2"><text:p/></draw:connector><draw:connector draw:style-name="gr98" draw:text-style-name="P367" draw:type="line" svg:x1="5.879cm" svg:y1="0.476cm" svg:x2="6.5cm" svg:y2="0.476cm" draw:start-shape="id89" draw:start-glue-point="1" draw:end-shape="id90" draw:end-glue-point="3" svg:d="M5879-2380h621" svg:viewBox="0 0 623 2"><text:p/></draw:connector><draw:connector draw:style-name="gr98" draw:text-style-name="P367" draw:type="line" svg:x1="8.052cm" svg:y1="0.476cm" svg:x2="8.673cm" svg:y2="0.476cm" draw:start-shape="id90" draw:start-glue-point="1" draw:end-shape="id91" draw:end-glue-point="3" svg:d="M8052-2380h621" svg:viewBox="0 0 623 2"><text:p/></draw:connector><draw:custom-shape draw:style-name="gr94" draw:text-style-name="P337" svg:width="2.223cm" svg:height="0.953cm" svg:x="0.635cm" svg:y="1.584cm"><text:p text:style-name="P338"><text:span text:style-name="T445">Incremento 2</text:span></text:p><draw:enhanced-geometry svg:viewBox="0 0 21600 21600" draw:mirror-horizontal="false" draw:mirror-vertical="false" draw:type="rectangle" draw:enhanced-path="M 0 0 L 21600 0 21600 21600 0 21600 0 0 Z N"/></draw:custom-shape><draw:custom-shape draw:style-name="gr63" draw:text-style-name="P337" svg:width="2.541cm" svg:height="0.953cm" svg:x="10.795cm" svg:y="1.582cm"><text:p text:style-name="P338"><text:span text:style-name="T445">Entrega del </text:span></text:p><text:p text:style-name="P338"><text:span text:style-name="T445">2º incremento</text:span></text:p><draw:enhanced-geometry svg:viewBox="0 0 21600 21600" draw:mirror-horizontal="false" draw:mirror-vertical="false" draw:type="rectangle" draw:enhanced-path="M 0 0 L 21600 0 21600 21600 0 21600 0 0 Z N"/></draw:custom-shape><draw:custom-shape draw:style-name="gr96" draw:text-style-name="P348" xml:id="id92" draw:id="id92" svg:width="1.553cm" svg:height="0.953cm" svg:x="2.789cm" svg:y="1.584cm"><text:p text:style-name="P347"><text:span text:style-name="T447">Análisis</text:span></text:p><draw:enhanced-geometry svg:viewBox="0 0 21600 21600" draw:mirror-horizontal="false" draw:mirror-vertical="false" draw:type="rectangle" draw:enhanced-path="M 0 0 L 21600 0 21600 21600 0 21600 0 0 Z N"/></draw:custom-shape><draw:custom-shape draw:style-name="gr96" draw:text-style-name="P337" xml:id="id93" draw:id="id93" svg:width="1.553cm" svg:height="0.953cm" svg:x="4.962cm" svg:y="1.584cm"><text:p text:style-name="P338"><text:span text:style-name="T445">Diseño</text:span></text:p><draw:enhanced-geometry svg:viewBox="0 0 21600 21600" draw:mirror-horizontal="false" draw:mirror-vertical="false" draw:type="rectangle" draw:enhanced-path="M 0 0 L 21600 0 21600 21600 0 21600 0 0 Z N"/></draw:custom-shape><draw:custom-shape draw:style-name="gr96" draw:text-style-name="P337" xml:id="id94" draw:id="id94" svg:width="1.553cm" svg:height="0.953cm" svg:x="7.135cm" svg:y="1.584cm"><text:p text:style-name="P338"><text:span text:style-name="T445">Código</text:span></text:p><draw:enhanced-geometry svg:viewBox="0 0 21600 21600" draw:mirror-horizontal="false" draw:mirror-vertical="false" draw:type="rectangle" draw:enhanced-path="M 0 0 L 21600 0 21600 21600 0 21600 0 0 Z N"/></draw:custom-shape><draw:custom-shape draw:style-name="gr96" draw:text-style-name="P337" xml:id="id95" draw:id="id95" svg:width="1.553cm" svg:height="0.953cm" svg:x="9.308cm" svg:y="1.584cm"><text:p text:style-name="P338"><text:span text:style-name="T445">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341cm" svg:y1="2.06cm" svg:x2="4.962cm" svg:y2="2.06cm" draw:start-shape="id92" draw:start-glue-point="1" draw:end-shape="id93" draw:end-glue-point="3" svg:d="M4341-796h621" svg:viewBox="0 0 623 2"><text:p/></draw:connector><draw:connector draw:style-name="gr98" draw:text-style-name="P367" draw:type="line" svg:x1="6.514cm" svg:y1="2.06cm" svg:x2="7.135cm" svg:y2="2.06cm" draw:start-shape="id93" draw:start-glue-point="1" draw:end-shape="id94" draw:end-glue-point="3" svg:d="M6514-796h621" svg:viewBox="0 0 623 2"><text:p/></draw:connector><draw:connector draw:style-name="gr98" draw:text-style-name="P367" draw:type="line" svg:x1="8.687cm" svg:y1="2.06cm" svg:x2="9.308cm" svg:y2="2.06cm" draw:start-shape="id94" draw:start-glue-point="1" draw:end-shape="id95" draw:end-glue-point="3" svg:d="M8687-796h621" svg:viewBox="0 0 623 2"><text:p/></draw:connector><draw:custom-shape draw:style-name="gr94" draw:text-style-name="P337" svg:width="2.223cm" svg:height="0.953cm" svg:x="1.27cm" svg:y="3.171cm"><text:p text:style-name="P338"><text:span text:style-name="T445">Incremento 3</text:span></text:p><draw:enhanced-geometry svg:viewBox="0 0 21600 21600" draw:mirror-horizontal="false" draw:mirror-vertical="false" draw:type="rectangle" draw:enhanced-path="M 0 0 L 21600 0 21600 21600 0 21600 0 0 Z N"/></draw:custom-shape><draw:custom-shape draw:style-name="gr95" draw:text-style-name="P337" svg:width="2.541cm" svg:height="0.952cm" svg:x="11.43cm" svg:y="3.171cm"><text:p text:style-name="P338"><text:span text:style-name="T445">Entrega del </text:span></text:p><text:p text:style-name="P338"><text:span text:style-name="T445">3º incremento</text:span></text:p><draw:enhanced-geometry svg:viewBox="0 0 21600 21600" draw:mirror-horizontal="false" draw:mirror-vertical="false" draw:type="rectangle" draw:enhanced-path="M 0 0 L 21600 0 21600 21600 0 21600 0 0 Z N"/></draw:custom-shape><draw:custom-shape draw:style-name="gr96" draw:text-style-name="P348" xml:id="id96" draw:id="id96" svg:width="1.553cm" svg:height="0.953cm" svg:x="3.424cm" svg:y="3.171cm"><text:p text:style-name="P347"><text:span text:style-name="T447">Análisis</text:span></text:p><draw:enhanced-geometry svg:viewBox="0 0 21600 21600" draw:mirror-horizontal="false" draw:mirror-vertical="false" draw:type="rectangle" draw:enhanced-path="M 0 0 L 21600 0 21600 21600 0 21600 0 0 Z N"/></draw:custom-shape><draw:custom-shape draw:style-name="gr96" draw:text-style-name="P337" xml:id="id97" draw:id="id97" svg:width="1.553cm" svg:height="0.953cm" svg:x="5.597cm" svg:y="3.171cm"><text:p text:style-name="P338"><text:span text:style-name="T445">Diseño</text:span></text:p><draw:enhanced-geometry svg:viewBox="0 0 21600 21600" draw:mirror-horizontal="false" draw:mirror-vertical="false" draw:type="rectangle" draw:enhanced-path="M 0 0 L 21600 0 21600 21600 0 21600 0 0 Z N"/></draw:custom-shape><draw:custom-shape draw:style-name="gr96" draw:text-style-name="P337" xml:id="id98" draw:id="id98" svg:width="1.553cm" svg:height="0.953cm" svg:x="7.77cm" svg:y="3.171cm"><text:p text:style-name="P338"><text:span text:style-name="T445">Código</text:span></text:p><draw:enhanced-geometry svg:viewBox="0 0 21600 21600" draw:mirror-horizontal="false" draw:mirror-vertical="false" draw:type="rectangle" draw:enhanced-path="M 0 0 L 21600 0 21600 21600 0 21600 0 0 Z N"/></draw:custom-shape><draw:custom-shape draw:style-name="gr96" draw:text-style-name="P337" xml:id="id99" draw:id="id99" svg:width="1.553cm" svg:height="0.953cm" svg:x="9.943cm" svg:y="3.171cm"><text:p text:style-name="P338"><text:span text:style-name="T445">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976cm" svg:y1="3.648cm" svg:x2="5.597cm" svg:y2="3.648cm" draw:start-shape="id96" draw:start-glue-point="1" draw:end-shape="id97" draw:end-glue-point="3" svg:d="M4976 792h621" svg:viewBox="0 0 623 2"><text:p/></draw:connector><draw:connector draw:style-name="gr98" draw:text-style-name="P367" draw:type="line" svg:x1="7.149cm" svg:y1="3.648cm" svg:x2="7.77cm" svg:y2="3.648cm" draw:start-shape="id97" draw:start-glue-point="1" draw:end-shape="id98" draw:end-glue-point="3" svg:d="M7149 792h621" svg:viewBox="0 0 623 2"><text:p/></draw:connector><draw:connector draw:style-name="gr98" draw:text-style-name="P367" draw:type="line" svg:x1="9.322cm" svg:y1="3.648cm" svg:x2="9.943cm" svg:y2="3.648cm" draw:start-shape="id98" draw:start-glue-point="1" draw:end-shape="id99" draw:end-glue-point="3" svg:d="M9322 792h621" svg:viewBox="0 0 623 2"><text:p/></draw:connector><draw:custom-shape draw:style-name="gr94" draw:text-style-name="P337" svg:width="2.223cm" svg:height="0.953cm" svg:x="1.905cm" svg:y="4.759cm"><text:p text:style-name="P338"><text:span text:style-name="T445">Incremento 4</text:span></text:p><draw:enhanced-geometry svg:viewBox="0 0 21600 21600" draw:mirror-horizontal="false" draw:mirror-vertical="false" draw:type="rectangle" draw:enhanced-path="M 0 0 L 21600 0 21600 21600 0 21600 0 0 Z N"/></draw:custom-shape><draw:custom-shape draw:style-name="gr63" draw:text-style-name="P337" svg:width="2.541cm" svg:height="0.953cm" svg:x="12.065cm" svg:y="4.757cm"><text:p text:style-name="P338"><text:span text:style-name="T445">Entrega del </text:span></text:p><text:p text:style-name="P338"><text:span text:style-name="T445">4º incremento</text:span></text:p><draw:enhanced-geometry svg:viewBox="0 0 21600 21600" draw:mirror-horizontal="false" draw:mirror-vertical="false" draw:type="rectangle" draw:enhanced-path="M 0 0 L 21600 0 21600 21600 0 21600 0 0 Z N"/></draw:custom-shape><draw:custom-shape draw:style-name="gr96" draw:text-style-name="P348" xml:id="id100" draw:id="id100" svg:width="1.553cm" svg:height="0.953cm" svg:x="4.059cm" svg:y="4.759cm"><text:p text:style-name="P347"><text:span text:style-name="T447">Análisis</text:span></text:p><draw:enhanced-geometry svg:viewBox="0 0 21600 21600" draw:mirror-horizontal="false" draw:mirror-vertical="false" draw:type="rectangle" draw:enhanced-path="M 0 0 L 21600 0 21600 21600 0 21600 0 0 Z N"/></draw:custom-shape><draw:custom-shape draw:style-name="gr96" draw:text-style-name="P337" xml:id="id101" draw:id="id101" svg:width="1.553cm" svg:height="0.953cm" svg:x="6.232cm" svg:y="4.759cm"><text:p text:style-name="P338"><text:span text:style-name="T445">Diseño</text:span></text:p><draw:enhanced-geometry svg:viewBox="0 0 21600 21600" draw:mirror-horizontal="false" draw:mirror-vertical="false" draw:type="rectangle" draw:enhanced-path="M 0 0 L 21600 0 21600 21600 0 21600 0 0 Z N"/></draw:custom-shape><draw:custom-shape draw:style-name="gr96" draw:text-style-name="P337" xml:id="id102" draw:id="id102" svg:width="1.553cm" svg:height="0.953cm" svg:x="8.405cm" svg:y="4.759cm"><text:p text:style-name="P338"><text:span text:style-name="T445">Código</text:span></text:p><draw:enhanced-geometry svg:viewBox="0 0 21600 21600" draw:mirror-horizontal="false" draw:mirror-vertical="false" draw:type="rectangle" draw:enhanced-path="M 0 0 L 21600 0 21600 21600 0 21600 0 0 Z N"/></draw:custom-shape><draw:custom-shape draw:style-name="gr96" draw:text-style-name="P337" xml:id="id103" draw:id="id103" svg:width="1.553cm" svg:height="0.953cm" svg:x="10.578cm" svg:y="4.759cm"><text:p text:style-name="P338"><text:span text:style-name="T445">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5.611cm" svg:y1="5.235cm" svg:x2="6.232cm" svg:y2="5.235cm" draw:start-shape="id100" draw:start-glue-point="1" draw:end-shape="id101" draw:end-glue-point="3" svg:d="M5611 2379h621" svg:viewBox="0 0 623 2"><text:p/></draw:connector><draw:connector draw:style-name="gr98" draw:text-style-name="P367" draw:type="line" svg:x1="7.784cm" svg:y1="5.235cm" svg:x2="8.405cm" svg:y2="5.235cm" draw:start-shape="id101" draw:start-glue-point="1" draw:end-shape="id102" draw:end-glue-point="3" svg:d="M7784 2379h621" svg:viewBox="0 0 623 2"><text:p/></draw:connector><draw:connector draw:style-name="gr98" draw:text-style-name="P367"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200">Figura <text:sequence text:ref-name="refFigure2" text:name="Figure" text:formula="ooow:Figure+1" style:num-format="1">3</text:sequence>: <text:span text:style-name="T191">Modelo </text:span><text:span text:style-name="T192">I</text:span><text:span text:style-name="T288">ncremental</text:span><text:span text:style-name="T190">.</text:span></text:p><text:p text:style-name="P198"><text:span text:style-name="T182">Adaptado de </text:span><text:span text:style-name="T322">El modelo incremental</text:span><text:span text:style-name="T323"> </text:span><text:span text:style-name="T182">(p. </text:span><text:span text:style-name="T183">2</text:span><text:span text:style-name="T324">4</text:span><text:span text:style-name="T182">), por </text:span><text:span text:style-name="T324">Roger S. Pressman</text:span><text:span text:style-name="T182">, 20</text:span><text:span text:style-name="T322">02</text:span><text:span text:style-name="T182">, McGraw-Hill Interamerican</text:span><text:span text:style-name="T184">a</text:span><text:span text:style-name="T182">. </text:span></text:p></draw:text-box></draw:frame></text:p>
      <text:p text:style-name="P96"><text:s/></text:p>
      <text:p text:style-name="P23"><office:annotation office:name="__Annotation__15196_917394844" loext:resolved="false"><dc:creator>Rodrigo Fernández</dc:creator><dc:date>2022-03-23T23:38:09.080730609</dc:date><meta:creator-initials>RF</meta:creator-initials><text:p text:style-name="P336"><text:span text:style-name="T441">Parecido a Pressman 2002, solo que en ninguna parte habla de priorizar las necesidades del cliente.</text:span></text:p><text:p text:style-name="P336"><text:span text:style-name="T441">“</text:span><text:span text:style-name="T441">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24"><text:span text:style-name="T21">“</text:span><office:annotation office:name="__Annotation__11710_917394844" loext:resolved="false"><dc:creator>Rodrigo Fernández</dc:creator><dc:date>2022-03-23T23:20:40.295803094</dc:date><meta:creator-initials>RF</meta:creator-initials><text:p text:style-name="P336"><text:span text:style-name="T441">“</text:span><text:span text:style-name="T44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60">«incompletas</text:span><text:span text:style-name="T336">»</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9">⁠.</text:span></text:p>
      <text:p text:style-name="P89">Modelo <text:span text:style-name="T271">V</text:span></text:p>
      <text:p text:style-name="P46"><office:annotation office:name="__Annotation__15771_917394844" loext:resolved="false"><dc:creator>Rodrigo Fernández</dc:creator><dc:date>2022-03-24T00:10:53.790885831</dc:date><meta:creator-initials>RF</meta:creator-initials><text:p text:style-name="P336"><text:span text:style-name="T441">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36"><text:span text:style-name="T441">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36"><text:span text:style-name="T441">Detectado por:</text:span></text:p><text:p text:style-name="P336"><text:span text:style-name="T441"><text:a xlink:href="https://www.duplichecker.com/es" xlink:type="simple">https://www.duplichecker.com/es</text:a></text:span></text:p><text:p text:style-name="P336"><text:span text:style-name="T441"><text:a xlink:href="https://smallseotools.com/es/plagiarism-checker/" xlink:type="simple">https://smallseotools.com/es/plagiarism-checker/</text:a></text:span></text:p><text:p text:style-name="P336"><text:span text:style-name="T441"/></text:p></office:annotation>El modelo V (<text:span text:style-name="T29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46"/>
      <text:p text:style-name="_34_._20_Contenido_20_Figura"><draw:frame draw:style-name="fr5" draw:name="Marco10" text:anchor-type="as-char" svg:width="13.977cm" draw:z-index="12"><draw:text-box fo:min-height="9.85cm"><text:p text:style-name="P200"><draw:g text:anchor-type="as-char" draw:z-index="13" draw:name="Objeto de grupo 1" draw:style-name="gr1"><draw:line draw:style-name="gr84" draw:text-style-name="P367" svg:x1="6.935cm" svg:y1="7.304cm" svg:x2="13.193cm" svg:y2="0.001cm"><text:p/></draw:line><draw:line draw:style-name="gr85" draw:text-style-name="P367" svg:x1="0.393cm" svg:y1="0.001cm" svg:x2="6.651cm" svg:y2="7.304cm"><text:p/></draw:line><draw:custom-shape draw:style-name="gr86" draw:text-style-name="P348" xml:id="id87" draw:id="id87" svg:width="2.67cm" svg:height="0.952cm" svg:x="0cm" svg:y="0.637cm"><text:p text:style-name="P347"><text:span text:style-name="T447">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8" xml:id="id85" draw:id="id85" svg:width="2.67cm" svg:height="0.953cm" svg:x="1.247cm" svg:y="2.221cm"><text:p text:style-name="P347"><text:span text:style-name="T447">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8" xml:id="id83" draw:id="id83" svg:width="2.67cm" svg:height="0.953cm" svg:x="2.559cm" svg:y="3.812cm"><text:p text:style-name="P347"><text:span text:style-name="T447">Diseño de los componentes</text:span></text:p><draw:enhanced-geometry svg:viewBox="0 0 21600 21600" draw:type="rectangle" draw:enhanced-path="M 0 0 L 21600 0 21600 21600 0 21600 0 0 Z N"/></draw:custom-shape><draw:custom-shape draw:style-name="gr87" draw:text-style-name="P348" xml:id="id81" draw:id="id81" svg:width="2.67cm" svg:height="0.953cm" svg:x="3.806cm" svg:y="5.396cm"><text:p text:style-name="P347"><text:span text:style-name="T447">Generación de código</text:span></text:p><draw:enhanced-geometry svg:viewBox="0 0 21600 21600" draw:type="rectangle" draw:enhanced-path="M 0 0 L 21600 0 21600 21600 0 21600 0 0 Z N"/></draw:custom-shape><draw:custom-shape draw:style-name="gr87" draw:text-style-name="P348" xml:id="id86" draw:id="id86" svg:width="2.67cm" svg:height="0.953cm" svg:x="10.984cm" svg:y="0.637cm"><text:p text:style-name="P347"><text:span text:style-name="T447">Pruebas de aceptación</text:span></text:p><draw:enhanced-geometry svg:viewBox="0 0 21600 21600" draw:type="rectangle" draw:enhanced-path="M 0 0 L 21600 0 21600 21600 0 21600 0 0 Z N"/></draw:custom-shape><draw:custom-shape draw:style-name="gr87" draw:text-style-name="P348" xml:id="id84" draw:id="id84" svg:width="2.67cm" svg:height="0.953cm" svg:x="9.67cm" svg:y="2.221cm"><text:p text:style-name="P347"><text:span text:style-name="T447">Pruebas del sistema</text:span></text:p><draw:enhanced-geometry svg:viewBox="0 0 21600 21600" draw:type="rectangle" draw:enhanced-path="M 0 0 L 21600 0 21600 21600 0 21600 0 0 Z N"/></draw:custom-shape><draw:custom-shape draw:style-name="gr86" draw:text-style-name="P348" xml:id="id82" draw:id="id82" svg:width="2.67cm" svg:height="0.952cm" svg:x="8.424cm" svg:y="3.812cm"><text:p text:style-name="P347"><text:span text:style-name="T447">Pruebas de integración</text:span></text:p><draw:enhanced-geometry svg:viewBox="0 0 21600 21600" draw:type="rectangle" draw:enhanced-path="M 0 0 L 21600 0 21600 21600 0 21600 0 0 Z N"/></draw:custom-shape><draw:custom-shape draw:style-name="gr87" draw:text-style-name="P348" xml:id="id80" draw:id="id80" svg:width="2.67cm" svg:height="0.953cm" svg:x="7.11cm" svg:y="5.396cm"><text:p text:style-name="P347"><text:span text:style-name="T447">Pruebas unitarias</text:span></text:p><draw:enhanced-geometry svg:viewBox="0 0 21600 21600" draw:type="rectangle" draw:enhanced-path="M 0 0 L 21600 0 21600 21600 0 21600 0 0 Z N"/></draw:custom-shape><draw:custom-shape draw:style-name="gr88" draw:text-style-name="P348" svg:width="2.668cm" svg:height="0.953cm" svg:x="5.514cm" svg:y="7.301cm"><text:p text:style-name="P347"><text:span text:style-name="T447">Software ejecutable</text:span></text:p><draw:enhanced-geometry svg:viewBox="0 0 21600 21600" draw:mirror-horizontal="false" draw:mirror-vertical="false" draw:type="rectangle" draw:enhanced-path="M 0 0 L 21600 0 21600 21600 0 21600 0 0 Z N"/></draw:custom-shape><draw:connector draw:style-name="gr89" draw:text-style-name="P367" draw:type="line" svg:x1="7.11cm" svg:y1="5.872cm" svg:x2="6.475cm" svg:y2="5.872cm" draw:start-shape="id80" draw:start-glue-point="3" draw:end-shape="id81" draw:end-glue-point="1" svg:d="M7110 1744h-635" svg:viewBox="0 0 637 2"><text:p/></draw:connector><draw:connector draw:style-name="gr90" draw:text-style-name="P367" draw:type="line" svg:x1="8.424cm" svg:y1="4.286cm" svg:x2="5.228cm" svg:y2="4.288cm" draw:start-shape="id82" draw:start-glue-point="3" draw:end-shape="id83" draw:end-glue-point="1" svg:d="M8424 158l-3196 2" svg:viewBox="0 0 3198 4"><text:p/></draw:connector><draw:connector draw:style-name="gr91" draw:text-style-name="P367" draw:type="line" svg:x1="9.67cm" svg:y1="2.697cm" svg:x2="3.916cm" svg:y2="2.697cm" draw:start-shape="id84" draw:start-glue-point="3" draw:end-shape="id85" draw:end-glue-point="1" svg:d="M9670-1431h-5754" svg:viewBox="0 0 5756 2"><text:p/></draw:connector><draw:connector draw:style-name="gr92" draw:text-style-name="P367" draw:type="line" svg:x1="10.984cm" svg:y1="1.113cm" svg:x2="2.669cm" svg:y2="1.111cm" draw:start-shape="id86" draw:start-glue-point="3" draw:end-shape="id87" draw:end-glue-point="1" svg:d="M10984-3015l-8315-2" svg:viewBox="0 0 8317 4"><text:p/></draw:connector><draw:line draw:style-name="gr93" draw:text-style-name="P367" svg:x1="9.779cm" svg:y1="2.223cm" svg:x2="2.669cm" svg:y2="1.588cm"><text:p/></draw:line><draw:line draw:style-name="gr93" draw:text-style-name="P367" svg:x1="8.642cm" svg:y1="3.811cm" svg:x2="3.807cm" svg:y2="3.176cm"><text:p/></draw:line><draw:line draw:style-name="gr93" draw:text-style-name="P367" svg:x1="7.22cm" svg:y1="5.369cm" svg:x2="5.229cm" svg:y2="4.734cm"><text:p/></draw:line></draw:g></text:p><text:p text:style-name="P200"/><text:p text:style-name="P201">Figura <text:sequence text:ref-name="refFigure3" text:name="Figure" text:formula="ooow:Figure+1" style:num-format="1">4</text:sequence>: <text:span text:style-name="T191">Modelo </text:span><text:span text:style-name="T289">V</text:span><text:span text:style-name="T190">.</text:span></text:p><text:p text:style-name="P199"><text:span text:style-name="T182">Adaptado de </text:span><text:span text:style-name="T322">El modelo </text:span><text:span text:style-name="T325">en V</text:span><text:span text:style-name="T323"> </text:span><text:span text:style-name="T182">(p. </text:span><text:span text:style-name="T185">35</text:span><text:span text:style-name="T182">), por </text:span><text:span text:style-name="T324">Roger S. Pressman</text:span><text:span text:style-name="T182">, 20</text:span><text:span text:style-name="T325">10</text:span><text:span text:style-name="T182">, McGraw-Hill Interamerican</text:span><text:span text:style-name="T184">a</text:span><text:span text:style-name="T182">.</text:span><text:span text:style-name="T343"> </text:span><text:bookmark text:name="MendeleyTempCursorBookmark4122"/></text:p></draw:text-box></draw:frame></text:p>
      <text:p text:style-name="P96"><text:s/></text:p>
      <text:p text:style-name="P11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 menciona que:</text:p>
      <text:p text:style-name="P67"><office:annotation office:name="__Annotation__15967_917394844" loext:resolved="false"><dc:creator>Rodrigo Fernández</dc:creator><dc:date>2022-03-24T00:17:18.288359734</dc:date><meta:creator-initials>RF</meta:creator-initials><text:p text:style-name="P336"><text:span text:style-name="T441">“</text:span><text:span text:style-name="T44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38">(p. 34)</text:span></text:p>
      <text:list xml:id="list104530470961942" text:continue-list="list104531689746683" text:style-name="Numeración">
        <text:list-item>
          <text:list>
            <text:list-item>
              <text:h text:style-name="P237" text:outline-level="2"><text:bookmark-start text:name="__RefHeading___Toc12390_2286369349"/>SCRUM<text:bookmark-end text:name="__RefHeading___Toc12390_2286369349"/></text:h>
              <text:p text:style-name="P272"><text:span text:style-name="T41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text:span text:style-name="T1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72">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73">El marco de trabajo Scrum consis<text:span text:style-name="T415">te de</text:span> <text:span text:style-name="T415">E</text:span>quipo<text:span text:style-name="T416">s</text:span> Scrum <text:span text:style-name="T4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span text:style-name="T15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p>
          <text:list>
            <text:list-item>
              <text:list>
                <text:list-item text:start-value="1">
                  <text:h text:style-name="P249" text:outline-level="3" text:restart-numbering="true" text:start-value="-1"><text:bookmark-start text:name="__RefHeading___Toc12392_2286369349"/>Scrum team<text:bookmark-end text:name="__RefHeading___Toc12392_2286369349"/></text:h>
                  <text:p text:style-name="P274">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text:span></text:p>
                </text:list-item>
              </text:list>
            </text:list-item>
          </text:list>
        </text:list-item>
      </text:list>
      <text:p text:style-name="P177"><text:span text:style-name="T9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span text:style-name="T155">(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p>
      <text:list xml:id="list104531173077603" text:continue-numbering="true" text:style-name="Numeración">
        <text:list-item>
          <text:list>
            <text:list-item>
              <text:list>
                <text:list-header>
                  <text:p text:style-name="P332">Developers.</text:p>
                  <text:p text:style-name="P276"><text:span text:style-name="T417">L</text:span>as personas del Scrum Team que se comprometen a crear cualquier aspecto de un I<text:span text:style-name="T4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p>
                  <text:p text:style-name="P274"><text:span text:style-name="T414">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text:span text:style-name="T153">⁠</text:span><text:span text:style-name="T414"> menciona que los Developers son responsables de</text:span>:</text:p>
                </text:list-header>
              </text:list>
            </text:list-item>
          </text:list>
        </text:list-item>
      </text:list>
      <text:list xml:id="list1551737709" text:style-name="L2">
        <text:list-item>
          <text:p text:style-name="P281">Crear un plan para el Sprint, el Sprint Backlog.</text:p>
        </text:list-item>
        <text:list-item>
          <text:p text:style-name="P281">Inculcar calidad al adherirse a una <text:span text:style-name="T418">d</text:span>efinición de Terminado.</text:p>
        </text:list-item>
        <text:list-item>
          <text:p text:style-name="P281"><text:soft-page-break/>Adaptar su plan cada día hacia el Objetivo del Sprint.</text:p>
        </text:list-item>
        <text:list-item>
          <text:p text:style-name="P282">Responsabilizarse mutuamente como profesionales. </text:p>
        </text:list-item>
      </text:list>
      <text:p text:style-name="P179">Product Owner</text:p>
      <text:p text:style-name="P176">El Product Owner es responsable de maximizar el valor del producto resultante del trabajo del Scrum Team. El Product Owner también es responsable de la gestión efectiva del Pr<text:span text:style-name="T419">o</text:span>duct Backlog, lo que incluye:</text:p>
      <text:list xml:id="list2260489589" text:style-name="L3">
        <text:list-item>
          <text:p text:style-name="P279">Desarrollar y comunicar explícitamente el Objetivo del Producto.</text:p>
        </text:list-item>
        <text:list-item>
          <text:p text:style-name="P279">Crear y comunicar claramente los elementos del Product Backlog.</text:p>
        </text:list-item>
        <text:list-item>
          <text:p text:style-name="P279">Ordenar los elementos del Product Backlog.</text:p>
        </text:list-item>
        <text:list-item>
          <text:p text:style-name="P279">Asegurarse de que el Product Backlog sea transparente, visible y se entienda.</text:p>
        </text:list-item>
      </text:list>
      <text:p text:style-name="P17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p>
      <text:p text:style-name="P179">Scrum Master</text:p>
      <text:p text:style-name="P17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876397193" text:style-name="L4">
        <text:list-item>
          <text:p text:style-name="P280">Guiar a los miembros del equipo en ser autogestionados y multifuncionales.</text:p>
        </text:list-item>
        <text:list-item>
          <text:p text:style-name="P280"><text:s/>Ayudar al Scrum Team a enfocarse en crear <text:span text:style-name="T420">incrementos </text:span>de alto valor que cumplan con la Definición de Terminado.</text:p>
        </text:list-item>
        <text:list-item>
          <text:p text:style-name="P280">Procurar la eliminación de impedimentos para el progreso del Scrum Team.</text:p>
        </text:list-item>
        <text:list-item>
          <text:p text:style-name="P280">Asegurarse de que todos los eventos de Scrum se lleven a cabo y sean positivos, productivos y se mantengan dentro de los límites de tiempo recomenda<text:span text:style-name="T420">dos.</text:span></text:p>
        </text:list-item>
      </text:list>
      <text:list xml:id="list104530461379245" text:continue-list="list104531173077603" text:style-name="Numeración">
        <text:list-item>
          <text:list>
            <text:list-item>
              <text:list>
                <text:list-item>
                  <text:h text:style-name="P250" text:outline-level="3"><text:bookmark-start text:name="__RefHeading___Toc12394_2286369349"/><text:soft-page-break/>Eventos de Scrum<text:bookmark-end text:name="__RefHeading___Toc12394_2286369349"/></text:h>
                  <text:p text:style-name="P27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text:span>⁠</text:p>
                  <text:p text:style-name="P283">A continuación se describirán los eventos de un Scrum.</text:p>
                  <text:p text:style-name="P335">El Sprint</text:p>
                  <text:p text:style-name="P277">Los Sprints son el corazón de Scrum, donde las ideas se convierten en valor. Son eventos de duración fija de un mes o menos para crear consistencia. Un nuevo Sprint comienza inmediatamente después de la conclusión del Sprint anterior.</text:p>
                  <text:p text:style-name="P272">Todo el trabajo necesario para lograr el Objetivo del Producto, incluido <text:span text:style-name="T4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p>
                  <text:p text:style-name="P333">Sprint Planning</text:p>
                  <text:p text:style-name="P278"><text:span text:style-name="T4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p>
                  <text:p text:style-name="P335">Daily Scrum</text:p>
                  <text:p text:style-name="P278"><text:span text:style-name="T4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p>
                  <text:p text:style-name="P334">Sprint Review</text:p>
                  <text:p text:style-name="P275"><text:span text:style-name="T92">El propósito de la Sprint Review es inspeccionar el resultado del Sprint y determinar futuras adaptaciones. </text:span><text:span text:style-name="T156">D</text:span><text:span text:style-name="T9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p>
                  <text:p text:style-name="P333"><text:soft-page-break/>Sprint Retrospective </text:p>
                </text:list-item>
              </text:list>
            </text:list-item>
          </text:list>
        </text:list-item>
      </text:list>
      <text:p text:style-name="P175">El propósito de la Sprint Retrospective es planificar formas de aumentar la calidad y la efectividad.</text:p>
      <text:p text:style-name="P17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text:span text:style-name="T92">.</text:span>⁠</text:p>
      <text:list xml:id="list104531455764663" text:continue-numbering="true" text:style-name="Numeración">
        <text:list-item>
          <text:list>
            <text:list-item>
              <text:list>
                <text:list-item>
                  <text:h text:style-name="P249" text:outline-level="3"><text:bookmark-start text:name="__RefHeading___Toc12396_2286369349"/>Artefactos de scrum<text:bookmark-end text:name="__RefHeading___Toc12396_2286369349"/></text:h>
                  <text:p text:style-name="P272">Los artefactos de Scrum representan trabajo o valor. Están diseñados para maximizar la transparencia de la información clave.</text:p>
                  <text:p text:style-name="P284">Cada artefacto contiene un compromiso:</text:p>
                </text:list-item>
              </text:list>
            </text:list-item>
          </text:list>
        </text:list-item>
      </text:list>
      <text:list xml:id="list1018200868" text:style-name="L5">
        <text:list-item>
          <text:p text:style-name="P285">Product Backlog, es el Objetivo del Producto. </text:p>
        </text:list-item>
        <text:list-item>
          <text:p text:style-name="P285">Para el Sprint Backlog, es el Objetivo del Sprint.</text:p>
        </text:list-item>
        <text:list-item>
          <text:p text:style-name="P285">Para el Increment es la Definición de Terminado.</text:p>
        </text:list-item>
      </text:list>
      <text:list xml:id="list104530121452439" text:continue-list="list104531455764663" text:style-name="Numeración">
        <text:list-item>
          <text:list>
            <text:list-item>
              <text:list>
                <text:list-header>
                  <text:p text:style-name="P216"><text:bookmark-start text:name="__RefHeading___Toc12398_2286369349"/>Product Backlog<text:bookmark-end text:name="__RefHeading___Toc12398_2286369349"/></text:p>
                  <text:p text:style-name="P272"><text:span text:style-name="T422">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p>
                  <text:p text:style-name="P272">La Lista de Producto es dinámica; cambia constantemente para identificar lo que el producto necesita para ser adecuado, competitivo y útil. Mientras el producto exista, <text:span text:style-name="T422">la l</text:span>ista de <text:span text:style-name="T422">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p>
                  <text:p text:style-name="P216"><text:bookmark-start text:name="__RefHeading___Toc12400_2286369349"/><text:soft-page-break/>Sprint Backlog<text:bookmark-end text:name="__RefHeading___Toc12400_2286369349"/></text:p>
                  <text:p text:style-name="P272">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p>
                  <text:p text:style-name="P216"><text:bookmark-start text:name="__RefHeading___Toc12402_2286369349"/>Increment<text:bookmark-end text:name="__RefHeading___Toc12402_2286369349"/></text:p>
                  <text:p text:style-name="P28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p>
                </text:list-header>
              </text:list>
            </text:list-item>
            <text:list-item>
              <text:h text:style-name="P238" text:outline-level="2"><text:bookmark-start text:name="__RefHeading___Toc388_1321737621"/>Pruebas<text:bookmark-end text:name="__RefHeading___Toc388_1321737621"/></text:h>
            </text:list-item>
          </text:list>
        </text:list-item>
      </text:list>
      <text:p text:style-name="P16">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36"><text:span text:style-name="T441">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36"><text:span text:style-name="T441">“</text:span><text:span text:style-name="T441">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text:span text:style-name="T92">.</text:span></text:p>
      <text:list xml:id="list104530459059442" text:continue-numbering="true" text:style-name="Numeración">
        <text:list-item>
          <text:list>
            <text:list-item>
              <text:list>
                <text:list-item>
                  <text:h text:style-name="P251" text:outline-level="3"><text:bookmark-start text:name="__RefHeading___Toc390_1321737621"/>Pruebas de Software<text:bookmark-end text:name="__RefHeading___Toc390_1321737621"/></text:h>
                </text:list-item>
              </text:list>
            </text:list-item>
          </text:list>
        </text:list-item>
      </text:list>
      <text:p text:style-name="P16"><office:annotation office:name="__Annotation__3657_1259762573" loext:resolved="false"><dc:creator>Rodrigo Fernández</dc:creator><dc:date>2022-03-28T02:16:22.041119238</dc:date><meta:creator-initials>RF</meta:creator-initials><text:p text:style-name="P336"><text:span text:style-name="T443">“</text:span><text:span text:style-name="T443">Testing is the process of executing a program with the intent offinding errors.”</text:span></text:p></office:annotation><text:span text:style-name="T344">La prueba es el proceso de ejecutar un programa con la intención de encontrar errores</text:span><office:annotation-end office:name="__Annotation__3657_1259762573"/><text:span text:style-name="T34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10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344">⁠.</text:span></text:p>
      <text:p text:style-name="P1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text:span text:style-name="T9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 menciona <office:annotation office:name="__Annotation__11193_1259762573" loext:resolved="false"><dc:creator>Rodrigo Fernández</dc:creator><dc:date>2022-03-28T02:32:20.313547618</dc:date><meta:creator-initials>RF</meta:creator-initials><text:p text:style-name="P336"><text:span text:style-name="T443">“</text:span><text:span text:style-name="T44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16"><office:annotation office:name="__Annotation__39863_917394844" loext:resolved="false"><dc:creator>Rodrigo Fernández</dc:creator><dc:date>2022-03-24T01:06:54.174917742</dc:date><meta:creator-initials>RF</meta:creator-initials><text:p text:style-name="P336"><text:span text:style-name="T441">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6">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text:span text:style-name="T9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 existen 7 principios de las pruebas que permiten <office:annotation office:name="__Annotation__42874_917394844" loext:resolved="false"><dc:creator>Rodrigo Fernández</dc:creator><dc:date>2022-03-24T01:18:37.686255970</dc:date><meta:creator-initials>RF</meta:creator-initials><text:p text:style-name="P336"><text:span text:style-name="T441">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36"><text:span text:style-name="T441">Creo que una pagina completa citada ya es mucho.</text:span></text:p></office:annotation><text:span text:style-name="T339">Los principios son los siguientes</text:span><office:annotation-end office:name="__Annotation__42875_917394844"/><text:span text:style-name="T339">:</text:span></text:p>
      <text:list xml:id="list104530415255190" text:continue-list="list104531012610988" text:style-name="Viñeta_20_Cita_20_con_20_margen">
        <text:list-item>
          <text:p text:style-name="P287"><text:span text:style-name="T70">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87"><text:span text:style-name="T70">Principio Nº 2. Las pruebas exhaustivas no existen:</text:span> “<office:annotation office:name="__Annotation__42869_917394844" loext:resolved="false"><dc:creator>Rodrigo Fernández</dc:creator><dc:date>2022-03-24T01:14:12.618096540</dc:date><meta:creator-initials>RF</meta:creator-initials><text:p text:style-name="P336"><text:span text:style-name="T441">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87"><text:span text:style-name="T70">Principio Nº 3. Pruebas tempranas: </text:span><text:span text:style-name="T340">Identificar los defectos en etapas tempranas,</text:span> <text:s/>cuanto más rápido se identifiquen los defectos, más se ahorrará en todo tipo de recursos. </text:p>
        </text:list-item>
        <text:list-item>
          <text:p text:style-name="P287"><text:span text:style-name="T70">Principio Nº 4. Agrupación de defectos:</text:span> Las pruebas deben concentrarse de manera proporcional. Por lo general, la mayoría de los fallos operativos se concentran en un número reducido de módulos.</text:p>
        </text:list-item>
        <text:list-item>
          <text:p text:style-name="P287"><text:soft-page-break/><text:span text:style-name="T70">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87"><text:span text:style-name="T70">Principio Nº 6. Las pruebas dependen del contexto: </text:span>Las pruebas depende<text:span text:style-name="T36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88"><text:span text:style-name="T70">Principio Nº 7. Falacia de ausencia de errores: </text:span>La detección y corrección de los defectos no sirven de nada si el sistema no cumple con los requerimientos o necesidades del usuario. <text:span text:style-name="T335">(pp. 168-169)</text:span></text:p>
        </text:list-item>
      </text:list>
      <text:list xml:id="list104529871546060" text:continue-list="list104530459059442" text:style-name="Numeración">
        <text:list-item>
          <text:list>
            <text:list-item>
              <text:list>
                <text:list-item>
                  <text:h text:style-name="P260" text:outline-level="3"><text:bookmark-start text:name="__RefHeading___Toc29729_1259762573"/>Métodos de Testeo<text:bookmark-end text:name="__RefHeading___Toc29729_1259762573"/></text:h>
                </text:list-item>
              </text:list>
            </text:list-item>
          </text:list>
        </text:list-item>
      </text:list>
      <text:list xml:id="list104531731177442" text:continue-list="list104530404294467" text:style-name="Viñeta">
        <text:list-item>
          <text:p text:style-name="P304"><text:span text:style-name="T70">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p>
        </text:list-item>
        <text:list-item>
          <text:p text:style-name="P304"><text:span text:style-name="T70">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p>
        </text:list-item>
        <text:list-item>
          <text:p text:style-name="P304"><text:soft-page-break/><text:span text:style-name="T70">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p>
        </text:list-item>
      </text:list>
      <text:list xml:id="list104531256191501" text:continue-list="list104529871546060" text:style-name="Numeración">
        <text:list-item>
          <text:list>
            <text:list-item>
              <text:list>
                <text:list-item>
                  <text:h text:style-name="P252"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36"><text:span text:style-name="T441">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5"><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1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272">⁠ </text:span><text:span text:style-name="T273">mencionan los siguientes niveles de pruebas de software:</text:span></text:p>
      <text:list xml:id="list104530659527860" text:continue-list="list104530415255190" text:style-name="Viñeta_20_Cita_20_con_20_margen">
        <text:list-item>
          <text:p text:style-name="P289"><text:span text:style-name="T7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9"><text:span text:style-name="T7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9"><text:span text:style-name="T70">Pruebas de regresión:</text:span> Comprueba si los cambios efectuados en una parte del programa afectan a otras partes de la aplicación.</text:p>
        </text:list-item>
        <text:list-item>
          <text:p text:style-name="P289"><text:span text:style-name="T70">Pruebas de humo (Smoke Testing </text:span><text:span text:style-name="T72">o Ad Hoc</text:span><text:span text:style-name="T70">):</text:span> <text:span text:style-name="T211">Comprueba los errores tempranamente revisando el sistema constantemente, lo cual permite disminuir la dificultad en el momento de la integración red</text:span><text:span text:style-name="T86">uciendo así los riesgos. </text:span><office:annotation office:name="__Annotation__11998_2405593698" loext:resolved="false"><dc:creator>Rodrigo Fernández</dc:creator><dc:date>2022-03-25T17:02:29.581294156</dc:date><meta:creator-initials>RF</meta:creator-initials><text:p text:style-name="P336"><text:span text:style-name="T441">Pauta Ayabaca y Mocoso Bernal no dicen esto y rompe la cita directa.</text:span></text:p></office:annotation><text:span text:style-name="T87">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25"><text:span text:style-name="T70">Pruebas del sistema:</text:span> Están enfocadas directamente a los requisitos tomados de los casos de uso según el giro del negocio, verificando el ingreso, procesamiento, <text:soft-page-break/>recuperación de los datos y la implementación propiamente dicha. <text:span text:style-name="T335">(pp. 30-31)</text:span>. <office:annotation office:name="__Annotation__12000_2405593698" loext:resolved="false"><dc:creator>Rodrigo Fernández</dc:creator><dc:date>2022-03-25T17:03:29.216568196</dc:date><meta:creator-initials>RF</meta:creator-initials><text:p text:style-name="P336"><text:span text:style-name="T441">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27"/>
      <text:p text:style-name="P26"><text:span text:style-name="T406">En la </text:span><text:span text:style-name="T406"><text:sequence-ref text:reference-format="category-and-value" text:ref-name="refTable2">Tabla 3</text:sequence-ref></text:span><text:span text:style-name="T406"><text:s/>se puede observar los niveles de pruebas y sus respectivos métodos de testeo.</text:span></text:p>
      <table:table table:name="Tabla3" table:style-name="Tabla3">
        <table:table-column table:style-name="Tabla3.A"/>
        <table:table-column table:style-name="Tabla3.B"/>
        <table:table-row table:style-name="TableLine93898721647168">
          <table:table-cell table:style-name="Tabla3.A1" office:value-type="string">
            <text:p text:style-name="P54">Nivel de Prueba</text:p>
          </table:table-cell>
          <table:table-cell table:style-name="Tabla3.A1" office:value-type="string">
            <text:p text:style-name="P173">Método de Testeo</text:p>
          </table:table-cell>
        </table:table-row>
        <table:table-row table:style-name="TableLine93898722060736">
          <table:table-cell table:style-name="Tabla3.A2" office:value-type="string">
            <text:p text:style-name="_36_._20_Tabla_20_Contenido_20_3">Pruebas unitarias</text:p>
          </table:table-cell>
          <table:table-cell table:style-name="Tabla3.A2" office:value-type="string">
            <text:p text:style-name="P53">Caja blanca</text:p>
          </table:table-cell>
        </table:table-row>
        <table:table-row table:style-name="TableLine93898722079440">
          <table:table-cell table:style-name="Tabla3.A2" office:value-type="string">
            <text:p text:style-name="P172">Pruebas de integración</text:p>
          </table:table-cell>
          <table:table-cell table:style-name="Tabla3.A2" office:value-type="string">
            <text:p text:style-name="P53">Caja blanca y negra</text:p>
          </table:table-cell>
        </table:table-row>
        <table:table-row table:style-name="TableLine93898722098672">
          <table:table-cell table:style-name="Tabla3.A2" office:value-type="string">
            <text:p text:style-name="P172">Pruebas de regresión</text:p>
          </table:table-cell>
          <table:table-cell table:style-name="Tabla3.A2" office:value-type="string">
            <text:p text:style-name="P170">Caja blanca y negra</text:p>
          </table:table-cell>
        </table:table-row>
        <table:table-row table:style-name="TableLine93898722098208">
          <table:table-cell table:style-name="Tabla3.A2" office:value-type="string">
            <text:p text:style-name="P171">Pruebas de humo</text:p>
          </table:table-cell>
          <table:table-cell table:style-name="Tabla3.A2" office:value-type="string">
            <text:p text:style-name="P170">Caja negra</text:p>
          </table:table-cell>
        </table:table-row>
        <table:table-row table:style-name="TableLine93898722081776">
          <table:table-cell table:style-name="Tabla3.A6" office:value-type="string">
            <text:p text:style-name="P171">Pruebas del sistema</text:p>
          </table:table-cell>
          <table:table-cell table:style-name="Tabla3.A6" office:value-type="string">
            <text:p text:style-name="P53">Caja negra</text:p>
          </table:table-cell>
        </table:table-row>
      </table:table>
      <text:p text:style-name="_36_._20_Tabla_20_Titulo_20_1_20__28_Leyenda_29_">Tabla <text:sequence text:ref-name="refTable2" text:name="Table" text:formula="ooow:Table+1" style:num-format="1">3</text:sequence>: <text:span text:style-name="T190">Niveles de prueba y sus métodos de testeo.</text:span></text:p>
      <text:p text:style-name="_36_._20_Tabla_20_Titulo_20_2_20__28_Fuente_29_"><text:span text:style-name="T428">Adaptado</text:span> de "Guía de Testing de Software: Principales tipos de Pruebas de Software" por A. C. Rocha,2010, <text:s/>p. 1 (https://gtsw-es.blogspot.com/2010/12/principales-tipos-de-testing-de.html)</text:p>
      <text:p text:style-name="_34_._20_Contenido_20_despues_20_de_20_tabla"/>
      <text:list xml:id="list104530548252394" text:continue-list="list104531256191501" text:style-name="Numeración">
        <text:list-item>
          <text:list>
            <text:list-item>
              <text:h text:style-name="P240" text:outline-level="2"><text:bookmark-start text:name="__RefHeading___Toc3366_3631554615"/>Desarrollo dirigido<text:bookmark-end text:name="__RefHeading___Toc3366_3631554615"/></text:h>
              <text:list>
                <text:list-item>
                  <text:h text:style-name="P26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8"><office:annotation office:name="__Annotation__19846_162989991" loext:resolved="false"><dc:creator>Rodrigo Fernández</dc:creator><dc:date>2022-03-26T23:44:31.236311508</dc:date><meta:creator-initials>RF</meta:creator-initials><text:p text:style-name="P336"><text:span text:style-name="T441">“</text:span><text:span text:style-name="T44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68">o</text:span><office:annotation-end office:name="__Annotation__19846_162989991"/><text:span text:style-name="T368"> </text:span><text:span text:style-name="T147">(Hendricksons, 2008)</text:span><text:span text:style-name="T368">⁠. </text:span></text:p>
      <text:p text:style-name="P29"><office:annotation office:name="__Annotation__2893_19729070361" loext:resolved="false"><dc:creator>Rodrigo Fernández</dc:creator><dc:date>2022-03-27T19:35:42.677528659</dc:date><meta:creator-initials>RF</meta:creator-initials><text:p text:style-name="P336"><text:span text:style-name="T441">“</text:span><text:span text:style-name="T441">When doing ATDD as part of an Agile practice, tests are created in an iterative way, starting before, and continuing during, the implementation of a user story (see more about user stories in Section 1.2).</text:span></text:p><text:p text:style-name="P336"><text:span text:style-name="T44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7">Al realizar un desarrollo </text:span><text:span text:style-name="T98">dirigido</text:span><text:span text:style-name="T97"> por pruebas de aceptación, como parte de una práctica ágil, las pruebas se crean de manera iterativa, comenzando antes y continuando durante la implementación de una historia de usuari</text:span><text:span text:style-name="T99">o.</text:span></text:p>
      <text:p text:style-name="P28">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36"><text:span text:style-name="T441">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92">(Black et al., 2017)</text:span>⁠.</text:p>
      <text:list xml:id="list104530411344800" text:continue-numbering="true" text:style-name="Numeración">
        <text:list-item>
          <text:list>
            <text:list-item>
              <text:list>
                <text:list-item>
                  <text:h text:style-name="P262" text:outline-level="3"><text:bookmark-start text:name="__RefHeading___Toc3214_21706708331"/>Desarrollo dirigido por comportamiento (BDD)<text:bookmark-end text:name="__RefHeading___Toc3214_21706708331"/></text:h>
                </text:list-item>
              </text:list>
            </text:list-item>
          </text:list>
        </text:list-item>
      </text:list>
      <text:p text:style-name="P28"><office:annotation office:name="__Annotation__3169_19729070361" loext:resolved="false"><dc:creator>Rodrigo Fernández</dc:creator><dc:date>2022-03-27T19:51:37.515696294</dc:date><meta:creator-initials>RF</meta:creator-initials><text:p text:style-name="P336"><text:span text:style-name="T441">Cita de Cita, arreglar</text:span></text:p></office:annotation><office:annotation office:name="__Annotation__3168_19729070361" loext:resolved="false"><dc:creator>Rodrigo Fernández</dc:creator><dc:date>2022-03-27T19:49:48.820475121</dc:date><meta:creator-initials>RF</meta:creator-initials><text:p text:style-name="P336"><text:span text:style-name="T441">“</text:span><text:span text:style-name="T44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2">(Black et al., 2017)</text:span>⁠.</text:p>
      <text:p text:style-name="P28"><office:annotation office:name="__Annotation__3170_19729070361" loext:resolved="false"><dc:creator>Rodrigo Fernández</dc:creator><dc:date>2022-03-27T19:51:53.712020401</dc:date><meta:creator-initials>RF</meta:creator-initials><text:p text:style-name="P336"><text:span text:style-name="T44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8"><office:annotation office:name="__Annotation__3736_19729070361" loext:resolved="false"><dc:creator>Rodrigo Fernández</dc:creator><dc:date>2022-03-27T20:14:08.492609951</dc:date><meta:creator-initials>RF</meta:creator-initials><text:p text:style-name="P336"><text:span text:style-name="T44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2">(Black et al., 2017)</text:span>⁠.</text:p>
      <text:p text:style-name="P28"><office:annotation office:name="__Annotation__4025_19729070361" loext:resolved="false"><dc:creator>Rodrigo Fernández</dc:creator><dc:date>2022-03-27T20:20:37.122013907</dc:date><meta:creator-initials>RF</meta:creator-initials><text:p text:style-name="P336"><text:span text:style-name="T441">Falta referencia</text:span></text:p></office:annotation>Uno de los formatos a definir con los colaboradores es el dado/cuando/entonces, con ésto <text:span text:style-name="T7">los mismos </text:span>pueden ir definiendo cómo se deberá comportar el software y así tener un panorama de lo que se espera del software</text:p>
      <text:list xml:id="list104531403374768" text:continue-list="list104531731177442" text:style-name="Viñeta">
        <text:list-item>
          <text:p text:style-name="P293"><text:span text:style-name="Strong_20_Emphasis"><text:span text:style-name="T1">Dado (Given): </text:span></text:span><text:span text:style-name="T1">Se especifica el escenario, las precondiciones.</text:span></text:p>
        </text:list-item>
        <text:list-item>
          <text:p text:style-name="P293"><text:span text:style-name="Strong_20_Emphasis"><text:span text:style-name="T1">Cuando (When): </text:span></text:span><text:span text:style-name="T1">Las condiciones de las acciones que se van a ejecutar.</text:span></text:p>
        </text:list-item>
        <text:list-item>
          <text:p text:style-name="P293"><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20"/>
      <text:p text:style-name="P214"/>
      <text:p text:style-name="P214"/>
      <text:p text:style-name="_34_._20_Contenido_20_Figura"><text:soft-page-break/><draw:frame draw:style-name="fr5" draw:name="Marco9" text:anchor-type="as-char" svg:width="13.977cm" draw:z-index="18"><draw:text-box fo:min-height="9.85cm"><text:p text:style-name="P200"><draw:g text:anchor-type="as-char" draw:z-index="19" draw:name="Objeto de grupo 5" draw:style-name="gr1"><draw:g draw:style-name="gr29" xml:id="id65" draw:id="id65"><draw:custom-shape draw:style-name="gr30" draw:text-style-name="P340" xml:id="id64" draw:id="id64" svg:width="1.906cm" svg:height="1.271cm" svg:x="5.263cm" svg:y="3.81cm"><text:p text:style-name="P338"><text:span text:style-name="T446"/></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6.026cm" svg:y1="4.444cm" svg:x2="6.407cm" svg:y2="4.444cm"><text:p text:style-name="P349"><text:span text:style-name="T446">¿Falló?</text:span></text:p></draw:line></draw:g><draw:custom-shape draw:style-name="gr60" draw:text-style-name="P340" xml:id="id63" draw:id="id63" svg:width="2.541cm" svg:height="0.955cm" svg:x="4.946cm" svg:y="2.221cm"><text:p text:style-name="P338"><text:span text:style-name="T446">Ejecutar el escenario</text:span></text:p><draw:enhanced-geometry svg:viewBox="0 0 21600 21600" draw:mirror-horizontal="false" draw:mirror-vertical="false" draw:type="rectangle" draw:enhanced-path="M 0 0 L 21600 0 21600 21600 0 21600 0 0 Z N"/></draw:custom-shape><draw:connector draw:style-name="gr23" draw:text-style-name="P339" svg:x1="6.216cm" svg:y1="3.175cm" svg:x2="6.216cm" svg:y2="3.81cm" draw:start-shape="id63" draw:start-glue-point="2" draw:end-shape="id64" draw:end-glue-point="4" svg:d="M6216-1905v635" svg:viewBox="0 0 2 637"><text:p/></draw:connector><draw:custom-shape draw:style-name="gr61" draw:text-style-name="P340" xml:id="id67" draw:id="id67" svg:width="2.541cm" svg:height="0.953cm" svg:x="4.946cm" svg:y="0.633cm"><text:p text:style-name="P338"><text:span text:style-name="T446">Escribir un escenario</text:span></text:p><draw:enhanced-geometry svg:viewBox="0 0 21600 21600" draw:mirror-horizontal="false" draw:mirror-vertical="false" draw:type="rectangle" draw:enhanced-path="M 0 0 L 21600 0 21600 21600 0 21600 0 0 Z N"/></draw:custom-shape><draw:custom-shape draw:style-name="gr61" draw:text-style-name="P340" xml:id="id66" draw:id="id66" svg:width="2.541cm" svg:height="0.953cm" svg:x="4.946cm" svg:y="5.715cm"><text:p text:style-name="P338"><text:span text:style-name="T446">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3" svg:x1="6.216cm" svg:y1="5.08cm" svg:x2="6.216cm" svg:y2="5.715cm" draw:start-shape="id65" draw:start-glue-point="2" draw:end-shape="id66" draw:end-glue-point="0" svg:d="M6216 0v635" svg:viewBox="0 0 2 637"><text:p text:style-name="P349"><text:span text:style-name="T446"><text:s text:c="9"/></text:span><text:span text:style-name="T446">Si</text:span></text:p></draw:connector><draw:connector draw:style-name="gr23" draw:text-style-name="P339" svg:x1="6.216cm" svg:y1="1.586cm" svg:x2="6.216cm" svg:y2="2.221cm" draw:start-shape="id67" draw:start-glue-point="2" draw:end-shape="id63" draw:end-glue-point="0" svg:d="M6216-3494v635" svg:viewBox="0 0 2 637"><text:p/></draw:connector><draw:connector draw:style-name="gr45" draw:text-style-name="P353" svg:x1="7.168cm" svg:y1="4.445cm" svg:x2="7.486cm" svg:y2="1.109cm" draw:start-shape="id65" draw:start-glue-point="1" draw:end-shape="id67" draw:end-glue-point="1" svg:d="M7168-635h819v-3336h-501" svg:viewBox="0 0 820 3337"><text:p text:style-name="P349"><text:span text:style-name="T448"><text:s text:c="11"/></text:span><text:span text:style-name="T446">No</text:span></text:p></draw:connector><draw:line draw:style-name="gr62" draw:text-style-name="P358" svg:x1="6.215cm" svg:y1="0.634cm" svg:x2="6.215cm" svg:y2="-0.001cm"><text:p/></draw:line><draw:line draw:style-name="gr62" draw:text-style-name="P358" svg:x1="6.123cm" svg:y1="7.627cm" svg:x2="6.123cm" svg:y2="6.657cm"><text:p/></draw:line><draw:g draw:style-name="gr29" xml:id="id68" draw:id="id68"><draw:custom-shape draw:style-name="gr30" draw:text-style-name="P340"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1.264cm" svg:y1="7.936cm" svg:x2="1.645cm" svg:y2="7.936cm"><text:p text:style-name="P349"><text:span text:style-name="T446">¿Falló?</text:span></text:p></draw:line></draw:g><draw:custom-shape draw:style-name="gr61" draw:text-style-name="P340" xml:id="id70" draw:id="id70" svg:width="2.541cm" svg:height="0.953cm" svg:x="0.183cm" svg:y="5.715cm"><text:p text:style-name="P338"><text:span text:style-name="T446">Corregir errores</text:span></text:p><draw:enhanced-geometry svg:viewBox="0 0 21600 21600" draw:mirror-horizontal="false" draw:mirror-vertical="false" draw:type="rectangle" draw:enhanced-path="M 0 0 L 21600 0 21600 21600 0 21600 0 0 Z N"/></draw:custom-shape><draw:custom-shape draw:style-name="gr61" draw:text-style-name="P340" xml:id="id69" draw:id="id69" svg:width="2.541cm" svg:height="0.953cm" svg:x="0.183cm" svg:y="9.208cm"><text:p text:style-name="P338"><text:span text:style-name="T446">Ejecutar escenario</text:span></text:p><draw:enhanced-geometry svg:viewBox="0 0 21600 21600" draw:mirror-horizontal="false" draw:mirror-vertical="false" draw:type="rectangle" draw:enhanced-path="M 0 0 L 21600 0 21600 21600 0 21600 0 0 Z N"/></draw:custom-shape><draw:connector draw:style-name="gr23" draw:text-style-name="P353" svg:x1="0.501cm" svg:y1="7.938cm" svg:x2="4.946cm" svg:y2="1.109cm" draw:start-shape="id68" draw:start-glue-point="3" draw:end-shape="id67" svg:d="M501 2858h-501v-6829h4946" svg:viewBox="0 0 4948 6830"><text:p/></draw:connector><draw:connector draw:style-name="gr23" draw:text-style-name="P339" svg:x1="1.453cm" svg:y1="9.208cm" svg:x2="1.453cm" svg:y2="8.573cm" draw:start-shape="id69" draw:start-glue-point="0" draw:end-shape="id68" draw:end-glue-point="2" svg:d="M1453 4128v-635" svg:viewBox="0 0 2 637"><text:p/></draw:connector><draw:connector draw:style-name="gr45" draw:text-style-name="P353" svg:x1="1.453cm" svg:y1="7.303cm" svg:x2="1.453cm" svg:y2="6.668cm" draw:start-shape="id68" draw:start-glue-point="0" draw:end-shape="id70" draw:end-glue-point="2" svg:d="M1453 2223v-635" svg:viewBox="0 0 2 637"><text:p text:style-name="P349"><text:span text:style-name="T448"><text:s text:c="4"/></text:span><text:span text:style-name="T446">Si</text:span></text:p></draw:connector><draw:line draw:style-name="gr59" draw:text-style-name="P343" svg:x1="0.183cm" svg:y1="3.494cm" svg:x2="0.5cm" svg:y2="3.494cm"><text:p text:style-name="P349"><text:span text:style-name="T446">No</text:span></text:p></draw:line><draw:custom-shape draw:style-name="gr63" draw:text-style-name="P340" xml:id="id71" draw:id="id71" svg:width="2.541cm" svg:height="0.953cm" svg:x="3.041cm" svg:y="7.62cm"><text:p text:style-name="P338"><text:span text:style-name="T446">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40" xml:id="id72" draw:id="id72" svg:width="2.541cm" svg:height="0.953cm" svg:x="6.851cm" svg:y="7.62cm"><text:p text:style-name="P338"><text:span text:style-name="T446">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40" xml:id="id73" draw:id="id73" svg:width="2.541cm" svg:height="0.953cm" svg:x="4.946cm" svg:y="9.208cm"><text:p text:style-name="P338"><text:span text:style-name="T446">Refactorizar</text:span></text:p><draw:enhanced-geometry svg:viewBox="0 0 21600 21600" draw:mirror-horizontal="false" draw:mirror-vertical="false" draw:type="rectangle" draw:enhanced-path="M 0 0 L 21600 0 21600 21600 0 21600 0 0 Z N"/></draw:custom-shape><draw:connector draw:style-name="gr23" draw:text-style-name="P339" svg:x1="5.581cm" svg:y1="8.096cm" svg:x2="6.851cm" svg:y2="8.096cm" draw:start-shape="id71" draw:start-glue-point="1" draw:end-shape="id72" draw:end-glue-point="3" svg:d="M5581 3016h1270" svg:viewBox="0 0 1272 2"><text:p/></draw:connector><draw:connector draw:style-name="gr23" draw:text-style-name="P339" svg:x1="8.121cm" svg:y1="8.573cm" svg:x2="7.486cm" svg:y2="9.684cm" draw:start-shape="id72" draw:start-glue-point="2" draw:end-shape="id73" draw:end-glue-point="1" svg:d="M8121 3493v1111h-635" svg:viewBox="0 0 637 1113"><text:p/></draw:connector><draw:connector draw:style-name="gr23" draw:text-style-name="P339" svg:x1="4.946cm" svg:y1="9.684cm" svg:x2="2.723cm" svg:y2="9.684cm" draw:start-shape="id73" draw:start-glue-point="3" draw:end-shape="id69" draw:end-glue-point="1" svg:d="M4946 4604h-2223" svg:viewBox="0 0 2224 2"><text:p/></draw:connector><draw:connector draw:style-name="gr23" draw:text-style-name="P339" draw:type="line" svg:x1="4.314cm" svg:y1="9.693cm" svg:x2="4.311cm" svg:y2="8.573cm" draw:end-shape="id71" draw:end-glue-point="2" svg:d="M4314 4613l-3-1120" svg:viewBox="0 0 5 1122"><text:p/></draw:connector><draw:line draw:style-name="gr59" draw:text-style-name="P343" svg:x1="0.634cm" svg:y1="0.634cm" svg:x2="0.951cm" svg:y2="0.634cm"><text:p text:style-name="P349"><text:span text:style-name="T446">BDD</text:span></text:p></draw:line><draw:custom-shape draw:style-name="gr64" draw:text-style-name="P339"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3" svg:x1="10.159cm" svg:y1="8.571cm" svg:x2="10.476cm" svg:y2="8.571cm"><text:p text:style-name="P349"><text:span text:style-name="T446">TDD</text:span></text:p></draw:line></draw:g></text:p><text:p text:style-name="P200"/><text:p text:style-name="P201"><office:annotation office:name="__Annotation__89303_3469495667" loext:resolved="false"><dc:creator>Rodrigo Fernández</dc:creator><dc:date>2022-04-10T21:14:49.222910444</dc:date><meta:creator-initials>RF</meta:creator-initials><text:p text:style-name="P336"><text:span text:style-name="T44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94">Desarrollo Guiado por Comportamiento</text:span><text:span text:style-name="T190">.</text:span></text:p><text:p text:style-name="P199"><text:span text:style-name="T182">Adaptado de </text:span><text:span text:style-name="T186">Estructura del Desarrollo Guiado por Comportamiento</text:span><text:span text:style-name="T323"> </text:span><text:span text:style-name="T182">(p. </text:span><text:span text:style-name="T186">196</text:span><text:span text:style-name="T182">), por </text:span><text:span text:style-name="T326">Aldo Emanuel Soraluz Soralus, Miguel Ángel Valles Coral y Danny Lévano Rodríguez</text:span><text:span text:style-name="T182">, 20</text:span><text:span text:style-name="T326">21</text:span><text:span text:style-name="T182">, </text:span><text:span text:style-name="T186">Ingenier</text:span><text:span text:style-name="T295">ía y Desarrollo</text:span><text:span text:style-name="T182">.</text:span><text:span text:style-name="T343"> </text:span><text:bookmark text:name="MendeleyTempCursorBookmark41221"/></text:p></draw:text-box></draw:frame></text:p>
      <text:p text:style-name="_34_._20_Contenido_20_despues_20_de_20_tabla"/>
      <text:list xml:id="list104530714807341" text:continue-list="list104530411344800" text:style-name="Numeración">
        <text:list-item>
          <text:list>
            <text:list-item>
              <text:list>
                <text:list-item>
                  <text:h text:style-name="P253" text:outline-level="3"><text:bookmark-start text:name="__RefHeading___Toc3216_21706708331"/><text:span text:style-name="T167">Desarrollo dirigi</text:span><text:span text:style-name="T168">do por pruebas </text:span><text:span text:style-name="T167">(</text:span><text:span text:style-name="T168">T</text:span><text:span text:style-name="T167">DD</text:span><text:span text:style-name="T168">)</text:span><text:bookmark-end text:name="__RefHeading___Toc3216_21706708331"/></text:h>
                  <text:p text:style-name="P306"><office:annotation office:name="__Annotation__4317_19729070361" loext:resolved="false"><dc:creator>Rodrigo Fernández</dc:creator><dc:date>2022-03-27T20:27:50.117631516</dc:date><meta:creator-initials>RF</meta:creator-initials><text:p text:style-name="P336"><text:span text:style-name="T441">“</text:span><text:span text:style-name="T44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2">(Black et al., 2017)</text:span>⁠.</text:p>
                </text:list-item>
              </text:list>
            </text:list-item>
          </text:list>
        </text:list-item>
      </text:list>
      <text:p text:style-name="P28"><office:annotation office:name="__Annotation__4318_19729070361" loext:resolved="false"><dc:creator>Rodrigo Fernández</dc:creator><dc:date>2022-03-27T20:29:06.432491098</dc:date><meta:creator-initials>RF</meta:creator-initials><text:p text:style-name="P336"><text:span text:style-name="T441">“</text:span><text:span text:style-name="T44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2">(Black et al., 2017)</text:span>⁠.</text:p>
      <text:p text:style-name="P28"><text:soft-page-break/><office:annotation office:name="__Annotation__4319_19729070361" loext:resolved="false"><dc:creator>Rodrigo Fernández</dc:creator><dc:date>2022-03-27T20:31:06.852908228</dc:date><meta:creator-initials>RF</meta:creator-initials><text:p text:style-name="P336"><text:span text:style-name="T441">“</text:span><text:span text:style-name="T44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36"><text:span text:style-name="T441">“</text:span><text:span text:style-name="T44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2">(Black et al., 2017)</text:span>⁠.</text:p>
      <text:list xml:id="list104531085804747" text:continue-numbering="true" text:style-name="Numeración">
        <text:list-item>
          <text:list>
            <text:list-item>
              <text:h text:style-name="P239" text:outline-level="2"><text:bookmark-start text:name="__RefHeading___Toc388_13217376211"/>Pruebas <text:span text:style-name="T275">Unitarias</text:span><text:bookmark-end text:name="__RefHeading___Toc388_13217376211"/></text:h>
            </text:list-item>
          </text:list>
        </text:list-item>
      </text:list>
      <text:p text:style-name="P16"><office:annotation office:name="__Annotation__45737_917394844" loext:resolved="false"><dc:creator>Rodrigo Fernández</dc:creator><dc:date>2022-03-24T01:34:10.087200852</dc:date><meta:creator-initials>RF</meta:creator-initials><text:p text:style-name="P336"><text:span text:style-name="T441">“</text:span><text:span text:style-name="T44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text:span text:style-name="T96">⁠.</text:span><text:span text:style-name="T203"> </text:span><office:annotation office:name="__Annotation__45962_917394844" loext:resolved="false"><dc:creator>Rodrigo Fernández</dc:creator><dc:date>2022-03-24T01:35:08.689948764</dc:date><meta:creator-initials>RF</meta:creator-initials><text:p text:style-name="P336"><text:span text:style-name="T441">Falta Referencia</text:span></text:p></office:annotation><text:span text:style-name="T204">Por lo general son</text:span><text:span text:style-name="T203"> los desarrolladores </text:span><text:span text:style-name="T204">lo</text:span><text:span text:style-name="T206">s</text:span><text:span text:style-name="T204"> que implementan las pruebas</text:span><text:span text:style-name="T203">, ya que es ó</text:span><text:span text:style-name="T204">ptimo y necesario conocer el código por la cuál se está trabajando.</text:span><office:annotation-end office:name="__Annotation__45962_917394844"/></text:p>
      <text:p text:style-name="P7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text:span text:style-name="T9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36"><text:span text:style-name="T441">■ </text:span><text:span text:style-name="T441">It should be automated and repeatable.</text:span></text:p><text:p text:style-name="P336"><text:span text:style-name="T441">■ </text:span><text:span text:style-name="T441">It should be easy to implement.</text:span></text:p><text:p text:style-name="P336"><text:span text:style-name="T441">■ </text:span><text:span text:style-name="T441">It should be relevant tomorrow.</text:span></text:p><text:p text:style-name="P336"><text:span text:style-name="T441">■ </text:span><text:span text:style-name="T441">Anyone should be able to run it at the push of a button.</text:span></text:p><text:p text:style-name="P336"><text:span text:style-name="T441">■ </text:span><text:span text:style-name="T441">It should run quickly.</text:span></text:p><text:p text:style-name="P336"><text:span text:style-name="T441">■ </text:span><text:span text:style-name="T441">It should be consistent in its results (it always returns the same result if you don’t change anything between runs).</text:span></text:p><text:p text:style-name="P336"><text:span text:style-name="T441">■ </text:span><text:span text:style-name="T441">It should have full control of the unit under test. </text:span></text:p><text:p text:style-name="P336"><text:span text:style-name="T441">■ </text:span><text:span text:style-name="T441">It should be fully isolated (runs independently of other tests). </text:span></text:p><text:p text:style-name="P336"><text:span text:style-name="T441">■ </text:span><text:span text:style-name="T441">When it fails, it should be easy to detect what was expected and determine how to pinpoint the problem.</text:span></text:p></office:annotation></text:p>
      <text:list xml:id="list1104498396" text:style-name="Viñeta_20_Cita_20_sin_20_margen">
        <text:list-item>
          <text:p text:style-name="P327"><text:bookmark text:name="_69p94fdyhudf"/>Debe ser automatizado y repetible.</text:p>
        </text:list-item>
        <text:list-item>
          <text:p text:style-name="P327">Debe ser fácil de implementar.</text:p>
        </text:list-item>
        <text:list-item>
          <text:p text:style-name="P327"><text:span text:style-name="T172">Debe </text:span><text:span text:style-name="T173">ser pertinente</text:span><text:span text:style-name="T172">.</text:span></text:p>
        </text:list-item>
        <text:list-item>
          <text:p text:style-name="P327">Cualquiera debería poder ejecutarlo con solo presionar un botón.</text:p>
        </text:list-item>
        <text:list-item>
          <text:p text:style-name="P327">Debe ejecutarse rápidamente.</text:p>
        </text:list-item>
        <text:list-item>
          <text:p text:style-name="P327">Debe ser coherente en sus resultados (siempre devuelve el mismo resultado si no cambia nada entre ejecuciones).</text:p>
        </text:list-item>
        <text:list-item>
          <text:p text:style-name="P327">Debe tener el control total de la unidad bajo prueba.</text:p>
        </text:list-item>
        <text:list-item>
          <text:p text:style-name="P327">Debe estar completamente aislado (se ejecuta independientemente de otras pruebas).</text:p>
        </text:list-item>
        <text:list-item>
          <text:p text:style-name="P327">Cuando falla, debería ser fácil detectar lo que se esperaba y determinar cómo identificar el problema.<office:annotation-end office:name="__Annotation__45963_917394844"/></text:p>
        </text:list-item>
      </text:list>
      <text:list xml:id="list104530102912895" text:continue-list="list104531085804747" text:style-name="Numeración">
        <text:list-item>
          <text:list>
            <text:list-item>
              <text:list>
                <text:list-item>
                  <text:h text:style-name="P254" text:outline-level="3"><text:bookmark-start text:name="__RefHeading___Toc390_132173762111"/>Librer<text:span text:style-name="T166">ías para Testeo Unitario en Diferentes Lenguajes</text:span><text:bookmark-end text:name="__RefHeading___Toc390_132173762111"/></text:h>
                </text:list-item>
              </text:list>
            </text:list-item>
          </text:list>
        </text:list-item>
      </text:list>
      <text:p text:style-name="P36"><text:soft-page-break/>En la <text:sequence-ref text:reference-format="category-and-value" text:ref-name="refTable0">Tabla 1</text:sequence-ref><text:s/>se <text:span text:style-name="T223">presentaron</text:span> algunas librerías <text:span text:style-name="T308">o frameworks</text:span> que permiten implementar pruebas unitarias.</text:p>
      <text:list xml:id="list104531092248347" text:continue-numbering="true" text:style-name="Numeración">
        <text:list-item>
          <text:list>
            <text:list-item>
              <text:list>
                <text:list-item>
                  <text:h text:style-name="P255" text:outline-level="3"><text:bookmark-start text:name="__RefHeading___Toc3981_2392111844"/>Frameworks de pruebas unitarias en ruby<text:bookmark-end text:name="__RefHeading___Toc3981_2392111844"/></text:h>
                  <text:p text:style-name="P30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9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6"><draw:frame draw:style-name="fr8" draw:name="Imagen2" text:anchor-type="as-char" svg:width="14.478cm" style:rel-width="93%" svg:height="8.437cm" style:rel-height="scale" draw:z-index="36"><draw:image xlink:href="Pictures/1000000000000564000002EF046C612D11022497.png" xlink:type="simple" xlink:show="embed" xlink:actuate="onLoad" draw:mime-type="image/png"/></draw:frame><text:span text:style-name="T277"><text:line-break/></text:span></text:p><text:p text:style-name="P193"/><text:p text:style-name="P206">Figura <text:sequence text:ref-name="refFigure5" text:name="Figure" text:formula="ooow:Figure+1" style:num-format="1">6</text:sequence>: <text:span text:style-name="T190">Ranking de frameworks de pruebas unitarias en Ruby.</text:span></text:p><text:p text:style-name="P207">Datos expresados de acuerdo a la puntuación del proyecto. Test frameworks, 2022. https://www.ruby-toolbox.com/categories/testing_frameworks?display=table&amp;order=score</text:p></draw:text-box></draw:frame><text:span text:style-name="T277"><text:line-break/></text:span></text:p></draw:text-box></draw:frame></text:p>
      <text:list xml:id="list104530682584660" text:continue-numbering="true" text:style-name="Numeración">
        <text:list-item>
          <text:list>
            <text:list-item>
              <text:list>
                <text:list-item>
                  <text:h text:style-name="P263" text:outline-level="3"><text:bookmark-start text:name="__RefHeading___Toc25151_872665549"/><text:span text:style-name="T305">Comparativa entre </text:span>Rspec <text:span text:style-name="T305">y Minitest</text:span><text:bookmark-end text:name="__RefHeading___Toc25151_872665549"/></text:h>
                </text:list-item>
              </text:list>
            </text:list-item>
          </text:list>
        </text:list-item>
      </text:list>
      <text:p text:style-name="P119"><text:span text:style-name="T46">M</text:span><text:span text:style-name="T47">iniTest</text:span><text:span text:style-name="T48">:</text:span><text:span text:style-name="T49"> </text:span><text:span text:style-name="T50">es una herramienta de prueba para Ruby que </text:span><office:annotation office:name="__Annotation__8891_16298999" loext:resolved="false"><dc:creator>Rodrigo Fernández</dc:creator><dc:date>2022-03-26T23:09:34.327090256</dc:date><meta:creator-initials>RF</meta:creator-initials><text:p text:style-name="P336"><text:span text:style-name="T441">“</text:span><text:span text:style-name="T441">minitest provides a complete suite of testing facilities supporting TDD, BDD, mocking, and benchmarking.”</text:span></text:p></office:annotation><text:span text:style-name="T50">proporciona </text:span><text:a xlink:type="simple" xlink:href="https://semaphoreci.com/blog/automated-testing-cicd" text:style-name="Internet_20_link" text:visited-style-name="Visited_20_Internet_20_Link"><text:span text:style-name="T49">un conjunto completo de instalaciones de prueba</text:span></text:a><text:span text:style-name="T50">. También es compatible con el desarrollo basado en el comportamiento, la simulación y la evaluación comparativa</text:span><office:annotation-end office:name="__Annotation__8891_16298999"/><text:span text:style-name="T5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text:span></text:p>
      <text:p text:style-name="P37"><text:span text:style-name="T30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1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302">⁠: </text:span></text:p>
      <text:p text:style-name="P67"><office:annotation office:name="__Annotation__8892_16298999" loext:resolved="false"><dc:creator>Rodrigo Fernández</dc:creator><dc:date>2022-03-26T23:10:23.358557149</dc:date><meta:creator-initials>RF</meta:creator-initials><text:p text:style-name="P336"><text:span text:style-name="T441">“</text:span><text:span text:style-name="T441">Minitest es muy simple de utilizar, tiene una sintaxis sencilla y es de rápida implementación con tests de baja a mediana complejidad.</text:span></text:p><text:p text:style-name="P336"><text:span text:style-name="T441">Su utilización consiste básicamente en definir clases que se encarguen de testear a otra clase Ruby, o bien a una integración de ellas, dependiendo del tipo de test que se quiere realizar. Cada clase se compone básicamente de tres partes:</text:span></text:p><text:p text:style-name="P336"><text:span text:style-name="T441">• </text:span><text:span text:style-name="T441">test: Operaciones básicas que se ejecutan para verificar algún requerimiento en particular. Su definición requiere de un string que define aquello que se está testeando.</text:span></text:p><text:p text:style-name="P336"><text:span text:style-name="T441">• </text:span><text:span text:style-name="T441">setup: Bloque de código que se ejecuta antes de correr cada test, una vez por cada uno de ellos, para configurar un entorno común.</text:span></text:p><text:p text:style-name="P336"><text:span text:style-name="T441">• </text:span><text:span text:style-name="T44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8"><text:span text:style-name="Strong_20_Emphasis"><text:span text:style-name="T55">T</text:span></text:span><text:span text:style-name="Strong_20_Emphasis"><text:span text:style-name="T54">est: </text:span></text:span><text:span text:style-name="T57">Operaciones básicas que se ejecutan para verificar algún requerimiento en particular</text:span><text:span text:style-name="T58">. </text:span><text:span text:style-name="T57">Su definición requiere de un string que define aquello que se está testeando.</text:span></text:p>
        </text:list-item>
        <text:list-item>
          <text:p text:style-name="P329"><text:span text:style-name="Strong_20_Emphasis"><text:span text:style-name="T55">S</text:span></text:span><text:span text:style-name="Strong_20_Emphasis"><text:span text:style-name="T54">etup: </text:span></text:span><text:span text:style-name="T57">Bloque de código que se ejecuta </text:span><text:span text:style-name="Strong_20_Emphasis"><text:span text:style-name="T54">antes de correr cada test </text:span></text:span><text:span text:style-name="Strong_20_Emphasis"><text:span text:style-name="T56">y</text:span></text:span><text:span text:style-name="T57"> una vez por cada uno de ellos, para configurar un entorno común.</text:span></text:p>
        </text:list-item>
        <text:list-item>
          <text:p text:style-name="P329"><text:span text:style-name="Strong_20_Emphasis"><text:span text:style-name="T55">T</text:span></text:span><text:span text:style-name="Strong_20_Emphasis"><text:span text:style-name="T54">eardown: </text:span></text:span><text:span text:style-name="T57">Bloque de código que se ejecuta </text:span><text:span text:style-name="Strong_20_Emphasis"><text:span text:style-name="T54">luego de correr cada test</text:span></text:span><text:span text:style-name="T57">, </text:span><text:span text:style-name="T59">y </text:span><text:span text:style-name="T57">una vez por cada uno de ellos. Se utiliza para realizar una limpieza post-test.</text:span><office:annotation-end office:name="__Annotation__8892_16298999"/></text:p>
        </text:list-item>
      </text:list>
      <text:p text:style-name="P38"><text:span text:style-name="T71">Rspec</text:span><text:span text:style-name="T305">: </text:span><office:annotation office:name="__Annotation__9401_16298999" loext:resolved="false"><dc:creator>Rodrigo Fernández</dc:creator><dc:date>2022-03-26T23:29:44.421009152</dc:date><meta:creator-initials>RF</meta:creator-initials><text:p text:style-name="P336"><text:span text:style-name="T441">“</text:span><text:span text:style-name="T44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74">E</text:span><text:span text:style-name="T279">s una herramienta de desarrollo </text:span><text:span text:style-name="T278">dirigida</text:span><text:span text:style-name="T279"> por el comportamiento para programadores de Ruby. BDD es un enfoque para el desarrollo de software que combina el desarrollo </text:span><text:span text:style-name="T278">dirigido por</text:span><text:span text:style-name="T279"> pruebas, el diseño </text:span><text:span text:style-name="T278">dirigido</text:span><text:span text:style-name="T279"> </text:span><text:span text:style-name="T278">por</text:span><text:span text:style-name="T279"> dominios y la planificación </text:span><text:span text:style-name="T280">dirigida</text:span><text:span text:style-name="T279"> </text:span><text:span text:style-name="T278">por</text:span><text:span text:style-name="T279"> pruebas de aceptación</text:span><office:annotation-end office:name="__Annotation__9401_16298999"/><text:span text:style-name="T27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8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79">⁠.</text:span></text:p>
      <text:p text:style-name="P67"><office:annotation office:name="__Annotation__19844_16298999" loext:resolved="false"><dc:creator>Rodrigo Fernández</dc:creator><dc:date>2022-03-26T23:38:14.201112831</dc:date><meta:creator-initials>RF</meta:creator-initials><text:p text:style-name="P336"><text:span text:style-name="T441">“</text:span><text:span text:style-name="T441">RSpec es, a juzgar por las gemas y proyectos que hemos visto, el framework preferido por los desarrolladores Ruby. Es una herramienta muy robusta y preparada para testear cualquier solución que le haga frente.</text:span></text:p><text:p text:style-name="P336"><text:span text:style-name="T441">La estructura de los tests escritos con RSpec es más flexible que la de Minitest, y permite utilizar diferentes descripciones y contextos para clarificar las incumbencias de aquello que se está testeando. “</text:span></text:p></office:annotation><text:span text:style-name="T303">RSpec es, a juzgar por las gemas y proyectos que hemos visto, el</text:span><text:span text:style-name="T304"> framework preferido por los desarrolladores Ruby. Es una herramienta muy robusta y preparada para testear cualquier solución que le haga frente. </text:span></text:p>
      <text:p text:style-name="P6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span text:style-name="T9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p>
      <text:p text:style-name="P5"/>
      <text:list xml:id="list104531001806452" text:continue-list="list104530682584660" text:style-name="Numeración">
        <text:list-item>
          <text:list>
            <text:list-item>
              <text:h text:style-name="P241" text:outline-level="2"><text:bookmark-start text:name="__RefHeading___Toc3220_2170670833"/>Protocolos<text:bookmark-end text:name="__RefHeading___Toc3220_2170670833"/></text:h>
              <text:list>
                <text:list-item>
                  <text:h text:style-name="P256" text:outline-level="3"><text:bookmark-start text:name="__RefHeading___Toc3222_2170670833"/>Función de la capa de transporte<text:bookmark-end text:name="__RefHeading___Toc3222_2170670833"/></text:h>
                </text:list-item>
              </text:list>
            </text:list-item>
          </text:list>
        </text:list-item>
      </text:list>
      <text:p text:style-name="P16"><office:annotation office:name="__Annotation__34037_1972907036" loext:resolved="false"><dc:creator>Rodrigo Fernández</dc:creator><dc:date>2022-03-27T21:47:23.293841392</dc:date><meta:creator-initials>RF</meta:creator-initials><text:p text:style-name="P336"><text:span text:style-name="T441">La capa de transporte es responsable de establecer una sesión de comunicación temporal entre dos aplicaciones y de transmitir datos entre ellas. TCP/IP utiliza dos protocolos para lograrlo: </text:span></text:p><text:p text:style-name="P336"><text:span text:style-name="T441">- Protocolo de control de transmisión (TCP) </text:span></text:p><text:p text:style-name="P336"><text:span text:style-name="T441">- Protocolo de datagramas de usuario (UDP)</text:span></text:p></office:annotation><text:span text:style-name="T36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14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36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36"><text:span text:style-name="T441">Existen más protocolos, creo que falta el contexto TCP/IP</text:span></text:p></office:annotation>Existen 2 tipos de protocolos de comunicación:<office:annotation-end office:name="__Annotation__37522_1972907036"/></text:p>
      <text:list xml:id="list104530792829887" text:continue-list="list104531403374768" text:style-name="Viñeta">
        <text:list-item>
          <text:p text:style-name="P304">Protocolo de control de transmisión (TCP)</text:p>
        </text:list-item>
        <text:list-item>
          <text:p text:style-name="P304"><text:soft-page-break/>Protocolo de datagramas de usuario (UDP<text:span text:style-name="T369">)</text:span><office:annotation-end office:name="__Annotation__34037_1972907036"/></text:p>
        </text:list-item>
      </text:list>
      <text:list xml:id="list104530171593056" text:continue-list="list104531001806452" text:style-name="Numeración">
        <text:list-item>
          <text:list>
            <text:list-item>
              <text:list>
                <text:list-item>
                  <text:h text:style-name="P246" text:outline-level="3"><text:bookmark-start text:name="__RefHeading___Toc3224_2170670833"/><text:span text:style-name="T7">P</text:span>rotocolo de control de transmisión <text:span text:style-name="T283">(TCP)</text:span><text:bookmark-end text:name="__RefHeading___Toc3224_2170670833"/></text:h>
                </text:list-item>
              </text:list>
            </text:list-item>
          </text:list>
        </text:list-item>
      </text:list>
      <text:p text:style-name="P16"><office:annotation office:name="__Annotation__48145_1972907036" loext:resolved="false"><dc:creator>Rodrigo Fernández</dc:creator><dc:date>2022-03-27T22:07:12.175667771</dc:date><meta:creator-initials>RF</meta:creator-initials><text:p text:style-name="P336"><text:span text:style-name="T441">“</text:span><text:span text:style-name="T44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span text:style-name="T9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p>
      <text:p text:style-name="P3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p>
      <text:p text:style-name="P69"><office:annotation office:name="__Annotation__59521_1972907036" loext:resolved="false"><dc:creator>Rodrigo Fernández</dc:creator><dc:date>2022-03-27T22:27:21.120402548</dc:date><meta:creator-initials>RF</meta:creator-initials><text:p text:style-name="P336"><text:span text:style-name="T441">“</text:span><text:span text:style-name="T44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71">(</text:span>...<text:span text:style-name="T371">)</text:span> utiliza los servicios de IP para su transporte por Internet <text:span text:style-name="T371">(</text:span>...<text:span text:style-name="T37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70">(p. 21)</text:span></text:p>
      <text:p text:style-name="P1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 <office:annotation office:name="__Annotation__64995_1972907036" loext:resolved="false"><dc:creator>Rodrigo Fernández</dc:creator><dc:date>2022-03-27T23:07:28.879452519</dc:date><meta:creator-initials>RF</meta:creator-initials><text:p text:style-name="P336"><text:span text:style-name="T441">Falta Referencia.</text:span></text:p></office:annotation>TCP asegura que cualquier información enviada a través de la red sea recibida por el otro sistema con <text:span text:style-name="T376">el</text:span> cual se estableció la comunicación, lo que lo hace muy confiable en su entrega.<office:annotation-end office:name="__Annotation__64995_1972907036"/></text:p>
      <text:p text:style-name="P40"><text:span text:style-name="T101">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 </text:span></text:p>
      <text:p text:style-name="P67"><text:span text:style-name="T101">TCP es también un protocolo fiable. L</text:span>a fiabilidad proporcionada por este protocolo viene dada principalmente por los siguientes aspectos: </text:p>
      <text:list xml:id="list104531395601438" text:continue-list="list104530659527860" text:style-name="Viñeta_20_Cita_20_con_20_margen">
        <text:list-item>
          <text:p text:style-name="P308">Los datos a enviar son reagrupados por el protocolo en porciones denominadas segmentos <office:annotation office:name="__Annotation__3686_4205911864" loext:resolved="false"><dc:creator>Unknown Author</dc:creator><dc:date>2022-04-02T12:46:37.328188105</dc:date><text:p><text:span text:style-name="T442">[Ric98-1]</text:span></text:p><text:p><text:span text:style-name="T442">Cita de Cita</text:span></text:p></office:annotation><text:span text:style-name="T25">(...)</text:span><office:annotation-end office:name="__Annotation__3686_4205911864"/>. El tamaño de estos segmentos lo asigna el propio protocolo. <text:span text:style-name="T371">(</text:span>...<text:span text:style-name="T371">)</text:span> </text:p>
        </text:list-item>
        <text:list-item>
          <text:p text:style-name="P30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9"><text:soft-page-break/>Cuando se envía un segmento se inicializa un temporizador (timer). De esta forma, si en un determinado plazo de tiempo no se recibe una confirmación (Acknowledge) de los datos enviados, estos se retransmiten. </text:p>
        </text:list-item>
        <text:list-item>
          <text:p text:style-name="P30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9">Como IP no garantiza el orden de llegada de los datagramas, el protocolo TCP utiliza unos números de secuencia para asegurar la recepción en orden, evitando cambios de orden y/o duplicidades de los bytes recibidos. </text:p>
        </text:list-item>
        <text:list-item>
          <text:p text:style-name="P30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71">(pp. 21-22)</text:span></text:p>
        </text:list-item>
      </text:list>
      <text:p text:style-name="P90"><text:span text:style-name="T207">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36"><text:span text:style-name="T441">Más complicada que que?</text:span></text:p></office:annotation><text:span text:style-name="T207">posee una cabecera un poco más complicada</text:span><office:annotation-end office:name="__Annotation__64020_1972907036"/><text:span text:style-name="T207"> </text:span><text:span text:style-name="T208">(</text:span><text:span text:style-name="T209">V</text:span><text:span text:style-name="T208">er </text:span><text:span text:style-name="T208"><text:sequence-ref text:reference-format="category-and-value" text:ref-name="refFigure6">Figura 7</text:sequence-ref></text:span><text:span text:style-name="T208">)</text:span><text:span text:style-name="T207">.</text:span></text:p>
      <text:p text:style-name="P140"/>
      <text:p text:style-name="_34_._20_Contenido_20_Figura"><draw:frame draw:style-name="fr2" draw:name="Marco12" text:anchor-type="as-char" svg:width="14.122cm" style:rel-width="91%" svg:height="9.17cm" style:rel-height="scale-min" draw:z-index="20"><draw:text-box><text:p text:style-name="P194"/><text:p text:style-name="P194"><draw:g text:anchor-type="as-char" draw:z-index="21" draw:name="Objeto de grupo 6" draw:style-name="gr1"><draw:frame draw:style-name="gr53" draw:text-style-name="P356" xml:id="id60" draw:id="id60"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54" draw:text-style-name="P339" draw:type="line" svg:x1="6.308cm" svg:y1="0.318cm" svg:x2="6.308cm" svg:y2="0.318cm" draw:start-shape="id60" draw:end-shape="id60" svg:d="M6308-3032z" svg:viewBox="0 0 2 2"><text:p/></draw:connector><draw:connector draw:style-name="gr55" draw:text-style-name="P339" draw:type="line" svg:x1="6.308cm" svg:y1="0.318cm" svg:x2="6.308cm" svg:y2="0.318cm" draw:start-shape="id60" draw:end-shape="id60" svg:d="M6308-3032z" svg:viewBox="0 0 2 2"><text:p/></draw:connector><draw:line draw:style-name="gr56" draw:text-style-name="P357" xml:id="id61" draw:id="id61" svg:x1="11.43cm" svg:y1="5.112cm" svg:x2="12.7cm" svg:y2="5.112cm"><text:p/></draw:line><draw:line draw:style-name="gr57" draw:text-style-name="P357" xml:id="id62" draw:id="id62" svg:x1="11.43cm" svg:y1="0.346cm" svg:x2="12.7cm" svg:y2="0.346cm"><text:p/></draw:line><draw:connector draw:style-name="gr58" draw:text-style-name="P353" draw:type="line" svg:x1="12.065cm" svg:y1="5.112cm" svg:x2="12.065cm" svg:y2="0.346cm" draw:start-shape="id61" draw:start-glue-point="0" draw:end-shape="id62" draw:end-glue-point="0" svg:d="M12065 1762v-4766" svg:viewBox="0 0 2 4768"><text:p text:style-name="P349"><text:span text:style-name="T448"><text:s text:c="8"/></text:span><text:span text:style-name="T446">20 Bytes</text:span></text:p></draw:connector><draw:line draw:style-name="gr59" draw:text-style-name="P343" svg:x1="0cm" svg:y1="0cm" svg:x2="0.317cm" svg:y2="0cm"><text:p text:style-name="P349"><text:span text:style-name="T446">0</text:span></text:p></draw:line><draw:line draw:style-name="gr59" draw:text-style-name="P343" svg:x1="1.27cm" svg:y1="0cm" svg:x2="1.587cm" svg:y2="0cm"><text:p text:style-name="P349"><text:span text:style-name="T446">3</text:span></text:p></draw:line><draw:line draw:style-name="gr59" draw:text-style-name="P343" svg:x1="1.74cm" svg:y1="0cm" svg:x2="2.057cm" svg:y2="0cm"><text:p text:style-name="P349"><text:span text:style-name="T446">4</text:span></text:p></draw:line><draw:line draw:style-name="gr59" draw:text-style-name="P343" svg:x1="3.175cm" svg:y1="0cm" svg:x2="3.492cm" svg:y2="0cm"><text:p text:style-name="P349"><text:span text:style-name="T446">9</text:span></text:p></draw:line><draw:line draw:style-name="gr59" draw:text-style-name="P343" svg:x1="3.81cm" svg:y1="0cm" svg:x2="4.127cm" svg:y2="0cm"><text:p text:style-name="P349"><text:span text:style-name="T446">10</text:span></text:p></draw:line><draw:line draw:style-name="gr59" draw:text-style-name="P343" svg:x1="5.08cm" svg:y1="0cm" svg:x2="5.397cm" svg:y2="0cm"><text:p text:style-name="P349"><text:span text:style-name="T446">15</text:span></text:p></draw:line><draw:line draw:style-name="gr59" draw:text-style-name="P343" svg:x1="5.715cm" svg:y1="0cm" svg:x2="6.032cm" svg:y2="0cm"><text:p text:style-name="P349"><text:span text:style-name="T446">16</text:span></text:p></draw:line><draw:line draw:style-name="gr59" draw:text-style-name="P343" svg:x1="11.112cm" svg:y1="0cm" svg:x2="11.429cm" svg:y2="0cm"><text:p text:style-name="P349"><text:span text:style-name="T446">31</text:span></text:p></draw:line></draw:g></text:p><text:p text:style-name="P194"/><text:p text:style-name="P202">Figura <text:sequence text:ref-name="refFigure6" text:name="Figure" text:formula="ooow:Figure+1" style:num-format="1">7</text:sequence>: <text:span text:style-name="T290">Cabecera de un segmento TCP</text:span><text:span text:style-name="T190">.</text:span></text:p><text:p text:style-name="P204"><text:span text:style-name="T317">Adaptado de </text:span><text:span text:style-name="T312">Cabecera de un segmento TCP</text:span><text:span text:style-name="T311"> </text:span><text:span text:style-name="T177">(p. </text:span><text:span text:style-name="T312">23</text:span><text:span text:style-name="T177">), por </text:span><text:span text:style-name="T310">Gabriel Verdejo Alvarez</text:span><text:span text:style-name="T177">, <text:s/></text:span><text:span text:style-name="T312">2003</text:span><text:span text:style-name="T177">, </text:span><text:span text:style-name="T178">Universitat Autònoma de Barcelona</text:span><text:span text:style-name="T177">.</text:span><text:span text:style-name="T189"> </text:span><text:bookmark text:name="MendeleyTempCursorBookmark4121"/></text:p></draw:text-box></draw:frame></text:p>
      <text:list xml:id="list104531753057411" text:continue-list="list104530171593056" text:style-name="Numeración">
        <text:list-item>
          <text:list>
            <text:list-item>
              <text:list>
                <text:list-item>
                  <text:h text:style-name="P247" text:outline-level="3"><text:bookmark-start text:name="__RefHeading___Toc3226_2170670833"/><text:soft-page-break/>Protocolo de datagramas de usuario <text:span text:style-name="T282">(UDP)</text:span><text:bookmark-end text:name="__RefHeading___Toc3226_2170670833"/></text:h>
                </text:list-item>
              </text:list>
            </text:list-item>
          </text:list>
        </text:list-item>
      </text:list>
      <text:p text:style-name="P16"><office:annotation office:name="__Annotation__65328_1972907036" loext:resolved="false"><dc:creator>Rodrigo Fernández</dc:creator><dc:date>2022-03-27T23:15:10.633874600</dc:date><meta:creator-initials>RF</meta:creator-initials><text:p text:style-name="P336"><text:span text:style-name="T441">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6"><office:annotation office:name="__Annotation__65329_1972907036" loext:resolved="false"><dc:creator>Rodrigo Fernández</dc:creator><dc:date>2022-03-27T23:15:23.136169590</dc:date><meta:creator-initials>RF</meta:creator-initials><text:p text:style-name="P336"><text:span text:style-name="T44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text:span text:style-name="T92">.</text:span>⁠</text:p>
      <text:p text:style-name="P16"><office:annotation office:name="__Annotation__25234_1259762573" loext:resolved="false"><dc:creator>Rodrigo Fernández</dc:creator><dc:date>2022-03-28T02:50:40.564185686</dc:date><meta:creator-initials>RF</meta:creator-initials><text:p text:style-name="P336"><text:span text:style-name="T443">“</text:span><text:span text:style-name="T443">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36"><text:span text:style-name="T44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 (<text:span text:style-name="T299">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7"/><text:p text:style-name="P197"><draw:g text:anchor-type="as-char" draw:z-index="23" draw:name="Objeto de grupo 7" draw:style-name="gr1"><draw:frame draw:style-name="gr53" draw:text-style-name="P356" xml:id="id57" draw:id="id57"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54" draw:text-style-name="P339" draw:type="line" svg:x1="6.308cm" svg:y1="0.321cm" svg:x2="6.308cm" svg:y2="0.321cm" draw:start-shape="id57" draw:end-shape="id57" svg:d="M6308-1586z" svg:viewBox="0 0 2 2"><text:p/></draw:connector><draw:connector draw:style-name="gr55" draw:text-style-name="P339" draw:type="line" svg:x1="6.308cm" svg:y1="0.321cm" svg:x2="6.308cm" svg:y2="0.321cm" draw:start-shape="id57" draw:end-shape="id57" svg:d="M6308-1586z" svg:viewBox="0 0 2 2"><text:p/></draw:connector><draw:line draw:style-name="gr56" draw:text-style-name="P357" xml:id="id58" draw:id="id58" svg:x1="11.43cm" svg:y1="2.223cm" svg:x2="12.7cm" svg:y2="2.223cm"><text:p/></draw:line><draw:line draw:style-name="gr57" draw:text-style-name="P357" xml:id="id59" draw:id="id59" svg:x1="11.43cm" svg:y1="0.35cm" svg:x2="12.7cm" svg:y2="0.35cm"><text:p/></draw:line><draw:connector draw:style-name="gr58" draw:text-style-name="P343" draw:type="line" svg:x1="12.065cm" svg:y1="2.223cm" svg:x2="12.065cm" svg:y2="0.349cm" draw:start-shape="id58" draw:start-glue-point="0" draw:end-shape="id59" draw:end-glue-point="0" svg:d="M12065 316v-1874" svg:viewBox="0 0 2 1875"><text:p text:style-name="P349"><text:span text:style-name="T446"><text:s text:c="14"/></text:span><text:span text:style-name="T446">8 Bytes</text:span></text:p></draw:connector><draw:line draw:style-name="gr59" draw:text-style-name="P343" svg:x1="0cm" svg:y1="0.001cm" svg:x2="0.317cm" svg:y2="0.001cm"><text:p text:style-name="P349"><text:span text:style-name="T446">0</text:span></text:p></draw:line><draw:line draw:style-name="gr59" draw:text-style-name="P343" svg:x1="5.08cm" svg:y1="0.001cm" svg:x2="5.397cm" svg:y2="0.001cm"><text:p text:style-name="P349"><text:span text:style-name="T446">15</text:span></text:p></draw:line><draw:line draw:style-name="gr59" draw:text-style-name="P343" svg:x1="5.715cm" svg:y1="0.001cm" svg:x2="6.032cm" svg:y2="0.001cm"><text:p text:style-name="P349"><text:span text:style-name="T446">16</text:span></text:p></draw:line><draw:line draw:style-name="gr59" draw:text-style-name="P343" svg:x1="11.112cm" svg:y1="0.001cm" svg:x2="11.429cm" svg:y2="0.001cm"><text:p text:style-name="P349"><text:span text:style-name="T446">31</text:span></text:p></draw:line></draw:g></text:p><text:p text:style-name="P197"/><text:p text:style-name="P197">Figura <text:sequence text:ref-name="refFigure7" text:name="Figure" text:formula="ooow:Figure+1" style:num-format="1">8</text:sequence>: <text:span text:style-name="T290">Cabecera de </text:span><text:span text:style-name="T291">un datagrama UDP</text:span><text:span text:style-name="T190">.</text:span></text:p><text:p text:style-name="P204"><text:span text:style-name="T318">Adaptado de </text:span><text:span text:style-name="T312">Cabecera de un </text:span><text:span text:style-name="T313">datagrama</text:span><text:span text:style-name="T312"> </text:span><text:span text:style-name="T313">UDP</text:span><text:span text:style-name="T311"> </text:span><text:span text:style-name="T177">(p. </text:span><text:span text:style-name="T312">2</text:span><text:span text:style-name="T313">0</text:span><text:span text:style-name="T177">), por </text:span><text:span text:style-name="T310">Gabriel Verdejo Alvarez </text:span><text:span text:style-name="T177">, </text:span><text:span text:style-name="T312">2003</text:span><text:span text:style-name="T177">, </text:span><text:span text:style-name="T178">Universitat Autònoma de Barcelona</text:span><text:span text:style-name="T177">.</text:span><text:span text:style-name="T189"> </text:span><text:bookmark text:name="MendeleyTempCursorBookmark41211"/></text:p></draw:text-box></draw:frame></text:p>
      <text:p text:style-name="P16">“<office:annotation office:name="__Annotation__80803_1972907036" loext:resolved="false"><dc:creator>Rodrigo Fernández</dc:creator><dc:date>2022-03-27T23:52:33.753067982</dc:date><meta:creator-initials>RF</meta:creator-initials><text:p text:style-name="P336"><text:span text:style-name="T441">“</text:span><text:span text:style-name="T44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7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span text:style-name="T92">(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p>
      <text:p text:style-name="P41"><text:soft-page-break/>“<office:annotation office:name="__Annotation__85010_1972907036" loext:resolved="false"><dc:creator>Rodrigo Fernández</dc:creator><dc:date>2022-03-27T23:59:58.386642232</dc:date><meta:creator-initials>RF</meta:creator-initials><text:p text:style-name="P336"><text:span text:style-name="T441">“</text:span><text:span text:style-name="T44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73">(...)</text:span> hace referencia al tamaño del datagrama en bytes, y engloba la cabecera <text:span text:style-name="T373">(...)</text:span> <text:span text:style-name="T300">m</text:span><text:span text:style-name="T22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p>
      <text:p text:style-name="P42"><office:annotation office:name="__Annotation__88825_1972907036" loext:resolved="false"><dc:creator>Rodrigo Fernández</dc:creator><dc:date>2022-03-28T00:02:36.428154729</dc:date><meta:creator-initials>RF</meta:creator-initials><text:p text:style-name="P336"><text:span text:style-name="T441">“</text:span><text:span text:style-name="T44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73">(...)</text:span>, sirve como método de control de los datos, verificando que no <text:span text:style-name="T228">han</text:span> sido alterados. Este checksum cubre tanto la cabecera UDP como los datos enviados. <text:span text:style-name="T37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p>
      <text:list xml:id="list104530563784002" text:continue-numbering="true" text:style-name="Numeración">
        <text:list-item>
          <text:list>
            <text:list-item>
              <text:list>
                <text:list-item>
                  <text:h text:style-name="P248" text:outline-level="3"><text:bookmark-start text:name="__RefHeading___Toc3228_2170670833"/>Protocolo de <text:span text:style-name="T283">copia segura (SCP)</text:span><text:bookmark-end text:name="__RefHeading___Toc3228_2170670833"/></text:h>
                </text:list-item>
              </text:list>
            </text:list-item>
          </text:list>
        </text:list-item>
      </text:list>
      <text:p text:style-name="P16"><office:annotation office:name="__Annotation__25235_1259762573" loext:resolved="false"><dc:creator>Rodrigo Fernández</dc:creator><dc:date>2022-03-28T02:51:13.628295570</dc:date><meta:creator-initials>RF</meta:creator-initials><text:p text:style-name="P336"><text:span text:style-name="T44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4530814936995" text:continue-numbering="true" text:style-name="Numeración">
        <text:list-item>
          <text:list>
            <text:list-item>
              <text:h text:style-name="P242" text:outline-level="2"><text:bookmark-start text:name="__RefHeading___Toc3230_2170670833"/>SOCkets<text:bookmark-end text:name="__RefHeading___Toc3230_2170670833"/></text:h>
            </text:list-item>
          </text:list>
        </text:list-item>
      </text:list>
      <text:p text:style-name="P43"><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text:span text:style-name="T9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 define al socket (<text:span text:style-name="T298">Ver </text:span><text:span text:style-name="T298"><text:sequence-ref text:reference-format="category-and-value" text:ref-name="refFigure8">Figura 9</text:sequence-ref></text:span>) como:</text:p>
      <text:p text:style-name="P67"><office:annotation office:name="__Annotation__89519_1972907036" loext:resolved="false"><dc:creator>Rodrigo Fernández</dc:creator><dc:date>2022-03-28T00:20:33.592322005</dc:date><meta:creator-initials>RF</meta:creator-initials><text:p text:style-name="P336"><text:span text:style-name="T441">“</text:span><text:span text:style-name="T44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6"><text:span text:style-name="T441">Un socket es también una dirección de</text:span></text:p><text:p text:style-name="P336"><text:span text:style-name="T441">Internet, combinando una dirección IP (la dirección numérica única de cuatro octetos que identifica a un computador particular en Internet) y un número de puerto (el número que identifica una aplicación de Internet particular)</text:span></text:p><text:p text:style-name="P336"><text:span text:style-name="T44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74">(...)</text:span>.</text:p>
      <text:p text:style-name="P44">Un socket es también una dirección de Internet combinando una dirección IP <text:span text:style-name="T374">(...)</text:span> y un número de puerto <text:span text:style-name="T374">(...)</text:span>. </text:p>
      <text:p text:style-name="P44">Un socket es un punto final de un enlace de comunicación de dos vías entre dos programas que se ejecutan a través de la red.<office:annotation-end office:name="__Annotation__89519_1972907036"/> <text:span text:style-name="T374">(p. 49)</text:span></text:p>
      <text:p text:style-name="P16"><draw:frame draw:style-name="fr2" draw:name="Marco3" text:anchor-type="as-char" svg:width="15.344cm" style:rel-width="99%" svg:height="5.466cm" style:rel-height="scale-min" draw:z-index="24"><draw:text-box><text:p text:style-name="P194"/><text:p text:style-name="P194"><draw:g text:anchor-type="as-char" draw:z-index="25" draw:name="Objeto de grupo 8" draw:style-name="gr1"><draw:custom-shape draw:style-name="gr38" draw:text-style-name="P351" svg:width="3.537cm" svg:height="2.655cm" svg:x="0cm" svg:y="0.593cm"><text:p/><draw:enhanced-geometry svg:viewBox="0 0 21600 21600" draw:type="rectangle" draw:enhanced-path="M 0 0 L 21600 0 21600 21600 0 21600 0 0 Z N"/></draw:custom-shape><draw:custom-shape draw:style-name="gr39" draw:text-style-name="P350"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0"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50"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52"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51" svg:width="3.539cm" svg:height="2.655cm" svg:x="8.841cm" svg:y="0.593cm"><text:p/><draw:enhanced-geometry svg:viewBox="0 0 21600 21600" draw:mirror-horizontal="true" draw:type="rectangle" draw:enhanced-path="M 0 0 L 21600 0 21600 21600 0 21600 0 0 Z N"/></draw:custom-shape><draw:custom-shape draw:style-name="gr44" draw:text-style-name="P350"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50"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52" xml:id="id56" draw:id="id56" svg:width="0.295cm" svg:height="0.295cm" draw:transform="rotate (-1.5707963267949) translate (9.6784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502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50" draw:id="id50" svg:width="0.292cm" svg:height="0.295cm" svg:x="8.502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502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3" draw:id="id43" svg:width="0.292cm" svg:height="0.292cm" svg:x="8.502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9" draw:id="id49" svg:width="0.292cm" svg:height="0.292cm" svg:x="8.502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3" draw:type="line" svg:x1="3.829cm" svg:y1="1.917cm" svg:x2="8.504cm" svg:y2="1.917cm" draw:start-shape="id42" draw:start-glue-point="7" draw:end-shape="id43" draw:end-glue-point="7" svg:d="M3829 292h4675" svg:viewBox="0 0 4676 2"><text:p text:style-name="P349"><text:span text:style-name="T448"/></text:p><text:p text:style-name="P349"><text:span text:style-name="T446">Mensaje</text:span></text:p></draw:connector><draw:custom-shape draw:style-name="gr46" draw:text-style-name="P348" xml:id="id44" draw:id="id44" svg:width="1.77cm" svg:height="0.593cm" svg:x="4.422cm" svg:y="0cm"><text:p text:style-name="P347"><text:span text:style-name="T447">Cualquier puerto</text:span></text:p><draw:enhanced-geometry svg:viewBox="0 0 21600 21600" draw:mirror-horizontal="false" draw:mirror-vertical="false" draw:type="rectangle" draw:enhanced-path="M 0 0 L 21600 0 21600 21600 0 21600 0 0 Z N"/></draw:custom-shape><draw:custom-shape draw:style-name="gr47" draw:text-style-name="P348" xml:id="id45" draw:id="id45" svg:width="1.768cm" svg:height="0.593cm" svg:x="6.191cm" svg:y="0cm"><text:p text:style-name="P347"><text:span text:style-name="T447">Puerto acordado</text:span></text:p><draw:enhanced-geometry svg:viewBox="0 0 21600 21600" draw:mirror-horizontal="false" draw:mirror-vertical="false" draw:type="rectangle" draw:enhanced-path="M 0 0 L 21600 0 21600 21600 0 21600 0 0 Z N"/></draw:custom-shape><draw:custom-shape draw:style-name="gr48" draw:text-style-name="P348" xml:id="id46" draw:id="id46" svg:width="2.361cm" svg:height="0.593cm" svg:x="5.009cm" svg:y="2.655cm"><text:p text:style-name="P347"><text:span text:style-name="T447">Otros puertos</text:span></text:p><draw:enhanced-geometry svg:viewBox="0 0 21600 21600" draw:mirror-horizontal="false" draw:mirror-vertical="false" draw:type="rectangle" draw:enhanced-path="M 0 0 L 21600 0 21600 21600 0 21600 0 0 Z N"/></draw:custom-shape><draw:connector draw:style-name="gr27" draw:text-style-name="P339" draw:type="line" svg:x1="5.306cm" svg:y1="0.593cm" svg:x2="3.685cm" svg:y2="1.771cm" draw:start-shape="id44" draw:start-glue-point="2" draw:end-shape="id42" draw:end-glue-point="4" svg:d="M5306-1032l-1621 1178" svg:viewBox="0 0 1623 1180"><text:p/></draw:connector><draw:connector draw:style-name="gr27" draw:text-style-name="P339" draw:type="line" svg:x1="7.075cm" svg:y1="0.593cm" svg:x2="8.65cm" svg:y2="1.771cm" draw:start-shape="id45" draw:start-glue-point="2" draw:end-shape="id43" draw:end-glue-point="4" svg:d="M7075-1032l1575 1178" svg:viewBox="0 0 1577 1180"><text:p/></draw:connector><draw:connector draw:style-name="gr27" draw:text-style-name="P339" draw:type="line" svg:x1="5.009cm" svg:y1="2.95cm" svg:x2="3.829cm" svg:y2="2.506cm" draw:start-shape="id46" draw:start-glue-point="3" draw:end-shape="id47" draw:end-glue-point="7" svg:d="M5009 1325l-1180-444" svg:viewBox="0 0 1182 446"><text:p/></draw:connector><draw:connector draw:style-name="gr27" draw:text-style-name="P339" draw:type="line" svg:x1="3.829cm" svg:y1="3.096cm" svg:x2="5.009cm" svg:y2="2.951cm" draw:start-shape="id48" draw:start-glue-point="7" draw:end-shape="id46" draw:end-glue-point="3" svg:d="M3829 1471l1180-145" svg:viewBox="0 0 1182 146"><text:p/></draw:connector><draw:connector draw:style-name="gr27" draw:text-style-name="P339" draw:type="line" svg:x1="7.37cm" svg:y1="2.95cm" svg:x2="8.504cm" svg:y2="2.506cm" draw:start-shape="id46" draw:start-glue-point="1" draw:end-shape="id49" draw:end-glue-point="7" svg:d="M7370 1325l1134-444" svg:viewBox="0 0 1136 446"><text:p/></draw:connector><draw:connector draw:style-name="gr27" draw:text-style-name="P339" draw:type="line" svg:x1="8.504cm" svg:y1="3.096cm" svg:x2="7.37cm" svg:y2="2.951cm" draw:start-shape="id50" draw:start-glue-point="7" draw:end-shape="id46" draw:end-glue-point="1" svg:d="M8504 1471l-1134-145" svg:viewBox="0 0 1136 146"><text:p/></draw:connector><draw:custom-shape draw:style-name="gr49" draw:text-style-name="P348" xml:id="id51" draw:id="id51" svg:width="1.477cm" svg:height="0.295cm" svg:x="1.177cm" svg:y="1.182cm"><text:p text:style-name="P347"><text:span text:style-name="T447">Socket</text:span></text:p><draw:enhanced-geometry svg:viewBox="0 0 21600 21600" draw:mirror-horizontal="false" draw:mirror-vertical="false" draw:type="rectangle" draw:enhanced-path="M 0 0 L 21600 0 21600 21600 0 21600 0 0 Z N"/></draw:custom-shape><draw:custom-shape draw:style-name="gr50" draw:text-style-name="P348" svg:width="1.475cm" svg:height="0.295cm" svg:x="1.178cm" svg:y="2.36cm"><text:p text:style-name="P347"><text:span text:style-name="T447">Cliente</text:span></text:p><draw:enhanced-geometry svg:viewBox="0 0 21600 21600" draw:mirror-horizontal="false" draw:mirror-vertical="false" draw:type="rectangle" draw:enhanced-path="M 0 0 L 21600 0 21600 21600 0 21600 0 0 Z N"/></draw:custom-shape><draw:custom-shape draw:style-name="gr50" draw:text-style-name="P348" xml:id="id53" draw:id="id53" svg:width="1.475cm" svg:height="0.295cm" svg:x="9.728cm" svg:y="1.182cm"><text:p text:style-name="P347"><text:span text:style-name="T447">Socket</text:span></text:p><draw:enhanced-geometry svg:viewBox="0 0 21600 21600" draw:mirror-horizontal="false" draw:mirror-vertical="false" draw:type="rectangle" draw:enhanced-path="M 0 0 L 21600 0 21600 21600 0 21600 0 0 Z N"/></draw:custom-shape><draw:custom-shape draw:style-name="gr51" draw:text-style-name="P355" svg:width="1.768cm" svg:height="0.295cm" svg:x="9.728cm" svg:y="2.36cm"><text:p text:style-name="P354"><text:span text:style-name="T447">Servidor</text:span></text:p><draw:enhanced-geometry svg:viewBox="0 0 21600 21600" draw:mirror-horizontal="false" draw:mirror-vertical="false" draw:type="rectangle" draw:enhanced-path="M 0 0 L 21600 0 21600 21600 0 21600 0 0 Z N"/></draw:custom-shape><draw:connector draw:style-name="gr52" draw:text-style-name="P339" draw:type="line" svg:x1="1.914cm" svg:y1="1.476cm" svg:x2="2.653cm" svg:y2="1.917cm" draw:start-shape="id51" draw:start-glue-point="2" draw:end-shape="id52" draw:end-glue-point="4" svg:d="M1914-149l739 441" svg:viewBox="0 0 741 443"><text:p/></draw:connector><draw:connector draw:style-name="gr52" draw:text-style-name="P339" draw:type="line" svg:x1="10.465cm" svg:y1="1.476cm" svg:x2="9.724cm" svg:y2="1.917cm" draw:start-shape="id53" draw:start-glue-point="2" draw:end-shape="id54" draw:end-glue-point="4" svg:d="M10465-149l-741 441" svg:viewBox="0 0 743 443"><text:p/></draw:connector><draw:connector draw:style-name="gr23" draw:text-style-name="P339" draw:type="line" svg:x1="2.946cm" svg:y1="2.206cm" svg:x2="3.538cm" svg:y2="1.917cm" draw:start-shape="id55" draw:start-glue-point="4" draw:end-shape="id42" draw:end-glue-point="5" svg:d="M2946 581l592-289" svg:viewBox="0 0 594 291"><text:p/></draw:connector><draw:connector draw:style-name="gr23" draw:text-style-name="P339" draw:type="line" svg:x1="8.795cm" svg:y1="1.917cm" svg:x2="9.386cm" svg:y2="2.21cm" draw:start-shape="id43" draw:start-glue-point="5" draw:end-shape="id56" draw:end-glue-point="4" svg:d="M8795 292l591 293" svg:viewBox="0 0 593 295"><text:p/></draw:connector></draw:g></text:p><text:p text:style-name="P194"/><text:p text:style-name="P202"><office:annotation office:name="__Annotation__107276_3469495667" loext:resolved="false"><dc:creator>Rodrigo Fernández</dc:creator><dc:date>2022-04-10T23:13:33.595987152</dc:date><meta:creator-initials>RF</meta:creator-initials><text:p text:style-name="P336"><text:span text:style-name="T442">Insertar referencia en bibliografia</text:span></text:p></office:annotation>Figura<office:annotation-end office:name="__Annotation__107276_3469495667"/> <text:sequence text:ref-name="refFigure8" text:name="Figure" text:formula="ooow:Figure+1" style:num-format="1">9</text:sequence>: <text:span text:style-name="T292">Comunicación entre sockets</text:span><text:span text:style-name="T190">.</text:span></text:p><text:p text:style-name="P205"><text:bookmark text:name="MendeleyTempCursorBookmark41212"/><text:span text:style-name="T317">Adaptado de </text:span><text:span text:style-name="T319">Sockets y puertos</text:span><text:span text:style-name="T311"> </text:span><text:span text:style-name="T177">(p. </text:span><text:span text:style-name="T319">120</text:span><text:span text:style-name="T177">), por </text:span><text:span text:style-name="T320">George Coulouris, Jean Dollimore y Tim Kindberg</text:span><text:span text:style-name="T177">, </text:span><text:span text:style-name="T312">200</text:span><text:span text:style-name="T320">1</text:span><text:span text:style-name="T177">, </text:span><text:span text:style-name="T181">Pearson Education</text:span><text:span text:style-name="T177">.</text:span><text:span text:style-name="T189"> </text:span><text:bookmark text:name="MendeleyTempCursorBookmark41214"/></text:p></draw:text-box></draw:frame></text:p>
      <text:list xml:id="list104531366658941" text:continue-numbering="true" text:style-name="Numeración">
        <text:list-item>
          <text:list>
            <text:list-item>
              <text:list>
                <text:list-item>
                  <text:h text:style-name="P257" text:outline-level="3"><text:bookmark-start text:name="__RefHeading___Toc3232_2170670833"/><text:soft-page-break/>Sockets según su orientación<text:bookmark-end text:name="__RefHeading___Toc3232_2170670833"/></text:h>
                </text:list-item>
              </text:list>
            </text:list-item>
          </text:list>
        </text:list-item>
      </text:list>
      <text:list xml:id="list104530962725271" text:continue-list="list104531395601438" text:style-name="Viñeta_20_Cita_20_con_20_margen">
        <text:list-item>
          <text:p text:style-name="P324"><office:annotation office:name="__Annotation__93372_1972907036" loext:resolved="false"><dc:creator>Rodrigo Fernández</dc:creator><dc:date>2022-03-28T00:27:48.578117150</dc:date><meta:creator-initials>RF</meta:creator-initials><text:p text:style-name="P336"><text:span text:style-name="T441">“</text:span><text:span text:style-name="T44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30">Orientado a conexión</text:span><text:span text:style-name="T70">:</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4"><office:annotation office:name="__Annotation__93375_1972907036" loext:resolved="false"><dc:creator>Rodrigo Fernández</dc:creator><dc:date>2022-03-28T00:32:59.688017150</dc:date><meta:creator-initials>RF</meta:creator-initials><text:p text:style-name="P336"><text:span text:style-name="T441">“</text:span><text:span text:style-name="T44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3">Orientado a no conexión</text:span><text:span text:style-name="T70">:</text:span> <text:span text:style-name="T229">Envío de</text:span> datagramas de tamaño fijo. <text:span text:style-name="T37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span text:style-name="T9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p>
        </text:list-item>
      </text:list>
      <text:list xml:id="list104531330455955" text:continue-list="list104531366658941" text:style-name="Numeración">
        <text:list-item>
          <text:list>
            <text:list-item>
              <text:list>
                <text:list-item>
                  <text:h text:style-name="P248" text:outline-level="3"><text:bookmark-start text:name="__RefHeading___Toc3234_2170670833"/><text:span text:style-name="T212">A</text:span><text:span text:style-name="T213">rquitectura cliente - servidor</text:span><text:bookmark-end text:name="__RefHeading___Toc3234_2170670833"/></text:h>
                </text:list-item>
              </text:list>
            </text:list-item>
          </text:list>
        </text:list-item>
      </text:list>
      <text:p text:style-name="P16"><office:annotation office:name="__Annotation__97899_1972907036" loext:resolved="false"><dc:creator>Rodrigo Fernández</dc:creator><dc:date>2022-03-28T00:51:07.352067828</dc:date><meta:creator-initials>RF</meta:creator-initials><text:p text:style-name="P336"><text:span text:style-name="T441">Falta Referencia.</text:span></text:p></office:annotation>Una arquitectura básica de sockets consiste de 2 programas: Un servidor y un <text:span text:style-name="T377">c</text:span>liente.<office:annotation-end office:name="__Annotation__97899_1972907036"/></text:p>
      <text:p text:style-name="P67"><office:annotation office:name="__Annotation__97900_1972907036" loext:resolved="false"><dc:creator>Rodrigo Fernández</dc:creator><dc:date>2022-03-28T00:54:05.498446749</dc:date><meta:creator-initials>RF</meta:creator-initials><text:p text:style-name="P336"><text:span text:style-name="T441">Servidor corresponde a la instancia en que un proceso crea un socket-</text:span></text:p><text:p text:style-name="P336"><text:span text:style-name="T441">Cliente corresponde a la instancia en que un proceso se contecta a un socket que se ha creado en otro proceso</text:span></text:p><text:p text:style-name="P336"><text:span text:style-name="T441">Una vez que el socket servidor está habilitado, escucha conexiones y</text:span></text:p><text:p text:style-name="P336"><text:span text:style-name="T44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span text:style-name="T9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p>
      <text:p text:style-name="P45">El servidor es el encargado de responder las peticiones de uno o más clientes (<text:span text:style-name="T286">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4"/><text:p text:style-name="P194"><draw:g text:anchor-type="as-char" draw:z-index="27" draw:name="Objeto de grupo 9" draw:style-name="gr1"><draw:g draw:style-name="gr29"><draw:custom-shape draw:style-name="gr30" draw:text-style-name="P34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1.08cm" svg:y1="0.634cm" svg:x2="1.461cm" svg:y2="0.634cm"><text:p text:style-name="P349"><text:span text:style-name="T446">Proceso</text:span></text:p></draw:line></draw:g><draw:g draw:style-name="gr29"><draw:custom-shape draw:style-name="gr30" draw:text-style-name="P34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0.763cm" svg:y1="2.224cm" svg:x2="1.144cm" svg:y2="2.224cm"><text:p text:style-name="P349"><text:span text:style-name="T446">Proceso</text:span></text:p></draw:line></draw:g><draw:g draw:style-name="gr29"><draw:custom-shape draw:style-name="gr30" draw:text-style-name="P34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1.08cm" svg:y1="3.809cm" svg:x2="1.461cm" svg:y2="3.809cm"><text:p text:style-name="P349"><text:span text:style-name="T446">Proceso</text:span></text:p></draw:line></draw:g><draw:g draw:style-name="gr29"><draw:custom-shape draw:style-name="gr32" draw:text-style-name="P34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0" svg:x1="6.732cm" svg:y1="2.224cm" svg:x2="7.24cm" svg:y2="2.224cm"><text:p text:style-name="P349"><text:span text:style-name="T446">Proceso</text:span></text:p></draw:line></draw:g><draw:custom-shape draw:style-name="gr33" draw:text-style-name="P340" xml:id="id41" draw:id="id41" svg:width="0.636cm" svg:height="0.638cm" svg:x="2.223cm" svg:y="0.316cm"><text:p text:style-name="P338"><text:span text:style-name="T44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0"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0" xml:id="id38" draw:id="id38" svg:width="0.636cm" svg:height="0.636cm" svg:x="1.905cm" svg:y="1.905cm"><text:p text:style-name="P338"><text:span text:style-name="T44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0" xml:id="id40" draw:id="id40" svg:width="0.636cm" svg:height="0.636cm" svg:x="2.223cm" svg:y="3.491cm"><text:p text:style-name="P338"><text:span text:style-name="T44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8" svg:width="1.8cm" svg:height="0.318cm" svg:x="1.588cm" svg:y="4.445cm"><text:p text:style-name="P347"><text:span text:style-name="T447">Clientes</text:span></text:p><draw:enhanced-geometry svg:viewBox="0 0 21600 21600" draw:type="rectangle" draw:enhanced-path="M 0 0 L 21600 0 21600 21600 0 21600 0 0 Z N"/></draw:custom-shape><draw:custom-shape draw:style-name="gr37" draw:text-style-name="P348" svg:width="1.802cm" svg:height="0.32cm" svg:x="4.445cm" svg:y="2.856cm"><text:p text:style-name="P347"><text:span text:style-name="T447">Servidor</text:span></text:p><draw:enhanced-geometry svg:viewBox="0 0 21600 21600" draw:type="rectangle" draw:enhanced-path="M 0 0 L 21600 0 21600 21600 0 21600 0 0 Z N"/></draw:custom-shape><draw:connector draw:style-name="gr23" draw:text-style-name="P339" draw:type="curve" svg:x1="2.54cm" svg:y1="2.223cm" svg:x2="5.08cm" svg:y2="2.223cm" draw:start-shape="id38" draw:start-glue-point="10" draw:end-shape="id39" draw:end-glue-point="6" svg:d="M2540-158h2540" svg:viewBox="0 0 2542 2"><text:p/></draw:connector><draw:connector draw:style-name="gr23" draw:text-style-name="P339" draw:type="curve" svg:x1="2.858cm" svg:y1="3.808cm" svg:x2="5.172cm" svg:y2="2.448cm" draw:start-shape="id40" draw:start-glue-point="10" draw:end-shape="id39" draw:end-glue-point="7" svg:d="M2858 1427c1668 0 513-1360 2314-1360" svg:viewBox="0 0 2316 1362"><text:p/></draw:connector><draw:connector draw:style-name="gr23" draw:text-style-name="P339" draw:type="curve" svg:x1="2.858cm" svg:y1="0.635cm" svg:x2="5.172cm" svg:y2="1.996cm" draw:start-shape="id41" draw:start-glue-point="10" draw:end-shape="id39" draw:end-glue-point="5" svg:d="M2858-1746c1668 0 513 1361 2314 1361" svg:viewBox="0 0 2316 1363"><text:p/></draw:connector></draw:g></text:p><text:p text:style-name="P194"/><text:p text:style-name="P202">Figura <text:sequence text:ref-name="refFigure9" text:name="Figure" text:formula="ooow:Figure+1" style:num-format="1">10</text:sequence>: <text:span text:style-name="T292">Ejemplo básico de Cliente-Servidor</text:span><text:span text:style-name="T190">.</text:span></text:p><text:p text:style-name="P204"><text:span text:style-name="T321">Adaptado de </text:span><text:span text:style-name="T314">Ejemplo de Cliente Servidor</text:span><text:span text:style-name="T311"> </text:span><text:span text:style-name="T177">(p. </text:span><text:span text:style-name="T314">3</text:span><text:span text:style-name="T177">), por </text:span><text:span text:style-name="T314">David Pineda y Daniel Méndez </text:span><text:span text:style-name="T177">, </text:span><text:span text:style-name="T312">20</text:span><text:span text:style-name="T314">18</text:span><text:span text:style-name="T177">, </text:span><text:span text:style-name="T178">Universi</text:span><text:span text:style-name="T314">dad de Chile</text:span><text:span text:style-name="T177">.</text:span><text:span text:style-name="T189"> </text:span><text:bookmark text:name="MendeleyTempCursorBookmark41213"/></text:p></draw:text-box></draw:frame></text:p>
      <text:list xml:id="list104531325178894" text:continue-numbering="true" text:style-name="Numeración">
        <text:list-item>
          <text:list>
            <text:list-item>
              <text:h text:style-name="P235" text:outline-level="2"><text:bookmark-start text:name="__RefHeading___Toc3236_2170670833"/><text:soft-page-break/>DIFUSIÓN DE DATOS<text:bookmark-end text:name="__RefHeading___Toc3236_2170670833"/></text:h>
              <text:list>
                <text:list-item>
                  <text:h text:style-name="P258" text:outline-level="3"><text:bookmark-start text:name="__RefHeading___Toc3238_2170670833"/><text:span text:style-name="T213">U</text:span><text:span text:style-name="T211">nidifusión (Unicast)</text:span><text:bookmark-end text:name="__RefHeading___Toc3238_2170670833"/></text:h>
                </text:list-item>
              </text:list>
            </text:list-item>
          </text:list>
        </text:list-item>
      </text:list>
      <text:p text:style-name="P16"><office:annotation office:name="__Annotation__98627_1972907036" loext:resolved="false"><dc:creator>Rodrigo Fernández</dc:creator><dc:date>2022-03-28T01:07:01.064149176</dc:date><meta:creator-initials>RF</meta:creator-initials><text:p text:style-name="P336"><text:span text:style-name="T441">“</text:span><text:span text:style-name="T441">The process of unicast is to transmit data packet to the destination. At the time of forwarding data packet this message transmission method use the destination address in the data packet to look it up in the routing table.”</text:span></text:p></office:annotation><text:span text:style-name="T19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9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199">⁠</text:span></text:p>
      <text:p text:style-name="P16"><office:annotation office:name="__Annotation__98996_1972907036" loext:resolved="false"><dc:creator>Rodrigo Fernández</dc:creator><dc:date>2022-03-28T01:16:42.045863229</dc:date><meta:creator-initials>RF</meta:creator-initials><text:p text:style-name="P336"><text:span text:style-name="T441">“</text:span><text:span text:style-name="T44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6"><text:span text:style-name="T44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03">Usando la técnica de unidifusión, </text:span><text:span text:style-name="T205">existe solo un emisor y un receptor</text:span><text:span text:style-name="T203">. Si </text:span><text:span text:style-name="T205">algún emisor necesita o debe enviar un mensaje a varios destinos</text:span><text:span text:style-name="T203">, tendrá que enviar varios mensajes de unidifusión, </text:span><text:span text:style-name="T20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text:p>
      <text:p text:style-name="P90"><draw:frame draw:style-name="fr2" draw:name="Marco5" text:anchor-type="as-char" svg:width="15.344cm" style:rel-width="99%" svg:height="7.733cm" style:rel-height="scale-min" draw:z-index="14"><draw:text-box><text:p text:style-name="P194"/><text:p text:style-name="P194"><draw:g text:anchor-type="as-char" draw:z-index="28" draw:name="Objeto de grupo 10" draw:style-name="gr1"><draw:custom-shape draw:style-name="gr20" draw:text-style-name="P348" svg:width="2.881cm" svg:height="0.634cm" svg:x="1.882cm" svg:y="0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1" draw:text-style-name="P348" svg:width="2.883cm" svg:height="0.636cm" svg:x="0.953cm" svg:y="0.951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0" draw:text-style-name="P348" xml:id="id37" draw:id="id37" svg:width="2.881cm" svg:height="0.634cm" svg:x="0cm" svg:y="1.905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8" draw:text-style-name="P348"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6.937cm" svg:y="0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1" draw:text-style-name="P348" svg:width="2.883cm" svg:height="0.636cm" svg:x="7.913cm" svg:y="0.951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0" draw:text-style-name="P348" xml:id="id35" draw:id="id35" svg:width="2.881cm" svg:height="0.634cm" svg:x="8.818cm" svg:y="1.905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8" draw:text-style-name="P348"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4.396cm" svg:y="4.128cm"><text:p text:style-name="P347"><text:span text:style-name="T447">Origen</text:span></text:p><draw:enhanced-geometry svg:viewBox="0 0 21600 21600" draw:mirror-horizontal="true" draw:mirror-vertical="false" draw:type="rectangle" draw:enhanced-path="M 0 0 L 21600 0 21600 21600 0 21600 0 0 Z N"/></draw:custom-shape><draw:connector draw:style-name="gr23" draw:text-style-name="P339" svg:x1="6.826cm" svg:y1="4.128cm" svg:x2="8.819cm" svg:y2="2.221cm" draw:start-shape="id34" draw:start-glue-point="0" draw:end-shape="id35" draw:end-glue-point="3" svg:d="M6826 1747v-1907h1993" svg:viewBox="0 0 1995 1909"><text:p/></draw:connector><draw:connector draw:style-name="gr23" draw:text-style-name="P339" svg:x1="4.921cm" svg:y1="4.128cm" svg:x2="2.88cm" svg:y2="2.221cm" draw:start-shape="id36" draw:start-glue-point="0" draw:end-shape="id37" draw:end-glue-point="1" svg:d="M4921 1747v-1907h-2041" svg:viewBox="0 0 2043 1909"><text:p/></draw:connector></draw:g></text:p><text:p text:style-name="P194"/><text:p text:style-name="P203">Figura <text:sequence text:ref-name="refFigure10" text:name="Figure" text:formula="ooow:Figure+1" style:num-format="1">11</text:sequence>: <text:span text:style-name="T292">Envío de paquete, utilizando la técnica Unicast</text:span><text:span text:style-name="T190">.</text:span></text:p><text:p text:style-name="P204"><text:span text:style-name="T315">Adaptado de Unicast message Transmission in MANETs</text:span><text:span text:style-name="T311"> </text:span><text:span text:style-name="T177">(p. </text:span><text:span text:style-name="T179">16</text:span><text:span text:style-name="T177">), por </text:span><text:span text:style-name="T315">Shivraj Kaur, Kulwinder Singh y Yadvinder Singh </text:span><text:span text:style-name="T177">, </text:span><text:span text:style-name="T312">20</text:span><text:span text:style-name="T314">1</text:span><text:span text:style-name="T315">6</text:span><text:span text:style-name="T177">, </text:span><text:span text:style-name="T314">International Journal of Computer Applications</text:span><text:span text:style-name="T177">.</text:span><text:span text:style-name="T189"> </text:span><text:bookmark text:name="MendeleyTempCursorBookmark412131"/></text:p></draw:text-box></draw:frame></text:p>
      <text:p text:style-name="P96"/>
      <text:list xml:id="list104531283457932" text:continue-numbering="true" text:style-name="Numeración">
        <text:list-item>
          <text:list>
            <text:list-item>
              <text:list>
                <text:list-item>
                  <text:h text:style-name="P268" text:outline-level="3"><text:bookmark-start text:name="__RefHeading___Toc3240_2170670833"/>Multidifusión (Multicast)<text:bookmark-end text:name="__RefHeading___Toc3240_2170670833"/></text:h>
                </text:list-item>
              </text:list>
            </text:list-item>
          </text:list>
        </text:list-item>
      </text:list>
      <text:p text:style-name="P16"><office:annotation office:name="__Annotation__98997_1972907036" loext:resolved="false"><dc:creator>Rodrigo Fernández</dc:creator><dc:date>2022-03-28T01:20:33.750808204</dc:date><meta:creator-initials>RF</meta:creator-initials><text:p text:style-name="P336"><text:span text:style-name="T441">Falta Referencia</text:span></text:p></office:annotation><text:span text:style-name="T285">Primeramente, es importante definir </text:span>IGMP (Internet Group Managment Protocol) <text:span text:style-name="T284">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6"><text:span text:style-name="T53">Ya que definimos IGMP podemos proseguir con Multicast. </text:span><text:span text:style-name="T5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2">o</text:span><text:span text:style-name="T51">s en recibir los datos que fluyen a un grupo en particular deben unirse al grupo utilizando IGMP.</text:span><office:annotation-end office:name="__Annotation__98997_1972907036"/></text:p>
      <text:list xml:id="list104529873405839" text:continue-numbering="true" text:style-name="Numeración">
        <text:list-item>
          <text:list>
            <text:list-item>
              <text:list>
                <text:list-item>
                  <text:h text:style-name="P259" text:outline-level="3"><text:bookmark-start text:name="__RefHeading___Toc2849_1483933243"/><text:span text:style-name="T161">Difusión</text:span><text:span text:style-name="T215"> (</text:span><text:span text:style-name="T214">Broad</text:span><text:span text:style-name="T215">cast)</text:span><text:bookmark-end text:name="__RefHeading___Toc2849_1483933243"/></text:h>
                </text:list-item>
              </text:list>
            </text:list-item>
          </text:list>
        </text:list-item>
      </text:list>
      <text:p text:style-name="P72">Broadcast “<office:annotation office:name="__Annotation__99370_1972907036" loext:resolved="false"><dc:creator>Rodrigo Fernández</dc:creator><dc:date>2022-03-28T01:29:08.351951002</dc:date><meta:creator-initials>RF</meta:creator-initials><text:p text:style-name="P336"><text:span text:style-name="T441">“</text:span><text:span text:style-name="T44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span text:style-name="T9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p>
      <text:p text:style-name="P73"><office:annotation office:name="__Annotation__103166_1972907036" loext:resolved="false"><dc:creator>Rodrigo Fernández</dc:creator><dc:date>2022-03-28T01:31:38.390976748</dc:date><meta:creator-initials>RF</meta:creator-initials><text:p text:style-name="P336"><text:span text:style-name="T441">“</text:span><text:span text:style-name="T44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1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span text:style-name="T9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p>
      <text:p text:style-name="P74"><draw:frame draw:style-name="fr2" draw:name="Marco6" text:anchor-type="as-char" svg:width="15.344cm" style:rel-width="99%" svg:height="9.109cm" style:rel-height="scale-min" draw:z-index="15"><draw:text-box><text:p text:style-name="P194"/><text:p text:style-name="P194"><draw:g text:anchor-type="as-char" draw:z-index="29" draw:name="Objeto de grupo 11" draw:style-name="gr1"><draw:custom-shape draw:style-name="gr20" draw:text-style-name="P348" xml:id="id27" draw:id="id27" svg:width="2.881cm" svg:height="0.634cm" svg:x="1.882cm" svg:y="0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1" draw:text-style-name="P348" xml:id="id25" draw:id="id25" svg:width="2.883cm" svg:height="0.636cm" svg:x="0.953cm" svg:y="0.951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0" draw:text-style-name="P348" xml:id="id23" draw:id="id23" svg:width="2.881cm" svg:height="0.634cm" svg:x="0cm" svg:y="1.905cm"><text:p text:style-name="P347"><text:span text:style-name="T447">Destino</text:span></text:p><draw:enhanced-geometry svg:viewBox="0 0 21600 21600" draw:mirror-horizontal="false" draw:mirror-vertical="false" draw:type="rectangle" draw:enhanced-path="M 0 0 L 21600 0 21600 21600 0 21600 0 0 Z N"/></draw:custom-shape><draw:custom-shape draw:style-name="gr22" draw:text-style-name="P348"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8" xml:id="id31" draw:id="id31" svg:width="2.881cm" svg:height="0.634cm" svg:x="6.937cm" svg:y="0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1" draw:text-style-name="P348" xml:id="id29" draw:id="id29" svg:width="2.883cm" svg:height="0.636cm" svg:x="7.913cm" svg:y="0.951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0" draw:text-style-name="P348" xml:id="id21" draw:id="id21" svg:width="2.881cm" svg:height="0.634cm" svg:x="8.818cm" svg:y="1.905cm"><text:p text:style-name="P347"><text:span text:style-name="T447">Destino</text:span></text:p><draw:enhanced-geometry svg:viewBox="0 0 21600 21600" draw:mirror-horizontal="true" draw:mirror-vertical="false" draw:type="rectangle" draw:enhanced-path="M 0 0 L 21600 0 21600 21600 0 21600 0 0 Z N"/></draw:custom-shape><draw:custom-shape draw:style-name="gr22" draw:text-style-name="P348"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9" svg:x1="7.144cm" svg:y1="4.128cm" svg:x2="8.819cm" svg:y2="2.221cm" draw:start-shape="id20" draw:start-glue-point="0" draw:end-shape="id21" draw:end-glue-point="3" svg:d="M7144 953v-1907h1675" svg:viewBox="0 0 1677 1909"><text:p/></draw:connector><draw:connector draw:style-name="gr23" draw:text-style-name="P339" svg:x1="4.604cm" svg:y1="4.128cm" svg:x2="2.88cm" svg:y2="2.221cm" draw:start-shape="id22" draw:start-glue-point="0" draw:end-shape="id23" draw:end-glue-point="1" svg:d="M4604 953v-1907h-1724" svg:viewBox="0 0 1725 1909"><text:p/></draw:connector><draw:custom-shape draw:style-name="gr24" draw:text-style-name="P348" xml:id="id32" draw:id="id32" svg:width="2.881cm" svg:height="0.636cm" svg:x="4.397cm" svg:y="5.715cm"><text:p text:style-name="P347"><text:span text:style-name="T447">Origen</text:span></text:p><draw:enhanced-geometry svg:viewBox="0 0 21600 21600" draw:mirror-horizontal="true" draw:mirror-vertical="false" draw:type="rectangle" draw:enhanced-path="M 0 0 L 21600 0 21600 21600 0 21600 0 0 Z N"/></draw:custom-shape><draw:custom-shape draw:style-name="gr25" draw:text-style-name="P348"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8"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8"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8"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9" svg:x1="5.08cm" svg:y1="4.128cm" svg:x2="3.835cm" svg:y2="1.268cm" draw:start-shape="id24" draw:start-glue-point="0" draw:end-shape="id25" draw:end-glue-point="1" svg:d="M5080 953v-2860h-1245" svg:viewBox="0 0 1247 2861"><text:p/></draw:connector><draw:connector draw:style-name="gr23" draw:text-style-name="P339" svg:x1="5.556cm" svg:y1="4.128cm" svg:x2="4.763cm" svg:y2="0.316cm" draw:start-shape="id26" draw:start-glue-point="0" draw:end-shape="id27" draw:end-glue-point="1" svg:d="M5556 953v-3812h-793" svg:viewBox="0 0 796 3814"><text:p/></draw:connector><draw:connector draw:style-name="gr23" draw:text-style-name="P339" svg:x1="6.668cm" svg:y1="4.128cm" svg:x2="7.913cm" svg:y2="1.268cm" draw:start-shape="id28" draw:start-glue-point="0" draw:end-shape="id29" draw:end-glue-point="3" svg:d="M6668 953v-2860h1245" svg:viewBox="0 0 1247 2861"><text:p/></draw:connector><draw:connector draw:style-name="gr23" draw:text-style-name="P339" svg:x1="6.191cm" svg:y1="4.128cm" svg:x2="6.939cm" svg:y2="0.316cm" draw:start-shape="id30" draw:start-glue-point="0" draw:end-shape="id31" draw:end-glue-point="3" svg:d="M6191 953v-3812h748" svg:viewBox="0 0 750 3814"><text:p/></draw:connector><draw:custom-shape draw:style-name="gr26" draw:text-style-name="P348" xml:id="id33" draw:id="id33" svg:width="3.495cm" svg:height="0.636cm" svg:x="4.078cm" svg:y="4.128cm"><text:p text:style-name="P347"><text:span text:style-name="T447">Difusión (Broadcast)</text:span></text:p><draw:enhanced-geometry svg:viewBox="0 0 21600 21600" draw:mirror-horizontal="true" draw:mirror-vertical="false" draw:type="rectangle" draw:enhanced-path="M 0 0 L 21600 0 21600 21600 0 21600 0 0 Z N"/></draw:custom-shape><draw:connector draw:style-name="gr27" draw:text-style-name="P339" draw:type="line" svg:x1="5.838cm" svg:y1="5.715cm" svg:x2="5.826cm" svg:y2="4.763cm" draw:start-shape="id32" draw:start-glue-point="0" draw:end-shape="id33" draw:end-glue-point="2" svg:d="M5838 2540l-12-952" svg:viewBox="0 0 14 954"><text:p/></draw:connector></draw:g></text:p><text:p text:style-name="P194"/><text:p text:style-name="P203">Figura <text:sequence text:ref-name="refFigure11" text:name="Figure" text:formula="ooow:Figure+1" style:num-format="1">12</text:sequence>: <text:span text:style-name="T292">Envío de paquete </text:span><text:span text:style-name="T293">utilizando Broadcast</text:span><text:span text:style-name="T190">.</text:span></text:p><text:p text:style-name="P204"><text:span text:style-name="T315">Adaptado de </text:span><text:span text:style-name="T316">Broadcast</text:span><text:span text:style-name="T315"> message Transmission in MANETs</text:span><text:span text:style-name="T311"> </text:span><text:span text:style-name="T177">(p. </text:span><text:span text:style-name="T179">1</text:span><text:span text:style-name="T180">7</text:span><text:span text:style-name="T177">), por </text:span><text:span text:style-name="T315">Shivraj Kaur, Kulwinder Singh y Yadvinder Singh </text:span><text:span text:style-name="T177">, </text:span><text:span text:style-name="T312">20</text:span><text:span text:style-name="T314">1</text:span><text:span text:style-name="T315">6</text:span><text:span text:style-name="T177">, </text:span><text:span text:style-name="T314">International Journal of Computer Applications</text:span><text:span text:style-name="T177">.</text:span><text:span text:style-name="T189"> </text:span><text:bookmark text:name="MendeleyTempCursorBookmark4121311"/></text:p></draw:text-box></draw:frame></text:p>
      <text:p text:style-name="P74"/>
      <text:list xml:id="list104530386725727" text:continue-numbering="true" text:style-name="Numeración">
        <text:list-item>
          <text:h text:style-name="P231" text:outline-level="1"><text:bookmark-start text:name="__RefHeading___Toc8199_2758175839"/><text:span text:style-name="T1">MARCO </text:span><text:span text:style-name="T18">Metodológico</text:span><text:bookmark-end text:name="__RefHeading___Toc8199_2758175839"/></text:h>
          <text:list>
            <text:list-item>
              <text:h text:style-name="P243" text:outline-level="2"><text:bookmark-start text:name="__RefHeading___Toc388_13217376221"/>Arquitectura del Sistema<text:bookmark-end text:name="__RefHeading___Toc388_13217376221"/></text:h>
              <text:list>
                <text:list-header>
                  <text:p text:style-name="P312"><text:span text:style-name="T362">Antes de comenzar a explicar la arquitectura, </text:span><text:span text:style-name="T363">es importante </text:span><text:span text:style-name="T364">mencionar que el nombre del</text:span><text:span text:style-name="T363"> sistema </text:span><text:span text:style-name="T364">es LIRI. </text:span><text:span text:style-name="T366">Este nombre </text:span><text:span text:style-name="T364">surgió como una combinación de los nombres de los integrantes del presente TFG, de </text:span><text:span text:style-name="T358">Les-</text:span><text:span text:style-name="T352">li</text:span><text:span text:style-name="T358">e y Ro-d</text:span><text:span text:style-name="T352">ri</text:span><text:span text:style-name="T358">-go </text:span><text:span text:style-name="T365">resultó Liri</text:span><text:span text:style-name="T358">.</text:span></text:p>
                </text:list-header>
              </text:list>
            </text:list-item>
          </text:list>
        </text:list-item>
      </text:list>
      <text:p text:style-name="P16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95"/><text:p text:style-name="P195"><draw:g text:anchor-type="as-char" draw:z-index="34" draw:name="Objeto de grupo 13" draw:style-name="gr1"><draw:custom-shape draw:style-name="gr2" draw:text-style-name="P337"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37"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37"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37" xml:id="id1" draw:id="id1" svg:width="2.858cm" svg:height="0.953cm" svg:x="0.635cm" svg:y="3.175cm"><text:p text:style-name="P338"><text:span text:style-name="T445">Aplicación Coordinadora</text:span></text:p><draw:enhanced-geometry svg:viewBox="0 0 21600 21600" draw:mirror-vertical="false" draw:mirror-horizontal="false" draw:type="rectangle" draw:enhanced-path="M 0 0 L 21600 0 21600 21600 0 21600 0 0 Z N"/></draw:custom-shape><draw:custom-shape draw:style-name="gr4" draw:text-style-name="P337" xml:id="id2" draw:id="id2" svg:width="2.858cm" svg:height="0.953cm" svg:x="5.715cm" svg:y="1.27cm"><text:p text:style-name="P338"><text:span text:style-name="T445">Aplicación Asistente 1</text:span></text:p><draw:enhanced-geometry svg:viewBox="0 0 21600 21600" draw:type="rectangle" draw:enhanced-path="M 0 0 L 21600 0 21600 21600 0 21600 0 0 Z N"/></draw:custom-shape><draw:custom-shape draw:style-name="gr5" draw:text-style-name="P337" xml:id="id3" draw:id="id3" svg:width="2.857cm" svg:height="0.953cm" svg:x="5.715cm" svg:y="3.175cm"><text:p text:style-name="P338"><text:span text:style-name="T445">Aplicación Asistente 2</text:span></text:p><draw:enhanced-geometry svg:viewBox="0 0 21600 21600" draw:type="rectangle" draw:enhanced-path="M 0 0 L 21600 0 21600 21600 0 21600 0 0 Z N"/></draw:custom-shape><draw:custom-shape draw:style-name="gr4" draw:text-style-name="P337" xml:id="id4" draw:id="id4" svg:width="2.858cm" svg:height="0.953cm" svg:x="5.715cm" svg:y="5.08cm"><text:p text:style-name="P338"><text:span text:style-name="T445">Aplicación Asistente N</text:span></text:p><draw:enhanced-geometry svg:viewBox="0 0 21600 21600" draw:type="rectangle" draw:enhanced-path="M 0 0 L 21600 0 21600 21600 0 21600 0 0 Z N"/></draw:custom-shape><draw:connector draw:style-name="gr6" draw:text-style-name="P339" svg:x1="2.064cm" svg:y1="3.175cm" svg:x2="5.715cm" svg:y2="1.746cm" draw:start-shape="id1" draw:start-glue-point="0" draw:end-shape="id2" draw:end-glue-point="3" svg:d="M2064-159v-1429h3651" svg:viewBox="0 0 3653 1431"><text:p/></draw:connector><draw:connector draw:style-name="gr6" draw:text-style-name="P339" svg:x1="3.493cm" svg:y1="3.651cm" svg:x2="5.715cm" svg:y2="3.651cm" draw:start-shape="id1" draw:start-glue-point="1" draw:end-shape="id3" draw:end-glue-point="3" svg:d="M3493 317h2222" svg:viewBox="0 0 2224 2"><text:p/></draw:connector><draw:connector draw:style-name="gr6" draw:text-style-name="P339" svg:x1="2.064cm" svg:y1="4.128cm" svg:x2="5.715cm" svg:y2="5.557cm" draw:start-shape="id1" draw:start-glue-point="2" draw:end-shape="id4" draw:end-glue-point="3" svg:d="M2064 794v1429h3651" svg:viewBox="0 0 3653 1431"><text:p/></draw:connector><draw:custom-shape draw:style-name="gr7" draw:text-style-name="P340" svg:width="2.149cm" svg:height="0.318cm" svg:x="3.493cm" svg:y="0.318cm"><text:p text:style-name="P338"><text:span text:style-name="T446">Sistema Liri</text:span></text:p><draw:enhanced-geometry svg:viewBox="0 0 21600 21600" draw:type="rectangle" draw:enhanced-path="M 0 0 L 21600 0 21600 21600 0 21600 0 0 Z N"/></draw:custom-shape></draw:g></text:p><text:p text:style-name="P195">Figura <text:sequence text:ref-name="refFigure12" text:name="Figure" text:formula="ooow:Figure+1" style:num-format="1">13</text:sequence>: <text:span text:style-name="T193">Esquema de </text:span><text:span text:style-name="T194">componentes del sistema Liri</text:span><text:span text:style-name="T190">.</text:span></text:p><text:p text:style-name="P168">Elaboraci<text:span text:style-name="T327">ón propia.</text:span></text:p></draw:text-box></draw:frame></text:p>
      <text:list xml:id="list104531067995130" text:continue-numbering="true" text:style-name="Numeración">
        <text:list-item>
          <text:list>
            <text:list-item>
              <text:list>
                <text:list-item>
                  <text:h text:style-name="P264" text:outline-level="3"><text:bookmark-start text:name="__RefHeading___Toc76130_2898270441"/>Aplicación Coordinadora<text:bookmark-end text:name="__RefHeading___Toc76130_2898270441"/></text:h>
                </text:list-item>
              </text:list>
              <text:p text:style-name="P314">La <text:span text:style-name="T408">aplicación coordinadora es la que se encarga de iniciar y coordinar el proceso de ejecución de pruebas unitarias.</text:span></text:p>
            </text:list-item>
          </text:list>
        </text:list-item>
      </text:list>
      <text:p text:style-name="P16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95"/><text:p text:style-name="P195"><draw:g text:anchor-type="as-char" draw:z-index="32" draw:name="Objeto de grupo 12" draw:style-name="gr1"><draw:custom-shape draw:style-name="gr8" draw:text-style-name="P337"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37"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37" xml:id="id5" draw:id="id5" svg:width="2.555cm" svg:height="0.953cm" svg:x="5.389cm" svg:y="0cm"><text:p text:style-name="P338"><text:span text:style-name="T445">Aplicación Coordinadora</text:span></text:p><draw:enhanced-geometry svg:viewBox="0 0 21600 21600" draw:type="rectangle" draw:enhanced-path="M 0 0 L 21600 0 21600 21600 0 21600 0 0 Z N"/></draw:custom-shape><draw:custom-shape draw:style-name="gr11" draw:text-style-name="P337" xml:id="id6" draw:id="id6" svg:width="2.555cm" svg:height="0.955cm" svg:x="5.389cm" svg:y="2.219cm"><text:p text:style-name="P338"><text:span text:style-name="T445">Hilo Principal</text:span></text:p><draw:enhanced-geometry svg:viewBox="0 0 21600 21600" draw:type="rectangle" draw:enhanced-path="M 0 0 L 21600 0 21600 21600 0 21600 0 0 Z N"/></draw:custom-shape><draw:custom-shape draw:style-name="gr12" draw:text-style-name="P337" xml:id="id7" draw:id="id7" svg:width="2.553cm" svg:height="0.953cm" svg:x="0.284cm" svg:y="4.759cm"><text:p text:style-name="P338"><text:span text:style-name="T445">Hilo 1</text:span></text:p><draw:enhanced-geometry svg:viewBox="0 0 21600 21600" draw:mirror-horizontal="false" draw:mirror-vertical="false" draw:type="rectangle" draw:enhanced-path="M 0 0 L 21600 0 21600 21600 0 21600 0 0 Z N"/></draw:custom-shape><draw:custom-shape draw:style-name="gr11" draw:text-style-name="P337" xml:id="id9" draw:id="id9" svg:width="2.555cm" svg:height="0.955cm" svg:x="3.687cm" svg:y="4.757cm"><text:p text:style-name="P338"><text:span text:style-name="T445">Hilo 2</text:span></text:p><draw:enhanced-geometry svg:viewBox="0 0 21600 21600" draw:type="rectangle" draw:enhanced-path="M 0 0 L 21600 0 21600 21600 0 21600 0 0 Z N"/></draw:custom-shape><draw:custom-shape draw:style-name="gr12" draw:text-style-name="P337" xml:id="id10" draw:id="id10" svg:width="2.553cm" svg:height="0.953cm" svg:x="7.093cm" svg:y="4.759cm"><text:p text:style-name="P338"><text:span text:style-name="T445">Hilo 3</text:span></text:p><draw:enhanced-geometry svg:viewBox="0 0 21600 21600" draw:type="rectangle" draw:enhanced-path="M 0 0 L 21600 0 21600 21600 0 21600 0 0 Z N"/></draw:custom-shape><draw:custom-shape draw:style-name="gr11" draw:text-style-name="P337" xml:id="id8" draw:id="id8" svg:width="2.555cm" svg:height="0.955cm" svg:x="10.497cm" svg:y="4.757cm"><text:p text:style-name="P338"><text:span text:style-name="T445">Hilo N</text:span></text:p><draw:enhanced-geometry svg:viewBox="0 0 21600 21600" draw:type="rectangle" draw:enhanced-path="M 0 0 L 21600 0 21600 21600 0 21600 0 0 Z N"/></draw:custom-shape><draw:connector draw:style-name="gr13" draw:text-style-name="P342" draw:type="line" svg:x1="6.666cm" svg:y1="0.953cm" svg:x2="6.666cm" svg:y2="2.219cm" draw:start-shape="id5" draw:start-glue-point="2" draw:end-shape="id6" draw:end-glue-point="0" svg:d="M6666-3173v1266" svg:viewBox="0 0 2 1268"><text:p text:style-name="P341"><text:span text:style-name="T446">Inicia</text:span></text:p></draw:connector><draw:connector draw:style-name="gr13" draw:text-style-name="P343" draw:type="line" svg:x1="6.666cm" svg:y1="3.173cm" svg:x2="1.559cm" svg:y2="4.759cm" draw:start-shape="id6" draw:start-glue-point="2" draw:end-shape="id7" draw:end-glue-point="0" svg:d="M6666-953l-5107 1586" svg:viewBox="0 0 5108 1588"><text:p text:style-name="P338"><text:span text:style-name="T446">Inicia</text:span></text:p></draw:connector><draw:connector draw:style-name="gr13" draw:text-style-name="P343" draw:type="line" svg:x1="6.666cm" svg:y1="3.173cm" svg:x2="11.774cm" svg:y2="4.757cm" draw:start-shape="id6" draw:start-glue-point="2" draw:end-shape="id8" draw:end-glue-point="0" svg:d="M6666-953l5108 1584" svg:viewBox="0 0 5110 1586"><text:p text:style-name="P338"><text:span text:style-name="T446">Inicia</text:span></text:p></draw:connector><draw:connector draw:style-name="gr13" draw:text-style-name="P343" draw:type="line" svg:x1="6.666cm" svg:y1="3.173cm" svg:x2="4.964cm" svg:y2="4.757cm" draw:start-shape="id6" draw:start-glue-point="2" draw:end-shape="id9" draw:end-glue-point="0" svg:d="M6666-953l-1702 1584" svg:viewBox="0 0 1704 1586"><text:p text:style-name="P338"><text:span text:style-name="T446">Inicia</text:span></text:p></draw:connector><draw:connector draw:style-name="gr13" draw:text-style-name="P343" draw:type="line" svg:x1="6.666cm" svg:y1="3.173cm" svg:x2="8.368cm" svg:y2="4.759cm" draw:start-shape="id6" draw:start-glue-point="2" draw:end-shape="id10" draw:end-glue-point="0" svg:d="M6666-953l1702 1586" svg:viewBox="0 0 1704 1588"><text:p text:style-name="P338"><text:span text:style-name="T446">Inicia</text:span></text:p></draw:connector><draw:custom-shape draw:style-name="gr12" draw:text-style-name="P337" xml:id="id11" draw:id="id11" svg:width="2.553cm" svg:height="0.953cm" svg:x="0.284cm" svg:y="6.981cm"><text:p text:style-name="P338"><text:span text:style-name="T445">Cliente UDP</text:span></text:p><draw:enhanced-geometry svg:viewBox="0 0 21600 21600" draw:mirror-horizontal="false" draw:mirror-vertical="false" draw:type="rectangle" draw:enhanced-path="M 0 0 L 21600 0 21600 21600 0 21600 0 0 Z N"/></draw:custom-shape><draw:custom-shape draw:style-name="gr12" draw:text-style-name="P337" xml:id="id12" draw:id="id12" svg:width="2.553cm" svg:height="0.953cm" svg:x="3.688cm" svg:y="6.981cm"><text:p text:style-name="P338"><text:span text:style-name="T445">Servidor TCP</text:span></text:p><draw:enhanced-geometry svg:viewBox="0 0 21600 21600" draw:mirror-horizontal="false" draw:mirror-vertical="false" draw:type="rectangle" draw:enhanced-path="M 0 0 L 21600 0 21600 21600 0 21600 0 0 Z N"/></draw:custom-shape><draw:custom-shape draw:style-name="gr12" draw:text-style-name="P337" xml:id="id13" draw:id="id13" svg:width="2.553cm" svg:height="0.953cm" svg:x="7.093cm" svg:y="6.981cm"><text:p text:style-name="P338"><text:span text:style-name="T445">Servidor TCP</text:span></text:p><draw:enhanced-geometry svg:viewBox="0 0 21600 21600" draw:mirror-horizontal="false" draw:mirror-vertical="false" draw:type="rectangle" draw:enhanced-path="M 0 0 L 21600 0 21600 21600 0 21600 0 0 Z N"/></draw:custom-shape><draw:custom-shape draw:style-name="gr14" draw:text-style-name="P337" xml:id="id14" draw:id="id14" svg:width="2.555cm" svg:height="0.953cm" svg:x="10.497cm" svg:y="6.981cm"><text:p text:style-name="P338"><text:span text:style-name="T445">Servidor TCP</text:span></text:p><draw:enhanced-geometry svg:viewBox="0 0 21600 21600" draw:mirror-horizontal="false" draw:mirror-vertical="false" draw:type="rectangle" draw:enhanced-path="M 0 0 L 21600 0 21600 21600 0 21600 0 0 Z N"/></draw:custom-shape><draw:connector draw:style-name="gr13" draw:text-style-name="P343" draw:type="line" svg:x1="1.559cm" svg:y1="5.711cm" svg:x2="1.559cm" svg:y2="6.981cm" draw:start-shape="id7" draw:start-glue-point="2" draw:end-shape="id11" draw:end-glue-point="0" svg:d="M1559 1585v1270" svg:viewBox="0 0 2 1272"><text:p text:style-name="P338"><text:span text:style-name="T446">Inicia</text:span></text:p></draw:connector><draw:connector draw:style-name="gr15" draw:text-style-name="P343" draw:type="line" svg:x1="4.964cm" svg:y1="5.711cm" svg:x2="4.964cm" svg:y2="6.981cm" draw:start-shape="id9" draw:start-glue-point="2" draw:end-shape="id12" draw:end-glue-point="0" svg:d="M4964 1585v1270" svg:viewBox="0 0 2 1272"><text:p text:style-name="P338"><text:span text:style-name="T446">Inicia</text:span></text:p></draw:connector><draw:connector draw:style-name="gr16" draw:text-style-name="P343" draw:type="line" svg:x1="8.368cm" svg:y1="5.711cm" svg:x2="8.368cm" svg:y2="6.981cm" draw:start-shape="id10" draw:start-glue-point="2" draw:end-shape="id13" draw:end-glue-point="0" svg:d="M8368 1585v1270" svg:viewBox="0 0 2 1272"><text:p text:style-name="P338"><text:span text:style-name="T446">Inicia</text:span></text:p></draw:connector><draw:connector draw:style-name="gr17" draw:text-style-name="P344" draw:type="line" svg:x1="11.774cm" svg:y1="5.711cm" svg:x2="11.774cm" svg:y2="6.981cm" draw:start-shape="id8" draw:start-glue-point="2" draw:end-shape="id14" draw:end-glue-point="0" svg:d="M11774 1585v1270" svg:viewBox="0 0 2 1272"><text:p text:style-name="P338"><text:span text:style-name="T446">Inicia</text:span></text:p></draw:connector></draw:g></text:p><text:p text:style-name="P195"/><text:p text:style-name="P195">Figura <text:sequence text:ref-name="refFigure13" text:name="Figure" text:formula="ooow:Figure+1" style:num-format="1">14</text:sequence>: <text:span text:style-name="T193">Esquema de proceso de la Aplicación Coordinadora</text:span><text:span text:style-name="T190">.</text:span></text:p><text:p text:style-name="_35_._20_Figura_20_Titulo_20_2_20__28_Fuente_29_">Adaptado de <text:span text:style-name="Emphasis"><text:span text:style-name="T425">Java Thread</text:span></text:span> [F<text:span text:style-name="T425">igura</text:span>], por <text:span text:style-name="T425">Javin Paul</text:span>, 20<text:span text:style-name="T425">20</text:span>, <text:span text:style-name="T425">Blog Javarevisited</text:span> (https://javarevisited.blogspot.com/2019/02/thread-code-and-data-how-multithreading-java-program-execute.html#axzz7PuUzkgbC). </text:p></draw:text-box></draw:frame></text:p>
      <text:list xml:id="list104530603070738" text:continue-numbering="true" text:style-name="Numeración">
        <text:list-item>
          <text:list>
            <text:list-item>
              <text:h text:style-name="P244" text:outline-level="2"><text:bookmark-start text:name="__RefHeading___Toc388_1321737622"/><text:span text:style-name="T187">G</text:span><text:span text:style-name="T176">ema</text:span><text:bookmark-end text:name="__RefHeading___Toc388_1321737622"/></text:h>
              <text:list>
                <text:list-item>
                  <text:h text:style-name="P266" text:outline-level="3"><text:bookmark-start text:name="__RefHeading___Toc8201_2758175839"/><text:span text:style-name="T407">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36"><text:span text:style-name="T442">“</text:span><text:span text:style-name="T442">The software package is called a “gem” which contains a packaged Ruby application or library.</text:span></text:p><text:p text:style-name="P336"><text:span text:style-name="T442"/></text:p><text:p text:style-name="P336"><text:span text:style-name="T44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47">Los pr</text:span><text:span text:style-name="T34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4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10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344">⁠. </text:span></text:p>
      <text:p text:style-name="_34_._20_Contenido_20_"><office:annotation office:name="__Annotation__14385_3749439412" loext:resolved="false"><dc:creator>Rodrigo Fernández</dc:creator><dc:date>2022-04-04T21:44:55.245116361</dc:date><meta:creator-initials>RF</meta:creator-initials><text:p text:style-name="P336"><text:span text:style-name="T442">“</text:span><text:span text:style-name="T44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text:span text:style-name="T9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 <office:annotation office:name="__Annotation__22468_3749439412" loext:resolved="false"><dc:creator>Rodrigo Fernández</dc:creator><dc:date>2022-04-04T21:56:01.066976801</dc:date><meta:creator-initials>RF</meta:creator-initials><text:p text:style-name="P336"><text:span text:style-name="T442">“</text:span><text:span text:style-name="T44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text:span text:style-name="T9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 </text:p>
      <text:p text:style-name="P163"><text:soft-page-break/><office:annotation office:name="__Annotation__28039_3749439412" loext:resolved="false"><dc:creator>Rodrigo Fernández</dc:creator><dc:date>2022-04-04T22:01:46.624184415</dc:date><meta:creator-initials>RF</meta:creator-initials><text:p text:style-name="P336"><text:span text:style-name="T442">“</text:span><text:span text:style-name="T442">The gem command allows you to interact with RubyGems.”</text:span></text:p></office:annotation><text:span text:style-name="T379">El comando gem permite interactuar con RubyGems</text:span><office:annotation-end office:name="__Annotation__28039_3749439412"/><text:span text:style-name="T37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15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379">⁠. </text:span><text:span text:style-name="T236">El comando gem push se encarga de publicar la gema en RubyGems.org, esto hace que la gema sea accesible para que cualquier persona pueda instalar la gema a través del comando gem install para posteriormente usarla.</text:span></text:p>
      <text:p text:style-name="P161"><text:span text:style-name="T265">(</text:span><text:a xlink:type="simple" xlink:href="https://guides.rubygems.org/make-your-own-gem/" text:style-name="Internet_20_link" text:visited-style-name="Visited_20_Internet_20_Link"><text:span text:style-name="T265">https://guides.rubygems.org/make-your-own-gem/</text:span></text:a><text:span text:style-name="T265">) </text:span></text:p>
      <text:p text:style-name="P161"><text:span text:style-name="T266">(https://guides.rubygems.org/publishing/)</text:span><text:span text:style-name="T236">. </text:span></text:p>
      <text:list xml:id="list104530689969508" text:continue-numbering="true" text:style-name="Numeración">
        <text:list-item>
          <text:list>
            <text:list-item>
              <text:list>
                <text:list-item>
                  <text:h text:style-name="P269" text:outline-level="3"><text:bookmark-start text:name="__RefHeading___Toc8203_2758175839"/><text:span text:style-name="T164">Estructura</text:span><text:span text:style-name="T162"> de </text:span><text:span text:style-name="T163">Una</text:span><text:span text:style-name="T162"> Gema</text:span><text:bookmark-end text:name="__RefHeading___Toc8203_2758175839"/></text:h>
                </text:list-item>
              </text:list>
            </text:list-item>
          </text:list>
        </text:list-item>
      </text:list>
      <text:p text:style-name="P127"><office:annotation office:name="__Annotation__37274_3749439412" loext:resolved="false"><dc:creator>Rodrigo Fernández</dc:creator><dc:date>2022-04-04T22:16:07.963039487</dc:date><meta:creator-initials>RF</meta:creator-initials><text:p text:style-name="P336"><text:span text:style-name="T442">“</text:span><text:span text:style-name="T442">Inside gems are the following components:</text:span></text:p><text:p text:style-name="P336"><text:span text:style-name="T442">Code (including tests and supporting utilities)</text:span></text:p><text:p text:style-name="P336"><text:span text:style-name="T442">Documentation</text:span></text:p><text:p text:style-name="P336"><text:span text:style-name="T442">gemspec”</text:span></text:p></office:annotation><text:span text:style-name="T348">D</text:span><text:span text:style-name="T344">entro de las gemas se encuentran los siguientes componentes: Código (incluyendo pruebas y otras utilidades), Documentación y el gemspec</text:span><office:annotation-end office:name="__Annotation__37274_3749439412"/><text:span text:style-name="T34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10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344">⁠.</text:span></text:p>
      <text:p text:style-name="P122"><text:span text:style-name="T38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14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383">⁠ <text:s/>t</text:span><office:annotation office:name="__Annotation__37275_3749439412" loext:resolved="false"><dc:creator>Rodrigo Fernández</dc:creator><dc:date>2022-04-04T22:16:29.335459399</dc:date><meta:creator-initials>RF</meta:creator-initials><text:p text:style-name="P336"><text:span text:style-name="T442">“</text:span><text:span text:style-name="T442">Each gem follows the same standard structure of code organization:”</text:span></text:p></office:annotation><text:span text:style-name="T383">odas las gemas siguen una estructura estándar para organizar el código:</text:span><office:annotation-end office:name="__Annotation__37275_3749439412"/></text:p>
      <text:p text:style-name="Standard"><text:span text:style-name="Source_20_Text"><text:span text:style-name="T380">freewill/</text:span></text:span></text:p>
      <text:p text:style-name="Standard"><text:span text:style-name="Source_20_Text"><text:span text:style-name="T380">├── bin/</text:span></text:span></text:p>
      <text:p text:style-name="Standard"><text:span text:style-name="Source_20_Text"><text:span text:style-name="T380">│ <text:s text:c="2"/>└── freewill</text:span></text:span></text:p>
      <text:p text:style-name="Standard"><text:span text:style-name="Source_20_Text"><text:span text:style-name="T380">├── lib/</text:span></text:span></text:p>
      <text:p text:style-name="Standard"><text:span text:style-name="Source_20_Text"><text:span text:style-name="T380">│ <text:s text:c="2"/>└── freewill.rb</text:span></text:span></text:p>
      <text:p text:style-name="Standard"><text:span text:style-name="Source_20_Text"><text:span text:style-name="T380">├── test/</text:span></text:span></text:p>
      <text:p text:style-name="Standard"><text:span text:style-name="Source_20_Text"><text:span text:style-name="T380">│ <text:s text:c="2"/>└── test_freewill.rb</text:span></text:span></text:p>
      <text:p text:style-name="Standard"><text:span text:style-name="Source_20_Text"><text:span text:style-name="T380">├── README</text:span></text:span></text:p>
      <text:p text:style-name="Standard"><text:span text:style-name="Source_20_Text"><text:span text:style-name="T380">├── Rakefile</text:span></text:span></text:p>
      <text:p text:style-name="Standard"><text:span text:style-name="Source_20_Text"><text:span text:style-name="T380">└── freewill.gemspec</text:span></text:span></text:p>
      <text:p text:style-name="P123"/>
      <text:p text:style-name="P12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text:span text:style-name="T9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 <office:annotation office:name="__Annotation__57316_3749439412" loext:resolved="false"><dc:creator>Rodrigo Fernández</dc:creator><dc:date>2022-04-04T22:31:26.808284320</dc:date><meta:creator-initials>RF</meta:creator-initials><text:p text:style-name="P336"><text:span text:style-name="T442">“</text:span><text:span text:style-name="T442">Here, you can see the major components of a gem:</text:span></text:p><text:p text:style-name="P336"><text:span text:style-name="T442">- The lib directory contains the code for the gem</text:span></text:p><text:p text:style-name="P336"><text:span text:style-name="T442">- The test or spec directory contains tests, depending on which test framework the developer uses </text:span></text:p><text:p text:style-name="P336"><text:span text:style-name="T442">- A gem usually has a Rakefile, which the rake program uses to automate tests, generate code, and perform other tasks. </text:span></text:p><text:p text:style-name="P336"><text:span text:style-name="T442">- This gem also includes an executable file in the bin directory, which will be loaded into the user’s PATH when the gem is installed. </text:span></text:p><text:p text:style-name="P336"><text:span text:style-name="T442">- Documentation is usually included in the README and inline with the code. When you install a gem, documentation is generated automatically for you. Most gems include RDoc documentation, but some use YARD docs instead. </text:span></text:p><text:p text:style-name="P336"><text:span text:style-name="T44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04530507111436" text:continue-list="list104530792829887" text:style-name="Viñeta">
        <text:list-item>
          <text:p text:style-name="P294"><text:span text:style-name="T349">La carpeta </text:span><text:span text:style-name="T351">lib </text:span><text:span text:style-name="T354">que contiene el código de la gema.</text:span></text:p>
        </text:list-item>
        <text:list-item>
          <text:p text:style-name="P316"><text:span text:style-name="T353">Las carpetas </text:span><text:span text:style-name="T350">test</text:span><text:span text:style-name="T353"> o </text:span><text:span text:style-name="T350">spec</text:span><text:span text:style-name="T353"> que contienen las pruebas, dependiendo del framework de pruebas que el desarrollador utilice.</text:span></text:p>
        </text:list-item>
        <text:list-item>
          <text:p text:style-name="P316"><text:soft-page-break/><text:span text:style-name="T353">Una gema usualmente tiene un </text:span><text:span text:style-name="T350">Rakefile</text:span><text:span text:style-name="T353">, que junto al programa rake </text:span><text:span text:style-name="T355">(que también es una gema)</text:span><text:span text:style-name="T353"> se usa para automatizar pruebas, generar código, y realizar otras tareas.</text:span></text:p>
        </text:list-item>
        <text:list-item>
          <text:p text:style-name="P316"><text:span text:style-name="T353">La gema también incluye un archivo ejecutable en la carpeta </text:span><text:span text:style-name="T350">bin</text:span><text:span text:style-name="T353">, que será cargado en el entorno donde el usuario instaló la gema.</text:span></text:p>
        </text:list-item>
        <text:list-item>
          <text:p text:style-name="P294"><text:span text:style-name="T354">La documentación usualmente se incluye en el archivo README y dentro del código mismo. Cuando se instala una gema, la documentación es generada automáticamente. Muchas </text:span><text:span text:style-name="T355">gemas</text:span><text:span text:style-name="T354"> incluyen </text:span><text:span text:style-name="T355">RDoc y YARD las cuales son gemas para generar documentación.</text:span></text:p>
        </text:list-item>
        <text:list-item>
          <text:p text:style-name="P317"><text:span text:style-name="T35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04529771801043" text:continue-list="list104530689969508" text:style-name="Numeración">
        <text:list-item>
          <text:list>
            <text:list-item>
              <text:list>
                <text:list-item>
                  <text:h text:style-name="P270" text:outline-level="3"><text:bookmark-start text:name="__RefHeading___Toc8205_2758175839"/><text:span text:style-name="T162">Creación de </text:span><text:span text:style-name="T163">Una</text:span><text:span text:style-name="T162"> Gema</text:span><text:bookmark-end text:name="__RefHeading___Toc8205_2758175839"/></text:h>
                </text:list-item>
              </text:list>
            </text:list-item>
          </text:list>
        </text:list-item>
      </text:list>
      <text:p text:style-name="P124">Para aprovechar las bondades que nos ofrece Ruby y sus gemas, decidimos empaquetar el Sistema en una gema.</text:p>
      <text:p text:style-name="P128"><text:span text:style-name="T348">P</text:span><text:span text:style-name="T34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28"><office:annotation office:name="__Annotation__61238_3749439412" loext:resolved="false"><dc:creator>Rodrigo Fernández</dc:creator><dc:date>2022-04-04T22:43:37.044685713</dc:date><meta:creator-initials>RF</meta:creator-initials><text:p text:style-name="P336"><text:span text:style-name="T442">“</text:span><text:span text:style-name="T44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6"><text:span text:style-name="T442">Did you know that you can use Bundler for not only gem dependency management but also for writing our own gems? It’s really easy to do this and Bundler provides a couple of things to help you along this path.”</text:span></text:p></office:annotation><text:span text:style-name="T344">Bundler es una herramienta creada para manejar las dependencias en las librerías Ruby y también para facilitar la creación de gemas</text:span><office:annotation-end office:name="__Annotation__61238_3749439412"/><text:span text:style-name="T34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10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344">⁠.</text:span></text:p>
      <text:p text:style-name="P129"><text:span text:style-name="T35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10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356">⁠ </text:span><text:span text:style-name="T357">son Rbenv y RVM. Decidimos utilizar RVM por la experiencia previa que teníamos con esta herramienta.</text:span></text:p>
      <text:p text:style-name="P130"><text:soft-page-break/><office:annotation office:name="__Annotation__74227_3749439412" loext:resolved="false"><dc:creator>Rodrigo Fernández</dc:creator><dc:date>2022-04-04T23:08:18.380949134</dc:date><meta:creator-initials>RF</meta:creator-initials><text:p text:style-name="P336"><text:span text:style-name="T442">RVM is a command-line tool which allows you to easily install, manage, and work with multiple ruby environments from interpreters to sets of gems.</text:span></text:p></office:annotation><text:span text:style-name="T357">R</text:span><text:span text:style-name="T34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4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10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344">⁠.</text:span></text:p>
      <text:p text:style-name="P131"><text:span text:style-name="T348">E</text:span><text:span text:style-name="T358">n </text:span><text:span text:style-name="T360">el </text:span><text:span text:style-name="T361">Anexo 1</text:span><text:span text:style-name="T360"> </text:span><text:span text:style-name="T358">se procede a detallar los pasos para instalar RVM, Ruby y Bundler.</text:span></text:p>
      <text:list xml:id="list104529916622389" text:continue-numbering="true" text:style-name="Numeración">
        <text:list-item>
          <text:list>
            <text:list-item>
              <text:list>
                <text:list-item>
                  <text:h text:style-name="P271" text:outline-level="3"><text:bookmark-start text:name="__RefHeading___Toc8207_2758175839"/><text:span text:style-name="T162">Creación de </text:span><text:span text:style-name="T165">la</text:span><text:span text:style-name="T162"> Gema </text:span><text:span text:style-name="T165">Liri</text:span><text:span text:style-name="T162"> </text:span><text:span text:style-name="T165">usando Bundler</text:span><text:bookmark-end text:name="__RefHeading___Toc8207_2758175839"/></text:h>
                </text:list-item>
              </text:list>
            </text:list-item>
          </text:list>
        </text:list-item>
      </text:list>
      <text:p text:style-name="P164"><text:span text:style-name="T359">V</text:span><text:span text:style-name="T344">amos a empaquetar el código del Sistema Liri en una gema llamada también Liri.</text:span></text:p>
      <text:p text:style-name="P165"><text:span text:style-name="T359">E</text:span><text:span text:style-name="T344">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36"><text:span text:style-name="T442">Profuncizar en esto y agregar referencias</text:span></text:p></office:annotation><text:span text:style-name="T344">sistema</text:span><office:annotation-end office:name="__Annotation__16535_3707471492"/><text:span text:style-name="T344"> es un conjunto de programas o aplicaciones. </text:span><office:annotation office:name="__Annotation__18356_3707471492" loext:resolved="false"><dc:creator>Rodrigo Fernández</dc:creator><dc:date>2022-04-08T18:36:44.698921071</dc:date><meta:creator-initials>RF</meta:creator-initials><text:p text:style-name="P336"><text:span text:style-name="T442">Agregar Figura para explicar mejor, tal vez un diagrama de componentes</text:span></text:p></office:annotation><text:span text:style-name="T34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04530274646376" text:continue-list="list104530507111436" text:style-name="Viñeta">
        <text:list-item>
          <text:p text:style-name="P318">Sistema Liri</text:p>
        </text:list-item>
        <text:list-item>
          <text:p text:style-name="P318">Aplicación Coordinadora (Componente del Sistema Liri)</text:p>
        </text:list-item>
        <text:list-item>
          <text:p text:style-name="P318">Aplicación Asistente (Componente del Sistema Liri)</text:p>
        </text:list-item>
        <text:list-item>
          <text:p text:style-name="P318">Gema Liri (Empaquetado del Sistema Liri)</text:p>
        </text:list-item>
      </text:list>
      <text:p text:style-name="P12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span text:style-name="T9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p>
      <text:p text:style-name="P112">Generar la estructura de la gema</text:p>
      <text:p text:style-name="P188"><text:span text:style-name="T386">liri@liri-virtualbox</text:span>:<text:span text:style-name="T390">~</text:span>$ <text:span text:style-name="T38">bundle gem liri</text:span></text:p>
      <text:p text:style-name="P126"><text:span text:style-name="T150">A</text:span><text:span text:style-name="T92">l ejecutar el comando indicado </text:span><text:span text:style-name="T151">se</text:span><text:span text:style-name="T92"> solicitará especificar</text:span><text:span text:style-name="T151">:</text:span></text:p>
      <text:list xml:id="list104530064048170" text:continue-numbering="true" text:style-name="Viñeta">
        <text:list-item>
          <text:p text:style-name="P295"><text:span text:style-name="T112">E</text:span><text:span text:style-name="T111">l framework de pruebas a utilizar.</text:span></text:p>
        </text:list-item>
        <text:list-item>
          <text:p text:style-name="P295"><text:span text:style-name="T111">C</text:span><text:span text:style-name="T112">onfirmar el uso de la licencia MIT.</text:span></text:p>
        </text:list-item>
        <text:list-item>
          <text:p text:style-name="P319">Confirmar la inclusión de un código de conducta.</text:p>
        </text:list-item>
      </text:list>
      <text:p text:style-name="P106"><text:soft-page-break/>El ejemplo de la ejecución del comando es el siguiente: </text:p>
      <text:p text:style-name="P113"><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14">Configurar el archivo liri.gemspec</text:p>
      <text:p text:style-name="P103"><text:soft-page-break/>Es necesario configurar este archivo para poder compilar la gema. Además, esta información será mostrada en RubyGems.org cuando se publique la gema. Las configuraciones necesarias son las siguientes:</text:p>
      <text:list xml:id="list104531612473614" text:continue-numbering="true" text:style-name="Viñeta">
        <text:list-item>
          <text:p text:style-name="P320">spec.authors, el nombre de los autores de la gema.</text:p>
        </text:list-item>
        <text:list-item>
          <text:p text:style-name="P320">spec.email, el correo electrónico de los autores de la gema. </text:p>
        </text:list-item>
        <text:list-item>
          <text:p text:style-name="P320">spec.summary, una breve descripción de la gema. </text:p>
        </text:list-item>
        <text:list-item>
          <text:p text:style-name="P320">spec.description, una descripción más completa de la gema.</text:p>
        </text:list-item>
        <text:list-item>
          <text:p text:style-name="P292"><text:span text:style-name="T110">spec.homepage, la </text:span><text:span text:style-name="T115">página web de la gema</text:span><text:span text:style-name="T110">, en nuestro caso, </text:span><text:span text:style-name="T115">como no tenemos página web, solo</text:span><text:span text:style-name="T110"> </text:span><text:span text:style-name="T115">especificamos el repositorio en donde alojamos la gema</text:span><text:span text:style-name="T110"> “</text:span>https://github.com/rofaccess/tfg”.</text:p>
        </text:list-item>
        <text:list-item>
          <text:p text:style-name="P296"><text:span text:style-name="T398">spec.metadata["allowed_push_host"], </text:span><text:span text:style-name="T236">se especifica “https://rubygems.org”,</text:span><text:span text:style-name="T398"> el cual es la url RubyGems.org en donde la gema será publicada para ser accesible a todo el mundo.</text:span></text:p>
        </text:list-item>
        <text:list-item>
          <text:p text:style-name="P322">spec.metadata["source_code_uri"], el repositorio donde tenemos alojado el código fuente de la gema, en nuestro caso el código está en “https://github.com/rofaccess/tfg/liri”.</text:p>
        </text:list-item>
        <text:list-item>
          <text:p text:style-name="P297"><text:span text:style-name="T398">spec.metadata["</text:span><text:span text:style-name="T237">changelog</text:span><text:span text:style-name="T399">_uri"], </text:span><text:span text:style-name="T237">es el log de cambios de la gema, aquí se indica información relevante sobre los cambios que se van agregando a la gema a medida que se lanzan nuevas versiones</text:span><text:span text:style-name="T399">, en nuestro </text:span><text:span text:style-name="T237">caso todavía no lanzamos versiones por lo que solo referenciamos a “</text:span><text:a xlink:type="simple" xlink:href="https://github.com/rofaccess/tfg/blob/master/liri/README.md" text:style-name="Internet_20_link" text:visited-style-name="Visited_20_Internet_20_Link"><text:span text:style-name="T337">https://github.com/rofaccess/tfg/blob/master/liri/README.md</text:span></text:a><text:span text:style-name="T237">”, porque osino al momento de querer hacer algo con la gema se lanzará un error indicando que el archivo gemspec es inválido.</text:span></text:p>
        </text:list-item>
      </text:list>
      <text:p text:style-name="P115">Agregar dependencias</text:p>
      <text:p text:style-name="P104">En el archivo liri.gemspec se deben configurar las dependencias que serán necesarias al momento de ejecutar la gema. Estas dependencias también pueden agregarse <text:span text:style-name="T400">en el archivo </text:span><text:soft-page-break/><text:span text:style-name="T40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05">Las dependencias usadas por liri son las siguientes:</text:p>
      <text:list xml:id="list104531491213725" text:continue-numbering="true" text:style-name="Viñeta">
        <text:list-item>
          <text:p text:style-name="P298"><text:span text:style-name="T116">rubyzip, </text:span><office:annotation office:name="__Annotation__35954_3906677904" loext:resolved="false"><dc:creator>Rodrigo Fernández</dc:creator><dc:date>2022-04-07T16:19:48.971132961</dc:date><meta:creator-initials>RF</meta:creator-initials><text:p text:style-name="P336"><text:span text:style-name="T442">“</text:span><text:span text:style-name="T442">Rubyzip is a ruby library for reading and writing zip files”</text:span></text:p></office:annotation><text:span text:style-name="T116">es una </text:span><text:span text:style-name="T128">librería Ruby para </text:span><text:span text:style-name="T129">lectura y escritura de archivos zip</text:span><office:annotation-end office:name="__Annotation__35954_3906677904"/><text:span text:style-name="T1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text:span><text:span text:style-name="T128"> </text:span><text:span text:style-name="T129">Lo</text:span><text:span text:style-name="T116"> empleamos para comprimir archivos, más adelante se entrará en más detalles al respecto.</text:span></text:p>
        </text:list-item>
        <text:list-item>
          <text:p text:style-name="P298"><text:span text:style-name="T118">c</text:span><text:span text:style-name="T116">ommander, </text:span><office:annotation office:name="__Annotation__41756_3906677904" loext:resolved="false"><dc:creator>Rodrigo Fernández</dc:creator><dc:date>2022-04-07T16:25:34.531319875</dc:date><meta:creator-initials>RF</meta:creator-initials><text:p text:style-name="P336"><text:span text:style-name="T442">“</text:span><text:span text:style-name="T442">The complete solution for Ruby command-line executables”</text:span></text:p></office:annotation><text:span text:style-name="T116">es </text:span><text:span text:style-name="T130">una</text:span><text:span text:style-name="T116"> </text:span><text:span text:style-name="T130">solución muy completa para escribir programas Ruby ejecutables en línea de comandos</text:span><office:annotation-end office:name="__Annotation__41756_3906677904"/><text:span text:style-name="T1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text:span><text:span text:style-name="T118"> Est</text:span><text:span text:style-name="T130">o nos permite que </text:span><text:span text:style-name="T144">la gema</text:span><text:span text:style-name="T130"> </text:span><text:span text:style-name="T144">L</text:span><text:span text:style-name="T130">iri sea ejecutable.</text:span></text:p>
        </text:list-item>
        <text:list-item>
          <text:p text:style-name="P299"><text:span text:style-name="T118">highline, </text:span><office:annotation office:name="__Annotation__48687_3906677904" loext:resolved="false"><dc:creator>Rodrigo Fernández</dc:creator><dc:date>2022-04-07T16:30:48.789623447</dc:date><meta:creator-initials>RF</meta:creator-initials><text:p text:style-name="P336"><text:span text:style-name="T442">“</text:span><text:span text:style-name="T44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8">es </text:span><text:span text:style-name="T131">una librería diseñada para facilitar las tediosas tareas de entrada y salida en línea de comandos. Proporciona un sistema robusto para solicitar datos de un usuario</text:span><office:annotation-end office:name="__Annotation__48687_3906677904"/><text:span text:style-name="T1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text:span><text:span text:style-name="T118"> </text:span><text:span text:style-name="T131">Con esta gema</text:span><text:span text:style-name="T118"> </text:span><text:span text:style-name="T131">solicitamos al usuario</text:span><text:span text:style-name="T118"> cierta información al momento de ejecutar la gema </text:span><text:span text:style-name="T144">L</text:span><text:span text:style-name="T118">iri.</text:span></text:p>
        </text:list-item>
        <text:list-item>
          <text:p text:style-name="P300"><text:span text:style-name="T119">net-scp, </text:span><office:annotation office:name="__Annotation__55326_3906677904" loext:resolved="false"><dc:creator>Rodrigo Fernández</dc:creator><dc:date>2022-04-07T16:58:41.620564328</dc:date><meta:creator-initials>RF</meta:creator-initials><text:p text:style-name="P336"><text:span text:style-name="T442">“</text:span><text:span text:style-name="T442">Pure Ruby implementation of the SCP protocol ”</text:span></text:p></office:annotation><text:span text:style-name="T119">es </text:span><text:span text:style-name="T132">una implementación del protocolo SCP en el lenguaje Ruby</text:span><office:annotation-end office:name="__Annotation__55326_3906677904"/><text:span text:style-name="T1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 la cual</text:span><text:span text:style-name="T119"> usamos para compartir el código fuente comprimido a los </text:span><text:span text:style-name="T144">Asistentes</text:span><text:span text:style-name="T119"> del sistema liri, más adelante se entrará en más detalles al respecto.</text:span></text:p>
        </text:list-item>
      </text:list>
      <text:p text:style-name="P113">Configurar el archivo Gemfile</text:p>
      <text:p text:style-name="P102">En este archivo configuramos las dependencias que vamos a usar durante el desarrollo. Las dependencias definidas en este archivo son:</text:p>
      <text:list xml:id="list104531727142903" text:continue-numbering="true" text:style-name="Viñeta">
        <text:list-item>
          <text:p text:style-name="P301"><text:span text:style-name="T113">rake, </text:span><office:annotation office:name="__Annotation__75459_3906677904" loext:resolved="false"><dc:creator>Rodrigo Fernández</dc:creator><dc:date>2022-04-07T18:10:20.340223756</dc:date><meta:creator-initials>RF</meta:creator-initials><text:p text:style-name="P336"><text:span text:style-name="T442">“</text:span><text:span text:style-name="T442">Rake is a Make-like program implemented in Ruby.”</text:span></text:p></office:annotation><text:span text:style-name="T133">es un programa similar al comando make presente en Linux, pero, implementado para Ruby</text:span><office:annotation-end office:name="__Annotation__75459_3906677904"/><text:span text:style-name="T1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 Esta gema</text:span><text:span text:style-name="T113"> nos permite </text:span><text:span text:style-name="T114">automatizar ciertas tareas, como ser: compilar, instalar y publicar la gema. Las tareas se definen </text:span><text:span text:style-name="T122">en </text:span><text:span text:style-name="T114">el archivo Rakefile.</text:span></text:p>
        </text:list-item>
        <text:list-item>
          <text:p text:style-name="P301"><text:span text:style-name="T120">rspec, </text:span><office:annotation office:name="__Annotation__101140_3906677904" loext:resolved="false"><dc:creator>Rodrigo Fernández</dc:creator><dc:date>2022-04-07T18:33:32.373112016</dc:date><meta:creator-initials>RF</meta:creator-initials><text:p text:style-name="P336"><text:span text:style-name="T442">“</text:span><text:span text:style-name="T442">RSpec is a Behaviour-Driven Development tool for Ruby programmers”</text:span></text:p></office:annotation><text:span text:style-name="T134">es una </text:span><text:span text:style-name="T135">herramienta</text:span><text:span text:style-name="T134"> para realizar desarrollo guiado por comportamiento en Ruby</text:span><office:annotation-end office:name="__Annotation__101140_3906677904"/><text:span text:style-name="T1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 </text:span><text:span text:style-name="T120">que nos permite implementar y ejecutar pruebas unitarias de la gema </text:span><text:span text:style-name="T144">L</text:span><text:span text:style-name="T120">iri.</text:span></text:p>
        </text:list-item>
        <text:list-item>
          <text:p text:style-name="P321"><text:soft-page-break/>rubocop, <office:annotation office:name="__Annotation__101368_3906677904" loext:resolved="false"><dc:creator>Rodrigo Fernández</dc:creator><dc:date>2022-04-07T18:39:44.432164976</dc:date><meta:creator-initials>RF</meta:creator-initials><text:p text:style-name="P336"><text:span text:style-name="T442">“</text:span><text:span text:style-name="T442">A Ruby static code analyzer and formatter, based on the community Ruby style guide.”</text:span></text:p></office:annotation>es un analizador <text:span text:style-name="T405">y formateador de código estático en Ruby, basado en la guía de estilo comunitaria de Ruby</text:span><office:annotation-end office:name="__Annotation__101368_3906677904"/><text:span text:style-name="T40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5">⁠,</text:span> que nos permite seguir ciertos estándares al momento de escribir el código de la gema <text:span text:style-name="T426">L</text:span>iri.</text:p>
        </text:list-item>
        <text:list-item>
          <text:p text:style-name="P302"><text:span text:style-name="T122">y</text:span><text:span text:style-name="T110">ard, </text:span><office:annotation office:name="__Annotation__108236_3906677904" loext:resolved="false"><dc:creator>Rodrigo Fernández</dc:creator><dc:date>2022-04-07T18:43:46.866577676</dc:date><meta:creator-initials>RF</meta:creator-initials><text:p text:style-name="P336"><text:span text:style-name="T442">“</text:span><text:span text:style-name="T442">YARD is a documentation generation tool for the Ruby programming language.”</text:span></text:p></office:annotation><text:span text:style-name="T122">es una herramienta </text:span><text:span text:style-name="T136">de generación de documentación para el lenguaje de programación Ruby</text:span><office:annotation-end office:name="__Annotation__108236_3906677904"/><text:span text:style-name="T1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text:span><text:span text:style-name="T122">, la cual nos permite generar la documentación de la gema </text:span><text:span text:style-name="T144">L</text:span><text:span text:style-name="T122">iri con base en los comentarios que agregamos al código.</text:span></text:p>
        </text:list-item>
      </text:list>
      <text:p text:style-name="P117">Instalar dependencias</text:p>
      <text:p text:style-name="P108">Una vez que hemos configurado el gemspec y agregado las dependencias en el gemspec y el Gemfile, se procede a instalar las dependencias especificadas <text:span text:style-name="T402">accediendo a la carpeta liri y</text:span> ejecutando <text:span text:style-name="T403">el</text:span> siguiente comando:</text:p>
      <text:p text:style-name="P190"><text:span text:style-name="T386">liri@liri-virtualbox</text:span>:<text:span text:style-name="T390">~</text:span><text:span text:style-name="T391">liri</text:span>$ <text:span text:style-name="T38">bundle </text:span><text:span text:style-name="T43">install</text:span></text:p>
      <text:p text:style-name="P145"><text:span text:style-name="T145">Compilar e i</text:span><text:span text:style-name="T146">nstalar </text:span><text:span text:style-name="T145">la gema</text:span></text:p>
      <text:p text:style-name="P107">Para comprobar que la gema es funcional, primero debemos compilarla e instalarla a través de los siguientes comandos:</text:p>
      <text:p text:style-name="P189"><text:span text:style-name="T388">liri@liri-virtualbox</text:span><text:span text:style-name="T123">:</text:span><text:span text:style-name="T393">~</text:span><text:span text:style-name="T394">liri</text:span><text:span text:style-name="T123">$ </text:span><text:span text:style-name="T31">gem build liri.gemspec</text:span></text:p>
      <text:p text:style-name="P189"><text:span text:style-name="T63">liri@liri-virtualbox</text:span><text:span text:style-name="T30">:</text:span><text:span text:style-name="T66">~</text:span><text:span text:style-name="T67">liri</text:span><text:span text:style-name="T30">$ </text:span><text:span text:style-name="T32">gem install liri-0.1.0.</text:span><text:span text:style-name="T33">gem</text:span></text:p>
      <text:p text:style-name="P189"><text:span text:style-name="T63">liri@liri-virtualbox</text:span><text:span text:style-name="T30">:</text:span><text:span text:style-name="T66">~</text:span><text:span text:style-name="T67">liri</text:span><text:span text:style-name="T30">$ </text:span><text:span text:style-name="T32">gem list liri</text:span></text:p>
      <text:p text:style-name="P147"><text:span text:style-name="T121">E</text:span><text:span text:style-name="T124">l último comando nos mostrará la gema ya instalada, aunque todavía no se podrá ejecutar. </text:span><text:span text:style-name="T126">Más adelante,</text:span><text:span text:style-name="T124"> se explicará como hacer que liri sea ejecutable.</text:span></text:p>
      <text:p text:style-name="P145"><text:span text:style-name="T124">Como el trabajo de compilar e instalar la gema suele ser repetitiva, definimos ciertas tareas rake para facilitar el proceso, no se entrará en mucho detalle al respecto, pero si se quiere saber más, en</text:span><text:span text:style-name="T121">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 se pueden </text:span><text:span text:style-name="T122">encontrar ejemplos de como definir estas tareas, o bien, accediendo</text:span><text:span text:style-name="T117"> al archivo Rakefile de nuestro repositorio </text:span><text:span text:style-name="T123">de la gema liri</text:span><text:span text:style-name="T117"> en Github.</text:span></text:p>
      <text:p text:style-name="P116"><text:span text:style-name="T401">H</text:span>acer que la gema liri sea ejecutable</text:p>
      <text:p text:style-name="P147"><text:soft-page-break/><text:span text:style-name="T124">En pasos anteriores, se había agregado la gema commander, esta gema </text:span><text:span text:style-name="T125">nos ayuda a hacer que liri sea ejecutable en línea de comandos, para lograr esto, </text:span><text:span text:style-name="T126">se </text:span><text:span text:style-name="T127">debe</text:span><text:span text:style-name="T126"> crear una carpeta llamada exe, y dentro de esta carpeta crear un archivo llamado liri. </text:span><text:span text:style-name="T137">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 el archivo debe tener el siguiente contenido</text:span><text:span text:style-name="T126">:</text:span></text:p>
      <text:p text:style-name="P191">#!/usr/bin/env ruby</text:p>
      <text:p text:style-name="P191">require 'rubygems'</text:p>
      <text:p text:style-name="P191">require 'commander/import'</text:p>
      <text:p text:style-name="P191">require 'liri'</text:p>
      <text:p text:style-name="P191"/>
      <text:p text:style-name="P191">program :name, 'liri'</text:p>
      <text:p text:style-name="P191">program :version, Liri::VERSION</text:p>
      <text:p text:style-name="P191">program :description, 'Ejecuta pruebas unitarias usando un sistema distribuido'</text:p>
      <text:p text:style-name="P191"/>
      <text:p text:style-name="P191">command :manager do |c|</text:p>
      <text:p text:style-name="P191"><text:s text:c="4"/>c.action do |args, options|</text:p>
      <text:p text:style-name="P191"><text:s text:c="8"/>puts '<text:span text:style-name="T404">Ejecutando</text:span> Manager'</text:p>
      <text:p text:style-name="P191"><text:s text:c="4"/>end</text:p>
      <text:p text:style-name="P111">end</text:p>
      <text:p text:style-name="P148"><text:span text:style-name="T126">U</text:span><text:span text:style-name="T110">na vez creado el archivo, se debe repetir el proceso de compilar e instalar la gema, para luego ejecutar el siguiente comando:</text:span></text:p>
      <text:p text:style-name="P192"><text:span text:style-name="T389">liri@liri-virtualbox</text:span><text:span text:style-name="T127">:</text:span><text:span text:style-name="T395">~</text:span><text:span text:style-name="T394">liri</text:span><text:span text:style-name="T127">$ </text:span><text:span text:style-name="T34">liri manager</text:span></text:p>
      <text:p text:style-name="P149"><text:span text:style-name="T127">A</text:span><text:span text:style-name="T110">l ejecutar el comando anterior se imprim</text:span><text:span text:style-name="T140">e</text:span><text:span text:style-name="T110"> el texto: Ejecutando Manager.</text:span></text:p>
      <text:p text:style-name="P109">Tener en cuenta que el contenido indicado es solo un ejemplo de como configurar un ejecutable, el resultado final dentro de la gema liri es un poco más complejo.</text:p>
      <text:list xml:id="list104531699943204" text:continue-list="list104529916622389" text:style-name="Numeración">
        <text:list-item>
          <text:list>
            <text:list-item>
              <text:h text:style-name="P234" text:outline-level="2"><text:bookmark-start text:name="__RefHeading___Toc76128_289827044"/><text:span text:style-name="T19">Funcionamiento</text:span><text:span text:style-name="T20"> del Sistema</text:span><text:bookmark-end text:name="__RefHeading___Toc76128_289827044"/></text:h>
              <text:p text:style-name="P313"><text:soft-page-break/><text:span text:style-name="T138">En la sección 1.3. Alcance del Proyecto, se especificó que el sistema </text:span><text:span text:style-name="T141">a implementar</text:span><text:span text:style-name="T138"> estaría compuesto de dos partes, una </text:span><text:span text:style-name="T144">A</text:span><text:span text:style-name="T138">plicación </text:span><text:span text:style-name="T144">C</text:span><text:span text:style-name="T138">oordinadora y una </text:span><text:span text:style-name="T144">A</text:span><text:span text:style-name="T138">plicación </text:span><text:span text:style-name="T144">Asistente</text:span><text:span text:style-name="T138">. Estas aplicaciones </text:span><text:span text:style-name="T139">se comunic</text:span><text:span text:style-name="T140">an</text:span><text:span text:style-name="T139"> entre s</text:span><text:span text:style-name="T140">í</text:span><text:span text:style-name="T139"> usando un esquema similar al presentado en la </text:span><text:span text:style-name="T139"><text:sequence-ref text:reference-format="category-and-value" text:ref-name="refFigure0">Figura 1</text:sequence-ref></text:span><text:span text:style-name="T139">.</text:span></text:p>
            </text:list-item>
          </text:list>
        </text:list-item>
      </text:list>
      <text:p text:style-name="P151"><text:span text:style-name="T139">T</text:span><text:span text:style-name="T140">anto la </text:span><text:span text:style-name="T144">A</text:span><text:span text:style-name="T140">plicación </text:span><text:span text:style-name="T144">C</text:span><text:span text:style-name="T140">oordinadora como la </text:span><text:span text:style-name="T144">A</text:span><text:span text:style-name="T140">plicación </text:span><text:span text:style-name="T144">Asistente</text:span><text:span text:style-name="T140"> se empaquetan en una misma gema. El ejecutable de la gema soporta el paso de parámetros para especificar cual de las aplicaciones ejecutar.</text:span></text:p>
      <text:p text:style-name="P150"><text:span text:style-name="T110">En las siguientes secciones</text:span><text:span text:style-name="T142"> </text:span><text:span text:style-name="T143">se explicará a grandes rasgos el funcionamiento de todo el sistema.</text:span></text:p>
      <text:list xml:id="list104531511058477" text:continue-numbering="true" text:style-name="Numeración">
        <text:list-item>
          <text:list>
            <text:list-item>
              <text:list>
                <text:list-item>
                  <text:h text:style-name="P265" text:outline-level="3"><text:bookmark-start text:name="__RefHeading___Toc76130_289827044"/>Aplicación Coordinadora<text:bookmark-end text:name="__RefHeading___Toc76130_289827044"/></text:h>
                </text:list-item>
              </text:list>
              <text:p text:style-name="P315">La <text:span text:style-name="T426">Aplicación Coordinadora es la que se encarga de iniciar y coordinar el proceso de ejecución de pruebas unitarias.</text:span></text:p>
            </text:list-item>
          </text:list>
        </text:list-item>
      </text:list>
      <text:p text:style-name="P100"><text:span text:style-name="T235">Instalación</text:span><text:span text:style-name="T75"> de la aplicación</text:span></text:p>
      <text:p text:style-name="P100"><text:span text:style-name="T342">Para </text:span><text:span text:style-name="T242">ejecutar la aplicación coordinadora</text:span><text:span text:style-name="T342">, el programador debe instalar la gema liri ejecutando el siguiente comando:</text:span></text:p>
      <text:p text:style-name="P182"><text:span text:style-name="T387">liri@liri-virtualbox</text:span><text:span text:style-name="T341">:</text:span><text:span text:style-name="T392">~</text:span><text:span text:style-name="T341">$ </text:span><text:span text:style-name="T44">gem install liri</text:span></text:p>
      <text:p text:style-name="P134">Ejecución de la aplicación</text:p>
      <text:p text:style-name="P156"><text:span text:style-name="T244">A modo de ejemplo, usaremos la aplicación open source discourse para explicar todo el proceso. </text:span><text:span text:style-name="T245">El </text:span><text:span text:style-name="T243">programador debe ubicarse en la carpeta raíz de la aplicación </text:span><text:span text:style-name="T244">discourse y</text:span><text:span text:style-name="T243"> ejecutar el siguiente comando:</text:span></text:p>
      <text:p text:style-name="P101"><text:span text:style-name="T387">liri@liri-virtualbox</text:span><text:span text:style-name="T341">:</text:span><text:span text:style-name="T392">~</text:span><text:span text:style-name="T396">discourse</text:span><text:span text:style-name="T341">$ </text:span><text:span text:style-name="T45">liri m</text:span></text:p>
      <text:p text:style-name="P154"><text:span text:style-name="T411">El programa pide el ingreso de la contraseña de usuario del sistema operativo. Esta contraseña será utilizada por la aplicación agente para obtener el código fuente de la aplicación </text:span><text:span text:style-name="T258">discourse</text:span><text:span text:style-name="T413">.</text:span></text:p>
      <text:p text:style-name="P139"><text:span text:style-name="T412">En la siguiente imagen se muestra un ejemplo de ejecución </text:span>de la<text:span text:style-name="T412"> Aplicación C</text:span>oordinadora:</text:p>
      <text:p text:style-name="P152"><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53">En la primera ejecución del programa, se crea una carpeta llamada liri, en donde se guarda cualquier archivo relativo a la ejecución de la aplicación coordinadora. Esta carpeta tiene la siguiente estructura:</text:p>
      <text:p text:style-name="P181"><text:span text:style-name="Source_20_Text"><text:span text:style-name="T382">liri</text:span></text:span><text:span text:style-name="Source_20_Text"><text:span text:style-name="T380">/</text:span></text:span></text:p>
      <text:p text:style-name="P181"><text:span text:style-name="Source_20_Text"><text:span text:style-name="T380">├── </text:span></text:span><text:span text:style-name="Source_20_Text"><text:span text:style-name="T382">logs</text:span></text:span><text:span text:style-name="Source_20_Text"><text:span text:style-name="T380">/</text:span></text:span></text:p>
      <text:p text:style-name="P181"><text:span text:style-name="Source_20_Text"><text:span text:style-name="T380">│ <text:s text:c="2"/>└── </text:span></text:span><text:span text:style-name="Source_20_Text"><text:span text:style-name="T382">liri-manager.log</text:span></text:span></text:p>
      <text:p text:style-name="P181"><text:span text:style-name="Source_20_Text"><text:span text:style-name="T380">├── </text:span></text:span><text:span text:style-name="Source_20_Text"><text:span text:style-name="T382">manager</text:span></text:span><text:span text:style-name="Source_20_Text"><text:span text:style-name="T380">/</text:span></text:span></text:p>
      <text:p text:style-name="P181"><text:span text:style-name="Source_20_Text"><text:span text:style-name="T380">│ <text:s text:c="2"/>└── </text:span></text:span><text:span text:style-name="Source_20_Text"><text:span text:style-name="T382">discourse</text:span></text:span><text:span text:style-name="Source_20_Text"><text:span text:style-name="T380">.</text:span></text:span><text:span text:style-name="Source_20_Text"><text:span text:style-name="T381">zip</text:span></text:span></text:p>
      <text:p text:style-name="P181"><text:span text:style-name="Source_20_Text"><text:span text:style-name="T380">├── </text:span></text:span><text:span text:style-name="Source_20_Text"><text:span text:style-name="T382">liri-config.yml</text:span></text:span></text:p>
      <text:p text:style-name="P181"><text:span text:style-name="Source_20_Text"><text:span text:style-name="T381">└── </text:span></text:span><text:span text:style-name="Source_20_Text"><text:span text:style-name="T382">liri-credentials.yml</text:span></text:span></text:p>
      <text:p text:style-name="_34_._20_Contenido_20_despues_20_de_20_tabla"><text:span text:style-name="Source_20_Text"/></text:p>
      <text:p text:style-name="_34_._20_Contenido_20_"><text:span text:style-name="Source_20_Text"><text:span text:style-name="T198">La explicación de la estructura es la siguiente:</text:span></text:span></text:p>
      <text:list xml:id="list104530581712148" text:continue-list="list104531727142903" text:style-name="Viñeta">
        <text:list-item>
          <text:p text:style-name="P292"><text:span text:style-name="Source_20_Text"><text:span text:style-name="T198">En la carpeta logs, se guardan los logs de ejecución de la </text:span></text:span><text:span text:style-name="Source_20_Text"><text:span text:style-name="T267">A</text:span></text:span><text:span text:style-name="Source_20_Text"><text:span text:style-name="T198">plicación </text:span></text:span><text:span text:style-name="Source_20_Text"><text:span text:style-name="T267">C</text:span></text:span><text:span text:style-name="Source_20_Text"><text:span text:style-name="T198">oordinadora. Estos logs se registran usando la librería logger de Ruby.</text:span></text:span></text:p>
        </text:list-item>
        <text:list-item>
          <text:p text:style-name="P292"><text:span text:style-name="Source_20_Text"><text:span text:style-name="T198">En la carpeta manager se guarda el código fuente </text:span></text:span><text:span text:style-name="Source_20_Text"><text:span text:style-name="T263">comprimido</text:span></text:span><text:span text:style-name="Source_20_Text"><text:span text:style-name="T198"> de la aplicación </text:span></text:span><text:span text:style-name="Source_20_Text"><text:span text:style-name="T262">discourse</text:span></text:span><text:span text:style-name="Source_20_Text"><text:span text:style-name="T198">. </text:span></text:span><text:span text:style-name="Source_20_Text"><text:span text:style-name="T261">La compresión del código se realiza usando la gema rubyzip.</text:span></text:span></text:p>
        </text:list-item>
        <text:list-item>
          <text:p text:style-name="P303"><text:span text:style-name="Source_20_Text"><text:span text:style-name="T198">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67">A</text:span></text:span><text:span text:style-name="Source_20_Text"><text:span text:style-name="T198">plicación </text:span></text:span><text:span text:style-name="Source_20_Text"><text:span text:style-name="T267">C</text:span></text:span><text:span text:style-name="Source_20_Text"><text:span text:style-name="T260">oordinadora</text:span></text:span><text:span text:style-name="Source_20_Text"><text:span text:style-name="T198">.</text:span></text:span></text:p>
        </text:list-item>
        <text:list-item>
          <text:p text:style-name="P303"><text:span text:style-name="Source_20_Text"><text:span text:style-name="T259">En el archivo liri-credentials.yml se guarda la contraseña que se pide al inicio de la ejecución de la </text:span></text:span><text:span text:style-name="Source_20_Text"><text:span text:style-name="T267">A</text:span></text:span><text:span text:style-name="Source_20_Text"><text:span text:style-name="T259">plicación </text:span></text:span><text:span text:style-name="Source_20_Text"><text:span text:style-name="T267">C</text:span></text:span><text:span text:style-name="Source_20_Text"><text:span text:style-name="T259">oordinadora, de este modo, la contraseña </text:span></text:span><text:span text:style-name="Source_20_Text"><text:span text:style-name="T261">solo se pide la primera vez.</text:span></text:span></text:p>
        </text:list-item>
      </text:list>
      <text:p text:style-name="P138"><text:span text:style-name="T409">C</text:span>ontacto con los agentes</text:p>
      <text:p text:style-name="P155"><text:soft-page-break/><text:span text:style-name="Source_20_Text"><text:span text:style-name="T247">Después de pedir la contraseña, </text:span></text:span><text:span text:style-name="Source_20_Text"><text:span text:style-name="T248">crear la estructura de la carpeta liri</text:span></text:span><text:span text:style-name="Source_20_Text"><text:span text:style-name="T247"> y comprimir el código fuente, </text:span></text:span><text:span text:style-name="Source_20_Text"><text:span text:style-name="T248">el siguiente paso es conectarse con los </text:span></text:span><text:span text:style-name="Source_20_Text"><text:span text:style-name="T255">Asistentes</text:span></text:span><text:span text:style-name="Source_20_Text"><text:span text:style-name="T248">.</text:span></text:span></text:p>
      <text:p text:style-name="P161"><text:span text:style-name="Source_20_Text"><text:span text:style-name="T248">Para conectarse con los </text:span></text:span><text:span text:style-name="Source_20_Text"><text:span text:style-name="T255">Asistentes</text:span></text:span><text:span text:style-name="Source_20_Text"><text:span text:style-name="T248">, la </text:span></text:span><text:span text:style-name="Source_20_Text"><text:span text:style-name="T255">A</text:span></text:span><text:span text:style-name="Source_20_Text"><text:span text:style-name="T248">plicación </text:span></text:span><text:span text:style-name="Source_20_Text"><text:span text:style-name="T255">C</text:span></text:span><text:span text:style-name="Source_20_Text"><text:span text:style-name="T248">oordinadora </text:span></text:span><text:span text:style-name="Source_20_Text"><text:span text:style-name="T250">inicia un socket UDP.</text:span></text:span><text:span text:style-name="Source_20_Text"><text:span text:style-name="T248"> </text:span></text:span><text:span text:style-name="Source_20_Text"><text:span text:style-name="T250">Este socket es un cliente</text:span></text:span><text:span text:style-name="Source_20_Text"><text:span text:style-name="T248"> UDP que emite constantemente una petición broadcast a toda red a la cual está conectada la computadora del desarrollador. Este socket se ejecuta en bucle dentro de un hilo, de este modo la </text:span></text:span><text:span text:style-name="Source_20_Text"><text:span text:style-name="T255">A</text:span></text:span><text:span text:style-name="Source_20_Text"><text:span text:style-name="T248">plicación </text:span></text:span><text:span text:style-name="Source_20_Text"><text:span text:style-name="T255">C</text:span></text:span><text:span text:style-name="Source_20_Text"><text:span text:style-name="T248">oordinadora puede conectarse con más de un agente </text:span></text:span><text:span text:style-name="Source_20_Text"><text:span text:style-name="T249">y seguir buscando más agentes mientras realiza la ejecución de pruebas</text:span></text:span><text:span text:style-name="Source_20_Text"><text:span text:style-name="T248">.</text:span></text:span></text:p>
      <text:p text:style-name="P157"><text:span text:style-name="Source_20_Text"><text:span text:style-name="T249">La petición broadcast envía el usuario y la contraseña de la computadora junto con la dirección en donde está ubicado el código fuente comprimido de la aplicación discourse.</text:span></text:span></text:p>
      <text:p text:style-name="P138">Ejecución de las pruebas</text:p>
      <text:p text:style-name="P158"><text:span text:style-name="Source_20_Text"><text:span text:style-name="T250">Aparte del socket UDP, la </text:span></text:span><text:span text:style-name="Source_20_Text"><text:span text:style-name="T255">A</text:span></text:span><text:span text:style-name="Source_20_Text"><text:span text:style-name="T250">plicación </text:span></text:span><text:span text:style-name="Source_20_Text"><text:span text:style-name="T255">C</text:span></text:span><text:span text:style-name="Source_20_Text"><text:span text:style-name="T250">oordinadora también inicia un </text:span></text:span><text:span text:style-name="Source_20_Text"><text:span text:style-name="T251">socket</text:span></text:span><text:span text:style-name="Source_20_Text"><text:span text:style-name="T250"> TCP </text:span></text:span><text:span text:style-name="Source_20_Text"><text:span text:style-name="T251">de tipo servidor. Este servidor TCP permanece en espera hasta que </text:span></text:span><text:span text:style-name="Source_20_Text"><text:span text:style-name="T253">algún agente</text:span></text:span><text:span text:style-name="Source_20_Text"><text:span text:style-name="T251"> responda después de haber recibido la petición UDP. </text:span></text:span></text:p>
      <text:p text:style-name="P166"><text:span text:style-name="Source_20_Text"><text:span text:style-name="T253">El </text:span></text:span><text:span text:style-name="Source_20_Text"><text:span text:style-name="T255">Asistente</text:span></text:span><text:span text:style-name="Source_20_Text"><text:span text:style-name="T253"> responde iniciando un cliente TCP que se conecta al servidor TCP de </text:span></text:span><text:span text:style-name="Source_20_Text"><text:span text:style-name="T255">la Aplicación Coordinadora</text:span></text:span><text:span text:style-name="Source_20_Text"><text:span text:style-name="T253">. Una vez iniciada la conexión entre </text:span></text:span><text:span text:style-name="Source_20_Text"><text:span text:style-name="T256">la</text:span></text:span><text:span text:style-name="Source_20_Text"><text:span text:style-name="T253"> </text:span></text:span><text:span text:style-name="Source_20_Text"><text:span text:style-name="T255">Aplicación Coordinadora</text:span></text:span><text:span text:style-name="Source_20_Text"><text:span text:style-name="T253"> y </text:span></text:span><text:span text:style-name="Source_20_Text"><text:span text:style-name="T256">la</text:span></text:span><text:span text:style-name="Source_20_Text"><text:span text:style-name="T253"> </text:span></text:span><text:span text:style-name="Source_20_Text"><text:span text:style-name="T255">Aplicación </text:span></text:span><text:span text:style-name="Source_20_Text"><text:span text:style-name="T256">Asistente</text:span></text:span><text:span text:style-name="Source_20_Text"><text:span text:style-name="T253"> a través de TCP, se inicia el proceso de ejecución de las pruebas.</text:span></text:span></text:p>
      <text:p text:style-name="P159"><text:span text:style-name="Source_20_Text"><text:span text:style-name="T254">La </text:span></text:span><text:span text:style-name="Source_20_Text"><text:span text:style-name="T256">A</text:span></text:span><text:span text:style-name="Source_20_Text"><text:span text:style-name="T254">plicación </text:span></text:span><text:span text:style-name="Source_20_Text"><text:span text:style-name="T256">C</text:span></text:span><text:span text:style-name="Source_20_Text"><text:span text:style-name="T254">oordinadora inicia un hilo por cada </text:span></text:span><text:span text:style-name="Source_20_Text"><text:span text:style-name="T256">Aplicación Asistente</text:span></text:span><text:span text:style-name="Source_20_Text"><text:span text:style-name="T254"> que se conecta al servidor TCP.</text:span></text:span></text:p>
      <text:p text:style-name="P158"><text:span text:style-name="Source_20_Text"><text:span text:style-name="T253">Agregar FIGURA</text:span></text:span></text:p>
      <text:list xml:id="list104530170578133" text:continue-list="list104531511058477" text:style-name="Numeración">
        <text:list-item>
          <text:list>
            <text:list-item>
              <text:list>
                <text:list-item>
                  <text:h text:style-name="P265" text:outline-level="3"><text:bookmark-start text:name="__RefHeading___Toc76132_289827044"/>Aplicación A<text:span text:style-name="T427">sistente</text:span><text:bookmark-end text:name="__RefHeading___Toc76132_289827044"/></text:h>
                </text:list-item>
              </text:list>
            </text:list-item>
          </text:list>
        </text:list-item>
      </text:list>
      <text:p text:style-name="_34_._20_Contenido_20_"><text:span text:style-name="Source_20_Text"><text:span text:style-name="T198">E</text:span></text:span><text:span text:style-name="Source_20_Text"><text:span text:style-name="T264">xplicar el servidor udp, el cliente tcp y la obtención del codigo fuente comprimido.</text:span></text:span></text:p>
      <text:list xml:id="list104531869113732" text:continue-numbering="true" text:style-name="Numeración">
        <text:list-item>
          <text:list>
            <text:list-item>
              <text:list>
                <text:list-item>
                  <text:h text:style-name="P267" text:outline-level="3"><text:bookmark-start text:name="__RefHeading___Toc76134_289827044"/>Conexión <text:span text:style-name="T427">Aplicación </text:span>Coordinador<text:span text:style-name="T427">a</text:span> – <text:span text:style-name="T407">Aplicación Asistente</text:span><text:bookmark-end text:name="__RefHeading___Toc76134_289827044"/></text:h>
                </text:list-item>
              </text:list>
            </text:list-item>
          </text:list>
        </text:list-item>
      </text:list>
      <text:p text:style-name="P166"><text:span text:style-name="Source_20_Text"><text:span text:style-name="T253">El</text:span></text:span><text:span text:style-name="Source_20_Text"><text:span text:style-name="T251"> proceso es el siguiente: el cliente UDP se conecta con un servidor UDP que se encuentra ejecutándose en </text:span></text:span><text:span text:style-name="Source_20_Text"><text:span text:style-name="T256">la Aplicación Asistente</text:span></text:span><text:span text:style-name="Source_20_Text"><text:span text:style-name="T251">, cuando </text:span></text:span><text:span text:style-name="Source_20_Text"><text:span text:style-name="T256">la Aplicación Asistente</text:span></text:span><text:span text:style-name="Source_20_Text"><text:span text:style-name="T251"> recibe la petición UDP procede a iniciar un cliente TCP que se </text:span></text:span><text:span text:style-name="Source_20_Text"><text:span text:style-name="T252">conecta</text:span></text:span><text:span text:style-name="Source_20_Text"><text:span text:style-name="T251"> con el servidor TCP de </text:span></text:span><text:span text:style-name="Source_20_Text"><text:span text:style-name="T256">la Aplicación </text:span></text:span><text:soft-page-break/><text:span text:style-name="Source_20_Text"><text:span text:style-name="T256">Coordinadora</text:span></text:span><text:span text:style-name="Source_20_Text"><text:span text:style-name="T251">, es a través de esta conexión TCP entre </text:span></text:span><text:span text:style-name="Source_20_Text"><text:span text:style-name="T256">la Aplicación Coordinadora</text:span></text:span><text:span text:style-name="Source_20_Text"><text:span text:style-name="T251"> y la Aplicación Asistente, que se intercambian las pruebas unitarias y los resultados de la ejecución de estas pruebas. </text:span></text:span><text:span text:style-name="Source_20_Text"><text:span text:style-name="T252">Ver Figura XX. </text:span></text:span></text:p>
      <text:list xml:id="list104530818205961" text:continue-numbering="true" text:style-name="Numeración">
        <text:list-item>
          <text:list>
            <text:list-item>
              <text:list>
                <text:list-header>
                  <text:p text:style-name="P323"><text:span text:style-name="Source_20_Text"><text:span text:style-name="T246">Agregar</text:span></text:span><text:span text:style-name="Source_20_Text"><text:span text:style-name="T252"> FIGURA</text:span></text:span></text:p>
                </text:list-header>
              </text:list>
            </text:list-item>
          </text:list>
        </text:list-item>
      </text:list>
      <text:p text:style-name="P110"/>
      <text:p text:style-name="P110"/>
      <text:list xml:id="list104531583798669" text:continue-numbering="true" text:style-name="Numeración">
        <text:list-item>
          <text:h text:style-name="P233" text:outline-level="1"><text:bookmark-start text:name="__RefHeading___Toc386_1321737621"/>Conclusi<text:span text:style-name="T16">ón</text:span><text:bookmark-end text:name="__RefHeading___Toc386_1321737621"/></text:h>
        </text:list-item>
      </text:list>
      <text:p text:style-name="P16">Con el uso del sistema y su arquitectura distribuida con computadoras interconectadas entre sí mediante red local utilizando por lo menos dos computadoras, fue posible reducir el tiempo de ejecución y obtención de resultados de las pruebas unitarias.</text:p>
      <text:list xml:id="list104531814764044" text:continue-numbering="true" text:style-name="Numeración">
        <text:list-header>
          <text:p text:style-name="P222"><text:bookmark-start text:name="__RefHeading___Toc386_1321737622"/>Referencia Bibliográfica<text:bookmark-end text:name="__RefHeading___Toc386_1321737622"/></text:p>
        </text:list-header>
      </text:list>
      <text:p text:style-name="P180"><text:s/></text:p>
      <text:section text:style-name="Sect1" text:name="ADDIN Mendeley Bibliography CSL_BIBLIOGRAPHY  RNDXQ6PtraIM8">
        <text:p text:style-name="P141">Alvarez, G. V. (2003). <text:span text:style-name="T188">SEGURIDAD EN REDES IP</text:span> (Universitat Autònoma de Barcelona). Universitat Autònoma de Barcelona. Recuperado de https://www.cs.upc.edu/~gabriel/</text:p>
        <text:p text:style-name="P141">Athanasiou, D., Nugroho, A., Visser, J., &amp; Zaidman, A. (2014). Test Code Quality and Its Relation to Issue Handling Performance. <text:span text:style-name="T188">IEEE Transactions on Software Engineering</text:span>, <text:span text:style-name="T188">40</text:span>(11), 1100–1125. https://doi.org/10.1109/TSE.2014.2342227</text:p>
        <text:p text:style-name="P141">Bertolino, A. (2001). CHAPTER 5 SOFTWARE TESTING. En A. Abran &amp; J. W. Moore (Eds.), <text:span text:style-name="T188">Guide to the Software Engineering Body of Knoledge SWEBOK</text:span> (pp. 69–86). Los Alamitos, California: IEEE Computer Society.</text:p>
        <text:p text:style-name="P141">Blondeau, V., Etien, A., Anquetil, N., Cresson, S., Croisy, P., Stéphane, D., &amp; Ducasse, S. (2017). What are the Testing Habits of Developers? A Case Study in a Large IT Company. <text:span text:style-name="T188">2017 IEEE International Conference on Software Maintenance and Evolution (ICSME)</text:span>, 58–68. Shanghai, China: IEEE. https://doi.org/10.1109/ICSME.2017.68</text:p>
        <text:p text:style-name="P141">Bundler: How to create a Ruby gem with Bundler. (2022). Recuperado el 4 de abril de 2022, de https://bundler.io/v2.0/guides/creating_gem.html</text:p>
        <text:p text:style-name="P141">Cataldi, Z., Lage, F., Pessacq, R., &amp; García Martínez, R. (1999). Ingenieria de software educativo. En D. de P. de la F. de I. UBA (Ed.), <text:span text:style-name="T188">V Congreso Internacional de Ingeniería Informática</text:span> (pp. 185–199). Recuperado de http://laboratorios.fi.uba.ar/lsi/c-icie99-ingenieriasoftwareeducativo.pdf</text:p>
        <text:p text:style-name="P141">Chowdhury, A. E., Bhowmik, A., Hasan, H., &amp; Rahim, M. S. (2017). Analysis of the Veracities of Industry Used Software Development Life Cycle Methodologies. <text:span text:style-name="T188">AJSE</text:span>, <text:span text:style-name="T188">16</text:span>(2), 75–82. https://doi.org/10.53799/ajse.v16i2.71</text:p>
        <text:p text:style-name="P141">Cicnavi. (2011). THE DIFFERENCE BETWEEN UNICAST, MULTICAST AND BROADCAST MESSAGES. Recuperado el 28 de marzo de 2022, de Utilize Windows: Information Technology Info website: http://www.utilizewindows.com/the-difference-between-unicast-multicast-and-broadcast-messages/</text:p>
        <text:p text:style-name="P141">Cisco. (2022). Introducción a redes: Direcciones de red IPv4. Recuperado el 23 de marzo de 2022, de Cisco Networking Academy website: http://itroque.edu.mx/cisco/cisco1/course/module8/#8.1.3.4</text:p>
        <text:p text:style-name="P141">Commander. (2022). Recuperado el 7 de abril de 2022, de https://github.com/commander-rb/commander</text:p>
        <text:p text:style-name="P141">Cortés, A. C. (2008). Capítulo 7: Capa de transporte Introducción. Recuperado el 27 de marzo de 2022, de Escuela de Ingeniería Electrónica website: http://www.ie.tec.ac.cr/acotoc/CISCO/R&amp;S CCNA1/R&amp;S_CCNA1_ITN_Chapter7_Capa de transporte.pdf</text:p>
        <text:p text:style-name="P141"><text:soft-page-break/>Davis Ryan. (2022). minitest-5.15.0 Documentación. Recuperado el 17 de marzo de 2022, de https://docs.seattlerb.org/minitest/</text:p>
        <text:p text:style-name="P141">Fitzgerald, B., &amp; Stol, K. J. (2017). Continuous software engineering: A roadmap and agenda. <text:span text:style-name="T188">Journal of Systems and Software</text:span>, <text:span text:style-name="T188">123</text:span>, 176–189. https://doi.org/10.1016/j.jss.2015.06.063</text:p>
        <text:p text:style-name="P141">Fúquene Ardila, H. J. (2011). Implementación cliente servidor mediante sockets. <text:span text:style-name="T188">Revista Vínculos</text:span>, <text:span text:style-name="T188">8</text:span>(2), 48–59. https://doi.org/10.14483/2322939X.4197</text:p>
        <text:p text:style-name="P141">Ganesan, D., Lindvall, M., McComas, D., Bartholomew, M., Slegel, S., Medina, B., … Montgomery, L. P. (2013). An analysis of unit tests of a flight software product line. <text:span text:style-name="T188">Science of Computer Programming</text:span>, <text:span text:style-name="T188">78</text:span>(12), 2360–2380. https://doi.org/10.1016/j.scico.2012.02.006</text:p>
        <text:p text:style-name="P141">Gómez, D., Jústiz, D., &amp; Delgado, M. (2013). Unit Tests of Software in a University Environment. <text:span text:style-name="T188">Computacion y Sistemas</text:span>, <text:span text:style-name="T188">17</text:span>(1), 69–77. Recuperado de http://www.scielo.org.mx/scielo.php?script=sci_arttext&amp;pid=S1405-55462013000100008&amp;lng=es&amp;tlng=en</text:p>
        <text:p text:style-name="P141">Grice, S. (2018, abril 2). Making a Command-line Ruby Gem — Write, Build, and Push. Recuperado el 5 de abril de 2022, de Medium website: https://stephenagrice.medium.com/making-a-command-line-ruby-gem-write-build-and-push-aec24c6c49eb</text:p>
        <text:p text:style-name="P141">Guides - RubyGems Guides. (2022). Recuperado el 4 de abril de 2022, de https://guides.rubygems.org/</text:p>
        <text:p text:style-name="P141">Highline. (2022). Recuperado el 7 de abril de 2022, de https://github.com/JEG2/highline</text:p>
        <text:p text:style-name="P141">Hourquebie, L. (2018). Testing en Ruby: Minitest vs RSpec. Recuperado el 17 de marzo de 2022, de Unagi website: https://medium.com/unagi/testing-en-ruby-minitest-vs-rspec-683a3d5fab98</text:p>
        <text:p text:style-name="P141">IEEE Standard Glossary of Software Engineering Terminology. (1990). <text:span text:style-name="T188">IEEE Std 610.12-1990</text:span>, 1–84. https://doi.org/10.1109/IEEESTD.1990.101064</text:p>
        <text:p text:style-name="P141">IETF. (1981). <text:span text:style-name="T188">Transmission Control Protocol DARPA Internet Program Protocol Specification</text:span>. Recuperado de https://www.rfc-editor.org/rfc/pdfrfc/rfc793.txt.pdf</text:p>
        <text:p text:style-name="P141">Kaur, S., Singh, K., &amp; Singh, Y. (2016). A Comparative Analysis of Unicast, Multicast, Broadcast and Anycast Addressing Schemes Routing in MANETs. <text:span text:style-name="T188">International Journal of Computer Applications</text:span>, <text:span text:style-name="T188">133</text:span>(9), 16–22. https://doi.org/10.5120/ijca2016908001</text:p>
        <text:p text:style-name="P141"><text:soft-page-break/>Leppänen, M., Mäkinen, S., Pagels, M., Eloranta, V. P., Itkonen, J., Mäntylä, M. V., &amp; Männistö, T. (2015). The highways and country roads to continuous deployment. <text:span text:style-name="T188">IEEE Software</text:span>, <text:span text:style-name="T188">32</text:span>(2), 64–72. https://doi.org/10.1109/MS.2015.50</text:p>
        <text:p text:style-name="P141">Mera Paz, J. A. (2016). Análisis del proceso de pruebas de calidad de software. <text:span text:style-name="T188">Ingeniería Solidaria</text:span>, <text:span text:style-name="T188">12</text:span>(20), 163–176. https://doi.org/10.16925/in.v12i20.1482</text:p>
        <text:p text:style-name="P141">Myers, G. J., Badgett, T., Thomas, T. M., &amp; Sandler, C. (2004). <text:span text:style-name="T188">The Art of Software Testing</text:span> (2<text:span text:style-name="T306">a</text:span> ed.). New Jersey: John Wiley &amp; Sons.</text:p>
        <text:p text:style-name="P141">Net-scp. (2022). Recuperado el 7 de abril de 2022, de https://github.com/net-ssh/net-scp</text:p>
        <text:p text:style-name="P141">Olan, M. (2003). Unit testing: test early, test often. <text:span text:style-name="T188">Journal of Computer Science in College</text:span>, <text:span text:style-name="T188">19</text:span>(2), 319–328. https://doi.org/10.5555/948785.948830</text:p>
        <text:p text:style-name="P141">Oracle. (2010). Introducción al conjunto de protocolos TCP/IP (Guía de administración del sistema: servicios IP). Recuperado el 12 de marzo de 2022, de Oracle website: https://docs.oracle.com/cd/E19957-01/820-2981/6nei0r0r9/index.html</text:p>
        <text:p text:style-name="P141">Osherove, R. (2014). <text:span text:style-name="T188">The Art of Unit Testing</text:span> (2<text:span text:style-name="T306">a</text:span> ed.). Shelter Island, NY 11964: Manning Publications Co.</text:p>
        <text:p text:style-name="P141">Pauta Ayabaca, L., &amp; Moscoso Bernal, S. (2017). Verificación y Validación de Software. <text:span text:style-name="T188">Killkana Técnica</text:span>, <text:span text:style-name="T188">1</text:span>(3), 25–32. https://doi.org/10.26871/killkana_tecnica.v1i3.112</text:p>
        <text:p text:style-name="P141">Pineda, D., &amp; Méndez, D. (2018). Socket , Sistema Elemental para la Comunicación Interprocesos. Recuperado el 28 de marzo de 2022, de https://www.researchgate.net/publication/333731438_Socket_Sistema_Elemental_para_la_Comunicacion_Interprocesos</text:p>
        <text:p text:style-name="P141">Pressman, R. S. (2002). <text:span text:style-name="T188">Ingeniería del Software Un enfoque práctico</text:span> (5<text:span text:style-name="T306">a</text:span> ed.; McGraw-Hill/Interamericana de España, Ed.). Madrid, España.</text:p>
        <text:p text:style-name="P141">Pressman, R. S. (2010). <text:span text:style-name="T188">Ingeniería del software Un enfoque práctico</text:span> (7<text:span text:style-name="T306">a</text:span> ed.; McGraw-Hill Interamericana, Ed.). México, D. F.</text:p>
        <text:p text:style-name="P141">Rake. (2022). Recuperado el 7 de abril de 2022, de https://github.com/ruby/rake</text:p>
        <text:p text:style-name="P141">RSpec. (2022). Recuperado el 12 de marzo de 2022, de https://relishapp.com/rspec/</text:p>
        <text:p text:style-name="P141">Rubocop. (2022). Recuperado el 7 de abril de 2022, de https://github.com/rubocop/rubocop</text:p>
        <text:p text:style-name="P141">Ruby Version Management - The Ruby Toolbox. (2022). Recuperado el 4 de abril de 2022, de https://www.ruby-toolbox.com/categories/ruby_version_management</text:p>
        <text:p text:style-name="P141"><text:soft-page-break/>RubyGems.org | your community gem host. (2022). Recuperado el 4 de abril de 2022, de https://rubygems.org/</text:p>
        <text:p text:style-name="P141">RubyGems Basics - RubyGems Guides. (2022). Recuperado el 4 de abril de 2022, de https://guides.rubygems.org/rubygems-basics/</text:p>
        <text:p text:style-name="P141">Rubyzip. (2022). Recuperado el 7 de abril de 2022, de https://github.com/rubyzip/rubyzip</text:p>
        <text:p text:style-name="P141">Ruparelia, N. B. (2010). Software Development Lifecycle Models. <text:span text:style-name="T188">SIGSOFT Softw. Eng. Notes</text:span>, <text:span text:style-name="T188">35</text:span>(3), 8–13. https://doi.org/10.1145/1764810.1764814</text:p>
        <text:p text:style-name="P141">RVM: Ruby Version Manager - Documentation. (2022). Recuperado el 4 de abril de 2022, de https://rvm.io/</text:p>
        <text:p text:style-name="P141">RVM: Ruby Version Manager - Gemset Basics. (2022). Recuperado el 7 de abril de 2022, de https://rvm.io/gemsets/basics</text:p>
        <text:p text:style-name="P141">RVM: Ruby Version Manager - Installing RVM. (2022). Recuperado el 5 de abril de 2022, de https://rvm.io/rvm/install</text:p>
        <text:p text:style-name="P141">Schwaber, K., &amp; Sutherland, J. (2013a). La Guía de Scrum La Guía Definitiva de Scrum: Las Reglas del Juego. <text:span text:style-name="T188">Scrum.org</text:span>, 21. Recuperado de http://www.scrumguides.org/docs/scrumguide/v1/scrum-guide-es.pdf</text:p>
        <text:p text:style-name="P141">Schwaber, K., &amp; Sutherland, J. (2013b). The Scrum Guide<text:span text:style-name="T306">TM</text:span>. The Definitive Guide to Scrum: The Rules of the Game. <text:span text:style-name="T188">Scrum.org</text:span>, 19. Recuperado de http://www.scrumguides.org/docs/scrumguide/v2017/2017-Scrum-Guide-US.pdf</text:p>
        <text:p text:style-name="P141">Schwaber, K., &amp; Sutherland, J. (2020). <text:span text:style-name="T188">La Guía Scrum. La Guía Definitiva de Scrum: Las Reglas del Juego</text:span>. 17. Recuperado de https://scrumguides.org/docs/scrumguide/v2020/2020-Scrum-Guide-Spanish-European.pdf</text:p>
        <text:p text:style-name="P141">Schwaber, K., Sutherland, J., Scrum, L. G. De, Guía, L., Scrum, D. De, &amp; Reglas, L. (2020). <text:span text:style-name="T188">2020-Scrum-Guide-Spanish-Latin-South-American</text:span>.</text:p>
        <text:p text:style-name="P141">Shahin, M., Ali Babar, M., &amp; Zhu, L. (2017). Continuous Integration, Delivery and Deployment: A Systematic Review on Approaches, Tools, Challenges and Practices. <text:span text:style-name="T188">IEEE Access</text:span>, <text:span text:style-name="T188">5</text:span>, 3909–3943. https://doi.org/10.1109/ACCESS.2017.2685629</text:p>
        <text:p text:style-name="P141">Tavarez, J. A. (2014). El software y su importancia. Recuperado el 12 de abril de 2022, de El día cada día mejor website: https://eldia.com.do/el-software-y-su-importancia/</text:p>
        <text:p text:style-name="P141">tutorialspoint.com. (2011). <text:span text:style-name="T188">Software Testing Tutorial</text:span>.</text:p>
        <text:p text:style-name="P141"><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141">What is a gem? - RubyGems Guides. (2022). Recuperado el 4 de abril de 2022, de https://guides.rubygems.org/what-is-a-gem/</text:p>
        <text:p text:style-name="P142">Yard. (2022). Recuperado el 7 de abril de 2022, de https://github.com/lsegal/yard</text:p>
      </text:section>
      <text:p text:style-name="P180"><text:s/></text:p>
      <text:list xml:id="list104531841223944" text:continue-numbering="true" text:style-name="Numeración">
        <text:list-header>
          <text:p text:style-name="P223"><text:bookmark-start text:name="__RefHeading___Toc386_13217376221"/>Anexo<text:bookmark-end text:name="__RefHeading___Toc386_13217376221"/></text:p>
          <text:list>
            <text:list-header>
              <text:p text:style-name="P225"><text:bookmark-start text:name="__RefHeading___Toc15726_2944576876"/>Anexo <text:span text:style-name="T384">A <text:s/>- Instalación de RVM, Ruby y Bundler</text:span><text:bookmark-end text:name="__RefHeading___Toc15726_2944576876"/></text:p>
            </text:list-header>
          </text:list>
        </text:list-header>
      </text:list>
      <text:p text:style-name="P174"><text:span text:style-name="T2">A conti</text:span><text:span text:style-name="T3">nu</text:span><text:span text:style-name="T385">ación se muestran los comandos a ser ejecutados en una línea de comandos, para instalar RVM y Ruby en la distribución Linux denominada Manjaro. <text:s/>Las instrucciones están basadas según lo </text:span><text:span text:style-name="T217">indicad</text:span><text:span text:style-name="T218">o</text:span><text:span text:style-name="T217"> en</text:span><text:span text:style-name="T1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text:span></text:p>
      <text:p text:style-name="P132">Instalar claves gpg2</text:p>
      <text:p text:style-name="_34_._20_Contenido_20_Codigo"><text:span text:style-name="T386">liri@liri-virtualbox</text:span>:<text:span text:style-name="T390">~</text:span>$ gpg2 --recv-keys 409B6B1796C275462A1703113804BB82D39DC0E3 7D2BAF1CF37B13E2069D6956105BD0E739499BDB<text:span text:style-name="T35"> </text:span></text:p>
      <text:p text:style-name="P135"><text:span text:style-name="T74">Instalar </text:span><text:span text:style-name="T231">RVM</text:span></text:p>
      <text:p text:style-name="P183"><text:span text:style-name="T61">liri@liri-virtualbox</text:span><text:span text:style-name="T35">:</text:span><text:span text:style-name="T64">~</text:span><text:span text:style-name="T35">$ </text:span><text:span text:style-name="T36">sudo pacman -S </text:span><text:span text:style-name="T37">curl</text:span></text:p>
      <text:p text:style-name="_34_._20_Contenido_20_Codigo"><text:span text:style-name="T386">liri@liri-virtualbox</text:span>:<text:span text:style-name="T390">~</text:span>$ \curl -sSL https://get.rvm.io | bash -s stable<text:span text:style-name="T35"> </text:span></text:p>
      <text:p text:style-name="P187"><text:span text:style-name="T61">liri@liri-virtualbox</text:span><text:span text:style-name="T35">:</text:span><text:span text:style-name="T64">~</text:span><text:span text:style-name="T35">$ </text:span><text:span text:style-name="T41">source </text:span><text:span text:style-name="T35">$HOME/.rvm/scripts/rvm</text:span></text:p>
      <text:p text:style-name="P136"><text:span text:style-name="T74">Instalar </text:span><text:span text:style-name="T232">Ruby</text:span></text:p>
      <text:p text:style-name="P183"><text:span text:style-name="T61">liri@liri-virtualbox</text:span><text:span text:style-name="T35">:</text:span><text:span text:style-name="T64">~</text:span><text:span text:style-name="T35">$ </text:span><text:span text:style-name="T39">rvm install 2.7.2</text:span></text:p>
      <text:p text:style-name="P184"><text:span text:style-name="T62">liri@liri-virtualbox</text:span><text:span text:style-name="T40">:</text:span><text:span text:style-name="T65">~</text:span><text:span text:style-name="T40">$ </text:span><text:span text:style-name="T39">rvm use 2.7.2</text:span></text:p>
      <text:p text:style-name="P133"><text:span text:style-name="T239">El comando </text:span><text:span text:style-name="T257">rvm use</text:span><text:span text:style-name="T239"> </text:span><text:span text:style-name="T238">sirve para establecer la versión de Ruby a utilizar.</text:span></text:p>
      <text:p text:style-name="P146"><text:span text:style-name="T233">C</text:span><text:span text:style-name="T234">rear un Gemset</text:span></text:p>
      <text:p text:style-name="P146"><text:span text:style-name="T240">RVM ofrece configuraciones de Ruby independientes y compartimentadas, esto se logra a través de los gemset, </text:span><text:span text:style-name="T24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10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241">⁠. Con los siguientes comandos procedemos a crear y utilizar un gemset para el proyecto liri:</text:span></text:p>
      <text:p text:style-name="P186"><text:span text:style-name="T62">liri@liri-virtualbox</text:span><text:span text:style-name="T40">:</text:span><text:span text:style-name="T65">~</text:span><text:span text:style-name="T40">$ </text:span><text:span text:style-name="T39">rvm </text:span><text:span text:style-name="T41">gemset create liri</text:span></text:p>
      <text:p text:style-name="P186"><text:span text:style-name="T62">liri@liri-virtualbox</text:span><text:span text:style-name="T40">:</text:span><text:span text:style-name="T65">~</text:span><text:span text:style-name="T40">$ </text:span><text:span text:style-name="T39">rvm </text:span><text:span text:style-name="T41">gemset use liri</text:span></text:p>
      <text:p text:style-name="P137"><text:span text:style-name="T397">V</text:span>erificar Bundler</text:p>
      <text:p text:style-name="P185"><text:span text:style-name="T61">liri@liri-virtualbox</text:span><text:span text:style-name="T35">:</text:span><text:span text:style-name="T64">~</text:span><text:span text:style-name="T35">$ </text:span><text:span text:style-name="T42">bundle -v</text:span></text:p>
      <text:p text:style-name="P144"><text:soft-page-break/>Al instalar Ruby ya se instala por defecto una versión de bundler. Al momento de la ejecución del comando indicado, el resultado es el siguiente: Bundler version 2.1.4</text:p>
      <text:p text:style-name="P226"><text:span text:style-name="T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7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6H28M42S</meta:editing-duration>
    <meta:editing-cycles>204</meta:editing-cycles>
    <dc:date>2022-04-12T10:42:18.441836443</dc:date>
    <dc:creator>Rodrigo Fernández</dc:creator>
    <meta:document-statistic meta:table-count="3" meta:image-count="3" meta:object-count="6" meta:page-count="70" meta:paragraph-count="745" meta:word-count="13512" meta:character-count="88322" meta:non-whitespace-character-count="75259"/>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